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008670" style:repeat-content="false"/>
      <style:paragraph-properties fo:text-align="start" fo:margin-left="0cm"/>
      <style:text-properties fo:color="#FFFFFF" fo:font-size="20pt" style:font-size-asian="20pt" style:font-size-complex="20pt"/>
    </style:style>
    <style:style style:name="ce3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 style:vertical-align="middle"/>
      <style:text-properties fo:color="#0000FF" fo:font-size="12pt" style:font-size-asian="12pt" style:font-size-complex="12pt" style:text-underline-style="solid" style:text-underline-type="single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start" fo:margin-left="0cm"/>
      <style:text-properties fo:color="#0000FF" fo:font-size="12pt" style:font-size-asian="12pt" style:font-size-complex="12pt" style:text-underline-style="solid" style:text-underline-type="single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start" fo:margin-left="0cm"/>
      <style:text-properties fo:color="#0000FF" fo:font-size="12pt" style:font-size-asian="12pt" style:font-size-complex="12pt" style:text-underline-style="solid" style:text-underline-type="single"/>
    </style:style>
    <style:style style:name="ce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008670"/>
      <style:text-properties fo:color="#FFFFFF" fo:font-size="20pt" style:font-size-asian="20pt" style:font-size-complex="20pt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#008670"/>
      <style:text-properties fo:color="#008D8E"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style:vertical-align="middle" fo:wrap-option="wrap"/>
      <style:text-properties fo:font-size="8pt" style:font-size-asian="8pt" style:font-size-complex="8pt"/>
    </style:style>
    <style:style style:name="ce14" style:family="table-cell" style:parent-style-name="Default" style:data-style-name="N0">
      <style:text-properties fo:font-size="11pt" style:font-size-asian="11pt" style:font-size-complex="11pt"/>
    </style:style>
    <style:style style:name="ce15" style:family="table-cell" style:parent-style-name="Default" style:data-style-name="N3"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3"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 fo:background-color="#008670"/>
      <style:text-properties fo:color="#008D8E" fo:font-size="16pt" style:font-size-asian="16pt" style:font-size-complex="16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middle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008670"/>
      <style:text-properties fo:color="#FFFFFF" fo:font-size="16pt" style:font-size-asian="16pt" style:font-size-complex="16pt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008670"/>
      <style:text-properties fo:color="#FFFFFF" fo:font-size="16pt" style:font-size-asian="16pt" style:font-size-complex="16pt"/>
    </style:style>
    <style:style style:name="ce27" style:family="table-cell" style:parent-style-name="Default" style:data-style-name="N0">
      <style:text-properties fo:font-size="16pt" style:font-size-asian="16pt" style:font-size-complex="16pt"/>
    </style:style>
    <style:style style:name="ce28" style:family="table-cell" style:parent-style-name="Default" style:data-style-name="N0">
      <style:table-cell-properties style:vertical-align="middle"/>
      <style:text-properties fo:font-size="16pt" style:font-size-asian="16pt" style:font-size-complex="16pt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30" style:family="table-cell" style:parent-style-name="Default" style:data-style-name="N0">
      <style:text-properties fo:font-size="12pt" style:font-size-asian="12pt" style:font-size-complex="12pt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008670"/>
      <style:text-properties fo:color="#FFFFFF" fo:font-size="20pt" style:font-size-asian="20pt" style:font-size-complex="20pt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008670"/>
      <style:text-properties fo:color="#FFFFFF" fo:font-size="20pt" style:font-size-asian="20pt" style:font-size-complex="20pt"/>
    </style:style>
    <style:style style:name="ce34" style:family="table-cell" style:parent-style-name="Default" style:data-style-name="N3">
      <style:table-cell-properties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3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 fo:background-color="#008670"/>
      <style:text-properties fo:color="#008D8E" fo:font-size="20pt" style:font-size-asian="20pt" style:font-size-complex="20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none" fo:border-left="none" fo:border-right="thin solid #000000" fo:background-color="#008670"/>
      <style:text-properties fo:color="#008D8E" fo:font-size="20pt" style:font-size-asian="20pt" style:font-size-complex="20pt" fo:font-weight="bold" style:font-weight-asian="bold" style:font-weight-complex="bold"/>
    </style:style>
    <style:style style:name="ce39" style:family="table-cell" style:parent-style-name="Default" style:data-style-name="N3">
      <style:table-cell-properties fo:border-top="none" fo:border-bottom="none" fo:border-left="none" fo:border-right="thin solid #000000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style:vertical-align="middle"/>
    </style:style>
    <style:style style:name="ce41" style:family="table-cell" style:parent-style-name="Default" style:data-style-name="N0">
      <style:text-properties fo:font-size="20pt" style:font-size-asian="20pt" style:font-size-complex="20pt"/>
    </style:style>
    <style:style style:name="ce42" style:family="table-cell" style:parent-style-name="Default" style:data-style-name="N0">
      <style:table-cell-properties style:vertical-align="middle"/>
      <style:text-properties fo:font-size="20pt" style:font-size-asian="20pt" style:font-size-complex="20pt"/>
    </style:style>
    <style:style style:name="ce43" style:family="table-cell" style:parent-style-name="Default" style:data-style-name="N3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 style:data-style-name="N3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008670"/>
      <style:text-properties fo:color="#FFFFFF" fo:font-size="14pt" style:font-size-asian="14pt" style:font-size-complex="14pt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008670"/>
      <style:text-properties fo:color="#FFFFFF" fo:font-size="14pt" style:font-size-asian="14pt" style:font-size-complex="14pt"/>
    </style:style>
    <style:style style:name="ce47" style:family="table-cell" style:parent-style-name="Default" style:data-style-name="N0">
      <style:table-cell-properties fo:border-top="none" fo:border-bottom="none" fo:border-left="none" fo:border-right="thin solid #000000" style:vertical-align="middle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54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  <style:text-properties fo:font-size="12pt" style:font-size-asian="12pt" style:font-size-complex="12pt"/>
    </style:style>
    <style:style style:name="ce55" style:family="table-cell" style:parent-style-name="Default" style:data-style-name="N3">
      <style:table-cell-properties fo:border-top="none" fo:border-bottom="thin solid #000000" fo:border-left="none" fo:border-right="none" style:vertical-align="automatic" fo:wrap-option="wrap" style:repeat-content="false"/>
      <style:paragraph-properties fo:text-align="end" fo:margin-right="0cm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3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58" style:family="table-cell" style:parent-style-name="Default" style:data-style-name="N3">
      <style:table-cell-properties fo:border-top="none" fo:border-bottom="none" fo:border-left="none" fo:border-right="thin solid #000000" style:vertical-align="automatic" fo:wrap-option="wrap" style:repeat-content="false"/>
      <style:paragraph-properties fo:text-align="end" fo:margin-right="0cm"/>
      <style:text-properties fo:font-size="12pt" style:font-size-asian="12pt" style:font-size-complex="12pt"/>
    </style:style>
    <style:style style:name="ce59" style:family="table-cell" style:parent-style-name="Default" style:data-style-name="N3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end" fo:margin-right="0cm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61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62" style:family="table-cell" style:parent-style-name="Default" style:data-style-name="N3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63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66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22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72" style:family="table-cell" style:parent-style-name="Default" style:data-style-name="N3">
      <style:table-cell-properties style:vertical-align="middle" style:repeat-content="false"/>
      <style:paragraph-properties fo:text-align="end" fo:margin-right="0cm"/>
      <style:text-properties fo:font-size="12pt" style:font-size-asian="12pt" style:font-size-complex="12pt"/>
    </style:style>
    <style:style style:name="ce73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74" style:family="table-cell" style:parent-style-name="Default" style:data-style-name="N3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75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8" style:family="table-cell" style:parent-style-name="Default" style:data-style-name="N3">
      <style:table-cell-properties style:vertical-align="middle" style:repeat-content="false"/>
      <style:paragraph-properties fo:text-align="end" fo:margin-right="0cm"/>
      <style:text-properties fo:font-size="12pt" style:font-size-asian="12pt" style:font-size-complex="12pt"/>
    </style:style>
    <style:style style:name="ce79" style:family="table-cell" style:parent-style-name="Default" style:data-style-name="N3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font-size="12pt" style:font-size-asian="12pt" style:font-size-complex="12pt"/>
    </style:style>
    <style:style style:name="ce80" style:family="table-cell" style:parent-style-name="Default" style:data-style-name="N3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16.4923611111111cm"/>
    </style:style>
    <style:style style:name="co2" style:family="table-column">
      <style:table-column-properties fo:break-before="auto" style:column-width="17.6565277777778cm"/>
    </style:style>
    <style:style style:name="co3" style:family="table-column">
      <style:table-column-properties fo:break-before="auto" style:column-width="1.78152777777778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5.92666666666667cm"/>
    </style:style>
    <style:style style:name="co6" style:family="table-column">
      <style:table-column-properties fo:break-before="auto" style:column-width="4.95652777777778cm"/>
    </style:style>
    <style:style style:name="co7" style:family="table-column">
      <style:table-column-properties fo:break-before="auto" style:column-width="9.26041666666667cm"/>
    </style:style>
    <style:style style:name="co8" style:family="table-column">
      <style:table-column-properties fo:break-before="auto" style:column-width="5.18583333333333cm"/>
    </style:style>
    <style:style style:name="co9" style:family="table-column">
      <style:table-column-properties fo:break-before="auto" style:column-width="8.67833333333333cm"/>
    </style:style>
    <style:style style:name="ro1" style:family="table-row">
      <style:table-row-properties style:row-height="50.15pt" style:use-optimal-row-height="false" fo:break-before="auto"/>
    </style:style>
    <style:style style:name="ro2" style:family="table-row">
      <style:table-row-properties style:row-height="45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12.5pt" style:use-optimal-row-height="true" fo:break-before="auto"/>
    </style:style>
    <style:style style:name="ro5" style:family="table-row">
      <style:table-row-properties style:row-height="16.4pt" style:use-optimal-row-height="false" fo:break-before="auto"/>
    </style:style>
    <style:style style:name="ro6" style:family="table-row">
      <style:table-row-properties style:row-height="6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ocument_conte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Worksheet title</text:p>
          </table:table-cell>
          <table:table-cell office:value-type="string" table:style-name="ce2">
            <text:p>What is contained within the workshee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<text:a xlink:href="#Residential_financial_year.A1">Table 1. Residential property transactions completed in the UK by financial year</text:a></text:p>
          </table:table-cell>
          <table:table-cell office:value-type="string" table:style-name="ce5">
            <text:p>A table of residential property transactions by financial year for England, Scotland, Wales, Northern Ireland, UK level and UK level seasonally adjusted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<text:a xlink:href="#Residential_quarterly.A1">Table 2. Residential property transactions completed in the UK by quarter</text:a></text:p>
          </table:table-cell>
          <table:table-cell office:value-type="string" table:style-name="ce5">
            <text:p>A table of residential property transactions by calendar year quarter for England, Scotland, Wales, Northern Ireland, UK level and UK level seasonally adjusted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<text:a xlink:href="#Residential_monthly.A1">Table 3. Residential property transactions completed in the UK by month</text:a></text:p>
          </table:table-cell>
          <table:table-cell office:value-type="string" table:style-name="ce5">
            <text:p>A table of residential property transactions by month and year for England, Scotland, Wales, Northern Ireland, UK level and UK level seasonally adjusted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<text:a xlink:href="#'Non-residential_financial_year'.A1">Table 4. Non-residential property transactions completed in the UK by financial year</text:a></text:p>
          </table:table-cell>
          <table:table-cell office:value-type="string" table:style-name="ce5">
            <text:p>A table of non-residential property transactions by financial year for England, Scotland, Wales, Northern Ireland, UK level and UK level seasonally adjusted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<text:a xlink:href="#'Non-residential_quarterly'.A1">Table 5. Non-residential property transactions completed in the UK by quarter</text:a></text:p>
          </table:table-cell>
          <table:table-cell office:value-type="string" table:style-name="ce5">
            <text:p>A table of non-residential property transactions by calendar year quarter for England, Scotland, Wales, Northern Ireland, UK level and UK level seasonally adjusted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<text:a xlink:href="#'Non-residential_monthly'.A1">Table 6. Non-residential property transactions completed in the UK by month</text:a></text:p>
          </table:table-cell>
          <table:table-cell office:value-type="string" table:style-name="ce5">
            <text:p>A table of non-residential property transactions by month and year for England, Scotland, Wales, Northern Ireland, UK level and UK level seasonally adjusted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End of worksheet.</text:p>
          </table:table-cell>
          <table:table-cell table:style-name="ce9"/>
          <table:table-cell table:number-columns-repeated="16382"/>
        </table:table-row>
        <table:table-row table:number-rows-repeated="5" table:style-name="ro4">
          <table:table-cell table:number-columns-repeated="16384"/>
        </table:table-row>
        <table:table-row table:style-name="ro5">
          <table:table-cell table:style-name="ce3"/>
          <table:table-cell table:number-columns-repeated="16383" table:style-name="ce1"/>
        </table:table-row>
        <table:table-row table:number-rows-repeated="1048562" table:style-name="ro4">
          <table:table-cell table:number-columns-repeated="16384"/>
        </table:table-row>
        <table:named-expressions>
          <table:named-range table:name="Print_Area" table:cell-range-address="Document_contents.$A$1:Document_contents.$B$8" table:base-cell-address="Document_contents.$A$1"/>
        </table:named-expressions>
      </table:table>
      <table:table table:name="Residential_financial_year" table:style-name="ta2">
        <table:table-column table:style-name="co5" table:default-cell-style-name="ce1"/>
        <table:table-column table:style-name="co6" table:number-columns-repeated="6" table:default-cell-style-name="ce1"/>
        <table:table-column table:style-name="co3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10">
            <text:p>Table 1. Residential property transactions completed in the UK by financial year.</text:p>
          </table:table-cell>
          <table:table-cell table:number-columns-repeated="5" table:style-name="ce11"/>
          <table:table-cell table:style-name="ce18"/>
          <table:table-cell table:number-columns-repeated="16377"/>
        </table:table-row>
        <table:table-row table:style-name="ro3">
          <table:table-cell office:value-type="string" table:style-name="ce3">
            <text:p>Table 1 includes residential transactions statistics by financial year. Columns B to E include statistics for transactions completed in England, Scotland, Wales and Northern Ireland.</text:p>
          </table:table-cell>
          <table:table-cell table:number-columns-repeated="5" table:style-name="ce17"/>
          <table:table-cell table:style-name="ce19"/>
          <table:table-cell table:number-columns-repeated="16377"/>
        </table:table-row>
        <table:table-row table:style-name="ro3">
          <table:table-cell office:value-type="string" table:style-name="ce3">
            <text:p>UK totals are provided in column F and seasonally adjusted UK totals within column G. All transactions statistics are rounded and reported by thousand transactions.</text:p>
          </table:table-cell>
          <table:table-cell table:number-columns-repeated="5" table:style-name="ce16"/>
          <table:table-cell table:style-name="ce20"/>
          <table:table-cell table:number-columns-repeated="16377"/>
        </table:table-row>
        <table:table-row table:style-name="ro3">
          <table:table-cell office:value-type="string" table:style-name="ce3">
            <text:p>Transactions statistics are reported based upon when transactions were completed and only include those with a value of above £40,000.</text:p>
          </table:table-cell>
          <table:table-cell table:number-columns-repeated="5" table:style-name="ce16"/>
          <table:table-cell table:style-name="ce20"/>
          <table:table-cell table:number-columns-repeated="16377"/>
        </table:table-row>
        <table:table-row table:style-name="ro3">
          <table:table-cell office:value-type="string" table:style-name="ce3">
            <text:p>From July 2021, transactions during the latest month in Wales have been estimated using a monthly data feed supplied by the Welsh Revenue Authority.<text:s/></text:p>
          </table:table-cell>
          <table:table-cell table:number-columns-repeated="5" table:style-name="ce16"/>
          <table:table-cell table:style-name="ce20"/>
          <table:table-cell table:number-columns-repeated="16377"/>
        </table:table-row>
        <table:table-row table:style-name="ro6">
          <table:table-cell office:value-type="string" table:style-name="ce52">
            <text:p>Financial Year</text:p>
          </table:table-cell>
          <table:table-cell office:value-type="string" table:style-name="ce48">
            <text:p>England</text:p>
          </table:table-cell>
          <table:table-cell office:value-type="string" table:style-name="ce48">
            <text:p>Scotland</text:p>
          </table:table-cell>
          <table:table-cell office:value-type="string" table:style-name="ce48">
            <text:p>Wales</text:p>
          </table:table-cell>
          <table:table-cell office:value-type="string" table:style-name="ce48">
            <text:p>Northern Ireland</text:p>
          </table:table-cell>
          <table:table-cell office:value-type="string" table:style-name="ce48">
            <text:p>UK</text:p>
          </table:table-cell>
          <table:table-cell office:value-type="string" table:style-name="ce49">
            <text:p>UK (seasonally adjusted)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5 to 2006</text:p>
          </table:table-cell>
          <table:table-cell office:value-type="float" office:value="1209080" table:style-name="ce53">
            <text:p>1,209,080</text:p>
          </table:table-cell>
          <table:table-cell office:value-type="float" office:value="131240" table:style-name="ce53">
            <text:p>131,240</text:p>
          </table:table-cell>
          <table:table-cell office:value-type="float" office:value="59880" table:style-name="ce53">
            <text:p>59,880</text:p>
          </table:table-cell>
          <table:table-cell office:value-type="float" office:value="43920" table:style-name="ce53">
            <text:p>43,920</text:p>
          </table:table-cell>
          <table:table-cell office:value-type="float" office:value="1444120" table:style-name="ce53">
            <text:p>1,444,120</text:p>
          </table:table-cell>
          <table:table-cell office:value-type="float" office:value="1444100" table:style-name="ce57">
            <text:p>1,444,1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6 to 2007</text:p>
          </table:table-cell>
          <table:table-cell office:value-type="float" office:value="1433200" table:style-name="ce53">
            <text:p>1,433,200</text:p>
          </table:table-cell>
          <table:table-cell office:value-type="float" office:value="146240" table:style-name="ce53">
            <text:p>146,240</text:p>
          </table:table-cell>
          <table:table-cell office:value-type="float" office:value="72290" table:style-name="ce53">
            <text:p>72,290</text:p>
          </table:table-cell>
          <table:table-cell office:value-type="float" office:value="50980" table:style-name="ce53">
            <text:p>50,980</text:p>
          </table:table-cell>
          <table:table-cell office:value-type="float" office:value="1702710" table:style-name="ce53">
            <text:p>1,702,710</text:p>
          </table:table-cell>
          <table:table-cell office:value-type="float" office:value="1710160" table:style-name="ce57">
            <text:p>1,710,1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7 to 2008</text:p>
          </table:table-cell>
          <table:table-cell office:value-type="float" office:value="1256540" table:style-name="ce53">
            <text:p>1,256,540</text:p>
          </table:table-cell>
          <table:table-cell office:value-type="float" office:value="143340" table:style-name="ce53">
            <text:p>143,340</text:p>
          </table:table-cell>
          <table:table-cell office:value-type="float" office:value="63050" table:style-name="ce53">
            <text:p>63,050</text:p>
          </table:table-cell>
          <table:table-cell office:value-type="float" office:value="29880" table:style-name="ce53">
            <text:p>29,880</text:p>
          </table:table-cell>
          <table:table-cell office:value-type="float" office:value="1492810" table:style-name="ce53">
            <text:p>1,492,810</text:p>
          </table:table-cell>
          <table:table-cell office:value-type="float" office:value="1473950" table:style-name="ce57">
            <text:p>1,473,9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8 to 2009</text:p>
          </table:table-cell>
          <table:table-cell office:value-type="float" office:value="664250" table:style-name="ce53">
            <text:p>664,250</text:p>
          </table:table-cell>
          <table:table-cell office:value-type="float" office:value="83990" table:style-name="ce53">
            <text:p>83,990</text:p>
          </table:table-cell>
          <table:table-cell office:value-type="float" office:value="35030" table:style-name="ce53">
            <text:p>35,030</text:p>
          </table:table-cell>
          <table:table-cell office:value-type="float" office:value="12790" table:style-name="ce53">
            <text:p>12,790</text:p>
          </table:table-cell>
          <table:table-cell office:value-type="float" office:value="796060" table:style-name="ce53">
            <text:p>796,060</text:p>
          </table:table-cell>
          <table:table-cell office:value-type="float" office:value="792880" table:style-name="ce57">
            <text:p>792,8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9 to 2010</text:p>
          </table:table-cell>
          <table:table-cell office:value-type="float" office:value="770600" table:style-name="ce53">
            <text:p>770,600</text:p>
          </table:table-cell>
          <table:table-cell office:value-type="float" office:value="73510" table:style-name="ce53">
            <text:p>73,510</text:p>
          </table:table-cell>
          <table:table-cell office:value-type="float" office:value="37580" table:style-name="ce53">
            <text:p>37,580</text:p>
          </table:table-cell>
          <table:table-cell office:value-type="float" office:value="15290" table:style-name="ce53">
            <text:p>15,290</text:p>
          </table:table-cell>
          <table:table-cell office:value-type="float" office:value="896980" table:style-name="ce53">
            <text:p>896,980</text:p>
          </table:table-cell>
          <table:table-cell office:value-type="float" office:value="892930" table:style-name="ce57">
            <text:p>892,9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0 to 2011</text:p>
          </table:table-cell>
          <table:table-cell office:value-type="float" office:value="755160" table:style-name="ce53">
            <text:p>755,160</text:p>
          </table:table-cell>
          <table:table-cell office:value-type="float" office:value="72140" table:style-name="ce53">
            <text:p>72,140</text:p>
          </table:table-cell>
          <table:table-cell office:value-type="float" office:value="37230" table:style-name="ce53">
            <text:p>37,230</text:p>
          </table:table-cell>
          <table:table-cell office:value-type="float" office:value="14190" table:style-name="ce53">
            <text:p>14,190</text:p>
          </table:table-cell>
          <table:table-cell office:value-type="float" office:value="878720" table:style-name="ce53">
            <text:p>878,720</text:p>
          </table:table-cell>
          <table:table-cell office:value-type="float" office:value="876280" table:style-name="ce57">
            <text:p>876,2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1 to 2012</text:p>
          </table:table-cell>
          <table:table-cell office:value-type="float" office:value="794170" table:style-name="ce53">
            <text:p>794,170</text:p>
          </table:table-cell>
          <table:table-cell office:value-type="float" office:value="73090" table:style-name="ce53">
            <text:p>73,090</text:p>
          </table:table-cell>
          <table:table-cell office:value-type="float" office:value="38990" table:style-name="ce53">
            <text:p>38,990</text:p>
          </table:table-cell>
          <table:table-cell office:value-type="float" office:value="14710" table:style-name="ce53">
            <text:p>14,710</text:p>
          </table:table-cell>
          <table:table-cell office:value-type="float" office:value="920960" table:style-name="ce53">
            <text:p>920,960</text:p>
          </table:table-cell>
          <table:table-cell office:value-type="float" office:value="915940" table:style-name="ce57">
            <text:p>915,9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2 to 2013</text:p>
          </table:table-cell>
          <table:table-cell office:value-type="float" office:value="799620" table:style-name="ce53">
            <text:p>799,620</text:p>
          </table:table-cell>
          <table:table-cell office:value-type="float" office:value="73740" table:style-name="ce53">
            <text:p>73,740</text:p>
          </table:table-cell>
          <table:table-cell office:value-type="float" office:value="39210" table:style-name="ce53">
            <text:p>39,210</text:p>
          </table:table-cell>
          <table:table-cell office:value-type="float" office:value="15780" table:style-name="ce53">
            <text:p>15,780</text:p>
          </table:table-cell>
          <table:table-cell office:value-type="float" office:value="928350" table:style-name="ce53">
            <text:p>928,350</text:p>
          </table:table-cell>
          <table:table-cell office:value-type="float" office:value="929190" table:style-name="ce57">
            <text:p>929,1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3 to 2014</text:p>
          </table:table-cell>
          <table:table-cell office:value-type="float" office:value="977510" table:style-name="ce53">
            <text:p>977,510</text:p>
          </table:table-cell>
          <table:table-cell office:value-type="float" office:value="89150" table:style-name="ce53">
            <text:p>89,150</text:p>
          </table:table-cell>
          <table:table-cell office:value-type="float" office:value="46990" table:style-name="ce53">
            <text:p>46,990</text:p>
          </table:table-cell>
          <table:table-cell office:value-type="float" office:value="20170" table:style-name="ce53">
            <text:p>20,170</text:p>
          </table:table-cell>
          <table:table-cell office:value-type="float" office:value="1133820" table:style-name="ce53">
            <text:p>1,133,820</text:p>
          </table:table-cell>
          <table:table-cell office:value-type="float" office:value="1138540" table:style-name="ce57">
            <text:p>1,138,5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4 to 2015</text:p>
          </table:table-cell>
          <table:table-cell office:value-type="float" office:value="1033880" table:style-name="ce53">
            <text:p>1,033,880</text:p>
          </table:table-cell>
          <table:table-cell office:value-type="float" office:value="94650" table:style-name="ce53">
            <text:p>94,650</text:p>
          </table:table-cell>
          <table:table-cell office:value-type="float" office:value="49880" table:style-name="ce53">
            <text:p>49,880</text:p>
          </table:table-cell>
          <table:table-cell office:value-type="float" office:value="23330" table:style-name="ce53">
            <text:p>23,330</text:p>
          </table:table-cell>
          <table:table-cell office:value-type="float" office:value="1201740" table:style-name="ce53">
            <text:p>1,201,740</text:p>
          </table:table-cell>
          <table:table-cell office:value-type="float" office:value="1199630" table:style-name="ce57">
            <text:p>1,199,6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5 to 2016</text:p>
          </table:table-cell>
          <table:table-cell office:value-type="float" office:value="1143560" table:style-name="ce53">
            <text:p>1,143,560</text:p>
          </table:table-cell>
          <table:table-cell office:value-type="float" office:value="104520" table:style-name="ce53">
            <text:p>104,520</text:p>
          </table:table-cell>
          <table:table-cell office:value-type="float" office:value="54940" table:style-name="ce53">
            <text:p>54,940</text:p>
          </table:table-cell>
          <table:table-cell office:value-type="float" office:value="25490" table:style-name="ce53">
            <text:p>25,490</text:p>
          </table:table-cell>
          <table:table-cell office:value-type="float" office:value="1328510" table:style-name="ce53">
            <text:p>1,328,510</text:p>
          </table:table-cell>
          <table:table-cell office:value-type="float" office:value="1325450" table:style-name="ce57">
            <text:p>1,325,4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6 to 2017</text:p>
          </table:table-cell>
          <table:table-cell office:value-type="float" office:value="985630" table:style-name="ce53">
            <text:p>985,630</text:p>
          </table:table-cell>
          <table:table-cell office:value-type="float" office:value="97600" table:style-name="ce53">
            <text:p>97,600</text:p>
          </table:table-cell>
          <table:table-cell office:value-type="float" office:value="51510" table:style-name="ce53">
            <text:p>51,510</text:p>
          </table:table-cell>
          <table:table-cell office:value-type="float" office:value="23590" table:style-name="ce53">
            <text:p>23,590</text:p>
          </table:table-cell>
          <table:table-cell office:value-type="float" office:value="1158330" table:style-name="ce53">
            <text:p>1,158,330</text:p>
          </table:table-cell>
          <table:table-cell office:value-type="float" office:value="1152280" table:style-name="ce57">
            <text:p>1,152,2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7 to 2018</text:p>
          </table:table-cell>
          <table:table-cell office:value-type="float" office:value="1024850" table:style-name="ce53">
            <text:p>1,024,850</text:p>
          </table:table-cell>
          <table:table-cell office:value-type="float" office:value="100480" table:style-name="ce53">
            <text:p>100,480</text:p>
          </table:table-cell>
          <table:table-cell office:value-type="float" office:value="55750" table:style-name="ce53">
            <text:p>55,750</text:p>
          </table:table-cell>
          <table:table-cell office:value-type="float" office:value="26930" table:style-name="ce53">
            <text:p>26,930</text:p>
          </table:table-cell>
          <table:table-cell office:value-type="float" office:value="1208010" table:style-name="ce53">
            <text:p>1,208,010</text:p>
          </table:table-cell>
          <table:table-cell office:value-type="float" office:value="1207480" table:style-name="ce57">
            <text:p>1,207,4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8 to 2019</text:p>
          </table:table-cell>
          <table:table-cell office:value-type="float" office:value="1003060" table:style-name="ce53">
            <text:p>1,003,060</text:p>
          </table:table-cell>
          <table:table-cell office:value-type="float" office:value="102840" table:style-name="ce53">
            <text:p>102,840</text:p>
          </table:table-cell>
          <table:table-cell office:value-type="float" office:value="55770" table:style-name="ce53">
            <text:p>55,770</text:p>
          </table:table-cell>
          <table:table-cell office:value-type="float" office:value="27960" table:style-name="ce53">
            <text:p>27,960</text:p>
          </table:table-cell>
          <table:table-cell office:value-type="float" office:value="1189630" table:style-name="ce53">
            <text:p>1,189,630</text:p>
          </table:table-cell>
          <table:table-cell office:value-type="float" office:value="1190520" table:style-name="ce57">
            <text:p>1,190,5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9 to 2020</text:p>
          </table:table-cell>
          <table:table-cell office:value-type="float" office:value="988970" table:style-name="ce53">
            <text:p>988,970</text:p>
          </table:table-cell>
          <table:table-cell office:value-type="float" office:value="102780" table:style-name="ce53">
            <text:p>102,780</text:p>
          </table:table-cell>
          <table:table-cell office:value-type="float" office:value="55310" table:style-name="ce53">
            <text:p>55,310</text:p>
          </table:table-cell>
          <table:table-cell office:value-type="float" office:value="27320" table:style-name="ce53">
            <text:p>27,320</text:p>
          </table:table-cell>
          <table:table-cell office:value-type="float" office:value="1174380" table:style-name="ce53">
            <text:p>1,174,380</text:p>
          </table:table-cell>
          <table:table-cell office:value-type="float" office:value="1170090" table:style-name="ce57">
            <text:p>1,170,0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0 to 2021</text:p>
          </table:table-cell>
          <table:table-cell office:value-type="float" office:value="1014070" table:style-name="ce53">
            <text:p>1,014,070</text:p>
          </table:table-cell>
          <table:table-cell office:value-type="float" office:value="96990" table:style-name="ce53">
            <text:p>96,990</text:p>
          </table:table-cell>
          <table:table-cell office:value-type="float" office:value="48250" table:style-name="ce53">
            <text:p>48,250</text:p>
          </table:table-cell>
          <table:table-cell office:value-type="float" office:value="25380" table:style-name="ce53">
            <text:p>25,380</text:p>
          </table:table-cell>
          <table:table-cell office:value-type="float" office:value="1184690" table:style-name="ce53">
            <text:p>1,184,690</text:p>
          </table:table-cell>
          <table:table-cell office:value-type="float" office:value="1189980" table:style-name="ce57">
            <text:p>1,189,9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1 to 2022</text:p>
          </table:table-cell>
          <table:table-cell office:value-type="float" office:value="1166510" table:style-name="ce53">
            <text:p>1,166,510</text:p>
          </table:table-cell>
          <table:table-cell office:value-type="float" office:value="109080" table:style-name="ce53">
            <text:p>109,080</text:p>
          </table:table-cell>
          <table:table-cell office:value-type="float" office:value="62310" table:style-name="ce53">
            <text:p>62,310</text:p>
          </table:table-cell>
          <table:table-cell office:value-type="float" office:value="32470" table:style-name="ce53">
            <text:p>32,470</text:p>
          </table:table-cell>
          <table:table-cell office:value-type="float" office:value="1370370" table:style-name="ce53">
            <text:p>1,370,370</text:p>
          </table:table-cell>
          <table:table-cell office:value-type="float" office:value="1375760" table:style-name="ce57">
            <text:p>1,375,7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2 to 2023</text:p>
          </table:table-cell>
          <table:table-cell office:value-type="float" office:value="1034020" table:style-name="ce53">
            <text:p>1,034,020</text:p>
          </table:table-cell>
          <table:table-cell office:value-type="float" office:value="102140" table:style-name="ce53">
            <text:p>102,140</text:p>
          </table:table-cell>
          <table:table-cell office:value-type="float" office:value="53510" table:style-name="ce53">
            <text:p>53,510</text:p>
          </table:table-cell>
          <table:table-cell office:value-type="float" office:value="27260" table:style-name="ce53">
            <text:p>27,260</text:p>
          </table:table-cell>
          <table:table-cell office:value-type="float" office:value="1216930" table:style-name="ce53">
            <text:p>1,216,930</text:p>
          </table:table-cell>
          <table:table-cell office:value-type="float" office:value="1208420" table:style-name="ce57">
            <text:p>1,208,420</text:p>
          </table:table-cell>
          <table:table-cell table:number-columns-repeated="16377"/>
        </table:table-row>
        <table:table-row table:style-name="ro5">
          <table:table-cell office:value-type="string" table:style-name="ce50">
            <text:p>2023 to 2024</text:p>
          </table:table-cell>
          <table:table-cell office:value-type="float" office:value="840030" table:style-name="ce54">
            <text:p>840,030</text:p>
          </table:table-cell>
          <table:table-cell office:value-type="float" office:value="93130" table:style-name="ce54">
            <text:p>93,130</text:p>
          </table:table-cell>
          <table:table-cell office:value-type="float" office:value="44050" table:style-name="ce54">
            <text:p>44,050</text:p>
          </table:table-cell>
          <table:table-cell office:value-type="float" office:value="23470" table:style-name="ce54">
            <text:p>23,470</text:p>
          </table:table-cell>
          <table:table-cell office:value-type="float" office:value="1000680" table:style-name="ce54">
            <text:p>1,000,680</text:p>
          </table:table-cell>
          <table:table-cell office:value-type="float" office:value="1001200" table:style-name="ce58">
            <text:p>1,001,200</text:p>
          </table:table-cell>
          <table:table-cell table:number-columns-repeated="16377"/>
        </table:table-row>
        <table:table-row table:style-name="ro5">
          <table:table-cell office:value-type="string" table:style-name="ce56">
            <text:p>2024 to 2025</text:p>
          </table:table-cell>
          <table:table-cell office:value-type="float" office:value="1035310" table:style-name="ce55">
            <text:p>1,035,310</text:p>
          </table:table-cell>
          <table:table-cell office:value-type="float" office:value="101750" table:style-name="ce55">
            <text:p>101,750</text:p>
          </table:table-cell>
          <table:table-cell office:value-type="float" office:value="50250" table:style-name="ce55">
            <text:p>50,250</text:p>
          </table:table-cell>
          <table:table-cell office:value-type="float" office:value="27380" table:style-name="ce55">
            <text:p>27,380</text:p>
          </table:table-cell>
          <table:table-cell office:value-type="float" office:value="1214690" table:style-name="ce55">
            <text:p>1,214,690</text:p>
          </table:table-cell>
          <table:table-cell office:value-type="float" office:value="1223320" table:style-name="ce59">
            <text:p>1,223,320</text:p>
          </table:table-cell>
          <table:table-cell table:number-columns-repeated="16377"/>
        </table:table-row>
        <table:table-row table:style-name="ro5">
          <table:table-cell office:value-type="string" table:style-name="ce60">
            <text:p>End of worksheet</text:p>
          </table:table-cell>
          <table:table-cell table:number-columns-repeated="6" table:style-name="ce12"/>
          <table:table-cell table:number-columns-repeated="16377"/>
        </table:table-row>
        <table:table-row table:number-rows-repeated="3" table:style-name="ro5">
          <table:table-cell table:number-columns-repeated="7" table:style-name="ce12"/>
          <table:table-cell table:number-columns-repeated="16377"/>
        </table:table-row>
        <table:table-row table:style-name="ro5">
          <table:table-cell table:number-columns-repeated="7" table:style-name="ce13"/>
          <table:table-cell table:number-columns-repeated="16377"/>
        </table:table-row>
        <table:table-row table:number-rows-repeated="6" table:style-name="ro5">
          <table:table-cell table:style-name="ce14"/>
          <table:table-cell table:number-columns-repeated="6" table:style-name="ce15"/>
          <table:table-cell table:number-columns-repeated="16377"/>
        </table:table-row>
        <table:table-row table:number-rows-repeated="1048539" table:style-name="ro4">
          <table:table-cell table:number-columns-repeated="16384"/>
        </table:table-row>
        <table:named-expressions>
          <table:named-range table:name="Print_Area" table:cell-range-address="Residential_financial_year.$A$1:Residential_financial_year.$G$5" table:base-cell-address="Residential_financial_year.$A$1"/>
        </table:named-expressions>
      </table:table>
      <table:table table:name="Residential_quarterly" table:style-name="ta3">
        <table:table-column table:style-name="co7" table:default-cell-style-name="ce1"/>
        <table:table-column table:style-name="co8" table:default-cell-style-name="ce1"/>
        <table:table-column table:style-name="co6" table:number-columns-repeated="5" table:default-cell-style-name="ce1"/>
        <table:table-column table:style-name="co3" table:number-columns-repeated="15" table:default-cell-style-name="ce1"/>
        <table:table-column table:style-name="co4" table:number-columns-repeated="16362" table:default-cell-style-name="ce1"/>
        <table:table-row table:style-name="ro1">
          <table:table-cell office:value-type="string" table:style-name="ce10">
            <text:p>Table 2. Residential property transactions completed in the UK by quarter.</text:p>
          </table:table-cell>
          <table:table-cell table:number-columns-repeated="5" table:style-name="ce25"/>
          <table:table-cell table:style-name="ce26"/>
          <table:table-cell table:number-columns-repeated="7" table:style-name="ce27"/>
          <table:table-cell table:number-columns-repeated="3" table:style-name="ce28"/>
          <table:table-cell table:number-columns-repeated="4" table:style-name="ce29"/>
          <table:table-cell table:number-columns-repeated="16363" table:style-name="ce1"/>
        </table:table-row>
        <table:table-row table:style-name="ro3">
          <table:table-cell office:value-type="string" table:style-name="ce21">
            <text:p>Table 2 includes residential transactions statistics by calendar year quarter. Columns C to F include statistics for transactions completed in England, Scotland, Wales and Northern Ireland.</text:p>
          </table:table-cell>
          <table:table-cell table:style-name="ce30"/>
          <table:table-cell table:number-columns-repeated="4" table:style-name="ce17"/>
          <table:table-cell table:style-name="ce22"/>
          <table:table-cell table:number-columns-repeated="16377" table:style-name="ce1"/>
        </table:table-row>
        <table:table-row table:style-name="ro3">
          <table:table-cell office:value-type="string" table:style-name="ce21">
            <text:p>UK totals are provided in column G and seasonally adjusted UK totals within column H. All transactions statistics are rounded and reported by thousand transactions.</text:p>
          </table:table-cell>
          <table:table-cell table:number-columns-repeated="5" table:style-name="ce16"/>
          <table:table-cell table:style-name="ce23"/>
          <table:table-cell table:number-columns-repeated="16377" table:style-name="ce1"/>
        </table:table-row>
        <table:table-row table:style-name="ro3">
          <table:table-cell office:value-type="string" table:style-name="ce21">
            <text:p>Transactions statistics are reported based upon when transactions were completed and only include those with a value of above £40,000.</text:p>
          </table:table-cell>
          <table:table-cell table:number-columns-repeated="5" table:style-name="ce16"/>
          <table:table-cell table:style-name="ce23"/>
          <table:table-cell table:number-columns-repeated="16377" table:style-name="ce1"/>
        </table:table-row>
        <table:table-row table:style-name="ro3">
          <table:table-cell office:value-type="string" table:style-name="ce21">
            <text:p>From July 2021, transactions during the latest month in Wales have been estimated using a monthly data feed supplied by the Welsh Revenue Authority.<text:s/></text:p>
          </table:table-cell>
          <table:table-cell table:number-columns-repeated="5" table:style-name="ce16"/>
          <table:table-cell table:style-name="ce23"/>
          <table:table-cell table:number-columns-repeated="16377" table:style-name="ce1"/>
        </table:table-row>
        <table:table-row table:style-name="ro6">
          <table:table-cell office:value-type="string" table:style-name="ce52">
            <text:p>Calendar Quarter</text:p>
          </table:table-cell>
          <table:table-cell office:value-type="string" table:style-name="ce48">
            <text:p>England</text:p>
          </table:table-cell>
          <table:table-cell office:value-type="string" table:style-name="ce61">
            <text:p>Scotland</text:p>
          </table:table-cell>
          <table:table-cell office:value-type="string" table:style-name="ce61">
            <text:p>Wales</text:p>
          </table:table-cell>
          <table:table-cell office:value-type="string" table:style-name="ce61">
            <text:p>Northern Ireland</text:p>
          </table:table-cell>
          <table:table-cell office:value-type="string" table:style-name="ce61">
            <text:p>UK</text:p>
          </table:table-cell>
          <table:table-cell office:value-type="string" table:style-name="ce62">
            <text:p>UK (seasonally adjusted)</text:p>
          </table:table-cell>
          <table:table-cell table:number-columns-repeated="14" table:style-name="ce31"/>
          <table:table-cell table:number-columns-repeated="6" table:style-name="ce24"/>
          <table:table-cell table:number-columns-repeated="16357"/>
        </table:table-row>
        <table:table-row table:style-name="ro5">
          <table:table-cell office:value-type="string" table:style-name="ce50">
            <text:p>2005 Quarter 2</text:p>
          </table:table-cell>
          <table:table-cell office:value-type="float" office:value="283570" table:style-name="ce54">
            <text:p>283,570</text:p>
          </table:table-cell>
          <table:table-cell office:value-type="float" office:value="32840" table:style-name="ce54">
            <text:p>32,840</text:p>
          </table:table-cell>
          <table:table-cell office:value-type="float" office:value="14110" table:style-name="ce54">
            <text:p>14,110</text:p>
          </table:table-cell>
          <table:table-cell office:value-type="float" office:value="10340" table:style-name="ce54">
            <text:p>10,340</text:p>
          </table:table-cell>
          <table:table-cell office:value-type="float" office:value="340860" table:style-name="ce54">
            <text:p>340,860</text:p>
          </table:table-cell>
          <table:table-cell office:value-type="float" office:value="332410" table:style-name="ce58">
            <text:p>332,410</text:p>
          </table:table-cell>
          <table:table-cell table:number-columns-repeated="14" table:style-name="ce31"/>
          <table:table-cell table:number-columns-repeated="6" table:style-name="ce24"/>
          <table:table-cell table:number-columns-repeated="16357"/>
        </table:table-row>
        <table:table-row table:style-name="ro5">
          <table:table-cell office:value-type="string" table:style-name="ce50">
            <text:p>2005 Quarter 3</text:p>
          </table:table-cell>
          <table:table-cell office:value-type="float" office:value="322520" table:style-name="ce54">
            <text:p>322,520</text:p>
          </table:table-cell>
          <table:table-cell office:value-type="float" office:value="37040" table:style-name="ce54">
            <text:p>37,040</text:p>
          </table:table-cell>
          <table:table-cell office:value-type="float" office:value="15730" table:style-name="ce54">
            <text:p>15,730</text:p>
          </table:table-cell>
          <table:table-cell office:value-type="float" office:value="11590" table:style-name="ce54">
            <text:p>11,590</text:p>
          </table:table-cell>
          <table:table-cell office:value-type="float" office:value="386880" table:style-name="ce54">
            <text:p>386,880</text:p>
          </table:table-cell>
          <table:table-cell office:value-type="float" office:value="346670" table:style-name="ce58">
            <text:p>346,670</text:p>
          </table:table-cell>
          <table:table-cell table:number-columns-repeated="14" table:style-name="ce31"/>
          <table:table-cell table:number-columns-repeated="6" table:style-name="ce24"/>
          <table:table-cell table:number-columns-repeated="16357"/>
        </table:table-row>
        <table:table-row table:style-name="ro5">
          <table:table-cell office:value-type="string" table:style-name="ce50">
            <text:p>2005 Quarter 4</text:p>
          </table:table-cell>
          <table:table-cell office:value-type="float" office:value="319370" table:style-name="ce54">
            <text:p>319,370</text:p>
          </table:table-cell>
          <table:table-cell office:value-type="float" office:value="34530" table:style-name="ce54">
            <text:p>34,530</text:p>
          </table:table-cell>
          <table:table-cell office:value-type="float" office:value="16130" table:style-name="ce54">
            <text:p>16,130</text:p>
          </table:table-cell>
          <table:table-cell office:value-type="float" office:value="11670" table:style-name="ce54">
            <text:p>11,670</text:p>
          </table:table-cell>
          <table:table-cell office:value-type="float" office:value="381700" table:style-name="ce54">
            <text:p>381,700</text:p>
          </table:table-cell>
          <table:table-cell office:value-type="float" office:value="366900" table:style-name="ce58">
            <text:p>366,900</text:p>
          </table:table-cell>
          <table:table-cell table:number-columns-repeated="14" table:style-name="ce31"/>
          <table:table-cell table:number-columns-repeated="6" table:style-name="ce24"/>
          <table:table-cell table:number-columns-repeated="16357"/>
        </table:table-row>
        <table:table-row table:style-name="ro5">
          <table:table-cell office:value-type="string" table:style-name="ce50">
            <text:p>2006 Quarter 1</text:p>
          </table:table-cell>
          <table:table-cell office:value-type="float" office:value="283620" table:style-name="ce54">
            <text:p>283,620</text:p>
          </table:table-cell>
          <table:table-cell office:value-type="float" office:value="26830" table:style-name="ce54">
            <text:p>26,830</text:p>
          </table:table-cell>
          <table:table-cell office:value-type="float" office:value="13910" table:style-name="ce54">
            <text:p>13,910</text:p>
          </table:table-cell>
          <table:table-cell office:value-type="float" office:value="10320" table:style-name="ce54">
            <text:p>10,320</text:p>
          </table:table-cell>
          <table:table-cell office:value-type="float" office:value="334680" table:style-name="ce54">
            <text:p>334,680</text:p>
          </table:table-cell>
          <table:table-cell office:value-type="float" office:value="398120" table:style-name="ce58">
            <text:p>398,120</text:p>
          </table:table-cell>
          <table:table-cell table:number-columns-repeated="14" table:style-name="ce31"/>
          <table:table-cell table:number-columns-repeated="6" table:style-name="ce24"/>
          <table:table-cell table:number-columns-repeated="16357"/>
        </table:table-row>
        <table:table-row table:style-name="ro5">
          <table:table-cell office:value-type="string" table:style-name="ce50">
            <text:p>2006 Quarter 2</text:p>
          </table:table-cell>
          <table:table-cell office:value-type="float" office:value="350020" table:style-name="ce54">
            <text:p>350,020</text:p>
          </table:table-cell>
          <table:table-cell office:value-type="float" office:value="38350" table:style-name="ce54">
            <text:p>38,350</text:p>
          </table:table-cell>
          <table:table-cell office:value-type="float" office:value="17730" table:style-name="ce54">
            <text:p>17,730</text:p>
          </table:table-cell>
          <table:table-cell office:value-type="float" office:value="13170" table:style-name="ce54">
            <text:p>13,170</text:p>
          </table:table-cell>
          <table:table-cell office:value-type="float" office:value="419270" table:style-name="ce54">
            <text:p>419,270</text:p>
          </table:table-cell>
          <table:table-cell office:value-type="float" office:value="405650" table:style-name="ce58">
            <text:p>405,650</text:p>
          </table:table-cell>
          <table:table-cell table:number-columns-repeated="14" table:style-name="ce31"/>
          <table:table-cell table:number-columns-repeated="6" table:style-name="ce24"/>
          <table:table-cell table:number-columns-repeated="16357"/>
        </table:table-row>
        <table:table-row table:style-name="ro5">
          <table:table-cell office:value-type="string" table:style-name="ce50">
            <text:p>2006 Quarter 3</text:p>
          </table:table-cell>
          <table:table-cell office:value-type="float" office:value="384790" table:style-name="ce54">
            <text:p>384,790</text:p>
          </table:table-cell>
          <table:table-cell office:value-type="float" office:value="40150" table:style-name="ce54">
            <text:p>40,150</text:p>
          </table:table-cell>
          <table:table-cell office:value-type="float" office:value="19090" table:style-name="ce54">
            <text:p>19,090</text:p>
          </table:table-cell>
          <table:table-cell office:value-type="float" office:value="13120" table:style-name="ce54">
            <text:p>13,120</text:p>
          </table:table-cell>
          <table:table-cell office:value-type="float" office:value="457150" table:style-name="ce54">
            <text:p>457,150</text:p>
          </table:table-cell>
          <table:table-cell office:value-type="float" office:value="425080" table:style-name="ce58">
            <text:p>425,080</text:p>
          </table:table-cell>
          <table:table-cell table:number-columns-repeated="14" table:style-name="ce31"/>
          <table:table-cell table:number-columns-repeated="6" table:style-name="ce24"/>
          <table:table-cell table:number-columns-repeated="16357"/>
        </table:table-row>
        <table:table-row table:style-name="ro5">
          <table:table-cell office:value-type="string" table:style-name="ce50">
            <text:p>2006 Quarter 4</text:p>
          </table:table-cell>
          <table:table-cell office:value-type="float" office:value="386280" table:style-name="ce54">
            <text:p>386,280</text:p>
          </table:table-cell>
          <table:table-cell office:value-type="float" office:value="39070" table:style-name="ce54">
            <text:p>39,070</text:p>
          </table:table-cell>
          <table:table-cell office:value-type="float" office:value="20280" table:style-name="ce54">
            <text:p>20,280</text:p>
          </table:table-cell>
          <table:table-cell office:value-type="float" office:value="13720" table:style-name="ce54">
            <text:p>13,720</text:p>
          </table:table-cell>
          <table:table-cell office:value-type="float" office:value="459350" table:style-name="ce54">
            <text:p>459,350</text:p>
          </table:table-cell>
          <table:table-cell office:value-type="float" office:value="439620" table:style-name="ce58">
            <text:p>439,620</text:p>
          </table:table-cell>
          <table:table-cell table:number-columns-repeated="14" table:style-name="ce31"/>
          <table:table-cell table:number-columns-repeated="6" table:style-name="ce24"/>
          <table:table-cell table:number-columns-repeated="16357"/>
        </table:table-row>
        <table:table-row table:style-name="ro5">
          <table:table-cell office:value-type="string" table:style-name="ce51">
            <text:p>2007 Quarter 1</text:p>
          </table:table-cell>
          <table:table-cell office:value-type="float" office:value="312110" table:style-name="ce53">
            <text:p>312,110</text:p>
          </table:table-cell>
          <table:table-cell office:value-type="float" office:value="28670" table:style-name="ce53">
            <text:p>28,670</text:p>
          </table:table-cell>
          <table:table-cell office:value-type="float" office:value="15190" table:style-name="ce53">
            <text:p>15,190</text:p>
          </table:table-cell>
          <table:table-cell office:value-type="float" office:value="10970" table:style-name="ce53">
            <text:p>10,970</text:p>
          </table:table-cell>
          <table:table-cell office:value-type="float" office:value="366940" table:style-name="ce53">
            <text:p>366,940</text:p>
          </table:table-cell>
          <table:table-cell office:value-type="float" office:value="439810" table:style-name="ce57">
            <text:p>439,810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51">
            <text:p>2007 Quarter 2</text:p>
          </table:table-cell>
          <table:table-cell office:value-type="float" office:value="357710" table:style-name="ce53">
            <text:p>357,710</text:p>
          </table:table-cell>
          <table:table-cell office:value-type="float" office:value="40810" table:style-name="ce53">
            <text:p>40,810</text:p>
          </table:table-cell>
          <table:table-cell office:value-type="float" office:value="17990" table:style-name="ce53">
            <text:p>17,990</text:p>
          </table:table-cell>
          <table:table-cell office:value-type="float" office:value="11730" table:style-name="ce53">
            <text:p>11,730</text:p>
          </table:table-cell>
          <table:table-cell office:value-type="float" office:value="428240" table:style-name="ce53">
            <text:p>428,240</text:p>
          </table:table-cell>
          <table:table-cell office:value-type="float" office:value="416430" table:style-name="ce57">
            <text:p>416,430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51">
            <text:p>2007 Quarter 3</text:p>
          </table:table-cell>
          <table:table-cell office:value-type="float" office:value="374700" table:style-name="ce53">
            <text:p>374,700</text:p>
          </table:table-cell>
          <table:table-cell office:value-type="float" office:value="41040" table:style-name="ce53">
            <text:p>41,040</text:p>
          </table:table-cell>
          <table:table-cell office:value-type="float" office:value="18510" table:style-name="ce53">
            <text:p>18,510</text:p>
          </table:table-cell>
          <table:table-cell office:value-type="float" office:value="8680" table:style-name="ce53">
            <text:p>8,680</text:p>
          </table:table-cell>
          <table:table-cell office:value-type="float" office:value="442930" table:style-name="ce53">
            <text:p>442,930</text:p>
          </table:table-cell>
          <table:table-cell office:value-type="float" office:value="408280" table:style-name="ce57">
            <text:p>408,280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51">
            <text:p>2007 Quarter 4</text:p>
          </table:table-cell>
          <table:table-cell office:value-type="float" office:value="316990" table:style-name="ce53">
            <text:p>316,990</text:p>
          </table:table-cell>
          <table:table-cell office:value-type="float" office:value="36690" table:style-name="ce53">
            <text:p>36,690</text:p>
          </table:table-cell>
          <table:table-cell office:value-type="float" office:value="16390" table:style-name="ce53">
            <text:p>16,390</text:p>
          </table:table-cell>
          <table:table-cell office:value-type="float" office:value="5630" table:style-name="ce53">
            <text:p>5,630</text:p>
          </table:table-cell>
          <table:table-cell office:value-type="float" office:value="375700" table:style-name="ce53">
            <text:p>375,700</text:p>
          </table:table-cell>
          <table:table-cell office:value-type="float" office:value="354360" table:style-name="ce57">
            <text:p>354,3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8 Quarter 1</text:p>
          </table:table-cell>
          <table:table-cell office:value-type="float" office:value="207140" table:style-name="ce53">
            <text:p>207,140</text:p>
          </table:table-cell>
          <table:table-cell office:value-type="float" office:value="24800" table:style-name="ce53">
            <text:p>24,800</text:p>
          </table:table-cell>
          <table:table-cell office:value-type="float" office:value="10160" table:style-name="ce53">
            <text:p>10,160</text:p>
          </table:table-cell>
          <table:table-cell office:value-type="float" office:value="3840" table:style-name="ce53">
            <text:p>3,840</text:p>
          </table:table-cell>
          <table:table-cell office:value-type="float" office:value="245940" table:style-name="ce53">
            <text:p>245,940</text:p>
          </table:table-cell>
          <table:table-cell office:value-type="float" office:value="294880" table:style-name="ce57">
            <text:p>294,8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8 Quarter 2</text:p>
          </table:table-cell>
          <table:table-cell office:value-type="float" office:value="216750" table:style-name="ce53">
            <text:p>216,750</text:p>
          </table:table-cell>
          <table:table-cell office:value-type="float" office:value="30110" table:style-name="ce53">
            <text:p>30,110</text:p>
          </table:table-cell>
          <table:table-cell office:value-type="float" office:value="11560" table:style-name="ce53">
            <text:p>11,560</text:p>
          </table:table-cell>
          <table:table-cell office:value-type="float" office:value="4280" table:style-name="ce53">
            <text:p>4,280</text:p>
          </table:table-cell>
          <table:table-cell office:value-type="float" office:value="262700" table:style-name="ce53">
            <text:p>262,700</text:p>
          </table:table-cell>
          <table:table-cell office:value-type="float" office:value="259330" table:style-name="ce57">
            <text:p>259,3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8 Quarter 3</text:p>
          </table:table-cell>
          <table:table-cell office:value-type="float" office:value="171290" table:style-name="ce53">
            <text:p>171,290</text:p>
          </table:table-cell>
          <table:table-cell office:value-type="float" office:value="22500" table:style-name="ce53">
            <text:p>22,500</text:p>
          </table:table-cell>
          <table:table-cell office:value-type="float" office:value="8700" table:style-name="ce53">
            <text:p>8,700</text:p>
          </table:table-cell>
          <table:table-cell office:value-type="float" office:value="2960" table:style-name="ce53">
            <text:p>2,960</text:p>
          </table:table-cell>
          <table:table-cell office:value-type="float" office:value="205450" table:style-name="ce53">
            <text:p>205,450</text:p>
          </table:table-cell>
          <table:table-cell office:value-type="float" office:value="187810" table:style-name="ce57">
            <text:p>187,8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8 Quarter 4</text:p>
          </table:table-cell>
          <table:table-cell office:value-type="float" office:value="155750" table:style-name="ce53">
            <text:p>155,750</text:p>
          </table:table-cell>
          <table:table-cell office:value-type="float" office:value="18950" table:style-name="ce53">
            <text:p>18,950</text:p>
          </table:table-cell>
          <table:table-cell office:value-type="float" office:value="8430" table:style-name="ce53">
            <text:p>8,430</text:p>
          </table:table-cell>
          <table:table-cell office:value-type="float" office:value="2980" table:style-name="ce53">
            <text:p>2,980</text:p>
          </table:table-cell>
          <table:table-cell office:value-type="float" office:value="186110" table:style-name="ce53">
            <text:p>186,110</text:p>
          </table:table-cell>
          <table:table-cell office:value-type="float" office:value="174900" table:style-name="ce57">
            <text:p>174,9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9 Quarter 1</text:p>
          </table:table-cell>
          <table:table-cell office:value-type="float" office:value="120460" table:style-name="ce53">
            <text:p>120,460</text:p>
          </table:table-cell>
          <table:table-cell office:value-type="float" office:value="12430" table:style-name="ce53">
            <text:p>12,430</text:p>
          </table:table-cell>
          <table:table-cell office:value-type="float" office:value="6340" table:style-name="ce53">
            <text:p>6,340</text:p>
          </table:table-cell>
          <table:table-cell office:value-type="float" office:value="2570" table:style-name="ce53">
            <text:p>2,570</text:p>
          </table:table-cell>
          <table:table-cell office:value-type="float" office:value="141800" table:style-name="ce53">
            <text:p>141,800</text:p>
          </table:table-cell>
          <table:table-cell office:value-type="float" office:value="170840" table:style-name="ce57">
            <text:p>170,8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9 Quarter 2</text:p>
          </table:table-cell>
          <table:table-cell office:value-type="float" office:value="167270" table:style-name="ce53">
            <text:p>167,270</text:p>
          </table:table-cell>
          <table:table-cell office:value-type="float" office:value="17530" table:style-name="ce53">
            <text:p>17,530</text:p>
          </table:table-cell>
          <table:table-cell office:value-type="float" office:value="8700" table:style-name="ce53">
            <text:p>8,700</text:p>
          </table:table-cell>
          <table:table-cell office:value-type="float" office:value="3590" table:style-name="ce53">
            <text:p>3,590</text:p>
          </table:table-cell>
          <table:table-cell office:value-type="float" office:value="197090" table:style-name="ce53">
            <text:p>197,090</text:p>
          </table:table-cell>
          <table:table-cell office:value-type="float" office:value="193270" table:style-name="ce57">
            <text:p>193,2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9 Quarter 3</text:p>
          </table:table-cell>
          <table:table-cell office:value-type="float" office:value="210100" table:style-name="ce53">
            <text:p>210,100</text:p>
          </table:table-cell>
          <table:table-cell office:value-type="float" office:value="20110" table:style-name="ce53">
            <text:p>20,110</text:p>
          </table:table-cell>
          <table:table-cell office:value-type="float" office:value="10100" table:style-name="ce53">
            <text:p>10,100</text:p>
          </table:table-cell>
          <table:table-cell office:value-type="float" office:value="4080" table:style-name="ce53">
            <text:p>4,080</text:p>
          </table:table-cell>
          <table:table-cell office:value-type="float" office:value="244390" table:style-name="ce53">
            <text:p>244,390</text:p>
          </table:table-cell>
          <table:table-cell office:value-type="float" office:value="223680" table:style-name="ce57">
            <text:p>223,6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9 Quarter 4</text:p>
          </table:table-cell>
          <table:table-cell office:value-type="float" office:value="237390" table:style-name="ce53">
            <text:p>237,390</text:p>
          </table:table-cell>
          <table:table-cell office:value-type="float" office:value="21770" table:style-name="ce53">
            <text:p>21,770</text:p>
          </table:table-cell>
          <table:table-cell office:value-type="float" office:value="11350" table:style-name="ce53">
            <text:p>11,350</text:p>
          </table:table-cell>
          <table:table-cell office:value-type="float" office:value="4560" table:style-name="ce53">
            <text:p>4,560</text:p>
          </table:table-cell>
          <table:table-cell office:value-type="float" office:value="275070" table:style-name="ce53">
            <text:p>275,070</text:p>
          </table:table-cell>
          <table:table-cell office:value-type="float" office:value="259750" table:style-name="ce57">
            <text:p>259,7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0 Quarter 1</text:p>
          </table:table-cell>
          <table:table-cell office:value-type="float" office:value="155840" table:style-name="ce53">
            <text:p>155,840</text:p>
          </table:table-cell>
          <table:table-cell office:value-type="float" office:value="14100" table:style-name="ce53">
            <text:p>14,100</text:p>
          </table:table-cell>
          <table:table-cell office:value-type="float" office:value="7430" table:style-name="ce53">
            <text:p>7,430</text:p>
          </table:table-cell>
          <table:table-cell office:value-type="float" office:value="3060" table:style-name="ce53">
            <text:p>3,060</text:p>
          </table:table-cell>
          <table:table-cell office:value-type="float" office:value="180430" table:style-name="ce53">
            <text:p>180,430</text:p>
          </table:table-cell>
          <table:table-cell office:value-type="float" office:value="216230" table:style-name="ce57">
            <text:p>216,2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0 Quarter 2</text:p>
          </table:table-cell>
          <table:table-cell office:value-type="float" office:value="193700" table:style-name="ce53">
            <text:p>193,700</text:p>
          </table:table-cell>
          <table:table-cell office:value-type="float" office:value="19480" table:style-name="ce53">
            <text:p>19,480</text:p>
          </table:table-cell>
          <table:table-cell office:value-type="float" office:value="9830" table:style-name="ce53">
            <text:p>9,830</text:p>
          </table:table-cell>
          <table:table-cell office:value-type="float" office:value="3790" table:style-name="ce53">
            <text:p>3,790</text:p>
          </table:table-cell>
          <table:table-cell office:value-type="float" office:value="226800" table:style-name="ce53">
            <text:p>226,800</text:p>
          </table:table-cell>
          <table:table-cell office:value-type="float" office:value="229950" table:style-name="ce57">
            <text:p>229,9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0 Quarter 3</text:p>
          </table:table-cell>
          <table:table-cell office:value-type="float" office:value="213350" table:style-name="ce53">
            <text:p>213,350</text:p>
          </table:table-cell>
          <table:table-cell office:value-type="float" office:value="20630" table:style-name="ce53">
            <text:p>20,630</text:p>
          </table:table-cell>
          <table:table-cell office:value-type="float" office:value="9950" table:style-name="ce53">
            <text:p>9,950</text:p>
          </table:table-cell>
          <table:table-cell office:value-type="float" office:value="3930" table:style-name="ce53">
            <text:p>3,930</text:p>
          </table:table-cell>
          <table:table-cell office:value-type="float" office:value="247860" table:style-name="ce53">
            <text:p>247,860</text:p>
          </table:table-cell>
          <table:table-cell office:value-type="float" office:value="227020" table:style-name="ce57">
            <text:p>227,0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0 Quarter 4</text:p>
          </table:table-cell>
          <table:table-cell office:value-type="float" office:value="198110" table:style-name="ce53">
            <text:p>198,110</text:p>
          </table:table-cell>
          <table:table-cell office:value-type="float" office:value="18910" table:style-name="ce53">
            <text:p>18,910</text:p>
          </table:table-cell>
          <table:table-cell office:value-type="float" office:value="10050" table:style-name="ce53">
            <text:p>10,050</text:p>
          </table:table-cell>
          <table:table-cell office:value-type="float" office:value="3610" table:style-name="ce53">
            <text:p>3,610</text:p>
          </table:table-cell>
          <table:table-cell office:value-type="float" office:value="230680" table:style-name="ce53">
            <text:p>230,680</text:p>
          </table:table-cell>
          <table:table-cell office:value-type="float" office:value="210810" table:style-name="ce57">
            <text:p>210,8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1 Quarter 1</text:p>
          </table:table-cell>
          <table:table-cell office:value-type="float" office:value="150000" table:style-name="ce53">
            <text:p>150,000</text:p>
          </table:table-cell>
          <table:table-cell office:value-type="float" office:value="13120" table:style-name="ce53">
            <text:p>13,120</text:p>
          </table:table-cell>
          <table:table-cell office:value-type="float" office:value="7400" table:style-name="ce53">
            <text:p>7,400</text:p>
          </table:table-cell>
          <table:table-cell office:value-type="float" office:value="2860" table:style-name="ce53">
            <text:p>2,860</text:p>
          </table:table-cell>
          <table:table-cell office:value-type="float" office:value="173380" table:style-name="ce53">
            <text:p>173,380</text:p>
          </table:table-cell>
          <table:table-cell office:value-type="float" office:value="208500" table:style-name="ce57">
            <text:p>208,5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1 Quarter 2</text:p>
          </table:table-cell>
          <table:table-cell office:value-type="float" office:value="183020" table:style-name="ce53">
            <text:p>183,020</text:p>
          </table:table-cell>
          <table:table-cell office:value-type="float" office:value="18130" table:style-name="ce53">
            <text:p>18,130</text:p>
          </table:table-cell>
          <table:table-cell office:value-type="float" office:value="9110" table:style-name="ce53">
            <text:p>9,110</text:p>
          </table:table-cell>
          <table:table-cell office:value-type="float" office:value="3370" table:style-name="ce53">
            <text:p>3,370</text:p>
          </table:table-cell>
          <table:table-cell office:value-type="float" office:value="213630" table:style-name="ce53">
            <text:p>213,630</text:p>
          </table:table-cell>
          <table:table-cell office:value-type="float" office:value="216730" table:style-name="ce57">
            <text:p>216,7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1 Quarter 3</text:p>
          </table:table-cell>
          <table:table-cell office:value-type="float" office:value="218580" table:style-name="ce53">
            <text:p>218,580</text:p>
          </table:table-cell>
          <table:table-cell office:value-type="float" office:value="20820" table:style-name="ce53">
            <text:p>20,820</text:p>
          </table:table-cell>
          <table:table-cell office:value-type="float" office:value="10610" table:style-name="ce53">
            <text:p>10,610</text:p>
          </table:table-cell>
          <table:table-cell office:value-type="float" office:value="3880" table:style-name="ce53">
            <text:p>3,880</text:p>
          </table:table-cell>
          <table:table-cell office:value-type="float" office:value="253890" table:style-name="ce53">
            <text:p>253,890</text:p>
          </table:table-cell>
          <table:table-cell office:value-type="float" office:value="227590" table:style-name="ce57">
            <text:p>227,5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1 Quarter 4</text:p>
          </table:table-cell>
          <table:table-cell office:value-type="float" office:value="210540" table:style-name="ce53">
            <text:p>210,540</text:p>
          </table:table-cell>
          <table:table-cell office:value-type="float" office:value="18670" table:style-name="ce53">
            <text:p>18,670</text:p>
          </table:table-cell>
          <table:table-cell office:value-type="float" office:value="10750" table:style-name="ce53">
            <text:p>10,750</text:p>
          </table:table-cell>
          <table:table-cell office:value-type="float" office:value="3930" table:style-name="ce53">
            <text:p>3,930</text:p>
          </table:table-cell>
          <table:table-cell office:value-type="float" office:value="243890" table:style-name="ce53">
            <text:p>243,890</text:p>
          </table:table-cell>
          <table:table-cell office:value-type="float" office:value="229840" table:style-name="ce57">
            <text:p>229,8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2 Quarter 1</text:p>
          </table:table-cell>
          <table:table-cell office:value-type="float" office:value="182030" table:style-name="ce53">
            <text:p>182,030</text:p>
          </table:table-cell>
          <table:table-cell office:value-type="float" office:value="15470" table:style-name="ce53">
            <text:p>15,470</text:p>
          </table:table-cell>
          <table:table-cell office:value-type="float" office:value="8520" table:style-name="ce53">
            <text:p>8,520</text:p>
          </table:table-cell>
          <table:table-cell office:value-type="float" office:value="3530" table:style-name="ce53">
            <text:p>3,530</text:p>
          </table:table-cell>
          <table:table-cell office:value-type="float" office:value="209550" table:style-name="ce53">
            <text:p>209,550</text:p>
          </table:table-cell>
          <table:table-cell office:value-type="float" office:value="241780" table:style-name="ce57">
            <text:p>241,7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2 Quarter 2</text:p>
          </table:table-cell>
          <table:table-cell office:value-type="float" office:value="191140" table:style-name="ce53">
            <text:p>191,140</text:p>
          </table:table-cell>
          <table:table-cell office:value-type="float" office:value="19320" table:style-name="ce53">
            <text:p>19,320</text:p>
          </table:table-cell>
          <table:table-cell office:value-type="float" office:value="9660" table:style-name="ce53">
            <text:p>9,660</text:p>
          </table:table-cell>
          <table:table-cell office:value-type="float" office:value="3580" table:style-name="ce53">
            <text:p>3,580</text:p>
          </table:table-cell>
          <table:table-cell office:value-type="float" office:value="223700" table:style-name="ce53">
            <text:p>223,700</text:p>
          </table:table-cell>
          <table:table-cell office:value-type="float" office:value="225850" table:style-name="ce57">
            <text:p>225,8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2 Quarter 3</text:p>
          </table:table-cell>
          <table:table-cell office:value-type="float" office:value="213130" table:style-name="ce53">
            <text:p>213,130</text:p>
          </table:table-cell>
          <table:table-cell office:value-type="float" office:value="19430" table:style-name="ce53">
            <text:p>19,430</text:p>
          </table:table-cell>
          <table:table-cell office:value-type="float" office:value="10100" table:style-name="ce53">
            <text:p>10,100</text:p>
          </table:table-cell>
          <table:table-cell office:value-type="float" office:value="4050" table:style-name="ce53">
            <text:p>4,050</text:p>
          </table:table-cell>
          <table:table-cell office:value-type="float" office:value="246710" table:style-name="ce53">
            <text:p>246,710</text:p>
          </table:table-cell>
          <table:table-cell office:value-type="float" office:value="228450" table:style-name="ce57">
            <text:p>228,4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2 Quarter 4</text:p>
          </table:table-cell>
          <table:table-cell office:value-type="float" office:value="217500" table:style-name="ce53">
            <text:p>217,500</text:p>
          </table:table-cell>
          <table:table-cell office:value-type="float" office:value="19610" table:style-name="ce53">
            <text:p>19,610</text:p>
          </table:table-cell>
          <table:table-cell office:value-type="float" office:value="11000" table:style-name="ce53">
            <text:p>11,000</text:p>
          </table:table-cell>
          <table:table-cell office:value-type="float" office:value="4410" table:style-name="ce53">
            <text:p>4,410</text:p>
          </table:table-cell>
          <table:table-cell office:value-type="float" office:value="252520" table:style-name="ce53">
            <text:p>252,520</text:p>
          </table:table-cell>
          <table:table-cell office:value-type="float" office:value="235230" table:style-name="ce57">
            <text:p>235,2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3 Quarter 1</text:p>
          </table:table-cell>
          <table:table-cell office:value-type="float" office:value="177850" table:style-name="ce53">
            <text:p>177,850</text:p>
          </table:table-cell>
          <table:table-cell office:value-type="float" office:value="15380" table:style-name="ce53">
            <text:p>15,380</text:p>
          </table:table-cell>
          <table:table-cell office:value-type="float" office:value="8450" table:style-name="ce53">
            <text:p>8,450</text:p>
          </table:table-cell>
          <table:table-cell office:value-type="float" office:value="3740" table:style-name="ce53">
            <text:p>3,740</text:p>
          </table:table-cell>
          <table:table-cell office:value-type="float" office:value="205420" table:style-name="ce53">
            <text:p>205,420</text:p>
          </table:table-cell>
          <table:table-cell office:value-type="float" office:value="239660" table:style-name="ce57">
            <text:p>239,6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3 Quarter 2</text:p>
          </table:table-cell>
          <table:table-cell office:value-type="float" office:value="217800" table:style-name="ce53">
            <text:p>217,800</text:p>
          </table:table-cell>
          <table:table-cell office:value-type="float" office:value="21850" table:style-name="ce53">
            <text:p>21,850</text:p>
          </table:table-cell>
          <table:table-cell office:value-type="float" office:value="10800" table:style-name="ce53">
            <text:p>10,800</text:p>
          </table:table-cell>
          <table:table-cell office:value-type="float" office:value="4270" table:style-name="ce53">
            <text:p>4,270</text:p>
          </table:table-cell>
          <table:table-cell office:value-type="float" office:value="254720" table:style-name="ce53">
            <text:p>254,720</text:p>
          </table:table-cell>
          <table:table-cell office:value-type="float" office:value="259170" table:style-name="ce57">
            <text:p>259,1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3 Quarter 3</text:p>
          </table:table-cell>
          <table:table-cell office:value-type="float" office:value="256800" table:style-name="ce53">
            <text:p>256,800</text:p>
          </table:table-cell>
          <table:table-cell office:value-type="float" office:value="23870" table:style-name="ce53">
            <text:p>23,870</text:p>
          </table:table-cell>
          <table:table-cell office:value-type="float" office:value="12220" table:style-name="ce53">
            <text:p>12,220</text:p>
          </table:table-cell>
          <table:table-cell office:value-type="float" office:value="5130" table:style-name="ce53">
            <text:p>5,130</text:p>
          </table:table-cell>
          <table:table-cell office:value-type="float" office:value="298020" table:style-name="ce53">
            <text:p>298,020</text:p>
          </table:table-cell>
          <table:table-cell office:value-type="float" office:value="274010" table:style-name="ce57">
            <text:p>274,0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3 Quarter 4</text:p>
          </table:table-cell>
          <table:table-cell office:value-type="float" office:value="272780" table:style-name="ce53">
            <text:p>272,780</text:p>
          </table:table-cell>
          <table:table-cell office:value-type="float" office:value="24420" table:style-name="ce53">
            <text:p>24,420</text:p>
          </table:table-cell>
          <table:table-cell office:value-type="float" office:value="13380" table:style-name="ce53">
            <text:p>13,380</text:p>
          </table:table-cell>
          <table:table-cell office:value-type="float" office:value="5710" table:style-name="ce53">
            <text:p>5,710</text:p>
          </table:table-cell>
          <table:table-cell office:value-type="float" office:value="316290" table:style-name="ce53">
            <text:p>316,290</text:p>
          </table:table-cell>
          <table:table-cell office:value-type="float" office:value="294220" table:style-name="ce57">
            <text:p>294,2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4 Quarter 1</text:p>
          </table:table-cell>
          <table:table-cell office:value-type="float" office:value="230130" table:style-name="ce53">
            <text:p>230,130</text:p>
          </table:table-cell>
          <table:table-cell office:value-type="float" office:value="19010" table:style-name="ce53">
            <text:p>19,010</text:p>
          </table:table-cell>
          <table:table-cell office:value-type="float" office:value="10590" table:style-name="ce53">
            <text:p>10,590</text:p>
          </table:table-cell>
          <table:table-cell office:value-type="float" office:value="5060" table:style-name="ce53">
            <text:p>5,060</text:p>
          </table:table-cell>
          <table:table-cell office:value-type="float" office:value="264790" table:style-name="ce53">
            <text:p>264,790</text:p>
          </table:table-cell>
          <table:table-cell office:value-type="float" office:value="311140" table:style-name="ce57">
            <text:p>311,1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4 Quarter 2</text:p>
          </table:table-cell>
          <table:table-cell office:value-type="float" office:value="262020" table:style-name="ce53">
            <text:p>262,020</text:p>
          </table:table-cell>
          <table:table-cell office:value-type="float" office:value="25390" table:style-name="ce53">
            <text:p>25,390</text:p>
          </table:table-cell>
          <table:table-cell office:value-type="float" office:value="12730" table:style-name="ce53">
            <text:p>12,730</text:p>
          </table:table-cell>
          <table:table-cell office:value-type="float" office:value="5770" table:style-name="ce53">
            <text:p>5,770</text:p>
          </table:table-cell>
          <table:table-cell office:value-type="float" office:value="305910" table:style-name="ce53">
            <text:p>305,910</text:p>
          </table:table-cell>
          <table:table-cell office:value-type="float" office:value="311310" table:style-name="ce57">
            <text:p>311,3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4 Quarter 3</text:p>
          </table:table-cell>
          <table:table-cell office:value-type="float" office:value="285050" table:style-name="ce53">
            <text:p>285,050</text:p>
          </table:table-cell>
          <table:table-cell office:value-type="float" office:value="25530" table:style-name="ce53">
            <text:p>25,530</text:p>
          </table:table-cell>
          <table:table-cell office:value-type="float" office:value="13510" table:style-name="ce53">
            <text:p>13,510</text:p>
          </table:table-cell>
          <table:table-cell office:value-type="float" office:value="6080" table:style-name="ce53">
            <text:p>6,080</text:p>
          </table:table-cell>
          <table:table-cell office:value-type="float" office:value="330170" table:style-name="ce53">
            <text:p>330,170</text:p>
          </table:table-cell>
          <table:table-cell office:value-type="float" office:value="304340" table:style-name="ce57">
            <text:p>304,3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4 Quarter 4</text:p>
          </table:table-cell>
          <table:table-cell office:value-type="float" office:value="273430" table:style-name="ce53">
            <text:p>273,430</text:p>
          </table:table-cell>
          <table:table-cell office:value-type="float" office:value="24500" table:style-name="ce53">
            <text:p>24,500</text:p>
          </table:table-cell>
          <table:table-cell office:value-type="float" office:value="13480" table:style-name="ce53">
            <text:p>13,480</text:p>
          </table:table-cell>
          <table:table-cell office:value-type="float" office:value="6470" table:style-name="ce53">
            <text:p>6,470</text:p>
          </table:table-cell>
          <table:table-cell office:value-type="float" office:value="317880" table:style-name="ce53">
            <text:p>317,880</text:p>
          </table:table-cell>
          <table:table-cell office:value-type="float" office:value="296070" table:style-name="ce57">
            <text:p>296,0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5 Quarter 1</text:p>
          </table:table-cell>
          <table:table-cell office:value-type="float" office:value="213380" table:style-name="ce53">
            <text:p>213,380</text:p>
          </table:table-cell>
          <table:table-cell office:value-type="float" office:value="19230" table:style-name="ce53">
            <text:p>19,230</text:p>
          </table:table-cell>
          <table:table-cell office:value-type="float" office:value="10160" table:style-name="ce53">
            <text:p>10,160</text:p>
          </table:table-cell>
          <table:table-cell office:value-type="float" office:value="5010" table:style-name="ce53">
            <text:p>5,010</text:p>
          </table:table-cell>
          <table:table-cell office:value-type="float" office:value="247780" table:style-name="ce53">
            <text:p>247,780</text:p>
          </table:table-cell>
          <table:table-cell office:value-type="float" office:value="287910" table:style-name="ce57">
            <text:p>287,9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5 Quarter 2</text:p>
          </table:table-cell>
          <table:table-cell office:value-type="float" office:value="255200" table:style-name="ce53">
            <text:p>255,200</text:p>
          </table:table-cell>
          <table:table-cell office:value-type="float" office:value="26270" table:style-name="ce53">
            <text:p>26,270</text:p>
          </table:table-cell>
          <table:table-cell office:value-type="float" office:value="12340" table:style-name="ce53">
            <text:p>12,340</text:p>
          </table:table-cell>
          <table:table-cell office:value-type="float" office:value="5730" table:style-name="ce53">
            <text:p>5,730</text:p>
          </table:table-cell>
          <table:table-cell office:value-type="float" office:value="299540" table:style-name="ce53">
            <text:p>299,540</text:p>
          </table:table-cell>
          <table:table-cell office:value-type="float" office:value="304040" table:style-name="ce57">
            <text:p>304,0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5 Quarter 3</text:p>
          </table:table-cell>
          <table:table-cell office:value-type="float" office:value="291360" table:style-name="ce53">
            <text:p>291,360</text:p>
          </table:table-cell>
          <table:table-cell office:value-type="float" office:value="27710" table:style-name="ce53">
            <text:p>27,710</text:p>
          </table:table-cell>
          <table:table-cell office:value-type="float" office:value="13790" table:style-name="ce53">
            <text:p>13,790</text:p>
          </table:table-cell>
          <table:table-cell office:value-type="float" office:value="6390" table:style-name="ce53">
            <text:p>6,390</text:p>
          </table:table-cell>
          <table:table-cell office:value-type="float" office:value="339250" table:style-name="ce53">
            <text:p>339,250</text:p>
          </table:table-cell>
          <table:table-cell office:value-type="float" office:value="314740" table:style-name="ce57">
            <text:p>314,7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5 Quarter 4</text:p>
          </table:table-cell>
          <table:table-cell office:value-type="float" office:value="294430" table:style-name="ce53">
            <text:p>294,430</text:p>
          </table:table-cell>
          <table:table-cell office:value-type="float" office:value="27110" table:style-name="ce53">
            <text:p>27,110</text:p>
          </table:table-cell>
          <table:table-cell office:value-type="float" office:value="14720" table:style-name="ce53">
            <text:p>14,720</text:p>
          </table:table-cell>
          <table:table-cell office:value-type="float" office:value="6750" table:style-name="ce53">
            <text:p>6,750</text:p>
          </table:table-cell>
          <table:table-cell office:value-type="float" office:value="343010" table:style-name="ce53">
            <text:p>343,010</text:p>
          </table:table-cell>
          <table:table-cell office:value-type="float" office:value="319470" table:style-name="ce57">
            <text:p>319,4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6 Quarter 1</text:p>
          </table:table-cell>
          <table:table-cell office:value-type="float" office:value="302570" table:style-name="ce53">
            <text:p>302,570</text:p>
          </table:table-cell>
          <table:table-cell office:value-type="float" office:value="23430" table:style-name="ce53">
            <text:p>23,430</text:p>
          </table:table-cell>
          <table:table-cell office:value-type="float" office:value="14090" table:style-name="ce53">
            <text:p>14,090</text:p>
          </table:table-cell>
          <table:table-cell office:value-type="float" office:value="6620" table:style-name="ce53">
            <text:p>6,620</text:p>
          </table:table-cell>
          <table:table-cell office:value-type="float" office:value="346710" table:style-name="ce53">
            <text:p>346,710</text:p>
          </table:table-cell>
          <table:table-cell office:value-type="float" office:value="387200" table:style-name="ce57">
            <text:p>387,2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6 Quarter 2</text:p>
          </table:table-cell>
          <table:table-cell office:value-type="float" office:value="219470" table:style-name="ce53">
            <text:p>219,470</text:p>
          </table:table-cell>
          <table:table-cell office:value-type="float" office:value="22880" table:style-name="ce53">
            <text:p>22,880</text:p>
          </table:table-cell>
          <table:table-cell office:value-type="float" office:value="11110" table:style-name="ce53">
            <text:p>11,110</text:p>
          </table:table-cell>
          <table:table-cell office:value-type="float" office:value="5190" table:style-name="ce53">
            <text:p>5,190</text:p>
          </table:table-cell>
          <table:table-cell office:value-type="float" office:value="258650" table:style-name="ce53">
            <text:p>258,650</text:p>
          </table:table-cell>
          <table:table-cell office:value-type="float" office:value="264340" table:style-name="ce57">
            <text:p>264,3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6 Quarter 3</text:p>
          </table:table-cell>
          <table:table-cell office:value-type="float" office:value="272010" table:style-name="ce53">
            <text:p>272,010</text:p>
          </table:table-cell>
          <table:table-cell office:value-type="float" office:value="27430" table:style-name="ce53">
            <text:p>27,430</text:p>
          </table:table-cell>
          <table:table-cell office:value-type="float" office:value="13800" table:style-name="ce53">
            <text:p>13,800</text:p>
          </table:table-cell>
          <table:table-cell office:value-type="float" office:value="6310" table:style-name="ce53">
            <text:p>6,310</text:p>
          </table:table-cell>
          <table:table-cell office:value-type="float" office:value="319550" table:style-name="ce53">
            <text:p>319,550</text:p>
          </table:table-cell>
          <table:table-cell office:value-type="float" office:value="290200" table:style-name="ce57">
            <text:p>290,2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6 Quarter 4</text:p>
          </table:table-cell>
          <table:table-cell office:value-type="float" office:value="263770" table:style-name="ce53">
            <text:p>263,770</text:p>
          </table:table-cell>
          <table:table-cell office:value-type="float" office:value="25710" table:style-name="ce53">
            <text:p>25,710</text:p>
          </table:table-cell>
          <table:table-cell office:value-type="float" office:value="14150" table:style-name="ce53">
            <text:p>14,150</text:p>
          </table:table-cell>
          <table:table-cell office:value-type="float" office:value="6480" table:style-name="ce53">
            <text:p>6,480</text:p>
          </table:table-cell>
          <table:table-cell office:value-type="float" office:value="310110" table:style-name="ce53">
            <text:p>310,110</text:p>
          </table:table-cell>
          <table:table-cell office:value-type="float" office:value="290770" table:style-name="ce57">
            <text:p>290,7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7 Quarter 1</text:p>
          </table:table-cell>
          <table:table-cell office:value-type="float" office:value="230380" table:style-name="ce53">
            <text:p>230,380</text:p>
          </table:table-cell>
          <table:table-cell office:value-type="float" office:value="21580" table:style-name="ce53">
            <text:p>21,580</text:p>
          </table:table-cell>
          <table:table-cell office:value-type="float" office:value="12450" table:style-name="ce53">
            <text:p>12,450</text:p>
          </table:table-cell>
          <table:table-cell office:value-type="float" office:value="5610" table:style-name="ce53">
            <text:p>5,610</text:p>
          </table:table-cell>
          <table:table-cell office:value-type="float" office:value="270020" table:style-name="ce53">
            <text:p>270,020</text:p>
          </table:table-cell>
          <table:table-cell office:value-type="float" office:value="306970" table:style-name="ce57">
            <text:p>306,9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7 Quarter 2</text:p>
          </table:table-cell>
          <table:table-cell office:value-type="float" office:value="254490" table:style-name="ce53">
            <text:p>254,490</text:p>
          </table:table-cell>
          <table:table-cell office:value-type="float" office:value="27640" table:style-name="ce53">
            <text:p>27,640</text:p>
          </table:table-cell>
          <table:table-cell office:value-type="float" office:value="13810" table:style-name="ce53">
            <text:p>13,810</text:p>
          </table:table-cell>
          <table:table-cell office:value-type="float" office:value="6610" table:style-name="ce53">
            <text:p>6,610</text:p>
          </table:table-cell>
          <table:table-cell office:value-type="float" office:value="302550" table:style-name="ce53">
            <text:p>302,550</text:p>
          </table:table-cell>
          <table:table-cell office:value-type="float" office:value="308450" table:style-name="ce57">
            <text:p>308,4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7 Quarter 3</text:p>
          </table:table-cell>
          <table:table-cell office:value-type="float" office:value="276610" table:style-name="ce53">
            <text:p>276,610</text:p>
          </table:table-cell>
          <table:table-cell office:value-type="float" office:value="28300" table:style-name="ce53">
            <text:p>28,300</text:p>
          </table:table-cell>
          <table:table-cell office:value-type="float" office:value="14850" table:style-name="ce53">
            <text:p>14,850</text:p>
          </table:table-cell>
          <table:table-cell office:value-type="float" office:value="7020" table:style-name="ce53">
            <text:p>7,020</text:p>
          </table:table-cell>
          <table:table-cell office:value-type="float" office:value="326780" table:style-name="ce53">
            <text:p>326,780</text:p>
          </table:table-cell>
          <table:table-cell office:value-type="float" office:value="307020" table:style-name="ce57">
            <text:p>307,0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7 Quarter 4</text:p>
          </table:table-cell>
          <table:table-cell office:value-type="float" office:value="271820" table:style-name="ce53">
            <text:p>271,820</text:p>
          </table:table-cell>
          <table:table-cell office:value-type="float" office:value="26170" table:style-name="ce53">
            <text:p>26,170</text:p>
          </table:table-cell>
          <table:table-cell office:value-type="float" office:value="15310" table:style-name="ce53">
            <text:p>15,310</text:p>
          </table:table-cell>
          <table:table-cell office:value-type="float" office:value="7410" table:style-name="ce53">
            <text:p>7,410</text:p>
          </table:table-cell>
          <table:table-cell office:value-type="float" office:value="320710" table:style-name="ce53">
            <text:p>320,710</text:p>
          </table:table-cell>
          <table:table-cell office:value-type="float" office:value="300950" table:style-name="ce57">
            <text:p>300,9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8 Quarter 1</text:p>
          </table:table-cell>
          <table:table-cell office:value-type="float" office:value="221930" table:style-name="ce53">
            <text:p>221,930</text:p>
          </table:table-cell>
          <table:table-cell office:value-type="float" office:value="18370" table:style-name="ce53">
            <text:p>18,370</text:p>
          </table:table-cell>
          <table:table-cell office:value-type="float" office:value="11780" table:style-name="ce53">
            <text:p>11,780</text:p>
          </table:table-cell>
          <table:table-cell office:value-type="float" office:value="5890" table:style-name="ce53">
            <text:p>5,890</text:p>
          </table:table-cell>
          <table:table-cell office:value-type="float" office:value="257970" table:style-name="ce53">
            <text:p>257,970</text:p>
          </table:table-cell>
          <table:table-cell office:value-type="float" office:value="291060" table:style-name="ce57">
            <text:p>291,0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8 Quarter 2</text:p>
          </table:table-cell>
          <table:table-cell office:value-type="float" office:value="244880" table:style-name="ce53">
            <text:p>244,880</text:p>
          </table:table-cell>
          <table:table-cell office:value-type="float" office:value="26610" table:style-name="ce53">
            <text:p>26,610</text:p>
          </table:table-cell>
          <table:table-cell office:value-type="float" office:value="13250" table:style-name="ce53">
            <text:p>13,250</text:p>
          </table:table-cell>
          <table:table-cell office:value-type="float" office:value="6880" table:style-name="ce53">
            <text:p>6,880</text:p>
          </table:table-cell>
          <table:table-cell office:value-type="float" office:value="291620" table:style-name="ce53">
            <text:p>291,620</text:p>
          </table:table-cell>
          <table:table-cell office:value-type="float" office:value="300150" table:style-name="ce57">
            <text:p>300,1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8 Quarter 3</text:p>
          </table:table-cell>
          <table:table-cell office:value-type="float" office:value="267830" table:style-name="ce53">
            <text:p>267,830</text:p>
          </table:table-cell>
          <table:table-cell office:value-type="float" office:value="28320" table:style-name="ce53">
            <text:p>28,320</text:p>
          </table:table-cell>
          <table:table-cell office:value-type="float" office:value="14860" table:style-name="ce53">
            <text:p>14,860</text:p>
          </table:table-cell>
          <table:table-cell office:value-type="float" office:value="7340" table:style-name="ce53">
            <text:p>7,340</text:p>
          </table:table-cell>
          <table:table-cell office:value-type="float" office:value="318350" table:style-name="ce53">
            <text:p>318,350</text:p>
          </table:table-cell>
          <table:table-cell office:value-type="float" office:value="299230" table:style-name="ce57">
            <text:p>299,2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8 Quarter 4</text:p>
          </table:table-cell>
          <table:table-cell office:value-type="float" office:value="273040" table:style-name="ce53">
            <text:p>273,040</text:p>
          </table:table-cell>
          <table:table-cell office:value-type="float" office:value="27060" table:style-name="ce53">
            <text:p>27,060</text:p>
          </table:table-cell>
          <table:table-cell office:value-type="float" office:value="15780" table:style-name="ce53">
            <text:p>15,780</text:p>
          </table:table-cell>
          <table:table-cell office:value-type="float" office:value="7700" table:style-name="ce53">
            <text:p>7,700</text:p>
          </table:table-cell>
          <table:table-cell office:value-type="float" office:value="323580" table:style-name="ce53">
            <text:p>323,580</text:p>
          </table:table-cell>
          <table:table-cell office:value-type="float" office:value="298980" table:style-name="ce57">
            <text:p>298,9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9 Quarter 1</text:p>
          </table:table-cell>
          <table:table-cell office:value-type="float" office:value="217310" table:style-name="ce53">
            <text:p>217,310</text:p>
          </table:table-cell>
          <table:table-cell office:value-type="float" office:value="20850" table:style-name="ce53">
            <text:p>20,850</text:p>
          </table:table-cell>
          <table:table-cell office:value-type="float" office:value="11880" table:style-name="ce53">
            <text:p>11,880</text:p>
          </table:table-cell>
          <table:table-cell office:value-type="float" office:value="6040" table:style-name="ce53">
            <text:p>6,040</text:p>
          </table:table-cell>
          <table:table-cell office:value-type="float" office:value="256080" table:style-name="ce53">
            <text:p>256,080</text:p>
          </table:table-cell>
          <table:table-cell office:value-type="float" office:value="292160" table:style-name="ce57">
            <text:p>292,1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9 Quarter 2</text:p>
          </table:table-cell>
          <table:table-cell office:value-type="float" office:value="237870" table:style-name="ce53">
            <text:p>237,870</text:p>
          </table:table-cell>
          <table:table-cell office:value-type="float" office:value="27360" table:style-name="ce53">
            <text:p>27,360</text:p>
          </table:table-cell>
          <table:table-cell office:value-type="float" office:value="13260" table:style-name="ce53">
            <text:p>13,260</text:p>
          </table:table-cell>
          <table:table-cell office:value-type="float" office:value="6760" table:style-name="ce53">
            <text:p>6,760</text:p>
          </table:table-cell>
          <table:table-cell office:value-type="float" office:value="285250" table:style-name="ce53">
            <text:p>285,250</text:p>
          </table:table-cell>
          <table:table-cell office:value-type="float" office:value="294940" table:style-name="ce57">
            <text:p>294,9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9 Quarter 3</text:p>
          </table:table-cell>
          <table:table-cell office:value-type="float" office:value="265490" table:style-name="ce53">
            <text:p>265,490</text:p>
          </table:table-cell>
          <table:table-cell office:value-type="float" office:value="28250" table:style-name="ce53">
            <text:p>28,250</text:p>
          </table:table-cell>
          <table:table-cell office:value-type="float" office:value="14950" table:style-name="ce53">
            <text:p>14,950</text:p>
          </table:table-cell>
          <table:table-cell office:value-type="float" office:value="7270" table:style-name="ce53">
            <text:p>7,270</text:p>
          </table:table-cell>
          <table:table-cell office:value-type="float" office:value="315960" table:style-name="ce53">
            <text:p>315,960</text:p>
          </table:table-cell>
          <table:table-cell office:value-type="float" office:value="294620" table:style-name="ce57">
            <text:p>294,6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9 Quarter 4</text:p>
          </table:table-cell>
          <table:table-cell office:value-type="float" office:value="269130" table:style-name="ce53">
            <text:p>269,130</text:p>
          </table:table-cell>
          <table:table-cell office:value-type="float" office:value="27880" table:style-name="ce53">
            <text:p>27,880</text:p>
          </table:table-cell>
          <table:table-cell office:value-type="float" office:value="15190" table:style-name="ce53">
            <text:p>15,190</text:p>
          </table:table-cell>
          <table:table-cell office:value-type="float" office:value="7380" table:style-name="ce53">
            <text:p>7,380</text:p>
          </table:table-cell>
          <table:table-cell office:value-type="float" office:value="319580" table:style-name="ce53">
            <text:p>319,580</text:p>
          </table:table-cell>
          <table:table-cell office:value-type="float" office:value="294950" table:style-name="ce57">
            <text:p>294,9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0 Quarter 1</text:p>
          </table:table-cell>
          <table:table-cell office:value-type="float" office:value="216480" table:style-name="ce53">
            <text:p>216,480</text:p>
          </table:table-cell>
          <table:table-cell office:value-type="float" office:value="19290" table:style-name="ce53">
            <text:p>19,290</text:p>
          </table:table-cell>
          <table:table-cell office:value-type="float" office:value="11910" table:style-name="ce53">
            <text:p>11,910</text:p>
          </table:table-cell>
          <table:table-cell office:value-type="float" office:value="5910" table:style-name="ce53">
            <text:p>5,910</text:p>
          </table:table-cell>
          <table:table-cell office:value-type="float" office:value="253590" table:style-name="ce53">
            <text:p>253,590</text:p>
          </table:table-cell>
          <table:table-cell office:value-type="float" office:value="285580" table:style-name="ce57">
            <text:p>285,5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0 Quarter 2</text:p>
          </table:table-cell>
          <table:table-cell office:value-type="float" office:value="132210" table:style-name="ce53">
            <text:p>132,210</text:p>
          </table:table-cell>
          <table:table-cell office:value-type="float" office:value="10210" table:style-name="ce53">
            <text:p>10,210</text:p>
          </table:table-cell>
          <table:table-cell office:value-type="float" office:value="6290" table:style-name="ce53">
            <text:p>6,290</text:p>
          </table:table-cell>
          <table:table-cell office:value-type="float" office:value="2230" table:style-name="ce53">
            <text:p>2,230</text:p>
          </table:table-cell>
          <table:table-cell office:value-type="float" office:value="150940" table:style-name="ce53">
            <text:p>150,940</text:p>
          </table:table-cell>
          <table:table-cell office:value-type="float" office:value="154670" table:style-name="ce57">
            <text:p>154,6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0 Quarter 3</text:p>
          </table:table-cell>
          <table:table-cell office:value-type="float" office:value="226290" table:style-name="ce53">
            <text:p>226,290</text:p>
          </table:table-cell>
          <table:table-cell office:value-type="float" office:value="22810" table:style-name="ce53">
            <text:p>22,810</text:p>
          </table:table-cell>
          <table:table-cell office:value-type="float" office:value="9990" table:style-name="ce53">
            <text:p>9,990</text:p>
          </table:table-cell>
          <table:table-cell office:value-type="float" office:value="5690" table:style-name="ce53">
            <text:p>5,690</text:p>
          </table:table-cell>
          <table:table-cell office:value-type="float" office:value="264780" table:style-name="ce53">
            <text:p>264,780</text:p>
          </table:table-cell>
          <table:table-cell office:value-type="float" office:value="249080" table:style-name="ce57">
            <text:p>249,0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0 Quarter 4</text:p>
          </table:table-cell>
          <table:table-cell office:value-type="float" office:value="313310" table:style-name="ce53">
            <text:p>313,310</text:p>
          </table:table-cell>
          <table:table-cell office:value-type="float" office:value="36610" table:style-name="ce53">
            <text:p>36,610</text:p>
          </table:table-cell>
          <table:table-cell office:value-type="float" office:value="16820" table:style-name="ce53">
            <text:p>16,820</text:p>
          </table:table-cell>
          <table:table-cell office:value-type="float" office:value="9080" table:style-name="ce53">
            <text:p>9,080</text:p>
          </table:table-cell>
          <table:table-cell office:value-type="float" office:value="375820" table:style-name="ce53">
            <text:p>375,820</text:p>
          </table:table-cell>
          <table:table-cell office:value-type="float" office:value="348190" table:style-name="ce57">
            <text:p>348,1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1 Quarter 1</text:p>
          </table:table-cell>
          <table:table-cell office:value-type="float" office:value="342260" table:style-name="ce53">
            <text:p>342,260</text:p>
          </table:table-cell>
          <table:table-cell office:value-type="float" office:value="27360" table:style-name="ce53">
            <text:p>27,360</text:p>
          </table:table-cell>
          <table:table-cell office:value-type="float" office:value="15150" table:style-name="ce53">
            <text:p>15,150</text:p>
          </table:table-cell>
          <table:table-cell office:value-type="float" office:value="8380" table:style-name="ce53">
            <text:p>8,380</text:p>
          </table:table-cell>
          <table:table-cell office:value-type="float" office:value="393150" table:style-name="ce53">
            <text:p>393,150</text:p>
          </table:table-cell>
          <table:table-cell office:value-type="float" office:value="438040" table:style-name="ce57">
            <text:p>438,0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1 Quarter 2</text:p>
          </table:table-cell>
          <table:table-cell office:value-type="float" office:value="377280" table:style-name="ce53">
            <text:p>377,280</text:p>
          </table:table-cell>
          <table:table-cell office:value-type="float" office:value="27070" table:style-name="ce53">
            <text:p>27,070</text:p>
          </table:table-cell>
          <table:table-cell office:value-type="float" office:value="17950" table:style-name="ce53">
            <text:p>17,950</text:p>
          </table:table-cell>
          <table:table-cell office:value-type="float" office:value="9020" table:style-name="ce53">
            <text:p>9,020</text:p>
          </table:table-cell>
          <table:table-cell office:value-type="float" office:value="431320" table:style-name="ce53">
            <text:p>431,320</text:p>
          </table:table-cell>
          <table:table-cell office:value-type="float" office:value="441970" table:style-name="ce57">
            <text:p>441,9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1 Quarter 3</text:p>
          </table:table-cell>
          <table:table-cell office:value-type="float" office:value="298620" table:style-name="ce53">
            <text:p>298,620</text:p>
          </table:table-cell>
          <table:table-cell office:value-type="float" office:value="30560" table:style-name="ce53">
            <text:p>30,560</text:p>
          </table:table-cell>
          <table:table-cell office:value-type="float" office:value="15130" table:style-name="ce53">
            <text:p>15,130</text:p>
          </table:table-cell>
          <table:table-cell office:value-type="float" office:value="9260" table:style-name="ce53">
            <text:p>9,260</text:p>
          </table:table-cell>
          <table:table-cell office:value-type="float" office:value="353570" table:style-name="ce53">
            <text:p>353,570</text:p>
          </table:table-cell>
          <table:table-cell office:value-type="float" office:value="333970" table:style-name="ce57">
            <text:p>333,9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1 Quarter 4</text:p>
          </table:table-cell>
          <table:table-cell office:value-type="float" office:value="245280" table:style-name="ce53">
            <text:p>245,280</text:p>
          </table:table-cell>
          <table:table-cell office:value-type="float" office:value="29200" table:style-name="ce53">
            <text:p>29,200</text:p>
          </table:table-cell>
          <table:table-cell office:value-type="float" office:value="16010" table:style-name="ce53">
            <text:p>16,010</text:p>
          </table:table-cell>
          <table:table-cell office:value-type="float" office:value="7520" table:style-name="ce53">
            <text:p>7,520</text:p>
          </table:table-cell>
          <table:table-cell office:value-type="float" office:value="298010" table:style-name="ce53">
            <text:p>298,010</text:p>
          </table:table-cell>
          <table:table-cell office:value-type="float" office:value="268560" table:style-name="ce57">
            <text:p>268,5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2 Quarter 1</text:p>
          </table:table-cell>
          <table:table-cell office:value-type="float" office:value="245330" table:style-name="ce53">
            <text:p>245,330</text:p>
          </table:table-cell>
          <table:table-cell office:value-type="float" office:value="22250" table:style-name="ce53">
            <text:p>22,250</text:p>
          </table:table-cell>
          <table:table-cell office:value-type="float" office:value="13220" table:style-name="ce53">
            <text:p>13,220</text:p>
          </table:table-cell>
          <table:table-cell office:value-type="float" office:value="6670" table:style-name="ce53">
            <text:p>6,670</text:p>
          </table:table-cell>
          <table:table-cell office:value-type="float" office:value="287470" table:style-name="ce53">
            <text:p>287,470</text:p>
          </table:table-cell>
          <table:table-cell office:value-type="float" office:value="331260" table:style-name="ce57">
            <text:p>331,2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2 Quarter 2</text:p>
          </table:table-cell>
          <table:table-cell office:value-type="float" office:value="256570" table:style-name="ce53">
            <text:p>256,570</text:p>
          </table:table-cell>
          <table:table-cell office:value-type="float" office:value="26150" table:style-name="ce53">
            <text:p>26,150</text:p>
          </table:table-cell>
          <table:table-cell office:value-type="float" office:value="13270" table:style-name="ce53">
            <text:p>13,270</text:p>
          </table:table-cell>
          <table:table-cell office:value-type="float" office:value="7140" table:style-name="ce53">
            <text:p>7,140</text:p>
          </table:table-cell>
          <table:table-cell office:value-type="float" office:value="303130" table:style-name="ce53">
            <text:p>303,130</text:p>
          </table:table-cell>
          <table:table-cell office:value-type="float" office:value="317770" table:style-name="ce57">
            <text:p>317,7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2 Quarter 3</text:p>
          </table:table-cell>
          <table:table-cell office:value-type="float" office:value="285830" table:style-name="ce53">
            <text:p>285,830</text:p>
          </table:table-cell>
          <table:table-cell office:value-type="float" office:value="29660" table:style-name="ce53">
            <text:p>29,660</text:p>
          </table:table-cell>
          <table:table-cell office:value-type="float" office:value="14720" table:style-name="ce53">
            <text:p>14,720</text:p>
          </table:table-cell>
          <table:table-cell office:value-type="float" office:value="7520" table:style-name="ce53">
            <text:p>7,520</text:p>
          </table:table-cell>
          <table:table-cell office:value-type="float" office:value="337730" table:style-name="ce53">
            <text:p>337,730</text:p>
          </table:table-cell>
          <table:table-cell office:value-type="float" office:value="309060" table:style-name="ce57">
            <text:p>309,0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2 Quarter 4</text:p>
          </table:table-cell>
          <table:table-cell office:value-type="float" office:value="281260" table:style-name="ce53">
            <text:p>281,260</text:p>
          </table:table-cell>
          <table:table-cell office:value-type="float" office:value="26600" table:style-name="ce53">
            <text:p>26,600</text:p>
          </table:table-cell>
          <table:table-cell office:value-type="float" office:value="14840" table:style-name="ce53">
            <text:p>14,840</text:p>
          </table:table-cell>
          <table:table-cell office:value-type="float" office:value="7200" table:style-name="ce53">
            <text:p>7,200</text:p>
          </table:table-cell>
          <table:table-cell office:value-type="float" office:value="329900" table:style-name="ce53">
            <text:p>329,900</text:p>
          </table:table-cell>
          <table:table-cell office:value-type="float" office:value="306710" table:style-name="ce57">
            <text:p>306,7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3 Quarter 1</text:p>
          </table:table-cell>
          <table:table-cell office:value-type="float" office:value="210360" table:style-name="ce53">
            <text:p>210,360</text:p>
          </table:table-cell>
          <table:table-cell office:value-type="float" office:value="19730" table:style-name="ce53">
            <text:p>19,730</text:p>
          </table:table-cell>
          <table:table-cell office:value-type="float" office:value="10680" table:style-name="ce53">
            <text:p>10,680</text:p>
          </table:table-cell>
          <table:table-cell office:value-type="float" office:value="5400" table:style-name="ce53">
            <text:p>5,400</text:p>
          </table:table-cell>
          <table:table-cell office:value-type="float" office:value="246170" table:style-name="ce53">
            <text:p>246,170</text:p>
          </table:table-cell>
          <table:table-cell office:value-type="float" office:value="274880" table:style-name="ce57">
            <text:p>274,8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3 Quarter 2</text:p>
          </table:table-cell>
          <table:table-cell office:value-type="float" office:value="196340" table:style-name="ce53">
            <text:p>196,340</text:p>
          </table:table-cell>
          <table:table-cell office:value-type="float" office:value="24410" table:style-name="ce53">
            <text:p>24,410</text:p>
          </table:table-cell>
          <table:table-cell office:value-type="float" office:value="10440" table:style-name="ce53">
            <text:p>10,440</text:p>
          </table:table-cell>
          <table:table-cell office:value-type="float" office:value="5620" table:style-name="ce53">
            <text:p>5,620</text:p>
          </table:table-cell>
          <table:table-cell office:value-type="float" office:value="236810" table:style-name="ce53">
            <text:p>236,810</text:p>
          </table:table-cell>
          <table:table-cell office:value-type="float" office:value="245790" table:style-name="ce57">
            <text:p>245,7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3 Quarter 3</text:p>
          </table:table-cell>
          <table:table-cell office:value-type="float" office:value="229220" table:style-name="ce53">
            <text:p>229,220</text:p>
          </table:table-cell>
          <table:table-cell office:value-type="float" office:value="25510" table:style-name="ce53">
            <text:p>25,510</text:p>
          </table:table-cell>
          <table:table-cell office:value-type="float" office:value="11950" table:style-name="ce53">
            <text:p>11,950</text:p>
          </table:table-cell>
          <table:table-cell office:value-type="float" office:value="6400" table:style-name="ce53">
            <text:p>6,400</text:p>
          </table:table-cell>
          <table:table-cell office:value-type="float" office:value="273080" table:style-name="ce53">
            <text:p>273,080</text:p>
          </table:table-cell>
          <table:table-cell office:value-type="float" office:value="257880" table:style-name="ce57">
            <text:p>257,8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3 Quarter 4</text:p>
          </table:table-cell>
          <table:table-cell office:value-type="float" office:value="221990" table:style-name="ce53">
            <text:p>221,990</text:p>
          </table:table-cell>
          <table:table-cell office:value-type="float" office:value="23440" table:style-name="ce53">
            <text:p>23,440</text:p>
          </table:table-cell>
          <table:table-cell office:value-type="float" office:value="11770" table:style-name="ce53">
            <text:p>11,770</text:p>
          </table:table-cell>
          <table:table-cell office:value-type="float" office:value="6190" table:style-name="ce53">
            <text:p>6,190</text:p>
          </table:table-cell>
          <table:table-cell office:value-type="float" office:value="263390" table:style-name="ce53">
            <text:p>263,390</text:p>
          </table:table-cell>
          <table:table-cell office:value-type="float" office:value="244690" table:style-name="ce57">
            <text:p>244,6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4 Quarter 1</text:p>
          </table:table-cell>
          <table:table-cell office:value-type="float" office:value="192480" table:style-name="ce53">
            <text:p>192,480</text:p>
          </table:table-cell>
          <table:table-cell office:value-type="float" office:value="19770" table:style-name="ce53">
            <text:p>19,770</text:p>
          </table:table-cell>
          <table:table-cell office:value-type="float" office:value="9890" table:style-name="ce53">
            <text:p>9,890</text:p>
          </table:table-cell>
          <table:table-cell office:value-type="float" office:value="5260" table:style-name="ce53">
            <text:p>5,260</text:p>
          </table:table-cell>
          <table:table-cell office:value-type="float" office:value="227400" table:style-name="ce53">
            <text:p>227,400</text:p>
          </table:table-cell>
          <table:table-cell office:value-type="float" office:value="252840" table:style-name="ce57">
            <text:p>252,8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4 Quarter 2</text:p>
          </table:table-cell>
          <table:table-cell office:value-type="float" office:value="218610" table:style-name="ce53">
            <text:p>218,610</text:p>
          </table:table-cell>
          <table:table-cell office:value-type="float" office:value="25920" table:style-name="ce53">
            <text:p>25,920</text:p>
          </table:table-cell>
          <table:table-cell office:value-type="float" office:value="11260" table:style-name="ce53">
            <text:p>11,260</text:p>
          </table:table-cell>
          <table:table-cell office:value-type="float" office:value="5880" table:style-name="ce53">
            <text:p>5,880</text:p>
          </table:table-cell>
          <table:table-cell office:value-type="float" office:value="261670" table:style-name="ce53">
            <text:p>261,670</text:p>
          </table:table-cell>
          <table:table-cell office:value-type="float" office:value="274860" table:style-name="ce57">
            <text:p>274,8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4 Quarter 3</text:p>
          </table:table-cell>
          <table:table-cell office:value-type="float" office:value="249740" table:style-name="ce53">
            <text:p>249,740</text:p>
          </table:table-cell>
          <table:table-cell office:value-type="float" office:value="27710" table:style-name="ce53">
            <text:p>27,710</text:p>
          </table:table-cell>
          <table:table-cell office:value-type="float" office:value="12910" table:style-name="ce53">
            <text:p>12,910</text:p>
          </table:table-cell>
          <table:table-cell office:value-type="float" office:value="6900" table:style-name="ce53">
            <text:p>6,900</text:p>
          </table:table-cell>
          <table:table-cell office:value-type="float" office:value="297260" table:style-name="ce53">
            <text:p>297,260</text:p>
          </table:table-cell>
          <table:table-cell office:value-type="float" office:value="277810" table:style-name="ce57">
            <text:p>277,8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4 Quarter 4</text:p>
          </table:table-cell>
          <table:table-cell office:value-type="float" office:value="267750" table:style-name="ce53">
            <text:p>267,750</text:p>
          </table:table-cell>
          <table:table-cell office:value-type="float" office:value="27010" table:style-name="ce53">
            <text:p>27,010</text:p>
          </table:table-cell>
          <table:table-cell office:value-type="float" office:value="13940" table:style-name="ce53">
            <text:p>13,940</text:p>
          </table:table-cell>
          <table:table-cell office:value-type="float" office:value="7440" table:style-name="ce53">
            <text:p>7,440</text:p>
          </table:table-cell>
          <table:table-cell office:value-type="float" office:value="316140" table:style-name="ce53">
            <text:p>316,140</text:p>
          </table:table-cell>
          <table:table-cell office:value-type="float" office:value="289310" table:style-name="ce57">
            <text:p>289,3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5 Quarter 1</text:p>
          </table:table-cell>
          <table:table-cell office:value-type="float" office:value="299210" table:style-name="ce53">
            <text:p>299,210</text:p>
          </table:table-cell>
          <table:table-cell office:value-type="float" office:value="21110" table:style-name="ce53">
            <text:p>21,110</text:p>
          </table:table-cell>
          <table:table-cell office:value-type="float" office:value="12140" table:style-name="ce53">
            <text:p>12,140</text:p>
          </table:table-cell>
          <table:table-cell office:value-type="float" office:value="7160" table:style-name="ce53">
            <text:p>7,160</text:p>
          </table:table-cell>
          <table:table-cell office:value-type="float" office:value="339620" table:style-name="ce53">
            <text:p>339,620</text:p>
          </table:table-cell>
          <table:table-cell office:value-type="float" office:value="381340" table:style-name="ce57">
            <text:p>381,3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5 Quarter 2</text:p>
          </table:table-cell>
          <table:table-cell office:value-type="float" office:value="191210" table:style-name="ce53">
            <text:p>191,210</text:p>
          </table:table-cell>
          <table:table-cell office:value-type="float" office:value="26700" table:style-name="ce53">
            <text:p>26,700</text:p>
          </table:table-cell>
          <table:table-cell office:value-type="float" office:value="12370" table:style-name="ce53">
            <text:p>12,370</text:p>
          </table:table-cell>
          <table:table-cell office:value-type="float" office:value="5310" table:style-name="ce53">
            <text:p>5,310</text:p>
          </table:table-cell>
          <table:table-cell office:value-type="float" office:value="235590" table:style-name="ce53">
            <text:p>235,590</text:p>
          </table:table-cell>
          <table:table-cell office:value-type="float" office:value="243910" table:style-name="ce57">
            <text:p>243,9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5 Quarter 3</text:p>
          </table:table-cell>
          <table:table-cell office:value-type="float" office:value="259730" table:style-name="ce53">
            <text:p>259,730</text:p>
          </table:table-cell>
          <table:table-cell office:value-type="float" office:value="29100" table:style-name="ce53">
            <text:p>29,100</text:p>
          </table:table-cell>
          <table:table-cell office:value-type="float" office:value="13930" table:style-name="ce53">
            <text:p>13,930</text:p>
          </table:table-cell>
          <table:table-cell office:value-type="float" office:value="6950" table:style-name="ce53">
            <text:p>6,950</text:p>
          </table:table-cell>
          <table:table-cell office:value-type="float" office:value="309710" table:style-name="ce53">
            <text:p>309,710</text:p>
          </table:table-cell>
          <table:table-cell office:value-type="float" office:value="289550" table:style-name="ce57">
            <text:p>289,550</text:p>
          </table:table-cell>
          <table:table-cell table:number-columns-repeated="16377"/>
        </table:table-row>
        <table:table-row table:style-name="ro5">
          <table:table-cell office:value-type="string" table:style-name="ce64">
            <text:p>2025 Quarter 4 [provisional]</text:p>
          </table:table-cell>
          <table:table-cell office:value-type="float" office:value="277360" table:style-name="ce63">
            <text:p>277,360</text:p>
          </table:table-cell>
          <table:table-cell office:value-type="float" office:value="27930" table:style-name="ce63">
            <text:p>27,930</text:p>
          </table:table-cell>
          <table:table-cell office:value-type="float" office:value="15000" table:style-name="ce63">
            <text:p>15,000</text:p>
          </table:table-cell>
          <table:table-cell office:value-type="float" office:value="7590" table:style-name="ce63">
            <text:p>7,590</text:p>
          </table:table-cell>
          <table:table-cell office:value-type="float" office:value="327880" table:style-name="ce63">
            <text:p>327,880</text:p>
          </table:table-cell>
          <table:table-cell office:value-type="float" office:value="300750" table:style-name="ce65">
            <text:p>300,750</text:p>
          </table:table-cell>
          <table:table-cell table:number-columns-repeated="16377"/>
        </table:table-row>
        <table:table-row table:style-name="ro5">
          <table:table-cell office:value-type="string" table:style-name="ce66">
            <text:p>End of worksheet</text:p>
          </table:table-cell>
          <table:table-cell table:number-columns-repeated="16383" table:style-name="ce1"/>
        </table:table-row>
        <table:table-row table:number-rows-repeated="1048486" table:style-name="ro4">
          <table:table-cell table:number-columns-repeated="16384"/>
        </table:table-row>
        <table:named-expressions>
          <table:named-range table:name="Print_Area" table:cell-range-address="Residential_quarterly.$A$1:Residential_quarterly.$U$5" table:base-cell-address="Residential_quarterly.$A$1"/>
        </table:named-expressions>
      </table:table>
      <table:table table:name="Residential_monthly" table:style-name="ta3">
        <table:table-column table:style-name="co9" table:default-cell-style-name="ce1"/>
        <table:table-column table:style-name="co6" table:number-columns-repeated="6" table:default-cell-style-name="ce1"/>
        <table:table-column table:style-name="co3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10">
            <text:p>Table 3. Residential property transactions completed in the UK by month.</text:p>
          </table:table-cell>
          <table:table-cell table:number-columns-repeated="5" table:style-name="ce32"/>
          <table:table-cell table:style-name="ce33"/>
          <table:table-cell table:number-columns-repeated="16377"/>
        </table:table-row>
        <table:table-row table:style-name="ro3">
          <table:table-cell office:value-type="string" table:style-name="ce21">
            <text:p>Table 3 includes residential transactions statistics by month and year. Columns B to E include statistics for transactions completed in England, Scotland, Wales and Northern Ireland.</text:p>
          </table:table-cell>
          <table:table-cell table:number-columns-repeated="5" table:style-name="ce17"/>
          <table:table-cell table:style-name="ce22"/>
          <table:table-cell table:number-columns-repeated="16377"/>
        </table:table-row>
        <table:table-row table:style-name="ro3">
          <table:table-cell office:value-type="string" table:style-name="ce21">
            <text:p>UK totals are provided in column F and seasonally adjusted UK totals within column G. All transactions statistics are rounded and reported by thousand transactions.</text:p>
          </table:table-cell>
          <table:table-cell table:number-columns-repeated="5" table:style-name="ce34"/>
          <table:table-cell table:style-name="ce35"/>
          <table:table-cell table:number-columns-repeated="16377"/>
        </table:table-row>
        <table:table-row table:style-name="ro3">
          <table:table-cell office:value-type="string" table:style-name="ce21">
            <text:p>Transactions statistics are reported based upon when transactions were completed and only include those with a value of above £40,000.</text:p>
          </table:table-cell>
          <table:table-cell table:number-columns-repeated="5" table:style-name="ce34"/>
          <table:table-cell table:style-name="ce35"/>
          <table:table-cell table:number-columns-repeated="16377"/>
        </table:table-row>
        <table:table-row table:style-name="ro3">
          <table:table-cell office:value-type="string" table:style-name="ce21">
            <text:p>From July 2021, transactions during the latest month in Wales have been estimated using a monthly data feed supplied by the Welsh Revenue Authority.<text:s/></text:p>
          </table:table-cell>
          <table:table-cell table:number-columns-repeated="5" table:style-name="ce34"/>
          <table:table-cell table:style-name="ce35"/>
          <table:table-cell table:number-columns-repeated="16377"/>
        </table:table-row>
        <table:table-row table:style-name="ro6">
          <table:table-cell office:value-type="string" table:style-name="ce52">
            <text:p>Month and year</text:p>
          </table:table-cell>
          <table:table-cell office:value-type="string" table:style-name="ce67">
            <text:p>England</text:p>
          </table:table-cell>
          <table:table-cell office:value-type="string" table:style-name="ce67">
            <text:p>Scotland</text:p>
          </table:table-cell>
          <table:table-cell office:value-type="string" table:style-name="ce67">
            <text:p>Wales</text:p>
          </table:table-cell>
          <table:table-cell office:value-type="string" table:style-name="ce67">
            <text:p>Northern Ireland</text:p>
          </table:table-cell>
          <table:table-cell office:value-type="string" table:style-name="ce67">
            <text:p>UK</text:p>
          </table:table-cell>
          <table:table-cell office:value-type="string" table:style-name="ce68">
            <text:p>UK (seasonally adjusted)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05</text:p>
          </table:table-cell>
          <table:table-cell office:value-type="float" office:value="88840" table:style-name="ce53">
            <text:p>88,840</text:p>
          </table:table-cell>
          <table:table-cell office:value-type="float" office:value="10540" table:style-name="ce71">
            <text:p>10,540</text:p>
          </table:table-cell>
          <table:table-cell office:value-type="float" office:value="4520" table:style-name="ce53">
            <text:p>4,520</text:p>
          </table:table-cell>
          <table:table-cell office:value-type="float" office:value="3290" table:style-name="ce53">
            <text:p>3,290</text:p>
          </table:table-cell>
          <table:table-cell office:value-type="float" office:value="107190" table:style-name="ce53">
            <text:p>107,190</text:p>
          </table:table-cell>
          <table:table-cell office:value-type="float" office:value="109680" table:style-name="ce57">
            <text:p>109,6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05</text:p>
          </table:table-cell>
          <table:table-cell office:value-type="float" office:value="91030" table:style-name="ce53">
            <text:p>91,030</text:p>
          </table:table-cell>
          <table:table-cell office:value-type="float" office:value="10180" table:style-name="ce53">
            <text:p>10,180</text:p>
          </table:table-cell>
          <table:table-cell office:value-type="float" office:value="4540" table:style-name="ce53">
            <text:p>4,540</text:p>
          </table:table-cell>
          <table:table-cell office:value-type="float" office:value="3260" table:style-name="ce53">
            <text:p>3,260</text:p>
          </table:table-cell>
          <table:table-cell office:value-type="float" office:value="109010" table:style-name="ce53">
            <text:p>109,010</text:p>
          </table:table-cell>
          <table:table-cell office:value-type="float" office:value="110270" table:style-name="ce57">
            <text:p>110,2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05</text:p>
          </table:table-cell>
          <table:table-cell office:value-type="float" office:value="103700" table:style-name="ce53">
            <text:p>103,700</text:p>
          </table:table-cell>
          <table:table-cell office:value-type="float" office:value="12120" table:style-name="ce53">
            <text:p>12,120</text:p>
          </table:table-cell>
          <table:table-cell office:value-type="float" office:value="5050" table:style-name="ce53">
            <text:p>5,050</text:p>
          </table:table-cell>
          <table:table-cell office:value-type="float" office:value="3790" table:style-name="ce53">
            <text:p>3,790</text:p>
          </table:table-cell>
          <table:table-cell office:value-type="float" office:value="124660" table:style-name="ce53">
            <text:p>124,660</text:p>
          </table:table-cell>
          <table:table-cell office:value-type="float" office:value="112460" table:style-name="ce57">
            <text:p>112,4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05</text:p>
          </table:table-cell>
          <table:table-cell office:value-type="float" office:value="107770" table:style-name="ce53">
            <text:p>107,770</text:p>
          </table:table-cell>
          <table:table-cell office:value-type="float" office:value="12530" table:style-name="ce53">
            <text:p>12,530</text:p>
          </table:table-cell>
          <table:table-cell office:value-type="float" office:value="5160" table:style-name="ce53">
            <text:p>5,160</text:p>
          </table:table-cell>
          <table:table-cell office:value-type="float" office:value="3710" table:style-name="ce53">
            <text:p>3,710</text:p>
          </table:table-cell>
          <table:table-cell office:value-type="float" office:value="129170" table:style-name="ce53">
            <text:p>129,170</text:p>
          </table:table-cell>
          <table:table-cell office:value-type="float" office:value="113610" table:style-name="ce57">
            <text:p>113,6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05</text:p>
          </table:table-cell>
          <table:table-cell office:value-type="float" office:value="107040" table:style-name="ce53">
            <text:p>107,040</text:p>
          </table:table-cell>
          <table:table-cell office:value-type="float" office:value="12000" table:style-name="ce53">
            <text:p>12,000</text:p>
          </table:table-cell>
          <table:table-cell office:value-type="float" office:value="5200" table:style-name="ce53">
            <text:p>5,200</text:p>
          </table:table-cell>
          <table:table-cell office:value-type="float" office:value="3910" table:style-name="ce53">
            <text:p>3,910</text:p>
          </table:table-cell>
          <table:table-cell office:value-type="float" office:value="128150" table:style-name="ce53">
            <text:p>128,150</text:p>
          </table:table-cell>
          <table:table-cell office:value-type="float" office:value="115470" table:style-name="ce57">
            <text:p>115,4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05</text:p>
          </table:table-cell>
          <table:table-cell office:value-type="float" office:value="107710" table:style-name="ce53">
            <text:p>107,710</text:p>
          </table:table-cell>
          <table:table-cell office:value-type="float" office:value="12510" table:style-name="ce53">
            <text:p>12,510</text:p>
          </table:table-cell>
          <table:table-cell office:value-type="float" office:value="5370" table:style-name="ce53">
            <text:p>5,370</text:p>
          </table:table-cell>
          <table:table-cell office:value-type="float" office:value="3970" table:style-name="ce53">
            <text:p>3,970</text:p>
          </table:table-cell>
          <table:table-cell office:value-type="float" office:value="129560" table:style-name="ce53">
            <text:p>129,560</text:p>
          </table:table-cell>
          <table:table-cell office:value-type="float" office:value="117590" table:style-name="ce57">
            <text:p>117,5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05</text:p>
          </table:table-cell>
          <table:table-cell office:value-type="float" office:value="100650" table:style-name="ce53">
            <text:p>100,650</text:p>
          </table:table-cell>
          <table:table-cell office:value-type="float" office:value="11410" table:style-name="ce53">
            <text:p>11,410</text:p>
          </table:table-cell>
          <table:table-cell office:value-type="float" office:value="5090" table:style-name="ce53">
            <text:p>5,090</text:p>
          </table:table-cell>
          <table:table-cell office:value-type="float" office:value="3710" table:style-name="ce53">
            <text:p>3,710</text:p>
          </table:table-cell>
          <table:table-cell office:value-type="float" office:value="120860" table:style-name="ce53">
            <text:p>120,860</text:p>
          </table:table-cell>
          <table:table-cell office:value-type="float" office:value="120990" table:style-name="ce57">
            <text:p>120,9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05</text:p>
          </table:table-cell>
          <table:table-cell office:value-type="float" office:value="103570" table:style-name="ce53">
            <text:p>103,570</text:p>
          </table:table-cell>
          <table:table-cell office:value-type="float" office:value="11690" table:style-name="ce53">
            <text:p>11,690</text:p>
          </table:table-cell>
          <table:table-cell office:value-type="float" office:value="5290" table:style-name="ce53">
            <text:p>5,290</text:p>
          </table:table-cell>
          <table:table-cell office:value-type="float" office:value="3990" table:style-name="ce53">
            <text:p>3,990</text:p>
          </table:table-cell>
          <table:table-cell office:value-type="float" office:value="124540" table:style-name="ce53">
            <text:p>124,540</text:p>
          </table:table-cell>
          <table:table-cell office:value-type="float" office:value="119270" table:style-name="ce57">
            <text:p>119,2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05</text:p>
          </table:table-cell>
          <table:table-cell office:value-type="float" office:value="115150" table:style-name="ce53">
            <text:p>115,150</text:p>
          </table:table-cell>
          <table:table-cell office:value-type="float" office:value="11430" table:style-name="ce53">
            <text:p>11,430</text:p>
          </table:table-cell>
          <table:table-cell office:value-type="float" office:value="5750" table:style-name="ce53">
            <text:p>5,750</text:p>
          </table:table-cell>
          <table:table-cell office:value-type="float" office:value="3970" table:style-name="ce53">
            <text:p>3,970</text:p>
          </table:table-cell>
          <table:table-cell office:value-type="float" office:value="136300" table:style-name="ce53">
            <text:p>136,300</text:p>
          </table:table-cell>
          <table:table-cell office:value-type="float" office:value="126640" table:style-name="ce57">
            <text:p>126,6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06</text:p>
          </table:table-cell>
          <table:table-cell office:value-type="float" office:value="83980" table:style-name="ce53">
            <text:p>83,980</text:p>
          </table:table-cell>
          <table:table-cell office:value-type="float" office:value="8500" table:style-name="ce53">
            <text:p>8,500</text:p>
          </table:table-cell>
          <table:table-cell office:value-type="float" office:value="3970" table:style-name="ce53">
            <text:p>3,970</text:p>
          </table:table-cell>
          <table:table-cell office:value-type="float" office:value="3290" table:style-name="ce53">
            <text:p>3,290</text:p>
          </table:table-cell>
          <table:table-cell office:value-type="float" office:value="99740" table:style-name="ce53">
            <text:p>99,740</text:p>
          </table:table-cell>
          <table:table-cell office:value-type="float" office:value="132100" table:style-name="ce57">
            <text:p>132,1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06</text:p>
          </table:table-cell>
          <table:table-cell office:value-type="float" office:value="87550" table:style-name="ce53">
            <text:p>87,550</text:p>
          </table:table-cell>
          <table:table-cell office:value-type="float" office:value="7150" table:style-name="ce53">
            <text:p>7,150</text:p>
          </table:table-cell>
          <table:table-cell office:value-type="float" office:value="4310" table:style-name="ce53">
            <text:p>4,310</text:p>
          </table:table-cell>
          <table:table-cell office:value-type="float" office:value="3220" table:style-name="ce53">
            <text:p>3,220</text:p>
          </table:table-cell>
          <table:table-cell office:value-type="float" office:value="102230" table:style-name="ce53">
            <text:p>102,230</text:p>
          </table:table-cell>
          <table:table-cell office:value-type="float" office:value="133940" table:style-name="ce57">
            <text:p>133,9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06</text:p>
          </table:table-cell>
          <table:table-cell office:value-type="float" office:value="112090" table:style-name="ce53">
            <text:p>112,090</text:p>
          </table:table-cell>
          <table:table-cell office:value-type="float" office:value="11180" table:style-name="ce53">
            <text:p>11,180</text:p>
          </table:table-cell>
          <table:table-cell office:value-type="float" office:value="5630" table:style-name="ce53">
            <text:p>5,630</text:p>
          </table:table-cell>
          <table:table-cell office:value-type="float" office:value="3810" table:style-name="ce53">
            <text:p>3,810</text:p>
          </table:table-cell>
          <table:table-cell office:value-type="float" office:value="132710" table:style-name="ce53">
            <text:p>132,710</text:p>
          </table:table-cell>
          <table:table-cell office:value-type="float" office:value="132080" table:style-name="ce57">
            <text:p>132,0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06</text:p>
          </table:table-cell>
          <table:table-cell office:value-type="float" office:value="101830" table:style-name="ce53">
            <text:p>101,830</text:p>
          </table:table-cell>
          <table:table-cell office:value-type="float" office:value="10690" table:style-name="ce53">
            <text:p>10,690</text:p>
          </table:table-cell>
          <table:table-cell office:value-type="float" office:value="5080" table:style-name="ce53">
            <text:p>5,080</text:p>
          </table:table-cell>
          <table:table-cell office:value-type="float" office:value="3670" table:style-name="ce53">
            <text:p>3,670</text:p>
          </table:table-cell>
          <table:table-cell office:value-type="float" office:value="121270" table:style-name="ce53">
            <text:p>121,270</text:p>
          </table:table-cell>
          <table:table-cell office:value-type="float" office:value="135880" table:style-name="ce57">
            <text:p>135,8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06</text:p>
          </table:table-cell>
          <table:table-cell office:value-type="float" office:value="113160" table:style-name="ce53">
            <text:p>113,160</text:p>
          </table:table-cell>
          <table:table-cell office:value-type="float" office:value="11990" table:style-name="ce53">
            <text:p>11,990</text:p>
          </table:table-cell>
          <table:table-cell office:value-type="float" office:value="5680" table:style-name="ce53">
            <text:p>5,680</text:p>
          </table:table-cell>
          <table:table-cell office:value-type="float" office:value="4200" table:style-name="ce53">
            <text:p>4,200</text:p>
          </table:table-cell>
          <table:table-cell office:value-type="float" office:value="135030" table:style-name="ce53">
            <text:p>135,030</text:p>
          </table:table-cell>
          <table:table-cell office:value-type="float" office:value="133370" table:style-name="ce57">
            <text:p>133,3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06</text:p>
          </table:table-cell>
          <table:table-cell office:value-type="float" office:value="135030" table:style-name="ce53">
            <text:p>135,030</text:p>
          </table:table-cell>
          <table:table-cell office:value-type="float" office:value="15670" table:style-name="ce53">
            <text:p>15,670</text:p>
          </table:table-cell>
          <table:table-cell office:value-type="float" office:value="6970" table:style-name="ce53">
            <text:p>6,970</text:p>
          </table:table-cell>
          <table:table-cell office:value-type="float" office:value="5300" table:style-name="ce53">
            <text:p>5,300</text:p>
          </table:table-cell>
          <table:table-cell office:value-type="float" office:value="162970" table:style-name="ce53">
            <text:p>162,970</text:p>
          </table:table-cell>
          <table:table-cell office:value-type="float" office:value="136400" table:style-name="ce57">
            <text:p>136,4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06</text:p>
          </table:table-cell>
          <table:table-cell office:value-type="float" office:value="125720" table:style-name="ce53">
            <text:p>125,720</text:p>
          </table:table-cell>
          <table:table-cell office:value-type="float" office:value="12790" table:style-name="ce53">
            <text:p>12,790</text:p>
          </table:table-cell>
          <table:table-cell office:value-type="float" office:value="6090" table:style-name="ce53">
            <text:p>6,090</text:p>
          </table:table-cell>
          <table:table-cell office:value-type="float" office:value="3890" table:style-name="ce53">
            <text:p>3,890</text:p>
          </table:table-cell>
          <table:table-cell office:value-type="float" office:value="148490" table:style-name="ce53">
            <text:p>148,490</text:p>
          </table:table-cell>
          <table:table-cell office:value-type="float" office:value="140770" table:style-name="ce57">
            <text:p>140,7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06</text:p>
          </table:table-cell>
          <table:table-cell office:value-type="float" office:value="132180" table:style-name="ce53">
            <text:p>132,180</text:p>
          </table:table-cell>
          <table:table-cell office:value-type="float" office:value="13430" table:style-name="ce53">
            <text:p>13,430</text:p>
          </table:table-cell>
          <table:table-cell office:value-type="float" office:value="6440" table:style-name="ce53">
            <text:p>6,440</text:p>
          </table:table-cell>
          <table:table-cell office:value-type="float" office:value="4510" table:style-name="ce53">
            <text:p>4,510</text:p>
          </table:table-cell>
          <table:table-cell office:value-type="float" office:value="156560" table:style-name="ce53">
            <text:p>156,560</text:p>
          </table:table-cell>
          <table:table-cell office:value-type="float" office:value="142280" table:style-name="ce57">
            <text:p>142,2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06</text:p>
          </table:table-cell>
          <table:table-cell office:value-type="float" office:value="126890" table:style-name="ce53">
            <text:p>126,890</text:p>
          </table:table-cell>
          <table:table-cell office:value-type="float" office:value="13930" table:style-name="ce53">
            <text:p>13,930</text:p>
          </table:table-cell>
          <table:table-cell office:value-type="float" office:value="6560" table:style-name="ce53">
            <text:p>6,560</text:p>
          </table:table-cell>
          <table:table-cell office:value-type="float" office:value="4720" table:style-name="ce53">
            <text:p>4,720</text:p>
          </table:table-cell>
          <table:table-cell office:value-type="float" office:value="152100" table:style-name="ce53">
            <text:p>152,100</text:p>
          </table:table-cell>
          <table:table-cell office:value-type="float" office:value="142030" table:style-name="ce57">
            <text:p>142,0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06</text:p>
          </table:table-cell>
          <table:table-cell office:value-type="float" office:value="124980" table:style-name="ce53">
            <text:p>124,980</text:p>
          </table:table-cell>
          <table:table-cell office:value-type="float" office:value="13030" table:style-name="ce53">
            <text:p>13,030</text:p>
          </table:table-cell>
          <table:table-cell office:value-type="float" office:value="6660" table:style-name="ce53">
            <text:p>6,660</text:p>
          </table:table-cell>
          <table:table-cell office:value-type="float" office:value="4600" table:style-name="ce53">
            <text:p>4,600</text:p>
          </table:table-cell>
          <table:table-cell office:value-type="float" office:value="149270" table:style-name="ce53">
            <text:p>149,270</text:p>
          </table:table-cell>
          <table:table-cell office:value-type="float" office:value="143440" table:style-name="ce57">
            <text:p>143,4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06</text:p>
          </table:table-cell>
          <table:table-cell office:value-type="float" office:value="127530" table:style-name="ce53">
            <text:p>127,530</text:p>
          </table:table-cell>
          <table:table-cell office:value-type="float" office:value="13120" table:style-name="ce53">
            <text:p>13,120</text:p>
          </table:table-cell>
          <table:table-cell office:value-type="float" office:value="6580" table:style-name="ce53">
            <text:p>6,580</text:p>
          </table:table-cell>
          <table:table-cell office:value-type="float" office:value="4540" table:style-name="ce53">
            <text:p>4,540</text:p>
          </table:table-cell>
          <table:table-cell office:value-type="float" office:value="151770" table:style-name="ce53">
            <text:p>151,770</text:p>
          </table:table-cell>
          <table:table-cell office:value-type="float" office:value="146670" table:style-name="ce57">
            <text:p>146,6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06</text:p>
          </table:table-cell>
          <table:table-cell office:value-type="float" office:value="133770" table:style-name="ce53">
            <text:p>133,770</text:p>
          </table:table-cell>
          <table:table-cell office:value-type="float" office:value="12920" table:style-name="ce53">
            <text:p>12,920</text:p>
          </table:table-cell>
          <table:table-cell office:value-type="float" office:value="7040" table:style-name="ce53">
            <text:p>7,040</text:p>
          </table:table-cell>
          <table:table-cell office:value-type="float" office:value="4580" table:style-name="ce53">
            <text:p>4,580</text:p>
          </table:table-cell>
          <table:table-cell office:value-type="float" office:value="158310" table:style-name="ce53">
            <text:p>158,310</text:p>
          </table:table-cell>
          <table:table-cell office:value-type="float" office:value="149510" table:style-name="ce57">
            <text:p>149,5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07</text:p>
          </table:table-cell>
          <table:table-cell office:value-type="float" office:value="97580" table:style-name="ce53">
            <text:p>97,580</text:p>
          </table:table-cell>
          <table:table-cell office:value-type="float" office:value="9170" table:style-name="ce53">
            <text:p>9,170</text:p>
          </table:table-cell>
          <table:table-cell office:value-type="float" office:value="4720" table:style-name="ce53">
            <text:p>4,720</text:p>
          </table:table-cell>
          <table:table-cell office:value-type="float" office:value="3410" table:style-name="ce53">
            <text:p>3,410</text:p>
          </table:table-cell>
          <table:table-cell office:value-type="float" office:value="114880" table:style-name="ce53">
            <text:p>114,880</text:p>
          </table:table-cell>
          <table:table-cell office:value-type="float" office:value="148580" table:style-name="ce57">
            <text:p>148,5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07</text:p>
          </table:table-cell>
          <table:table-cell office:value-type="float" office:value="96560" table:style-name="ce53">
            <text:p>96,560</text:p>
          </table:table-cell>
          <table:table-cell office:value-type="float" office:value="7580" table:style-name="ce53">
            <text:p>7,580</text:p>
          </table:table-cell>
          <table:table-cell office:value-type="float" office:value="4530" table:style-name="ce53">
            <text:p>4,530</text:p>
          </table:table-cell>
          <table:table-cell office:value-type="float" office:value="3610" table:style-name="ce53">
            <text:p>3,610</text:p>
          </table:table-cell>
          <table:table-cell office:value-type="float" office:value="112280" table:style-name="ce53">
            <text:p>112,280</text:p>
          </table:table-cell>
          <table:table-cell office:value-type="float" office:value="147120" table:style-name="ce57">
            <text:p>147,1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07</text:p>
          </table:table-cell>
          <table:table-cell office:value-type="float" office:value="117970" table:style-name="ce53">
            <text:p>117,970</text:p>
          </table:table-cell>
          <table:table-cell office:value-type="float" office:value="11920" table:style-name="ce53">
            <text:p>11,920</text:p>
          </table:table-cell>
          <table:table-cell office:value-type="float" office:value="5940" table:style-name="ce53">
            <text:p>5,940</text:p>
          </table:table-cell>
          <table:table-cell office:value-type="float" office:value="3950" table:style-name="ce53">
            <text:p>3,950</text:p>
          </table:table-cell>
          <table:table-cell office:value-type="float" office:value="139780" table:style-name="ce53">
            <text:p>139,780</text:p>
          </table:table-cell>
          <table:table-cell office:value-type="float" office:value="144110" table:style-name="ce57">
            <text:p>144,1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07</text:p>
          </table:table-cell>
          <table:table-cell office:value-type="float" office:value="105780" table:style-name="ce53">
            <text:p>105,780</text:p>
          </table:table-cell>
          <table:table-cell office:value-type="float" office:value="11700" table:style-name="ce53">
            <text:p>11,700</text:p>
          </table:table-cell>
          <table:table-cell office:value-type="float" office:value="5280" table:style-name="ce53">
            <text:p>5,280</text:p>
          </table:table-cell>
          <table:table-cell office:value-type="float" office:value="3690" table:style-name="ce53">
            <text:p>3,690</text:p>
          </table:table-cell>
          <table:table-cell office:value-type="float" office:value="126450" table:style-name="ce53">
            <text:p>126,450</text:p>
          </table:table-cell>
          <table:table-cell office:value-type="float" office:value="136980" table:style-name="ce57">
            <text:p>136,9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07</text:p>
          </table:table-cell>
          <table:table-cell office:value-type="float" office:value="117560" table:style-name="ce53">
            <text:p>117,560</text:p>
          </table:table-cell>
          <table:table-cell office:value-type="float" office:value="12750" table:style-name="ce53">
            <text:p>12,750</text:p>
          </table:table-cell>
          <table:table-cell office:value-type="float" office:value="5830" table:style-name="ce53">
            <text:p>5,830</text:p>
          </table:table-cell>
          <table:table-cell office:value-type="float" office:value="3970" table:style-name="ce53">
            <text:p>3,970</text:p>
          </table:table-cell>
          <table:table-cell office:value-type="float" office:value="140110" table:style-name="ce53">
            <text:p>140,110</text:p>
          </table:table-cell>
          <table:table-cell office:value-type="float" office:value="139920" table:style-name="ce57">
            <text:p>139,9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07</text:p>
          </table:table-cell>
          <table:table-cell office:value-type="float" office:value="134370" table:style-name="ce53">
            <text:p>134,370</text:p>
          </table:table-cell>
          <table:table-cell office:value-type="float" office:value="16360" table:style-name="ce53">
            <text:p>16,360</text:p>
          </table:table-cell>
          <table:table-cell office:value-type="float" office:value="6880" table:style-name="ce53">
            <text:p>6,880</text:p>
          </table:table-cell>
          <table:table-cell office:value-type="float" office:value="4070" table:style-name="ce53">
            <text:p>4,070</text:p>
          </table:table-cell>
          <table:table-cell office:value-type="float" office:value="161680" table:style-name="ce53">
            <text:p>161,680</text:p>
          </table:table-cell>
          <table:table-cell office:value-type="float" office:value="139530" table:style-name="ce57">
            <text:p>139,5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07</text:p>
          </table:table-cell>
          <table:table-cell office:value-type="float" office:value="128660" table:style-name="ce53">
            <text:p>128,660</text:p>
          </table:table-cell>
          <table:table-cell office:value-type="float" office:value="13290" table:style-name="ce53">
            <text:p>13,290</text:p>
          </table:table-cell>
          <table:table-cell office:value-type="float" office:value="6390" table:style-name="ce53">
            <text:p>6,390</text:p>
          </table:table-cell>
          <table:table-cell office:value-type="float" office:value="3050" table:style-name="ce53">
            <text:p>3,050</text:p>
          </table:table-cell>
          <table:table-cell office:value-type="float" office:value="151390" table:style-name="ce53">
            <text:p>151,390</text:p>
          </table:table-cell>
          <table:table-cell office:value-type="float" office:value="137980" table:style-name="ce57">
            <text:p>137,9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07</text:p>
          </table:table-cell>
          <table:table-cell office:value-type="float" office:value="136790" table:style-name="ce53">
            <text:p>136,790</text:p>
          </table:table-cell>
          <table:table-cell office:value-type="float" office:value="15480" table:style-name="ce53">
            <text:p>15,480</text:p>
          </table:table-cell>
          <table:table-cell office:value-type="float" office:value="6850" table:style-name="ce53">
            <text:p>6,850</text:p>
          </table:table-cell>
          <table:table-cell office:value-type="float" office:value="3210" table:style-name="ce53">
            <text:p>3,210</text:p>
          </table:table-cell>
          <table:table-cell office:value-type="float" office:value="162330" table:style-name="ce53">
            <text:p>162,330</text:p>
          </table:table-cell>
          <table:table-cell office:value-type="float" office:value="137040" table:style-name="ce57">
            <text:p>137,0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07</text:p>
          </table:table-cell>
          <table:table-cell office:value-type="float" office:value="109250" table:style-name="ce53">
            <text:p>109,250</text:p>
          </table:table-cell>
          <table:table-cell office:value-type="float" office:value="12270" table:style-name="ce53">
            <text:p>12,270</text:p>
          </table:table-cell>
          <table:table-cell office:value-type="float" office:value="5270" table:style-name="ce53">
            <text:p>5,270</text:p>
          </table:table-cell>
          <table:table-cell office:value-type="float" office:value="2420" table:style-name="ce53">
            <text:p>2,420</text:p>
          </table:table-cell>
          <table:table-cell office:value-type="float" office:value="129210" table:style-name="ce53">
            <text:p>129,210</text:p>
          </table:table-cell>
          <table:table-cell office:value-type="float" office:value="133260" table:style-name="ce57">
            <text:p>133,2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07</text:p>
          </table:table-cell>
          <table:table-cell office:value-type="float" office:value="113080" table:style-name="ce53">
            <text:p>113,080</text:p>
          </table:table-cell>
          <table:table-cell office:value-type="float" office:value="12700" table:style-name="ce53">
            <text:p>12,700</text:p>
          </table:table-cell>
          <table:table-cell office:value-type="float" office:value="5660" table:style-name="ce53">
            <text:p>5,660</text:p>
          </table:table-cell>
          <table:table-cell office:value-type="float" office:value="2260" table:style-name="ce53">
            <text:p>2,260</text:p>
          </table:table-cell>
          <table:table-cell office:value-type="float" office:value="133700" table:style-name="ce53">
            <text:p>133,700</text:p>
          </table:table-cell>
          <table:table-cell office:value-type="float" office:value="124980" table:style-name="ce57">
            <text:p>124,9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07</text:p>
          </table:table-cell>
          <table:table-cell office:value-type="float" office:value="112770" table:style-name="ce53">
            <text:p>112,770</text:p>
          </table:table-cell>
          <table:table-cell office:value-type="float" office:value="13810" table:style-name="ce53">
            <text:p>13,810</text:p>
          </table:table-cell>
          <table:table-cell office:value-type="float" office:value="5790" table:style-name="ce53">
            <text:p>5,790</text:p>
          </table:table-cell>
          <table:table-cell office:value-type="float" office:value="1950" table:style-name="ce53">
            <text:p>1,950</text:p>
          </table:table-cell>
          <table:table-cell office:value-type="float" office:value="134320" table:style-name="ce53">
            <text:p>134,320</text:p>
          </table:table-cell>
          <table:table-cell office:value-type="float" office:value="119940" table:style-name="ce57">
            <text:p>119,9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07</text:p>
          </table:table-cell>
          <table:table-cell office:value-type="float" office:value="91140" table:style-name="ce53">
            <text:p>91,140</text:p>
          </table:table-cell>
          <table:table-cell office:value-type="float" office:value="10180" table:style-name="ce53">
            <text:p>10,180</text:p>
          </table:table-cell>
          <table:table-cell office:value-type="float" office:value="4940" table:style-name="ce53">
            <text:p>4,940</text:p>
          </table:table-cell>
          <table:table-cell office:value-type="float" office:value="1420" table:style-name="ce53">
            <text:p>1,420</text:p>
          </table:table-cell>
          <table:table-cell office:value-type="float" office:value="107680" table:style-name="ce53">
            <text:p>107,680</text:p>
          </table:table-cell>
          <table:table-cell office:value-type="float" office:value="109440" table:style-name="ce57">
            <text:p>109,4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08</text:p>
          </table:table-cell>
          <table:table-cell office:value-type="float" office:value="67220" table:style-name="ce53">
            <text:p>67,220</text:p>
          </table:table-cell>
          <table:table-cell office:value-type="float" office:value="7800" table:style-name="ce53">
            <text:p>7,800</text:p>
          </table:table-cell>
          <table:table-cell office:value-type="float" office:value="3110" table:style-name="ce53">
            <text:p>3,110</text:p>
          </table:table-cell>
          <table:table-cell office:value-type="float" office:value="1220" table:style-name="ce53">
            <text:p>1,220</text:p>
          </table:table-cell>
          <table:table-cell office:value-type="float" office:value="79350" table:style-name="ce53">
            <text:p>79,350</text:p>
          </table:table-cell>
          <table:table-cell office:value-type="float" office:value="103660" table:style-name="ce57">
            <text:p>103,6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08</text:p>
          </table:table-cell>
          <table:table-cell office:value-type="float" office:value="71820" table:style-name="ce53">
            <text:p>71,820</text:p>
          </table:table-cell>
          <table:table-cell office:value-type="float" office:value="7920" table:style-name="ce53">
            <text:p>7,920</text:p>
          </table:table-cell>
          <table:table-cell office:value-type="float" office:value="3430" table:style-name="ce53">
            <text:p>3,430</text:p>
          </table:table-cell>
          <table:table-cell office:value-type="float" office:value="1370" table:style-name="ce53">
            <text:p>1,370</text:p>
          </table:table-cell>
          <table:table-cell office:value-type="float" office:value="84540" table:style-name="ce53">
            <text:p>84,540</text:p>
          </table:table-cell>
          <table:table-cell office:value-type="float" office:value="99300" table:style-name="ce57">
            <text:p>99,3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08</text:p>
          </table:table-cell>
          <table:table-cell office:value-type="float" office:value="68100" table:style-name="ce53">
            <text:p>68,100</text:p>
          </table:table-cell>
          <table:table-cell office:value-type="float" office:value="9080" table:style-name="ce53">
            <text:p>9,080</text:p>
          </table:table-cell>
          <table:table-cell office:value-type="float" office:value="3620" table:style-name="ce53">
            <text:p>3,620</text:p>
          </table:table-cell>
          <table:table-cell office:value-type="float" office:value="1250" table:style-name="ce53">
            <text:p>1,250</text:p>
          </table:table-cell>
          <table:table-cell office:value-type="float" office:value="82050" table:style-name="ce53">
            <text:p>82,050</text:p>
          </table:table-cell>
          <table:table-cell office:value-type="float" office:value="91920" table:style-name="ce57">
            <text:p>91,9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08</text:p>
          </table:table-cell>
          <table:table-cell office:value-type="float" office:value="73130" table:style-name="ce53">
            <text:p>73,130</text:p>
          </table:table-cell>
          <table:table-cell office:value-type="float" office:value="9910" table:style-name="ce53">
            <text:p>9,910</text:p>
          </table:table-cell>
          <table:table-cell office:value-type="float" office:value="3810" table:style-name="ce53">
            <text:p>3,810</text:p>
          </table:table-cell>
          <table:table-cell office:value-type="float" office:value="1500" table:style-name="ce53">
            <text:p>1,500</text:p>
          </table:table-cell>
          <table:table-cell office:value-type="float" office:value="88350" table:style-name="ce53">
            <text:p>88,350</text:p>
          </table:table-cell>
          <table:table-cell office:value-type="float" office:value="94610" table:style-name="ce57">
            <text:p>94,6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08</text:p>
          </table:table-cell>
          <table:table-cell office:value-type="float" office:value="74470" table:style-name="ce53">
            <text:p>74,470</text:p>
          </table:table-cell>
          <table:table-cell office:value-type="float" office:value="10620" table:style-name="ce53">
            <text:p>10,620</text:p>
          </table:table-cell>
          <table:table-cell office:value-type="float" office:value="4000" table:style-name="ce53">
            <text:p>4,000</text:p>
          </table:table-cell>
          <table:table-cell office:value-type="float" office:value="1480" table:style-name="ce53">
            <text:p>1,480</text:p>
          </table:table-cell>
          <table:table-cell office:value-type="float" office:value="90570" table:style-name="ce53">
            <text:p>90,570</text:p>
          </table:table-cell>
          <table:table-cell office:value-type="float" office:value="87440" table:style-name="ce57">
            <text:p>87,4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08</text:p>
          </table:table-cell>
          <table:table-cell office:value-type="float" office:value="69150" table:style-name="ce53">
            <text:p>69,150</text:p>
          </table:table-cell>
          <table:table-cell office:value-type="float" office:value="9580" table:style-name="ce53">
            <text:p>9,580</text:p>
          </table:table-cell>
          <table:table-cell office:value-type="float" office:value="3750" table:style-name="ce53">
            <text:p>3,750</text:p>
          </table:table-cell>
          <table:table-cell office:value-type="float" office:value="1300" table:style-name="ce53">
            <text:p>1,300</text:p>
          </table:table-cell>
          <table:table-cell office:value-type="float" office:value="83780" table:style-name="ce53">
            <text:p>83,780</text:p>
          </table:table-cell>
          <table:table-cell office:value-type="float" office:value="77280" table:style-name="ce57">
            <text:p>77,2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08</text:p>
          </table:table-cell>
          <table:table-cell office:value-type="float" office:value="62400" table:style-name="ce53">
            <text:p>62,400</text:p>
          </table:table-cell>
          <table:table-cell office:value-type="float" office:value="8020" table:style-name="ce53">
            <text:p>8,020</text:p>
          </table:table-cell>
          <table:table-cell office:value-type="float" office:value="3130" table:style-name="ce53">
            <text:p>3,130</text:p>
          </table:table-cell>
          <table:table-cell office:value-type="float" office:value="1010" table:style-name="ce53">
            <text:p>1,010</text:p>
          </table:table-cell>
          <table:table-cell office:value-type="float" office:value="74560" table:style-name="ce53">
            <text:p>74,560</text:p>
          </table:table-cell>
          <table:table-cell office:value-type="float" office:value="66860" table:style-name="ce57">
            <text:p>66,8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08</text:p>
          </table:table-cell>
          <table:table-cell office:value-type="float" office:value="57810" table:style-name="ce53">
            <text:p>57,810</text:p>
          </table:table-cell>
          <table:table-cell office:value-type="float" office:value="7830" table:style-name="ce53">
            <text:p>7,830</text:p>
          </table:table-cell>
          <table:table-cell office:value-type="float" office:value="2900" table:style-name="ce53">
            <text:p>2,900</text:p>
          </table:table-cell>
          <table:table-cell office:value-type="float" office:value="1020" table:style-name="ce53">
            <text:p>1,020</text:p>
          </table:table-cell>
          <table:table-cell office:value-type="float" office:value="69560" table:style-name="ce53">
            <text:p>69,560</text:p>
          </table:table-cell>
          <table:table-cell office:value-type="float" office:value="61820" table:style-name="ce57">
            <text:p>61,8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08</text:p>
          </table:table-cell>
          <table:table-cell office:value-type="float" office:value="51080" table:style-name="ce53">
            <text:p>51,080</text:p>
          </table:table-cell>
          <table:table-cell office:value-type="float" office:value="6650" table:style-name="ce53">
            <text:p>6,650</text:p>
          </table:table-cell>
          <table:table-cell office:value-type="float" office:value="2670" table:style-name="ce53">
            <text:p>2,670</text:p>
          </table:table-cell>
          <table:table-cell office:value-type="float" office:value="930" table:style-name="ce53">
            <text:p>930</text:p>
          </table:table-cell>
          <table:table-cell office:value-type="float" office:value="61330" table:style-name="ce53">
            <text:p>61,330</text:p>
          </table:table-cell>
          <table:table-cell office:value-type="float" office:value="59130" table:style-name="ce57">
            <text:p>59,1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08</text:p>
          </table:table-cell>
          <table:table-cell office:value-type="float" office:value="59710" table:style-name="ce53">
            <text:p>59,710</text:p>
          </table:table-cell>
          <table:table-cell office:value-type="float" office:value="8000" table:style-name="ce53">
            <text:p>8,000</text:p>
          </table:table-cell>
          <table:table-cell office:value-type="float" office:value="3290" table:style-name="ce53">
            <text:p>3,290</text:p>
          </table:table-cell>
          <table:table-cell office:value-type="float" office:value="1020" table:style-name="ce53">
            <text:p>1,020</text:p>
          </table:table-cell>
          <table:table-cell office:value-type="float" office:value="72020" table:style-name="ce53">
            <text:p>72,020</text:p>
          </table:table-cell>
          <table:table-cell office:value-type="float" office:value="62890" table:style-name="ce57">
            <text:p>62,8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08</text:p>
          </table:table-cell>
          <table:table-cell office:value-type="float" office:value="45780" table:style-name="ce53">
            <text:p>45,780</text:p>
          </table:table-cell>
          <table:table-cell office:value-type="float" office:value="5650" table:style-name="ce53">
            <text:p>5,650</text:p>
          </table:table-cell>
          <table:table-cell office:value-type="float" office:value="2460" table:style-name="ce53">
            <text:p>2,460</text:p>
          </table:table-cell>
          <table:table-cell office:value-type="float" office:value="1020" table:style-name="ce53">
            <text:p>1,020</text:p>
          </table:table-cell>
          <table:table-cell office:value-type="float" office:value="54910" table:style-name="ce53">
            <text:p>54,910</text:p>
          </table:table-cell>
          <table:table-cell office:value-type="float" office:value="55610" table:style-name="ce57">
            <text:p>55,6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08</text:p>
          </table:table-cell>
          <table:table-cell office:value-type="float" office:value="50260" table:style-name="ce53">
            <text:p>50,260</text:p>
          </table:table-cell>
          <table:table-cell office:value-type="float" office:value="5300" table:style-name="ce53">
            <text:p>5,300</text:p>
          </table:table-cell>
          <table:table-cell office:value-type="float" office:value="2680" table:style-name="ce53">
            <text:p>2,680</text:p>
          </table:table-cell>
          <table:table-cell office:value-type="float" office:value="940" table:style-name="ce53">
            <text:p>940</text:p>
          </table:table-cell>
          <table:table-cell office:value-type="float" office:value="59180" table:style-name="ce53">
            <text:p>59,180</text:p>
          </table:table-cell>
          <table:table-cell office:value-type="float" office:value="56400" table:style-name="ce57">
            <text:p>56,4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09</text:p>
          </table:table-cell>
          <table:table-cell office:value-type="float" office:value="34750" table:style-name="ce53">
            <text:p>34,750</text:p>
          </table:table-cell>
          <table:table-cell office:value-type="float" office:value="3920" table:style-name="ce53">
            <text:p>3,920</text:p>
          </table:table-cell>
          <table:table-cell office:value-type="float" office:value="1670" table:style-name="ce53">
            <text:p>1,670</text:p>
          </table:table-cell>
          <table:table-cell office:value-type="float" office:value="720" table:style-name="ce53">
            <text:p>720</text:p>
          </table:table-cell>
          <table:table-cell office:value-type="float" office:value="41060" table:style-name="ce53">
            <text:p>41,060</text:p>
          </table:table-cell>
          <table:table-cell office:value-type="float" office:value="51660" table:style-name="ce57">
            <text:p>51,6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09</text:p>
          </table:table-cell>
          <table:table-cell office:value-type="float" office:value="36580" table:style-name="ce53">
            <text:p>36,580</text:p>
          </table:table-cell>
          <table:table-cell office:value-type="float" office:value="3560" table:style-name="ce53">
            <text:p>3,560</text:p>
          </table:table-cell>
          <table:table-cell office:value-type="float" office:value="1850" table:style-name="ce53">
            <text:p>1,850</text:p>
          </table:table-cell>
          <table:table-cell office:value-type="float" office:value="760" table:style-name="ce53">
            <text:p>760</text:p>
          </table:table-cell>
          <table:table-cell office:value-type="float" office:value="42750" table:style-name="ce53">
            <text:p>42,750</text:p>
          </table:table-cell>
          <table:table-cell office:value-type="float" office:value="55930" table:style-name="ce57">
            <text:p>55,9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09</text:p>
          </table:table-cell>
          <table:table-cell office:value-type="float" office:value="49130" table:style-name="ce53">
            <text:p>49,130</text:p>
          </table:table-cell>
          <table:table-cell office:value-type="float" office:value="4950" table:style-name="ce53">
            <text:p>4,950</text:p>
          </table:table-cell>
          <table:table-cell office:value-type="float" office:value="2820" table:style-name="ce53">
            <text:p>2,820</text:p>
          </table:table-cell>
          <table:table-cell office:value-type="float" office:value="1090" table:style-name="ce53">
            <text:p>1,090</text:p>
          </table:table-cell>
          <table:table-cell office:value-type="float" office:value="57990" table:style-name="ce53">
            <text:p>57,990</text:p>
          </table:table-cell>
          <table:table-cell office:value-type="float" office:value="63250" table:style-name="ce57">
            <text:p>63,2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09</text:p>
          </table:table-cell>
          <table:table-cell office:value-type="float" office:value="48840" table:style-name="ce53">
            <text:p>48,840</text:p>
          </table:table-cell>
          <table:table-cell office:value-type="float" office:value="5220" table:style-name="ce53">
            <text:p>5,220</text:p>
          </table:table-cell>
          <table:table-cell office:value-type="float" office:value="2580" table:style-name="ce53">
            <text:p>2,580</text:p>
          </table:table-cell>
          <table:table-cell office:value-type="float" office:value="1050" table:style-name="ce53">
            <text:p>1,050</text:p>
          </table:table-cell>
          <table:table-cell office:value-type="float" office:value="57690" table:style-name="ce53">
            <text:p>57,690</text:p>
          </table:table-cell>
          <table:table-cell office:value-type="float" office:value="62120" table:style-name="ce57">
            <text:p>62,1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09</text:p>
          </table:table-cell>
          <table:table-cell office:value-type="float" office:value="54720" table:style-name="ce53">
            <text:p>54,720</text:p>
          </table:table-cell>
          <table:table-cell office:value-type="float" office:value="5870" table:style-name="ce53">
            <text:p>5,870</text:p>
          </table:table-cell>
          <table:table-cell office:value-type="float" office:value="2900" table:style-name="ce53">
            <text:p>2,900</text:p>
          </table:table-cell>
          <table:table-cell office:value-type="float" office:value="1150" table:style-name="ce53">
            <text:p>1,150</text:p>
          </table:table-cell>
          <table:table-cell office:value-type="float" office:value="64640" table:style-name="ce53">
            <text:p>64,640</text:p>
          </table:table-cell>
          <table:table-cell office:value-type="float" office:value="63760" table:style-name="ce57">
            <text:p>63,7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09</text:p>
          </table:table-cell>
          <table:table-cell office:value-type="float" office:value="63710" table:style-name="ce53">
            <text:p>63,710</text:p>
          </table:table-cell>
          <table:table-cell office:value-type="float" office:value="6440" table:style-name="ce53">
            <text:p>6,440</text:p>
          </table:table-cell>
          <table:table-cell office:value-type="float" office:value="3220" table:style-name="ce53">
            <text:p>3,220</text:p>
          </table:table-cell>
          <table:table-cell office:value-type="float" office:value="1390" table:style-name="ce53">
            <text:p>1,390</text:p>
          </table:table-cell>
          <table:table-cell office:value-type="float" office:value="74760" table:style-name="ce53">
            <text:p>74,760</text:p>
          </table:table-cell>
          <table:table-cell office:value-type="float" office:value="67390" table:style-name="ce57">
            <text:p>67,3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09</text:p>
          </table:table-cell>
          <table:table-cell office:value-type="float" office:value="73760" table:style-name="ce53">
            <text:p>73,760</text:p>
          </table:table-cell>
          <table:table-cell office:value-type="float" office:value="7110" table:style-name="ce53">
            <text:p>7,110</text:p>
          </table:table-cell>
          <table:table-cell office:value-type="float" office:value="3700" table:style-name="ce53">
            <text:p>3,700</text:p>
          </table:table-cell>
          <table:table-cell office:value-type="float" office:value="1520" table:style-name="ce53">
            <text:p>1,520</text:p>
          </table:table-cell>
          <table:table-cell office:value-type="float" office:value="86090" table:style-name="ce53">
            <text:p>86,090</text:p>
          </table:table-cell>
          <table:table-cell office:value-type="float" office:value="71810" table:style-name="ce57">
            <text:p>71,8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09</text:p>
          </table:table-cell>
          <table:table-cell office:value-type="float" office:value="68080" table:style-name="ce53">
            <text:p>68,080</text:p>
          </table:table-cell>
          <table:table-cell office:value-type="float" office:value="6370" table:style-name="ce53">
            <text:p>6,370</text:p>
          </table:table-cell>
          <table:table-cell office:value-type="float" office:value="3130" table:style-name="ce53">
            <text:p>3,130</text:p>
          </table:table-cell>
          <table:table-cell office:value-type="float" office:value="1240" table:style-name="ce53">
            <text:p>1,240</text:p>
          </table:table-cell>
          <table:table-cell office:value-type="float" office:value="78820" table:style-name="ce53">
            <text:p>78,820</text:p>
          </table:table-cell>
          <table:table-cell office:value-type="float" office:value="75400" table:style-name="ce57">
            <text:p>75,4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09</text:p>
          </table:table-cell>
          <table:table-cell office:value-type="float" office:value="68260" table:style-name="ce53">
            <text:p>68,260</text:p>
          </table:table-cell>
          <table:table-cell office:value-type="float" office:value="6630" table:style-name="ce53">
            <text:p>6,630</text:p>
          </table:table-cell>
          <table:table-cell office:value-type="float" office:value="3270" table:style-name="ce53">
            <text:p>3,270</text:p>
          </table:table-cell>
          <table:table-cell office:value-type="float" office:value="1320" table:style-name="ce53">
            <text:p>1,320</text:p>
          </table:table-cell>
          <table:table-cell office:value-type="float" office:value="79480" table:style-name="ce53">
            <text:p>79,480</text:p>
          </table:table-cell>
          <table:table-cell office:value-type="float" office:value="76470" table:style-name="ce57">
            <text:p>76,4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09</text:p>
          </table:table-cell>
          <table:table-cell office:value-type="float" office:value="76320" table:style-name="ce53">
            <text:p>76,320</text:p>
          </table:table-cell>
          <table:table-cell office:value-type="float" office:value="7380" table:style-name="ce53">
            <text:p>7,380</text:p>
          </table:table-cell>
          <table:table-cell office:value-type="float" office:value="3710" table:style-name="ce53">
            <text:p>3,710</text:p>
          </table:table-cell>
          <table:table-cell office:value-type="float" office:value="1430" table:style-name="ce53">
            <text:p>1,430</text:p>
          </table:table-cell>
          <table:table-cell office:value-type="float" office:value="88840" table:style-name="ce53">
            <text:p>88,840</text:p>
          </table:table-cell>
          <table:table-cell office:value-type="float" office:value="80170" table:style-name="ce57">
            <text:p>80,1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09</text:p>
          </table:table-cell>
          <table:table-cell office:value-type="float" office:value="71150" table:style-name="ce53">
            <text:p>71,150</text:p>
          </table:table-cell>
          <table:table-cell office:value-type="float" office:value="6950" table:style-name="ce53">
            <text:p>6,950</text:p>
          </table:table-cell>
          <table:table-cell office:value-type="float" office:value="3430" table:style-name="ce53">
            <text:p>3,430</text:p>
          </table:table-cell>
          <table:table-cell office:value-type="float" office:value="1380" table:style-name="ce53">
            <text:p>1,380</text:p>
          </table:table-cell>
          <table:table-cell office:value-type="float" office:value="82910" table:style-name="ce53">
            <text:p>82,910</text:p>
          </table:table-cell>
          <table:table-cell office:value-type="float" office:value="80640" table:style-name="ce57">
            <text:p>80,6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09</text:p>
          </table:table-cell>
          <table:table-cell office:value-type="float" office:value="89920" table:style-name="ce53">
            <text:p>89,920</text:p>
          </table:table-cell>
          <table:table-cell office:value-type="float" office:value="7440" table:style-name="ce53">
            <text:p>7,440</text:p>
          </table:table-cell>
          <table:table-cell office:value-type="float" office:value="4210" table:style-name="ce53">
            <text:p>4,210</text:p>
          </table:table-cell>
          <table:table-cell office:value-type="float" office:value="1750" table:style-name="ce53">
            <text:p>1,750</text:p>
          </table:table-cell>
          <table:table-cell office:value-type="float" office:value="103320" table:style-name="ce53">
            <text:p>103,320</text:p>
          </table:table-cell>
          <table:table-cell office:value-type="float" office:value="98940" table:style-name="ce57">
            <text:p>98,9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0</text:p>
          </table:table-cell>
          <table:table-cell office:value-type="float" office:value="43110" table:style-name="ce53">
            <text:p>43,110</text:p>
          </table:table-cell>
          <table:table-cell office:value-type="float" office:value="4370" table:style-name="ce53">
            <text:p>4,370</text:p>
          </table:table-cell>
          <table:table-cell office:value-type="float" office:value="1920" table:style-name="ce53">
            <text:p>1,920</text:p>
          </table:table-cell>
          <table:table-cell office:value-type="float" office:value="830" table:style-name="ce53">
            <text:p>830</text:p>
          </table:table-cell>
          <table:table-cell office:value-type="float" office:value="50230" table:style-name="ce53">
            <text:p>50,230</text:p>
          </table:table-cell>
          <table:table-cell office:value-type="float" office:value="64150" table:style-name="ce57">
            <text:p>64,1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0</text:p>
          </table:table-cell>
          <table:table-cell office:value-type="float" office:value="50920" table:style-name="ce53">
            <text:p>50,920</text:p>
          </table:table-cell>
          <table:table-cell office:value-type="float" office:value="4010" table:style-name="ce53">
            <text:p>4,010</text:p>
          </table:table-cell>
          <table:table-cell office:value-type="float" office:value="2460" table:style-name="ce53">
            <text:p>2,460</text:p>
          </table:table-cell>
          <table:table-cell office:value-type="float" office:value="980" table:style-name="ce53">
            <text:p>980</text:p>
          </table:table-cell>
          <table:table-cell office:value-type="float" office:value="58370" table:style-name="ce53">
            <text:p>58,370</text:p>
          </table:table-cell>
          <table:table-cell office:value-type="float" office:value="76080" table:style-name="ce57">
            <text:p>76,0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0</text:p>
          </table:table-cell>
          <table:table-cell office:value-type="float" office:value="61810" table:style-name="ce53">
            <text:p>61,810</text:p>
          </table:table-cell>
          <table:table-cell office:value-type="float" office:value="5720" table:style-name="ce53">
            <text:p>5,720</text:p>
          </table:table-cell>
          <table:table-cell office:value-type="float" office:value="3050" table:style-name="ce53">
            <text:p>3,050</text:p>
          </table:table-cell>
          <table:table-cell office:value-type="float" office:value="1250" table:style-name="ce53">
            <text:p>1,250</text:p>
          </table:table-cell>
          <table:table-cell office:value-type="float" office:value="71830" table:style-name="ce53">
            <text:p>71,830</text:p>
          </table:table-cell>
          <table:table-cell office:value-type="float" office:value="76000" table:style-name="ce57">
            <text:p>76,0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0</text:p>
          </table:table-cell>
          <table:table-cell office:value-type="float" office:value="60830" table:style-name="ce53">
            <text:p>60,830</text:p>
          </table:table-cell>
          <table:table-cell office:value-type="float" office:value="6380" table:style-name="ce53">
            <text:p>6,380</text:p>
          </table:table-cell>
          <table:table-cell office:value-type="float" office:value="3130" table:style-name="ce53">
            <text:p>3,130</text:p>
          </table:table-cell>
          <table:table-cell office:value-type="float" office:value="1320" table:style-name="ce53">
            <text:p>1,320</text:p>
          </table:table-cell>
          <table:table-cell office:value-type="float" office:value="71660" table:style-name="ce53">
            <text:p>71,660</text:p>
          </table:table-cell>
          <table:table-cell office:value-type="float" office:value="75390" table:style-name="ce57">
            <text:p>75,3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0</text:p>
          </table:table-cell>
          <table:table-cell office:value-type="float" office:value="60500" table:style-name="ce53">
            <text:p>60,500</text:p>
          </table:table-cell>
          <table:table-cell office:value-type="float" office:value="5870" table:style-name="ce53">
            <text:p>5,870</text:p>
          </table:table-cell>
          <table:table-cell office:value-type="float" office:value="3090" table:style-name="ce53">
            <text:p>3,090</text:p>
          </table:table-cell>
          <table:table-cell office:value-type="float" office:value="1100" table:style-name="ce53">
            <text:p>1,100</text:p>
          </table:table-cell>
          <table:table-cell office:value-type="float" office:value="70560" table:style-name="ce53">
            <text:p>70,560</text:p>
          </table:table-cell>
          <table:table-cell office:value-type="float" office:value="76870" table:style-name="ce57">
            <text:p>76,8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0</text:p>
          </table:table-cell>
          <table:table-cell office:value-type="float" office:value="72370" table:style-name="ce53">
            <text:p>72,370</text:p>
          </table:table-cell>
          <table:table-cell office:value-type="float" office:value="7230" table:style-name="ce53">
            <text:p>7,230</text:p>
          </table:table-cell>
          <table:table-cell office:value-type="float" office:value="3610" table:style-name="ce53">
            <text:p>3,610</text:p>
          </table:table-cell>
          <table:table-cell office:value-type="float" office:value="1370" table:style-name="ce53">
            <text:p>1,370</text:p>
          </table:table-cell>
          <table:table-cell office:value-type="float" office:value="84580" table:style-name="ce53">
            <text:p>84,580</text:p>
          </table:table-cell>
          <table:table-cell office:value-type="float" office:value="77690" table:style-name="ce57">
            <text:p>77,6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0</text:p>
          </table:table-cell>
          <table:table-cell office:value-type="float" office:value="76590" table:style-name="ce53">
            <text:p>76,590</text:p>
          </table:table-cell>
          <table:table-cell office:value-type="float" office:value="7550" table:style-name="ce53">
            <text:p>7,550</text:p>
          </table:table-cell>
          <table:table-cell office:value-type="float" office:value="3630" table:style-name="ce53">
            <text:p>3,630</text:p>
          </table:table-cell>
          <table:table-cell office:value-type="float" office:value="1420" table:style-name="ce53">
            <text:p>1,420</text:p>
          </table:table-cell>
          <table:table-cell office:value-type="float" office:value="89190" table:style-name="ce53">
            <text:p>89,190</text:p>
          </table:table-cell>
          <table:table-cell office:value-type="float" office:value="77680" table:style-name="ce57">
            <text:p>77,6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0</text:p>
          </table:table-cell>
          <table:table-cell office:value-type="float" office:value="70320" table:style-name="ce53">
            <text:p>70,320</text:p>
          </table:table-cell>
          <table:table-cell office:value-type="float" office:value="6540" table:style-name="ce53">
            <text:p>6,540</text:p>
          </table:table-cell>
          <table:table-cell office:value-type="float" office:value="3270" table:style-name="ce53">
            <text:p>3,270</text:p>
          </table:table-cell>
          <table:table-cell office:value-type="float" office:value="1290" table:style-name="ce53">
            <text:p>1,290</text:p>
          </table:table-cell>
          <table:table-cell office:value-type="float" office:value="81420" table:style-name="ce53">
            <text:p>81,420</text:p>
          </table:table-cell>
          <table:table-cell office:value-type="float" office:value="74630" table:style-name="ce57">
            <text:p>74,6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0</text:p>
          </table:table-cell>
          <table:table-cell office:value-type="float" office:value="66440" table:style-name="ce53">
            <text:p>66,440</text:p>
          </table:table-cell>
          <table:table-cell office:value-type="float" office:value="6540" table:style-name="ce53">
            <text:p>6,540</text:p>
          </table:table-cell>
          <table:table-cell office:value-type="float" office:value="3050" table:style-name="ce53">
            <text:p>3,050</text:p>
          </table:table-cell>
          <table:table-cell office:value-type="float" office:value="1220" table:style-name="ce53">
            <text:p>1,220</text:p>
          </table:table-cell>
          <table:table-cell office:value-type="float" office:value="77250" table:style-name="ce53">
            <text:p>77,250</text:p>
          </table:table-cell>
          <table:table-cell office:value-type="float" office:value="74710" table:style-name="ce57">
            <text:p>74,7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0</text:p>
          </table:table-cell>
          <table:table-cell office:value-type="float" office:value="67380" table:style-name="ce53">
            <text:p>67,380</text:p>
          </table:table-cell>
          <table:table-cell office:value-type="float" office:value="7020" table:style-name="ce53">
            <text:p>7,020</text:p>
          </table:table-cell>
          <table:table-cell office:value-type="float" office:value="3450" table:style-name="ce53">
            <text:p>3,450</text:p>
          </table:table-cell>
          <table:table-cell office:value-type="float" office:value="1340" table:style-name="ce53">
            <text:p>1,340</text:p>
          </table:table-cell>
          <table:table-cell office:value-type="float" office:value="79190" table:style-name="ce53">
            <text:p>79,190</text:p>
          </table:table-cell>
          <table:table-cell office:value-type="float" office:value="72950" table:style-name="ce57">
            <text:p>72,9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0</text:p>
          </table:table-cell>
          <table:table-cell office:value-type="float" office:value="65080" table:style-name="ce53">
            <text:p>65,080</text:p>
          </table:table-cell>
          <table:table-cell office:value-type="float" office:value="6290" table:style-name="ce53">
            <text:p>6,290</text:p>
          </table:table-cell>
          <table:table-cell office:value-type="float" office:value="3340" table:style-name="ce53">
            <text:p>3,340</text:p>
          </table:table-cell>
          <table:table-cell office:value-type="float" office:value="1180" table:style-name="ce53">
            <text:p>1,180</text:p>
          </table:table-cell>
          <table:table-cell office:value-type="float" office:value="75890" table:style-name="ce53">
            <text:p>75,890</text:p>
          </table:table-cell>
          <table:table-cell office:value-type="float" office:value="70500" table:style-name="ce57">
            <text:p>70,5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0</text:p>
          </table:table-cell>
          <table:table-cell office:value-type="float" office:value="65650" table:style-name="ce53">
            <text:p>65,650</text:p>
          </table:table-cell>
          <table:table-cell office:value-type="float" office:value="5600" table:style-name="ce53">
            <text:p>5,600</text:p>
          </table:table-cell>
          <table:table-cell office:value-type="float" office:value="3260" table:style-name="ce53">
            <text:p>3,260</text:p>
          </table:table-cell>
          <table:table-cell office:value-type="float" office:value="1090" table:style-name="ce53">
            <text:p>1,090</text:p>
          </table:table-cell>
          <table:table-cell office:value-type="float" office:value="75600" table:style-name="ce53">
            <text:p>75,600</text:p>
          </table:table-cell>
          <table:table-cell office:value-type="float" office:value="67360" table:style-name="ce57">
            <text:p>67,3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1</text:p>
          </table:table-cell>
          <table:table-cell office:value-type="float" office:value="44970" table:style-name="ce53">
            <text:p>44,970</text:p>
          </table:table-cell>
          <table:table-cell office:value-type="float" office:value="3980" table:style-name="ce53">
            <text:p>3,980</text:p>
          </table:table-cell>
          <table:table-cell office:value-type="float" office:value="2120" table:style-name="ce53">
            <text:p>2,120</text:p>
          </table:table-cell>
          <table:table-cell office:value-type="float" office:value="830" table:style-name="ce53">
            <text:p>830</text:p>
          </table:table-cell>
          <table:table-cell office:value-type="float" office:value="51900" table:style-name="ce53">
            <text:p>51,900</text:p>
          </table:table-cell>
          <table:table-cell office:value-type="float" office:value="69130" table:style-name="ce57">
            <text:p>69,1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1</text:p>
          </table:table-cell>
          <table:table-cell office:value-type="float" office:value="47830" table:style-name="ce53">
            <text:p>47,830</text:p>
          </table:table-cell>
          <table:table-cell office:value-type="float" office:value="3770" table:style-name="ce53">
            <text:p>3,770</text:p>
          </table:table-cell>
          <table:table-cell office:value-type="float" office:value="2370" table:style-name="ce53">
            <text:p>2,370</text:p>
          </table:table-cell>
          <table:table-cell office:value-type="float" office:value="910" table:style-name="ce53">
            <text:p>910</text:p>
          </table:table-cell>
          <table:table-cell office:value-type="float" office:value="54880" table:style-name="ce53">
            <text:p>54,880</text:p>
          </table:table-cell>
          <table:table-cell office:value-type="float" office:value="68660" table:style-name="ce57">
            <text:p>68,6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1</text:p>
          </table:table-cell>
          <table:table-cell office:value-type="float" office:value="57200" table:style-name="ce53">
            <text:p>57,200</text:p>
          </table:table-cell>
          <table:table-cell office:value-type="float" office:value="5370" table:style-name="ce53">
            <text:p>5,370</text:p>
          </table:table-cell>
          <table:table-cell office:value-type="float" office:value="2910" table:style-name="ce53">
            <text:p>2,910</text:p>
          </table:table-cell>
          <table:table-cell office:value-type="float" office:value="1120" table:style-name="ce53">
            <text:p>1,120</text:p>
          </table:table-cell>
          <table:table-cell office:value-type="float" office:value="66600" table:style-name="ce53">
            <text:p>66,600</text:p>
          </table:table-cell>
          <table:table-cell office:value-type="float" office:value="70710" table:style-name="ce57">
            <text:p>70,7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1</text:p>
          </table:table-cell>
          <table:table-cell office:value-type="float" office:value="58700" table:style-name="ce53">
            <text:p>58,700</text:p>
          </table:table-cell>
          <table:table-cell office:value-type="float" office:value="5790" table:style-name="ce53">
            <text:p>5,790</text:p>
          </table:table-cell>
          <table:table-cell office:value-type="float" office:value="2850" table:style-name="ce53">
            <text:p>2,850</text:p>
          </table:table-cell>
          <table:table-cell office:value-type="float" office:value="1170" table:style-name="ce53">
            <text:p>1,170</text:p>
          </table:table-cell>
          <table:table-cell office:value-type="float" office:value="68510" table:style-name="ce53">
            <text:p>68,510</text:p>
          </table:table-cell>
          <table:table-cell office:value-type="float" office:value="73770" table:style-name="ce57">
            <text:p>73,7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1</text:p>
          </table:table-cell>
          <table:table-cell office:value-type="float" office:value="56820" table:style-name="ce53">
            <text:p>56,820</text:p>
          </table:table-cell>
          <table:table-cell office:value-type="float" office:value="5700" table:style-name="ce53">
            <text:p>5,700</text:p>
          </table:table-cell>
          <table:table-cell office:value-type="float" office:value="2830" table:style-name="ce53">
            <text:p>2,830</text:p>
          </table:table-cell>
          <table:table-cell office:value-type="float" office:value="990" table:style-name="ce53">
            <text:p>990</text:p>
          </table:table-cell>
          <table:table-cell office:value-type="float" office:value="66340" table:style-name="ce53">
            <text:p>66,340</text:p>
          </table:table-cell>
          <table:table-cell office:value-type="float" office:value="69860" table:style-name="ce57">
            <text:p>69,8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1</text:p>
          </table:table-cell>
          <table:table-cell office:value-type="float" office:value="67500" table:style-name="ce53">
            <text:p>67,500</text:p>
          </table:table-cell>
          <table:table-cell office:value-type="float" office:value="6640" table:style-name="ce53">
            <text:p>6,640</text:p>
          </table:table-cell>
          <table:table-cell office:value-type="float" office:value="3430" table:style-name="ce53">
            <text:p>3,430</text:p>
          </table:table-cell>
          <table:table-cell office:value-type="float" office:value="1210" table:style-name="ce53">
            <text:p>1,210</text:p>
          </table:table-cell>
          <table:table-cell office:value-type="float" office:value="78780" table:style-name="ce53">
            <text:p>78,780</text:p>
          </table:table-cell>
          <table:table-cell office:value-type="float" office:value="73100" table:style-name="ce57">
            <text:p>73,1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1</text:p>
          </table:table-cell>
          <table:table-cell office:value-type="float" office:value="71550" table:style-name="ce53">
            <text:p>71,550</text:p>
          </table:table-cell>
          <table:table-cell office:value-type="float" office:value="7000" table:style-name="ce53">
            <text:p>7,000</text:p>
          </table:table-cell>
          <table:table-cell office:value-type="float" office:value="3450" table:style-name="ce53">
            <text:p>3,450</text:p>
          </table:table-cell>
          <table:table-cell office:value-type="float" office:value="1180" table:style-name="ce53">
            <text:p>1,180</text:p>
          </table:table-cell>
          <table:table-cell office:value-type="float" office:value="83180" table:style-name="ce53">
            <text:p>83,180</text:p>
          </table:table-cell>
          <table:table-cell office:value-type="float" office:value="74630" table:style-name="ce57">
            <text:p>74,6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1</text:p>
          </table:table-cell>
          <table:table-cell office:value-type="float" office:value="73720" table:style-name="ce53">
            <text:p>73,720</text:p>
          </table:table-cell>
          <table:table-cell office:value-type="float" office:value="6610" table:style-name="ce53">
            <text:p>6,610</text:p>
          </table:table-cell>
          <table:table-cell office:value-type="float" office:value="3600" table:style-name="ce53">
            <text:p>3,600</text:p>
          </table:table-cell>
          <table:table-cell office:value-type="float" office:value="1250" table:style-name="ce53">
            <text:p>1,250</text:p>
          </table:table-cell>
          <table:table-cell office:value-type="float" office:value="85180" table:style-name="ce53">
            <text:p>85,180</text:p>
          </table:table-cell>
          <table:table-cell office:value-type="float" office:value="76060" table:style-name="ce57">
            <text:p>76,0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1</text:p>
          </table:table-cell>
          <table:table-cell office:value-type="float" office:value="73310" table:style-name="ce53">
            <text:p>73,310</text:p>
          </table:table-cell>
          <table:table-cell office:value-type="float" office:value="7210" table:style-name="ce53">
            <text:p>7,210</text:p>
          </table:table-cell>
          <table:table-cell office:value-type="float" office:value="3560" table:style-name="ce53">
            <text:p>3,560</text:p>
          </table:table-cell>
          <table:table-cell office:value-type="float" office:value="1450" table:style-name="ce53">
            <text:p>1,450</text:p>
          </table:table-cell>
          <table:table-cell office:value-type="float" office:value="85530" table:style-name="ce53">
            <text:p>85,530</text:p>
          </table:table-cell>
          <table:table-cell office:value-type="float" office:value="76900" table:style-name="ce57">
            <text:p>76,9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1</text:p>
          </table:table-cell>
          <table:table-cell office:value-type="float" office:value="67030" table:style-name="ce53">
            <text:p>67,030</text:p>
          </table:table-cell>
          <table:table-cell office:value-type="float" office:value="6170" table:style-name="ce53">
            <text:p>6,170</text:p>
          </table:table-cell>
          <table:table-cell office:value-type="float" office:value="3370" table:style-name="ce53">
            <text:p>3,370</text:p>
          </table:table-cell>
          <table:table-cell office:value-type="float" office:value="1270" table:style-name="ce53">
            <text:p>1,270</text:p>
          </table:table-cell>
          <table:table-cell office:value-type="float" office:value="77840" table:style-name="ce53">
            <text:p>77,840</text:p>
          </table:table-cell>
          <table:table-cell office:value-type="float" office:value="76490" table:style-name="ce57">
            <text:p>76,4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1</text:p>
          </table:table-cell>
          <table:table-cell office:value-type="float" office:value="69730" table:style-name="ce53">
            <text:p>69,730</text:p>
          </table:table-cell>
          <table:table-cell office:value-type="float" office:value="6390" table:style-name="ce53">
            <text:p>6,390</text:p>
          </table:table-cell>
          <table:table-cell office:value-type="float" office:value="3620" table:style-name="ce53">
            <text:p>3,620</text:p>
          </table:table-cell>
          <table:table-cell office:value-type="float" office:value="1370" table:style-name="ce53">
            <text:p>1,370</text:p>
          </table:table-cell>
          <table:table-cell office:value-type="float" office:value="81110" table:style-name="ce53">
            <text:p>81,110</text:p>
          </table:table-cell>
          <table:table-cell office:value-type="float" office:value="76110" table:style-name="ce57">
            <text:p>76,1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1</text:p>
          </table:table-cell>
          <table:table-cell office:value-type="float" office:value="73780" table:style-name="ce53">
            <text:p>73,780</text:p>
          </table:table-cell>
          <table:table-cell office:value-type="float" office:value="6110" table:style-name="ce53">
            <text:p>6,110</text:p>
          </table:table-cell>
          <table:table-cell office:value-type="float" office:value="3760" table:style-name="ce53">
            <text:p>3,760</text:p>
          </table:table-cell>
          <table:table-cell office:value-type="float" office:value="1290" table:style-name="ce53">
            <text:p>1,290</text:p>
          </table:table-cell>
          <table:table-cell office:value-type="float" office:value="84940" table:style-name="ce53">
            <text:p>84,940</text:p>
          </table:table-cell>
          <table:table-cell office:value-type="float" office:value="77240" table:style-name="ce57">
            <text:p>77,2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2</text:p>
          </table:table-cell>
          <table:table-cell office:value-type="float" office:value="52630" table:style-name="ce53">
            <text:p>52,630</text:p>
          </table:table-cell>
          <table:table-cell office:value-type="float" office:value="4540" table:style-name="ce53">
            <text:p>4,540</text:p>
          </table:table-cell>
          <table:table-cell office:value-type="float" office:value="2350" table:style-name="ce53">
            <text:p>2,350</text:p>
          </table:table-cell>
          <table:table-cell office:value-type="float" office:value="1010" table:style-name="ce53">
            <text:p>1,010</text:p>
          </table:table-cell>
          <table:table-cell office:value-type="float" office:value="60530" table:style-name="ce53">
            <text:p>60,530</text:p>
          </table:table-cell>
          <table:table-cell office:value-type="float" office:value="77920" table:style-name="ce57">
            <text:p>77,9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2</text:p>
          </table:table-cell>
          <table:table-cell office:value-type="float" office:value="54440" table:style-name="ce53">
            <text:p>54,440</text:p>
          </table:table-cell>
          <table:table-cell office:value-type="float" office:value="4100" table:style-name="ce53">
            <text:p>4,100</text:p>
          </table:table-cell>
          <table:table-cell office:value-type="float" office:value="2570" table:style-name="ce53">
            <text:p>2,570</text:p>
          </table:table-cell>
          <table:table-cell office:value-type="float" office:value="1190" table:style-name="ce53">
            <text:p>1,190</text:p>
          </table:table-cell>
          <table:table-cell office:value-type="float" office:value="62300" table:style-name="ce53">
            <text:p>62,300</text:p>
          </table:table-cell>
          <table:table-cell office:value-type="float" office:value="75510" table:style-name="ce57">
            <text:p>75,5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2</text:p>
          </table:table-cell>
          <table:table-cell office:value-type="float" office:value="74960" table:style-name="ce53">
            <text:p>74,960</text:p>
          </table:table-cell>
          <table:table-cell office:value-type="float" office:value="6830" table:style-name="ce53">
            <text:p>6,830</text:p>
          </table:table-cell>
          <table:table-cell office:value-type="float" office:value="3600" table:style-name="ce53">
            <text:p>3,600</text:p>
          </table:table-cell>
          <table:table-cell office:value-type="float" office:value="1330" table:style-name="ce53">
            <text:p>1,330</text:p>
          </table:table-cell>
          <table:table-cell office:value-type="float" office:value="86720" table:style-name="ce53">
            <text:p>86,720</text:p>
          </table:table-cell>
          <table:table-cell office:value-type="float" office:value="88350" table:style-name="ce57">
            <text:p>88,3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2</text:p>
          </table:table-cell>
          <table:table-cell office:value-type="float" office:value="53590" table:style-name="ce53">
            <text:p>53,590</text:p>
          </table:table-cell>
          <table:table-cell office:value-type="float" office:value="5610" table:style-name="ce53">
            <text:p>5,610</text:p>
          </table:table-cell>
          <table:table-cell office:value-type="float" office:value="2860" table:style-name="ce53">
            <text:p>2,860</text:p>
          </table:table-cell>
          <table:table-cell office:value-type="float" office:value="980" table:style-name="ce53">
            <text:p>980</text:p>
          </table:table-cell>
          <table:table-cell office:value-type="float" office:value="63040" table:style-name="ce53">
            <text:p>63,040</text:p>
          </table:table-cell>
          <table:table-cell office:value-type="float" office:value="72560" table:style-name="ce57">
            <text:p>72,5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2</text:p>
          </table:table-cell>
          <table:table-cell office:value-type="float" office:value="64960" table:style-name="ce53">
            <text:p>64,960</text:p>
          </table:table-cell>
          <table:table-cell office:value-type="float" office:value="6110" table:style-name="ce53">
            <text:p>6,110</text:p>
          </table:table-cell>
          <table:table-cell office:value-type="float" office:value="3100" table:style-name="ce53">
            <text:p>3,100</text:p>
          </table:table-cell>
          <table:table-cell office:value-type="float" office:value="1180" table:style-name="ce53">
            <text:p>1,180</text:p>
          </table:table-cell>
          <table:table-cell office:value-type="float" office:value="75350" table:style-name="ce53">
            <text:p>75,350</text:p>
          </table:table-cell>
          <table:table-cell office:value-type="float" office:value="78080" table:style-name="ce57">
            <text:p>78,0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2</text:p>
          </table:table-cell>
          <table:table-cell office:value-type="float" office:value="72590" table:style-name="ce53">
            <text:p>72,590</text:p>
          </table:table-cell>
          <table:table-cell office:value-type="float" office:value="7600" table:style-name="ce53">
            <text:p>7,600</text:p>
          </table:table-cell>
          <table:table-cell office:value-type="float" office:value="3700" table:style-name="ce53">
            <text:p>3,700</text:p>
          </table:table-cell>
          <table:table-cell office:value-type="float" office:value="1420" table:style-name="ce53">
            <text:p>1,420</text:p>
          </table:table-cell>
          <table:table-cell office:value-type="float" office:value="85310" table:style-name="ce53">
            <text:p>85,310</text:p>
          </table:table-cell>
          <table:table-cell office:value-type="float" office:value="75210" table:style-name="ce57">
            <text:p>75,2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2</text:p>
          </table:table-cell>
          <table:table-cell office:value-type="float" office:value="71240" table:style-name="ce53">
            <text:p>71,240</text:p>
          </table:table-cell>
          <table:table-cell office:value-type="float" office:value="6140" table:style-name="ce53">
            <text:p>6,140</text:p>
          </table:table-cell>
          <table:table-cell office:value-type="float" office:value="3280" table:style-name="ce53">
            <text:p>3,280</text:p>
          </table:table-cell>
          <table:table-cell office:value-type="float" office:value="1220" table:style-name="ce53">
            <text:p>1,220</text:p>
          </table:table-cell>
          <table:table-cell office:value-type="float" office:value="81880" table:style-name="ce53">
            <text:p>81,880</text:p>
          </table:table-cell>
          <table:table-cell office:value-type="float" office:value="75970" table:style-name="ce57">
            <text:p>75,9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2</text:p>
          </table:table-cell>
          <table:table-cell office:value-type="float" office:value="77690" table:style-name="ce53">
            <text:p>77,690</text:p>
          </table:table-cell>
          <table:table-cell office:value-type="float" office:value="7460" table:style-name="ce53">
            <text:p>7,460</text:p>
          </table:table-cell>
          <table:table-cell office:value-type="float" office:value="3750" table:style-name="ce53">
            <text:p>3,750</text:p>
          </table:table-cell>
          <table:table-cell office:value-type="float" office:value="1540" table:style-name="ce53">
            <text:p>1,540</text:p>
          </table:table-cell>
          <table:table-cell office:value-type="float" office:value="90440" table:style-name="ce53">
            <text:p>90,440</text:p>
          </table:table-cell>
          <table:table-cell office:value-type="float" office:value="76510" table:style-name="ce57">
            <text:p>76,5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2</text:p>
          </table:table-cell>
          <table:table-cell office:value-type="float" office:value="64200" table:style-name="ce53">
            <text:p>64,200</text:p>
          </table:table-cell>
          <table:table-cell office:value-type="float" office:value="5830" table:style-name="ce53">
            <text:p>5,830</text:p>
          </table:table-cell>
          <table:table-cell office:value-type="float" office:value="3070" table:style-name="ce53">
            <text:p>3,070</text:p>
          </table:table-cell>
          <table:table-cell office:value-type="float" office:value="1290" table:style-name="ce53">
            <text:p>1,290</text:p>
          </table:table-cell>
          <table:table-cell office:value-type="float" office:value="74390" table:style-name="ce53">
            <text:p>74,390</text:p>
          </table:table-cell>
          <table:table-cell office:value-type="float" office:value="75970" table:style-name="ce57">
            <text:p>75,9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2</text:p>
          </table:table-cell>
          <table:table-cell office:value-type="float" office:value="71490" table:style-name="ce53">
            <text:p>71,490</text:p>
          </table:table-cell>
          <table:table-cell office:value-type="float" office:value="6450" table:style-name="ce53">
            <text:p>6,450</text:p>
          </table:table-cell>
          <table:table-cell office:value-type="float" office:value="3620" table:style-name="ce53">
            <text:p>3,620</text:p>
          </table:table-cell>
          <table:table-cell office:value-type="float" office:value="1500" table:style-name="ce53">
            <text:p>1,500</text:p>
          </table:table-cell>
          <table:table-cell office:value-type="float" office:value="83060" table:style-name="ce53">
            <text:p>83,060</text:p>
          </table:table-cell>
          <table:table-cell office:value-type="float" office:value="76810" table:style-name="ce57">
            <text:p>76,8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2</text:p>
          </table:table-cell>
          <table:table-cell office:value-type="float" office:value="76910" table:style-name="ce53">
            <text:p>76,910</text:p>
          </table:table-cell>
          <table:table-cell office:value-type="float" office:value="7090" table:style-name="ce53">
            <text:p>7,090</text:p>
          </table:table-cell>
          <table:table-cell office:value-type="float" office:value="3870" table:style-name="ce53">
            <text:p>3,870</text:p>
          </table:table-cell>
          <table:table-cell office:value-type="float" office:value="1580" table:style-name="ce53">
            <text:p>1,580</text:p>
          </table:table-cell>
          <table:table-cell office:value-type="float" office:value="89450" table:style-name="ce53">
            <text:p>89,450</text:p>
          </table:table-cell>
          <table:table-cell office:value-type="float" office:value="78780" table:style-name="ce57">
            <text:p>78,7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2</text:p>
          </table:table-cell>
          <table:table-cell office:value-type="float" office:value="69100" table:style-name="ce53">
            <text:p>69,100</text:p>
          </table:table-cell>
          <table:table-cell office:value-type="float" office:value="6070" table:style-name="ce53">
            <text:p>6,070</text:p>
          </table:table-cell>
          <table:table-cell office:value-type="float" office:value="3510" table:style-name="ce53">
            <text:p>3,510</text:p>
          </table:table-cell>
          <table:table-cell office:value-type="float" office:value="1330" table:style-name="ce53">
            <text:p>1,330</text:p>
          </table:table-cell>
          <table:table-cell office:value-type="float" office:value="80010" table:style-name="ce53">
            <text:p>80,010</text:p>
          </table:table-cell>
          <table:table-cell office:value-type="float" office:value="79640" table:style-name="ce57">
            <text:p>79,6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3</text:p>
          </table:table-cell>
          <table:table-cell office:value-type="float" office:value="53990" table:style-name="ce53">
            <text:p>53,990</text:p>
          </table:table-cell>
          <table:table-cell office:value-type="float" office:value="4610" table:style-name="ce53">
            <text:p>4,610</text:p>
          </table:table-cell>
          <table:table-cell office:value-type="float" office:value="2340" table:style-name="ce53">
            <text:p>2,340</text:p>
          </table:table-cell>
          <table:table-cell office:value-type="float" office:value="1120" table:style-name="ce53">
            <text:p>1,120</text:p>
          </table:table-cell>
          <table:table-cell office:value-type="float" office:value="62060" table:style-name="ce53">
            <text:p>62,060</text:p>
          </table:table-cell>
          <table:table-cell office:value-type="float" office:value="78530" table:style-name="ce57">
            <text:p>78,5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3</text:p>
          </table:table-cell>
          <table:table-cell office:value-type="float" office:value="56120" table:style-name="ce53">
            <text:p>56,120</text:p>
          </table:table-cell>
          <table:table-cell office:value-type="float" office:value="4380" table:style-name="ce53">
            <text:p>4,380</text:p>
          </table:table-cell>
          <table:table-cell office:value-type="float" office:value="2680" table:style-name="ce53">
            <text:p>2,680</text:p>
          </table:table-cell>
          <table:table-cell office:value-type="float" office:value="1180" table:style-name="ce53">
            <text:p>1,180</text:p>
          </table:table-cell>
          <table:table-cell office:value-type="float" office:value="64360" table:style-name="ce53">
            <text:p>64,360</text:p>
          </table:table-cell>
          <table:table-cell office:value-type="float" office:value="79680" table:style-name="ce57">
            <text:p>79,6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3</text:p>
          </table:table-cell>
          <table:table-cell office:value-type="float" office:value="67740" table:style-name="ce53">
            <text:p>67,740</text:p>
          </table:table-cell>
          <table:table-cell office:value-type="float" office:value="6390" table:style-name="ce53">
            <text:p>6,390</text:p>
          </table:table-cell>
          <table:table-cell office:value-type="float" office:value="3430" table:style-name="ce53">
            <text:p>3,430</text:p>
          </table:table-cell>
          <table:table-cell office:value-type="float" office:value="1440" table:style-name="ce53">
            <text:p>1,440</text:p>
          </table:table-cell>
          <table:table-cell office:value-type="float" office:value="79000" table:style-name="ce53">
            <text:p>79,000</text:p>
          </table:table-cell>
          <table:table-cell office:value-type="float" office:value="81450" table:style-name="ce57">
            <text:p>81,4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3</text:p>
          </table:table-cell>
          <table:table-cell office:value-type="float" office:value="61780" table:style-name="ce53">
            <text:p>61,780</text:p>
          </table:table-cell>
          <table:table-cell office:value-type="float" office:value="6270" table:style-name="ce53">
            <text:p>6,270</text:p>
          </table:table-cell>
          <table:table-cell office:value-type="float" office:value="2960" table:style-name="ce53">
            <text:p>2,960</text:p>
          </table:table-cell>
          <table:table-cell office:value-type="float" office:value="1170" table:style-name="ce53">
            <text:p>1,170</text:p>
          </table:table-cell>
          <table:table-cell office:value-type="float" office:value="72180" table:style-name="ce53">
            <text:p>72,180</text:p>
          </table:table-cell>
          <table:table-cell office:value-type="float" office:value="80950" table:style-name="ce57">
            <text:p>80,9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3</text:p>
          </table:table-cell>
          <table:table-cell office:value-type="float" office:value="78170" table:style-name="ce53">
            <text:p>78,170</text:p>
          </table:table-cell>
          <table:table-cell office:value-type="float" office:value="7780" table:style-name="ce53">
            <text:p>7,780</text:p>
          </table:table-cell>
          <table:table-cell office:value-type="float" office:value="3790" table:style-name="ce53">
            <text:p>3,790</text:p>
          </table:table-cell>
          <table:table-cell office:value-type="float" office:value="1530" table:style-name="ce53">
            <text:p>1,530</text:p>
          </table:table-cell>
          <table:table-cell office:value-type="float" office:value="91270" table:style-name="ce53">
            <text:p>91,270</text:p>
          </table:table-cell>
          <table:table-cell office:value-type="float" office:value="89110" table:style-name="ce57">
            <text:p>89,1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3</text:p>
          </table:table-cell>
          <table:table-cell office:value-type="float" office:value="77850" table:style-name="ce53">
            <text:p>77,850</text:p>
          </table:table-cell>
          <table:table-cell office:value-type="float" office:value="7800" table:style-name="ce53">
            <text:p>7,800</text:p>
          </table:table-cell>
          <table:table-cell office:value-type="float" office:value="4050" table:style-name="ce53">
            <text:p>4,050</text:p>
          </table:table-cell>
          <table:table-cell office:value-type="float" office:value="1570" table:style-name="ce53">
            <text:p>1,570</text:p>
          </table:table-cell>
          <table:table-cell office:value-type="float" office:value="91270" table:style-name="ce53">
            <text:p>91,270</text:p>
          </table:table-cell>
          <table:table-cell office:value-type="float" office:value="89110" table:style-name="ce57">
            <text:p>89,1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3</text:p>
          </table:table-cell>
          <table:table-cell office:value-type="float" office:value="85310" table:style-name="ce53">
            <text:p>85,310</text:p>
          </table:table-cell>
          <table:table-cell office:value-type="float" office:value="7650" table:style-name="ce53">
            <text:p>7,650</text:p>
          </table:table-cell>
          <table:table-cell office:value-type="float" office:value="4100" table:style-name="ce53">
            <text:p>4,100</text:p>
          </table:table-cell>
          <table:table-cell office:value-type="float" office:value="1650" table:style-name="ce53">
            <text:p>1,650</text:p>
          </table:table-cell>
          <table:table-cell office:value-type="float" office:value="98710" table:style-name="ce53">
            <text:p>98,710</text:p>
          </table:table-cell>
          <table:table-cell office:value-type="float" office:value="89650" table:style-name="ce57">
            <text:p>89,6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3</text:p>
          </table:table-cell>
          <table:table-cell office:value-type="float" office:value="90850" table:style-name="ce53">
            <text:p>90,850</text:p>
          </table:table-cell>
          <table:table-cell office:value-type="float" office:value="8700" table:style-name="ce53">
            <text:p>8,700</text:p>
          </table:table-cell>
          <table:table-cell office:value-type="float" office:value="4260" table:style-name="ce53">
            <text:p>4,260</text:p>
          </table:table-cell>
          <table:table-cell office:value-type="float" office:value="1820" table:style-name="ce53">
            <text:p>1,820</text:p>
          </table:table-cell>
          <table:table-cell office:value-type="float" office:value="105630" table:style-name="ce53">
            <text:p>105,630</text:p>
          </table:table-cell>
          <table:table-cell office:value-type="float" office:value="91310" table:style-name="ce57">
            <text:p>91,3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3</text:p>
          </table:table-cell>
          <table:table-cell office:value-type="float" office:value="80640" table:style-name="ce53">
            <text:p>80,640</text:p>
          </table:table-cell>
          <table:table-cell office:value-type="float" office:value="7520" table:style-name="ce53">
            <text:p>7,520</text:p>
          </table:table-cell>
          <table:table-cell office:value-type="float" office:value="3860" table:style-name="ce53">
            <text:p>3,860</text:p>
          </table:table-cell>
          <table:table-cell office:value-type="float" office:value="1660" table:style-name="ce53">
            <text:p>1,660</text:p>
          </table:table-cell>
          <table:table-cell office:value-type="float" office:value="93680" table:style-name="ce53">
            <text:p>93,680</text:p>
          </table:table-cell>
          <table:table-cell office:value-type="float" office:value="93050" table:style-name="ce57">
            <text:p>93,0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3</text:p>
          </table:table-cell>
          <table:table-cell office:value-type="float" office:value="87730" table:style-name="ce53">
            <text:p>87,730</text:p>
          </table:table-cell>
          <table:table-cell office:value-type="float" office:value="8110" table:style-name="ce53">
            <text:p>8,110</text:p>
          </table:table-cell>
          <table:table-cell office:value-type="float" office:value="4280" table:style-name="ce53">
            <text:p>4,280</text:p>
          </table:table-cell>
          <table:table-cell office:value-type="float" office:value="1800" table:style-name="ce53">
            <text:p>1,800</text:p>
          </table:table-cell>
          <table:table-cell office:value-type="float" office:value="101920" table:style-name="ce53">
            <text:p>101,920</text:p>
          </table:table-cell>
          <table:table-cell office:value-type="float" office:value="94920" table:style-name="ce57">
            <text:p>94,9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3</text:p>
          </table:table-cell>
          <table:table-cell office:value-type="float" office:value="94020" table:style-name="ce53">
            <text:p>94,020</text:p>
          </table:table-cell>
          <table:table-cell office:value-type="float" office:value="9000" table:style-name="ce53">
            <text:p>9,000</text:p>
          </table:table-cell>
          <table:table-cell office:value-type="float" office:value="4620" table:style-name="ce53">
            <text:p>4,620</text:p>
          </table:table-cell>
          <table:table-cell office:value-type="float" office:value="2030" table:style-name="ce53">
            <text:p>2,030</text:p>
          </table:table-cell>
          <table:table-cell office:value-type="float" office:value="109670" table:style-name="ce53">
            <text:p>109,670</text:p>
          </table:table-cell>
          <table:table-cell office:value-type="float" office:value="99000" table:style-name="ce57">
            <text:p>99,0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3</text:p>
          </table:table-cell>
          <table:table-cell office:value-type="float" office:value="91030" table:style-name="ce53">
            <text:p>91,030</text:p>
          </table:table-cell>
          <table:table-cell office:value-type="float" office:value="7310" table:style-name="ce53">
            <text:p>7,310</text:p>
          </table:table-cell>
          <table:table-cell office:value-type="float" office:value="4480" table:style-name="ce53">
            <text:p>4,480</text:p>
          </table:table-cell>
          <table:table-cell office:value-type="float" office:value="1880" table:style-name="ce53">
            <text:p>1,880</text:p>
          </table:table-cell>
          <table:table-cell office:value-type="float" office:value="104700" table:style-name="ce53">
            <text:p>104,700</text:p>
          </table:table-cell>
          <table:table-cell office:value-type="float" office:value="100300" table:style-name="ce57">
            <text:p>100,3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4</text:p>
          </table:table-cell>
          <table:table-cell office:value-type="float" office:value="75750" table:style-name="ce53">
            <text:p>75,750</text:p>
          </table:table-cell>
          <table:table-cell office:value-type="float" office:value="6500" table:style-name="ce53">
            <text:p>6,500</text:p>
          </table:table-cell>
          <table:table-cell office:value-type="float" office:value="3350" table:style-name="ce53">
            <text:p>3,350</text:p>
          </table:table-cell>
          <table:table-cell office:value-type="float" office:value="1680" table:style-name="ce53">
            <text:p>1,680</text:p>
          </table:table-cell>
          <table:table-cell office:value-type="float" office:value="87280" table:style-name="ce53">
            <text:p>87,280</text:p>
          </table:table-cell>
          <table:table-cell office:value-type="float" office:value="103860" table:style-name="ce57">
            <text:p>103,8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4</text:p>
          </table:table-cell>
          <table:table-cell office:value-type="float" office:value="75100" table:style-name="ce53">
            <text:p>75,100</text:p>
          </table:table-cell>
          <table:table-cell office:value-type="float" office:value="5680" table:style-name="ce53">
            <text:p>5,680</text:p>
          </table:table-cell>
          <table:table-cell office:value-type="float" office:value="3470" table:style-name="ce53">
            <text:p>3,470</text:p>
          </table:table-cell>
          <table:table-cell office:value-type="float" office:value="1690" table:style-name="ce53">
            <text:p>1,690</text:p>
          </table:table-cell>
          <table:table-cell office:value-type="float" office:value="85940" table:style-name="ce53">
            <text:p>85,940</text:p>
          </table:table-cell>
          <table:table-cell office:value-type="float" office:value="105490" table:style-name="ce57">
            <text:p>105,4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4</text:p>
          </table:table-cell>
          <table:table-cell office:value-type="float" office:value="79280" table:style-name="ce53">
            <text:p>79,280</text:p>
          </table:table-cell>
          <table:table-cell office:value-type="float" office:value="6830" table:style-name="ce53">
            <text:p>6,830</text:p>
          </table:table-cell>
          <table:table-cell office:value-type="float" office:value="3770" table:style-name="ce53">
            <text:p>3,770</text:p>
          </table:table-cell>
          <table:table-cell office:value-type="float" office:value="1690" table:style-name="ce53">
            <text:p>1,690</text:p>
          </table:table-cell>
          <table:table-cell office:value-type="float" office:value="91570" table:style-name="ce53">
            <text:p>91,570</text:p>
          </table:table-cell>
          <table:table-cell office:value-type="float" office:value="101790" table:style-name="ce57">
            <text:p>101,7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4</text:p>
          </table:table-cell>
          <table:table-cell office:value-type="float" office:value="81140" table:style-name="ce53">
            <text:p>81,140</text:p>
          </table:table-cell>
          <table:table-cell office:value-type="float" office:value="7590" table:style-name="ce53">
            <text:p>7,590</text:p>
          </table:table-cell>
          <table:table-cell office:value-type="float" office:value="3890" table:style-name="ce53">
            <text:p>3,890</text:p>
          </table:table-cell>
          <table:table-cell office:value-type="float" office:value="1720" table:style-name="ce53">
            <text:p>1,720</text:p>
          </table:table-cell>
          <table:table-cell office:value-type="float" office:value="94340" table:style-name="ce53">
            <text:p>94,340</text:p>
          </table:table-cell>
          <table:table-cell office:value-type="float" office:value="105270" table:style-name="ce57">
            <text:p>105,2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4</text:p>
          </table:table-cell>
          <table:table-cell office:value-type="float" office:value="87930" table:style-name="ce53">
            <text:p>87,930</text:p>
          </table:table-cell>
          <table:table-cell office:value-type="float" office:value="8830" table:style-name="ce53">
            <text:p>8,830</text:p>
          </table:table-cell>
          <table:table-cell office:value-type="float" office:value="4350" table:style-name="ce53">
            <text:p>4,350</text:p>
          </table:table-cell>
          <table:table-cell office:value-type="float" office:value="2000" table:style-name="ce53">
            <text:p>2,000</text:p>
          </table:table-cell>
          <table:table-cell office:value-type="float" office:value="103110" table:style-name="ce53">
            <text:p>103,110</text:p>
          </table:table-cell>
          <table:table-cell office:value-type="float" office:value="103210" table:style-name="ce57">
            <text:p>103,2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4</text:p>
          </table:table-cell>
          <table:table-cell office:value-type="float" office:value="92950" table:style-name="ce53">
            <text:p>92,950</text:p>
          </table:table-cell>
          <table:table-cell office:value-type="float" office:value="8970" table:style-name="ce53">
            <text:p>8,970</text:p>
          </table:table-cell>
          <table:table-cell office:value-type="float" office:value="4490" table:style-name="ce53">
            <text:p>4,490</text:p>
          </table:table-cell>
          <table:table-cell office:value-type="float" office:value="2050" table:style-name="ce53">
            <text:p>2,050</text:p>
          </table:table-cell>
          <table:table-cell office:value-type="float" office:value="108460" table:style-name="ce53">
            <text:p>108,460</text:p>
          </table:table-cell>
          <table:table-cell office:value-type="float" office:value="102830" table:style-name="ce57">
            <text:p>102,8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4</text:p>
          </table:table-cell>
          <table:table-cell office:value-type="float" office:value="95430" table:style-name="ce53">
            <text:p>95,430</text:p>
          </table:table-cell>
          <table:table-cell office:value-type="float" office:value="8160" table:style-name="ce53">
            <text:p>8,160</text:p>
          </table:table-cell>
          <table:table-cell office:value-type="float" office:value="4700" table:style-name="ce53">
            <text:p>4,700</text:p>
          </table:table-cell>
          <table:table-cell office:value-type="float" office:value="1990" table:style-name="ce53">
            <text:p>1,990</text:p>
          </table:table-cell>
          <table:table-cell office:value-type="float" office:value="110280" table:style-name="ce53">
            <text:p>110,280</text:p>
          </table:table-cell>
          <table:table-cell office:value-type="float" office:value="101350" table:style-name="ce57">
            <text:p>101,3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4</text:p>
          </table:table-cell>
          <table:table-cell office:value-type="float" office:value="98450" table:style-name="ce53">
            <text:p>98,450</text:p>
          </table:table-cell>
          <table:table-cell office:value-type="float" office:value="9500" table:style-name="ce53">
            <text:p>9,500</text:p>
          </table:table-cell>
          <table:table-cell office:value-type="float" office:value="4640" table:style-name="ce53">
            <text:p>4,640</text:p>
          </table:table-cell>
          <table:table-cell office:value-type="float" office:value="2130" table:style-name="ce53">
            <text:p>2,130</text:p>
          </table:table-cell>
          <table:table-cell office:value-type="float" office:value="114720" table:style-name="ce53">
            <text:p>114,720</text:p>
          </table:table-cell>
          <table:table-cell office:value-type="float" office:value="102100" table:style-name="ce57">
            <text:p>102,1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4</text:p>
          </table:table-cell>
          <table:table-cell office:value-type="float" office:value="91170" table:style-name="ce53">
            <text:p>91,170</text:p>
          </table:table-cell>
          <table:table-cell office:value-type="float" office:value="7870" table:style-name="ce53">
            <text:p>7,870</text:p>
          </table:table-cell>
          <table:table-cell office:value-type="float" office:value="4170" table:style-name="ce53">
            <text:p>4,170</text:p>
          </table:table-cell>
          <table:table-cell office:value-type="float" office:value="1960" table:style-name="ce53">
            <text:p>1,960</text:p>
          </table:table-cell>
          <table:table-cell office:value-type="float" office:value="105170" table:style-name="ce53">
            <text:p>105,170</text:p>
          </table:table-cell>
          <table:table-cell office:value-type="float" office:value="100890" table:style-name="ce57">
            <text:p>100,8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4</text:p>
          </table:table-cell>
          <table:table-cell office:value-type="float" office:value="98630" table:style-name="ce53">
            <text:p>98,630</text:p>
          </table:table-cell>
          <table:table-cell office:value-type="float" office:value="9270" table:style-name="ce53">
            <text:p>9,270</text:p>
          </table:table-cell>
          <table:table-cell office:value-type="float" office:value="4750" table:style-name="ce53">
            <text:p>4,750</text:p>
          </table:table-cell>
          <table:table-cell office:value-type="float" office:value="2340" table:style-name="ce53">
            <text:p>2,340</text:p>
          </table:table-cell>
          <table:table-cell office:value-type="float" office:value="114990" table:style-name="ce53">
            <text:p>114,990</text:p>
          </table:table-cell>
          <table:table-cell office:value-type="float" office:value="100530" table:style-name="ce57">
            <text:p>100,5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4</text:p>
          </table:table-cell>
          <table:table-cell office:value-type="float" office:value="84150" table:style-name="ce53">
            <text:p>84,150</text:p>
          </table:table-cell>
          <table:table-cell office:value-type="float" office:value="8640" table:style-name="ce53">
            <text:p>8,640</text:p>
          </table:table-cell>
          <table:table-cell office:value-type="float" office:value="4170" table:style-name="ce53">
            <text:p>4,170</text:p>
          </table:table-cell>
          <table:table-cell office:value-type="float" office:value="2050" table:style-name="ce53">
            <text:p>2,050</text:p>
          </table:table-cell>
          <table:table-cell office:value-type="float" office:value="99010" table:style-name="ce53">
            <text:p>99,010</text:p>
          </table:table-cell>
          <table:table-cell office:value-type="float" office:value="98800" table:style-name="ce57">
            <text:p>98,8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4</text:p>
          </table:table-cell>
          <table:table-cell office:value-type="float" office:value="90650" table:style-name="ce53">
            <text:p>90,650</text:p>
          </table:table-cell>
          <table:table-cell office:value-type="float" office:value="6590" table:style-name="ce53">
            <text:p>6,590</text:p>
          </table:table-cell>
          <table:table-cell office:value-type="float" office:value="4560" table:style-name="ce53">
            <text:p>4,560</text:p>
          </table:table-cell>
          <table:table-cell office:value-type="float" office:value="2080" table:style-name="ce53">
            <text:p>2,080</text:p>
          </table:table-cell>
          <table:table-cell office:value-type="float" office:value="103880" table:style-name="ce53">
            <text:p>103,880</text:p>
          </table:table-cell>
          <table:table-cell office:value-type="float" office:value="96740" table:style-name="ce57">
            <text:p>96,7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5</text:p>
          </table:table-cell>
          <table:table-cell office:value-type="float" office:value="66750" table:style-name="ce53">
            <text:p>66,750</text:p>
          </table:table-cell>
          <table:table-cell office:value-type="float" office:value="6270" table:style-name="ce53">
            <text:p>6,270</text:p>
          </table:table-cell>
          <table:table-cell office:value-type="float" office:value="3160" table:style-name="ce53">
            <text:p>3,160</text:p>
          </table:table-cell>
          <table:table-cell office:value-type="float" office:value="1570" table:style-name="ce53">
            <text:p>1,570</text:p>
          </table:table-cell>
          <table:table-cell office:value-type="float" office:value="77750" table:style-name="ce53">
            <text:p>77,750</text:p>
          </table:table-cell>
          <table:table-cell office:value-type="float" office:value="94330" table:style-name="ce57">
            <text:p>94,3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5</text:p>
          </table:table-cell>
          <table:table-cell office:value-type="float" office:value="68390" table:style-name="ce53">
            <text:p>68,390</text:p>
          </table:table-cell>
          <table:table-cell office:value-type="float" office:value="5260" table:style-name="ce53">
            <text:p>5,260</text:p>
          </table:table-cell>
          <table:table-cell office:value-type="float" office:value="3200" table:style-name="ce53">
            <text:p>3,200</text:p>
          </table:table-cell>
          <table:table-cell office:value-type="float" office:value="1690" table:style-name="ce53">
            <text:p>1,690</text:p>
          </table:table-cell>
          <table:table-cell office:value-type="float" office:value="78540" table:style-name="ce53">
            <text:p>78,540</text:p>
          </table:table-cell>
          <table:table-cell office:value-type="float" office:value="95590" table:style-name="ce57">
            <text:p>95,5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5</text:p>
          </table:table-cell>
          <table:table-cell office:value-type="float" office:value="78240" table:style-name="ce53">
            <text:p>78,240</text:p>
          </table:table-cell>
          <table:table-cell office:value-type="float" office:value="7700" table:style-name="ce53">
            <text:p>7,700</text:p>
          </table:table-cell>
          <table:table-cell office:value-type="float" office:value="3800" table:style-name="ce53">
            <text:p>3,800</text:p>
          </table:table-cell>
          <table:table-cell office:value-type="float" office:value="1750" table:style-name="ce53">
            <text:p>1,750</text:p>
          </table:table-cell>
          <table:table-cell office:value-type="float" office:value="91490" table:style-name="ce53">
            <text:p>91,490</text:p>
          </table:table-cell>
          <table:table-cell office:value-type="float" office:value="97990" table:style-name="ce57">
            <text:p>97,9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5</text:p>
          </table:table-cell>
          <table:table-cell office:value-type="float" office:value="73690" table:style-name="ce53">
            <text:p>73,690</text:p>
          </table:table-cell>
          <table:table-cell office:value-type="float" office:value="8060" table:style-name="ce53">
            <text:p>8,060</text:p>
          </table:table-cell>
          <table:table-cell office:value-type="float" office:value="3610" table:style-name="ce53">
            <text:p>3,610</text:p>
          </table:table-cell>
          <table:table-cell office:value-type="float" office:value="1610" table:style-name="ce53">
            <text:p>1,610</text:p>
          </table:table-cell>
          <table:table-cell office:value-type="float" office:value="86970" table:style-name="ce53">
            <text:p>86,970</text:p>
          </table:table-cell>
          <table:table-cell office:value-type="float" office:value="98000" table:style-name="ce57">
            <text:p>98,0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5</text:p>
          </table:table-cell>
          <table:table-cell office:value-type="float" office:value="83310" table:style-name="ce53">
            <text:p>83,310</text:p>
          </table:table-cell>
          <table:table-cell office:value-type="float" office:value="8600" table:style-name="ce53">
            <text:p>8,600</text:p>
          </table:table-cell>
          <table:table-cell office:value-type="float" office:value="4010" table:style-name="ce53">
            <text:p>4,010</text:p>
          </table:table-cell>
          <table:table-cell office:value-type="float" office:value="1880" table:style-name="ce53">
            <text:p>1,880</text:p>
          </table:table-cell>
          <table:table-cell office:value-type="float" office:value="97800" table:style-name="ce53">
            <text:p>97,800</text:p>
          </table:table-cell>
          <table:table-cell office:value-type="float" office:value="100970" table:style-name="ce57">
            <text:p>100,9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5</text:p>
          </table:table-cell>
          <table:table-cell office:value-type="float" office:value="98200" table:style-name="ce53">
            <text:p>98,200</text:p>
          </table:table-cell>
          <table:table-cell office:value-type="float" office:value="9610" table:style-name="ce53">
            <text:p>9,610</text:p>
          </table:table-cell>
          <table:table-cell office:value-type="float" office:value="4720" table:style-name="ce53">
            <text:p>4,720</text:p>
          </table:table-cell>
          <table:table-cell office:value-type="float" office:value="2240" table:style-name="ce53">
            <text:p>2,240</text:p>
          </table:table-cell>
          <table:table-cell office:value-type="float" office:value="114770" table:style-name="ce53">
            <text:p>114,770</text:p>
          </table:table-cell>
          <table:table-cell office:value-type="float" office:value="105070" table:style-name="ce57">
            <text:p>105,0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5</text:p>
          </table:table-cell>
          <table:table-cell office:value-type="float" office:value="103160" table:style-name="ce53">
            <text:p>103,160</text:p>
          </table:table-cell>
          <table:table-cell office:value-type="float" office:value="10240" table:style-name="ce53">
            <text:p>10,240</text:p>
          </table:table-cell>
          <table:table-cell office:value-type="float" office:value="4980" table:style-name="ce53">
            <text:p>4,980</text:p>
          </table:table-cell>
          <table:table-cell office:value-type="float" office:value="2230" table:style-name="ce53">
            <text:p>2,230</text:p>
          </table:table-cell>
          <table:table-cell office:value-type="float" office:value="120610" table:style-name="ce53">
            <text:p>120,610</text:p>
          </table:table-cell>
          <table:table-cell office:value-type="float" office:value="104620" table:style-name="ce57">
            <text:p>104,6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5</text:p>
          </table:table-cell>
          <table:table-cell office:value-type="float" office:value="94260" table:style-name="ce53">
            <text:p>94,260</text:p>
          </table:table-cell>
          <table:table-cell office:value-type="float" office:value="8760" table:style-name="ce53">
            <text:p>8,760</text:p>
          </table:table-cell>
          <table:table-cell office:value-type="float" office:value="4440" table:style-name="ce53">
            <text:p>4,440</text:p>
          </table:table-cell>
          <table:table-cell office:value-type="float" office:value="2020" table:style-name="ce53">
            <text:p>2,020</text:p>
          </table:table-cell>
          <table:table-cell office:value-type="float" office:value="109480" table:style-name="ce53">
            <text:p>109,480</text:p>
          </table:table-cell>
          <table:table-cell office:value-type="float" office:value="104080" table:style-name="ce57">
            <text:p>104,0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5</text:p>
          </table:table-cell>
          <table:table-cell office:value-type="float" office:value="93940" table:style-name="ce53">
            <text:p>93,940</text:p>
          </table:table-cell>
          <table:table-cell office:value-type="float" office:value="8710" table:style-name="ce53">
            <text:p>8,710</text:p>
          </table:table-cell>
          <table:table-cell office:value-type="float" office:value="4370" table:style-name="ce53">
            <text:p>4,370</text:p>
          </table:table-cell>
          <table:table-cell office:value-type="float" office:value="2140" table:style-name="ce53">
            <text:p>2,140</text:p>
          </table:table-cell>
          <table:table-cell office:value-type="float" office:value="109160" table:style-name="ce53">
            <text:p>109,160</text:p>
          </table:table-cell>
          <table:table-cell office:value-type="float" office:value="106040" table:style-name="ce57">
            <text:p>106,0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5</text:p>
          </table:table-cell>
          <table:table-cell office:value-type="float" office:value="102540" table:style-name="ce53">
            <text:p>102,540</text:p>
          </table:table-cell>
          <table:table-cell office:value-type="float" office:value="9880" table:style-name="ce53">
            <text:p>9,880</text:p>
          </table:table-cell>
          <table:table-cell office:value-type="float" office:value="5120" table:style-name="ce53">
            <text:p>5,120</text:p>
          </table:table-cell>
          <table:table-cell office:value-type="float" office:value="2410" table:style-name="ce53">
            <text:p>2,410</text:p>
          </table:table-cell>
          <table:table-cell office:value-type="float" office:value="119950" table:style-name="ce53">
            <text:p>119,950</text:p>
          </table:table-cell>
          <table:table-cell office:value-type="float" office:value="106950" table:style-name="ce57">
            <text:p>106,9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5</text:p>
          </table:table-cell>
          <table:table-cell office:value-type="float" office:value="93490" table:style-name="ce53">
            <text:p>93,490</text:p>
          </table:table-cell>
          <table:table-cell office:value-type="float" office:value="9000" table:style-name="ce53">
            <text:p>9,000</text:p>
          </table:table-cell>
          <table:table-cell office:value-type="float" office:value="4700" table:style-name="ce53">
            <text:p>4,700</text:p>
          </table:table-cell>
          <table:table-cell office:value-type="float" office:value="2180" table:style-name="ce53">
            <text:p>2,180</text:p>
          </table:table-cell>
          <table:table-cell office:value-type="float" office:value="109370" table:style-name="ce53">
            <text:p>109,370</text:p>
          </table:table-cell>
          <table:table-cell office:value-type="float" office:value="105660" table:style-name="ce57">
            <text:p>105,6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5</text:p>
          </table:table-cell>
          <table:table-cell office:value-type="float" office:value="98400" table:style-name="ce53">
            <text:p>98,400</text:p>
          </table:table-cell>
          <table:table-cell office:value-type="float" office:value="8230" table:style-name="ce53">
            <text:p>8,230</text:p>
          </table:table-cell>
          <table:table-cell office:value-type="float" office:value="4900" table:style-name="ce53">
            <text:p>4,900</text:p>
          </table:table-cell>
          <table:table-cell office:value-type="float" office:value="2160" table:style-name="ce53">
            <text:p>2,160</text:p>
          </table:table-cell>
          <table:table-cell office:value-type="float" office:value="113690" table:style-name="ce53">
            <text:p>113,690</text:p>
          </table:table-cell>
          <table:table-cell office:value-type="float" office:value="106860" table:style-name="ce57">
            <text:p>106,8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6</text:p>
          </table:table-cell>
          <table:table-cell office:value-type="float" office:value="72750" table:style-name="ce53">
            <text:p>72,750</text:p>
          </table:table-cell>
          <table:table-cell office:value-type="float" office:value="6430" table:style-name="ce53">
            <text:p>6,430</text:p>
          </table:table-cell>
          <table:table-cell office:value-type="float" office:value="3260" table:style-name="ce53">
            <text:p>3,260</text:p>
          </table:table-cell>
          <table:table-cell office:value-type="float" office:value="1590" table:style-name="ce53">
            <text:p>1,590</text:p>
          </table:table-cell>
          <table:table-cell office:value-type="float" office:value="84030" table:style-name="ce53">
            <text:p>84,030</text:p>
          </table:table-cell>
          <table:table-cell office:value-type="float" office:value="104410" table:style-name="ce57">
            <text:p>104,4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6</text:p>
          </table:table-cell>
          <table:table-cell office:value-type="float" office:value="80110" table:style-name="ce53">
            <text:p>80,110</text:p>
          </table:table-cell>
          <table:table-cell office:value-type="float" office:value="5670" table:style-name="ce53">
            <text:p>5,670</text:p>
          </table:table-cell>
          <table:table-cell office:value-type="float" office:value="3810" table:style-name="ce53">
            <text:p>3,810</text:p>
          </table:table-cell>
          <table:table-cell office:value-type="float" office:value="1720" table:style-name="ce53">
            <text:p>1,720</text:p>
          </table:table-cell>
          <table:table-cell office:value-type="float" office:value="91310" table:style-name="ce53">
            <text:p>91,310</text:p>
          </table:table-cell>
          <table:table-cell office:value-type="float" office:value="106200" table:style-name="ce57">
            <text:p>106,2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6</text:p>
          </table:table-cell>
          <table:table-cell office:value-type="float" office:value="149710" table:style-name="ce53">
            <text:p>149,710</text:p>
          </table:table-cell>
          <table:table-cell office:value-type="float" office:value="11330" table:style-name="ce53">
            <text:p>11,330</text:p>
          </table:table-cell>
          <table:table-cell office:value-type="float" office:value="7020" table:style-name="ce53">
            <text:p>7,020</text:p>
          </table:table-cell>
          <table:table-cell office:value-type="float" office:value="3310" table:style-name="ce53">
            <text:p>3,310</text:p>
          </table:table-cell>
          <table:table-cell office:value-type="float" office:value="171370" table:style-name="ce53">
            <text:p>171,370</text:p>
          </table:table-cell>
          <table:table-cell office:value-type="float" office:value="176590" table:style-name="ce57">
            <text:p>176,5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6</text:p>
          </table:table-cell>
          <table:table-cell office:value-type="float" office:value="62150" table:style-name="ce53">
            <text:p>62,150</text:p>
          </table:table-cell>
          <table:table-cell office:value-type="float" office:value="6760" table:style-name="ce53">
            <text:p>6,760</text:p>
          </table:table-cell>
          <table:table-cell office:value-type="float" office:value="3200" table:style-name="ce53">
            <text:p>3,200</text:p>
          </table:table-cell>
          <table:table-cell office:value-type="float" office:value="1450" table:style-name="ce53">
            <text:p>1,450</text:p>
          </table:table-cell>
          <table:table-cell office:value-type="float" office:value="73560" table:style-name="ce53">
            <text:p>73,560</text:p>
          </table:table-cell>
          <table:table-cell office:value-type="float" office:value="80030" table:style-name="ce57">
            <text:p>80,0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6</text:p>
          </table:table-cell>
          <table:table-cell office:value-type="float" office:value="70480" table:style-name="ce53">
            <text:p>70,480</text:p>
          </table:table-cell>
          <table:table-cell office:value-type="float" office:value="7260" table:style-name="ce53">
            <text:p>7,260</text:p>
          </table:table-cell>
          <table:table-cell office:value-type="float" office:value="3600" table:style-name="ce53">
            <text:p>3,600</text:p>
          </table:table-cell>
          <table:table-cell office:value-type="float" office:value="1660" table:style-name="ce53">
            <text:p>1,660</text:p>
          </table:table-cell>
          <table:table-cell office:value-type="float" office:value="83000" table:style-name="ce53">
            <text:p>83,000</text:p>
          </table:table-cell>
          <table:table-cell office:value-type="float" office:value="88560" table:style-name="ce57">
            <text:p>88,5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6</text:p>
          </table:table-cell>
          <table:table-cell office:value-type="float" office:value="86840" table:style-name="ce53">
            <text:p>86,840</text:p>
          </table:table-cell>
          <table:table-cell office:value-type="float" office:value="8860" table:style-name="ce53">
            <text:p>8,860</text:p>
          </table:table-cell>
          <table:table-cell office:value-type="float" office:value="4310" table:style-name="ce53">
            <text:p>4,310</text:p>
          </table:table-cell>
          <table:table-cell office:value-type="float" office:value="2080" table:style-name="ce53">
            <text:p>2,080</text:p>
          </table:table-cell>
          <table:table-cell office:value-type="float" office:value="102090" table:style-name="ce53">
            <text:p>102,090</text:p>
          </table:table-cell>
          <table:table-cell office:value-type="float" office:value="95750" table:style-name="ce57">
            <text:p>95,7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6</text:p>
          </table:table-cell>
          <table:table-cell office:value-type="float" office:value="90220" table:style-name="ce53">
            <text:p>90,220</text:p>
          </table:table-cell>
          <table:table-cell office:value-type="float" office:value="9300" table:style-name="ce53">
            <text:p>9,300</text:p>
          </table:table-cell>
          <table:table-cell office:value-type="float" office:value="4540" table:style-name="ce53">
            <text:p>4,540</text:p>
          </table:table-cell>
          <table:table-cell office:value-type="float" office:value="1980" table:style-name="ce53">
            <text:p>1,980</text:p>
          </table:table-cell>
          <table:table-cell office:value-type="float" office:value="106040" table:style-name="ce53">
            <text:p>106,040</text:p>
          </table:table-cell>
          <table:table-cell office:value-type="float" office:value="97100" table:style-name="ce57">
            <text:p>97,1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6</text:p>
          </table:table-cell>
          <table:table-cell office:value-type="float" office:value="92660" table:style-name="ce53">
            <text:p>92,660</text:p>
          </table:table-cell>
          <table:table-cell office:value-type="float" office:value="8640" table:style-name="ce53">
            <text:p>8,640</text:p>
          </table:table-cell>
          <table:table-cell office:value-type="float" office:value="4700" table:style-name="ce53">
            <text:p>4,700</text:p>
          </table:table-cell>
          <table:table-cell office:value-type="float" office:value="2110" table:style-name="ce53">
            <text:p>2,110</text:p>
          </table:table-cell>
          <table:table-cell office:value-type="float" office:value="108110" table:style-name="ce53">
            <text:p>108,110</text:p>
          </table:table-cell>
          <table:table-cell office:value-type="float" office:value="97070" table:style-name="ce57">
            <text:p>97,0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6</text:p>
          </table:table-cell>
          <table:table-cell office:value-type="float" office:value="89130" table:style-name="ce53">
            <text:p>89,130</text:p>
          </table:table-cell>
          <table:table-cell office:value-type="float" office:value="9490" table:style-name="ce53">
            <text:p>9,490</text:p>
          </table:table-cell>
          <table:table-cell office:value-type="float" office:value="4560" table:style-name="ce53">
            <text:p>4,560</text:p>
          </table:table-cell>
          <table:table-cell office:value-type="float" office:value="2220" table:style-name="ce53">
            <text:p>2,220</text:p>
          </table:table-cell>
          <table:table-cell office:value-type="float" office:value="105400" table:style-name="ce53">
            <text:p>105,400</text:p>
          </table:table-cell>
          <table:table-cell office:value-type="float" office:value="96030" table:style-name="ce57">
            <text:p>96,0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6</text:p>
          </table:table-cell>
          <table:table-cell office:value-type="float" office:value="83270" table:style-name="ce53">
            <text:p>83,270</text:p>
          </table:table-cell>
          <table:table-cell office:value-type="float" office:value="8440" table:style-name="ce53">
            <text:p>8,440</text:p>
          </table:table-cell>
          <table:table-cell office:value-type="float" office:value="4400" table:style-name="ce53">
            <text:p>4,400</text:p>
          </table:table-cell>
          <table:table-cell office:value-type="float" office:value="1960" table:style-name="ce53">
            <text:p>1,960</text:p>
          </table:table-cell>
          <table:table-cell office:value-type="float" office:value="98070" table:style-name="ce53">
            <text:p>98,070</text:p>
          </table:table-cell>
          <table:table-cell office:value-type="float" office:value="95660" table:style-name="ce57">
            <text:p>95,6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6</text:p>
          </table:table-cell>
          <table:table-cell office:value-type="float" office:value="86930" table:style-name="ce53">
            <text:p>86,930</text:p>
          </table:table-cell>
          <table:table-cell office:value-type="float" office:value="8710" table:style-name="ce53">
            <text:p>8,710</text:p>
          </table:table-cell>
          <table:table-cell office:value-type="float" office:value="4610" table:style-name="ce53">
            <text:p>4,610</text:p>
          </table:table-cell>
          <table:table-cell office:value-type="float" office:value="2190" table:style-name="ce53">
            <text:p>2,190</text:p>
          </table:table-cell>
          <table:table-cell office:value-type="float" office:value="102440" table:style-name="ce53">
            <text:p>102,440</text:p>
          </table:table-cell>
          <table:table-cell office:value-type="float" office:value="95990" table:style-name="ce57">
            <text:p>95,9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6</text:p>
          </table:table-cell>
          <table:table-cell office:value-type="float" office:value="93570" table:style-name="ce53">
            <text:p>93,570</text:p>
          </table:table-cell>
          <table:table-cell office:value-type="float" office:value="8560" table:style-name="ce53">
            <text:p>8,560</text:p>
          </table:table-cell>
          <table:table-cell office:value-type="float" office:value="5140" table:style-name="ce53">
            <text:p>5,140</text:p>
          </table:table-cell>
          <table:table-cell office:value-type="float" office:value="2330" table:style-name="ce53">
            <text:p>2,330</text:p>
          </table:table-cell>
          <table:table-cell office:value-type="float" office:value="109600" table:style-name="ce53">
            <text:p>109,600</text:p>
          </table:table-cell>
          <table:table-cell office:value-type="float" office:value="99120" table:style-name="ce57">
            <text:p>99,1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7</text:p>
          </table:table-cell>
          <table:table-cell office:value-type="float" office:value="69120" table:style-name="ce53">
            <text:p>69,120</text:p>
          </table:table-cell>
          <table:table-cell office:value-type="float" office:value="6400" table:style-name="ce53">
            <text:p>6,400</text:p>
          </table:table-cell>
          <table:table-cell office:value-type="float" office:value="3470" table:style-name="ce53">
            <text:p>3,470</text:p>
          </table:table-cell>
          <table:table-cell office:value-type="float" office:value="1720" table:style-name="ce53">
            <text:p>1,720</text:p>
          </table:table-cell>
          <table:table-cell office:value-type="float" office:value="80710" table:style-name="ce53">
            <text:p>80,710</text:p>
          </table:table-cell>
          <table:table-cell office:value-type="float" office:value="102790" table:style-name="ce57">
            <text:p>102,7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7</text:p>
          </table:table-cell>
          <table:table-cell office:value-type="float" office:value="72400" table:style-name="ce53">
            <text:p>72,400</text:p>
          </table:table-cell>
          <table:table-cell office:value-type="float" office:value="5860" table:style-name="ce53">
            <text:p>5,860</text:p>
          </table:table-cell>
          <table:table-cell office:value-type="float" office:value="3660" table:style-name="ce53">
            <text:p>3,660</text:p>
          </table:table-cell>
          <table:table-cell office:value-type="float" office:value="1750" table:style-name="ce53">
            <text:p>1,750</text:p>
          </table:table-cell>
          <table:table-cell office:value-type="float" office:value="83670" table:style-name="ce53">
            <text:p>83,670</text:p>
          </table:table-cell>
          <table:table-cell office:value-type="float" office:value="100600" table:style-name="ce57">
            <text:p>100,6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7</text:p>
          </table:table-cell>
          <table:table-cell office:value-type="float" office:value="88860" table:style-name="ce53">
            <text:p>88,860</text:p>
          </table:table-cell>
          <table:table-cell office:value-type="float" office:value="9320" table:style-name="ce53">
            <text:p>9,320</text:p>
          </table:table-cell>
          <table:table-cell office:value-type="float" office:value="5320" table:style-name="ce53">
            <text:p>5,320</text:p>
          </table:table-cell>
          <table:table-cell office:value-type="float" office:value="2140" table:style-name="ce53">
            <text:p>2,140</text:p>
          </table:table-cell>
          <table:table-cell office:value-type="float" office:value="105640" table:style-name="ce53">
            <text:p>105,640</text:p>
          </table:table-cell>
          <table:table-cell office:value-type="float" office:value="103580" table:style-name="ce57">
            <text:p>103,5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7</text:p>
          </table:table-cell>
          <table:table-cell office:value-type="float" office:value="74100" table:style-name="ce53">
            <text:p>74,100</text:p>
          </table:table-cell>
          <table:table-cell office:value-type="float" office:value="8050" table:style-name="ce53">
            <text:p>8,050</text:p>
          </table:table-cell>
          <table:table-cell office:value-type="float" office:value="4010" table:style-name="ce53">
            <text:p>4,010</text:p>
          </table:table-cell>
          <table:table-cell office:value-type="float" office:value="1810" table:style-name="ce53">
            <text:p>1,810</text:p>
          </table:table-cell>
          <table:table-cell office:value-type="float" office:value="87970" table:style-name="ce53">
            <text:p>87,970</text:p>
          </table:table-cell>
          <table:table-cell office:value-type="float" office:value="104550" table:style-name="ce57">
            <text:p>104,5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7</text:p>
          </table:table-cell>
          <table:table-cell office:value-type="float" office:value="81330" table:style-name="ce53">
            <text:p>81,330</text:p>
          </table:table-cell>
          <table:table-cell office:value-type="float" office:value="8570" table:style-name="ce53">
            <text:p>8,570</text:p>
          </table:table-cell>
          <table:table-cell office:value-type="float" office:value="4480" table:style-name="ce53">
            <text:p>4,480</text:p>
          </table:table-cell>
          <table:table-cell office:value-type="float" office:value="2110" table:style-name="ce53">
            <text:p>2,110</text:p>
          </table:table-cell>
          <table:table-cell office:value-type="float" office:value="96490" table:style-name="ce53">
            <text:p>96,490</text:p>
          </table:table-cell>
          <table:table-cell office:value-type="float" office:value="100570" table:style-name="ce57">
            <text:p>100,5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7</text:p>
          </table:table-cell>
          <table:table-cell office:value-type="float" office:value="99060" table:style-name="ce53">
            <text:p>99,060</text:p>
          </table:table-cell>
          <table:table-cell office:value-type="float" office:value="11020" table:style-name="ce53">
            <text:p>11,020</text:p>
          </table:table-cell>
          <table:table-cell office:value-type="float" office:value="5320" table:style-name="ce53">
            <text:p>5,320</text:p>
          </table:table-cell>
          <table:table-cell office:value-type="float" office:value="2690" table:style-name="ce53">
            <text:p>2,690</text:p>
          </table:table-cell>
          <table:table-cell office:value-type="float" office:value="118090" table:style-name="ce53">
            <text:p>118,090</text:p>
          </table:table-cell>
          <table:table-cell office:value-type="float" office:value="103330" table:style-name="ce57">
            <text:p>103,3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7</text:p>
          </table:table-cell>
          <table:table-cell office:value-type="float" office:value="89920" table:style-name="ce53">
            <text:p>89,920</text:p>
          </table:table-cell>
          <table:table-cell office:value-type="float" office:value="8970" table:style-name="ce53">
            <text:p>8,970</text:p>
          </table:table-cell>
          <table:table-cell office:value-type="float" office:value="4690" table:style-name="ce53">
            <text:p>4,690</text:p>
          </table:table-cell>
          <table:table-cell office:value-type="float" office:value="2030" table:style-name="ce53">
            <text:p>2,030</text:p>
          </table:table-cell>
          <table:table-cell office:value-type="float" office:value="105610" table:style-name="ce53">
            <text:p>105,610</text:p>
          </table:table-cell>
          <table:table-cell office:value-type="float" office:value="103730" table:style-name="ce57">
            <text:p>103,7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7</text:p>
          </table:table-cell>
          <table:table-cell office:value-type="float" office:value="95640" table:style-name="ce53">
            <text:p>95,640</text:p>
          </table:table-cell>
          <table:table-cell office:value-type="float" office:value="9560" table:style-name="ce53">
            <text:p>9,560</text:p>
          </table:table-cell>
          <table:table-cell office:value-type="float" office:value="5160" table:style-name="ce53">
            <text:p>5,160</text:p>
          </table:table-cell>
          <table:table-cell office:value-type="float" office:value="2460" table:style-name="ce53">
            <text:p>2,460</text:p>
          </table:table-cell>
          <table:table-cell office:value-type="float" office:value="112820" table:style-name="ce53">
            <text:p>112,820</text:p>
          </table:table-cell>
          <table:table-cell office:value-type="float" office:value="102280" table:style-name="ce57">
            <text:p>102,2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7</text:p>
          </table:table-cell>
          <table:table-cell office:value-type="float" office:value="91050" table:style-name="ce53">
            <text:p>91,050</text:p>
          </table:table-cell>
          <table:table-cell office:value-type="float" office:value="9770" table:style-name="ce53">
            <text:p>9,770</text:p>
          </table:table-cell>
          <table:table-cell office:value-type="float" office:value="5000" table:style-name="ce53">
            <text:p>5,000</text:p>
          </table:table-cell>
          <table:table-cell office:value-type="float" office:value="2530" table:style-name="ce53">
            <text:p>2,530</text:p>
          </table:table-cell>
          <table:table-cell office:value-type="float" office:value="108350" table:style-name="ce53">
            <text:p>108,350</text:p>
          </table:table-cell>
          <table:table-cell office:value-type="float" office:value="101010" table:style-name="ce57">
            <text:p>101,0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7</text:p>
          </table:table-cell>
          <table:table-cell office:value-type="float" office:value="91050" table:style-name="ce53">
            <text:p>91,050</text:p>
          </table:table-cell>
          <table:table-cell office:value-type="float" office:value="9020" table:style-name="ce53">
            <text:p>9,020</text:p>
          </table:table-cell>
          <table:table-cell office:value-type="float" office:value="5010" table:style-name="ce53">
            <text:p>5,010</text:p>
          </table:table-cell>
          <table:table-cell office:value-type="float" office:value="2480" table:style-name="ce53">
            <text:p>2,480</text:p>
          </table:table-cell>
          <table:table-cell office:value-type="float" office:value="107560" table:style-name="ce53">
            <text:p>107,560</text:p>
          </table:table-cell>
          <table:table-cell office:value-type="float" office:value="101140" table:style-name="ce57">
            <text:p>101,1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7</text:p>
          </table:table-cell>
          <table:table-cell office:value-type="float" office:value="90480" table:style-name="ce53">
            <text:p>90,480</text:p>
          </table:table-cell>
          <table:table-cell office:value-type="float" office:value="8800" table:style-name="ce53">
            <text:p>8,800</text:p>
          </table:table-cell>
          <table:table-cell office:value-type="float" office:value="5070" table:style-name="ce53">
            <text:p>5,070</text:p>
          </table:table-cell>
          <table:table-cell office:value-type="float" office:value="2470" table:style-name="ce53">
            <text:p>2,470</text:p>
          </table:table-cell>
          <table:table-cell office:value-type="float" office:value="106820" table:style-name="ce53">
            <text:p>106,820</text:p>
          </table:table-cell>
          <table:table-cell office:value-type="float" office:value="100760" table:style-name="ce57">
            <text:p>100,7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7</text:p>
          </table:table-cell>
          <table:table-cell office:value-type="float" office:value="90290" table:style-name="ce53">
            <text:p>90,290</text:p>
          </table:table-cell>
          <table:table-cell office:value-type="float" office:value="8350" table:style-name="ce53">
            <text:p>8,350</text:p>
          </table:table-cell>
          <table:table-cell office:value-type="float" office:value="5230" table:style-name="ce53">
            <text:p>5,230</text:p>
          </table:table-cell>
          <table:table-cell office:value-type="float" office:value="2460" table:style-name="ce53">
            <text:p>2,460</text:p>
          </table:table-cell>
          <table:table-cell office:value-type="float" office:value="106330" table:style-name="ce53">
            <text:p>106,330</text:p>
          </table:table-cell>
          <table:table-cell office:value-type="float" office:value="99050" table:style-name="ce57">
            <text:p>99,0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8</text:p>
          </table:table-cell>
          <table:table-cell office:value-type="float" office:value="68880" table:style-name="ce53">
            <text:p>68,880</text:p>
          </table:table-cell>
          <table:table-cell office:value-type="float" office:value="6130" table:style-name="ce53">
            <text:p>6,130</text:p>
          </table:table-cell>
          <table:table-cell office:value-type="float" office:value="3660" table:style-name="ce53">
            <text:p>3,660</text:p>
          </table:table-cell>
          <table:table-cell office:value-type="float" office:value="1700" table:style-name="ce53">
            <text:p>1,700</text:p>
          </table:table-cell>
          <table:table-cell office:value-type="float" office:value="80370" table:style-name="ce53">
            <text:p>80,370</text:p>
          </table:table-cell>
          <table:table-cell office:value-type="float" office:value="99160" table:style-name="ce57">
            <text:p>99,1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8</text:p>
          </table:table-cell>
          <table:table-cell office:value-type="float" office:value="70580" table:style-name="ce53">
            <text:p>70,580</text:p>
          </table:table-cell>
          <table:table-cell office:value-type="float" office:value="5450" table:style-name="ce53">
            <text:p>5,450</text:p>
          </table:table-cell>
          <table:table-cell office:value-type="float" office:value="3730" table:style-name="ce53">
            <text:p>3,730</text:p>
          </table:table-cell>
          <table:table-cell office:value-type="float" office:value="1970" table:style-name="ce53">
            <text:p>1,970</text:p>
          </table:table-cell>
          <table:table-cell office:value-type="float" office:value="81730" table:style-name="ce53">
            <text:p>81,730</text:p>
          </table:table-cell>
          <table:table-cell office:value-type="float" office:value="97690" table:style-name="ce57">
            <text:p>97,6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8</text:p>
          </table:table-cell>
          <table:table-cell office:value-type="float" office:value="82470" table:style-name="ce53">
            <text:p>82,470</text:p>
          </table:table-cell>
          <table:table-cell office:value-type="float" office:value="6790" table:style-name="ce53">
            <text:p>6,790</text:p>
          </table:table-cell>
          <table:table-cell office:value-type="float" office:value="4390" table:style-name="ce53">
            <text:p>4,390</text:p>
          </table:table-cell>
          <table:table-cell office:value-type="float" office:value="2220" table:style-name="ce53">
            <text:p>2,220</text:p>
          </table:table-cell>
          <table:table-cell office:value-type="float" office:value="95870" table:style-name="ce53">
            <text:p>95,870</text:p>
          </table:table-cell>
          <table:table-cell office:value-type="float" office:value="94210" table:style-name="ce57">
            <text:p>94,2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8</text:p>
          </table:table-cell>
          <table:table-cell office:value-type="float" office:value="71040" table:style-name="ce53">
            <text:p>71,040</text:p>
          </table:table-cell>
          <table:table-cell office:value-type="float" office:value="7570" table:style-name="ce53">
            <text:p>7,570</text:p>
          </table:table-cell>
          <table:table-cell office:value-type="float" office:value="3900" table:style-name="ce53">
            <text:p>3,900</text:p>
          </table:table-cell>
          <table:table-cell office:value-type="float" office:value="1930" table:style-name="ce53">
            <text:p>1,930</text:p>
          </table:table-cell>
          <table:table-cell office:value-type="float" office:value="84440" table:style-name="ce53">
            <text:p>84,440</text:p>
          </table:table-cell>
          <table:table-cell office:value-type="float" office:value="99020" table:style-name="ce57">
            <text:p>99,0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8</text:p>
          </table:table-cell>
          <table:table-cell office:value-type="float" office:value="80420" table:style-name="ce53">
            <text:p>80,420</text:p>
          </table:table-cell>
          <table:table-cell office:value-type="float" office:value="8310" table:style-name="ce53">
            <text:p>8,310</text:p>
          </table:table-cell>
          <table:table-cell office:value-type="float" office:value="4360" table:style-name="ce53">
            <text:p>4,360</text:p>
          </table:table-cell>
          <table:table-cell office:value-type="float" office:value="2250" table:style-name="ce53">
            <text:p>2,250</text:p>
          </table:table-cell>
          <table:table-cell office:value-type="float" office:value="95340" table:style-name="ce53">
            <text:p>95,340</text:p>
          </table:table-cell>
          <table:table-cell office:value-type="float" office:value="100380" table:style-name="ce57">
            <text:p>100,3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8</text:p>
          </table:table-cell>
          <table:table-cell office:value-type="float" office:value="93420" table:style-name="ce53">
            <text:p>93,420</text:p>
          </table:table-cell>
          <table:table-cell office:value-type="float" office:value="10730" table:style-name="ce53">
            <text:p>10,730</text:p>
          </table:table-cell>
          <table:table-cell office:value-type="float" office:value="4990" table:style-name="ce53">
            <text:p>4,990</text:p>
          </table:table-cell>
          <table:table-cell office:value-type="float" office:value="2700" table:style-name="ce53">
            <text:p>2,700</text:p>
          </table:table-cell>
          <table:table-cell office:value-type="float" office:value="111840" table:style-name="ce53">
            <text:p>111,840</text:p>
          </table:table-cell>
          <table:table-cell office:value-type="float" office:value="100750" table:style-name="ce57">
            <text:p>100,7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8</text:p>
          </table:table-cell>
          <table:table-cell office:value-type="float" office:value="87560" table:style-name="ce53">
            <text:p>87,560</text:p>
          </table:table-cell>
          <table:table-cell office:value-type="float" office:value="8980" table:style-name="ce53">
            <text:p>8,980</text:p>
          </table:table-cell>
          <table:table-cell office:value-type="float" office:value="4860" table:style-name="ce53">
            <text:p>4,860</text:p>
          </table:table-cell>
          <table:table-cell office:value-type="float" office:value="2290" table:style-name="ce53">
            <text:p>2,290</text:p>
          </table:table-cell>
          <table:table-cell office:value-type="float" office:value="103690" table:style-name="ce53">
            <text:p>103,690</text:p>
          </table:table-cell>
          <table:table-cell office:value-type="float" office:value="98960" table:style-name="ce57">
            <text:p>98,9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8</text:p>
          </table:table-cell>
          <table:table-cell office:value-type="float" office:value="98710" table:style-name="ce53">
            <text:p>98,710</text:p>
          </table:table-cell>
          <table:table-cell office:value-type="float" office:value="10600" table:style-name="ce53">
            <text:p>10,600</text:p>
          </table:table-cell>
          <table:table-cell office:value-type="float" office:value="5460" table:style-name="ce53">
            <text:p>5,460</text:p>
          </table:table-cell>
          <table:table-cell office:value-type="float" office:value="2830" table:style-name="ce53">
            <text:p>2,830</text:p>
          </table:table-cell>
          <table:table-cell office:value-type="float" office:value="117600" table:style-name="ce53">
            <text:p>117,600</text:p>
          </table:table-cell>
          <table:table-cell office:value-type="float" office:value="100460" table:style-name="ce57">
            <text:p>100,4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8</text:p>
          </table:table-cell>
          <table:table-cell office:value-type="float" office:value="81560" table:style-name="ce53">
            <text:p>81,560</text:p>
          </table:table-cell>
          <table:table-cell office:value-type="float" office:value="8740" table:style-name="ce53">
            <text:p>8,740</text:p>
          </table:table-cell>
          <table:table-cell office:value-type="float" office:value="4540" table:style-name="ce53">
            <text:p>4,540</text:p>
          </table:table-cell>
          <table:table-cell office:value-type="float" office:value="2220" table:style-name="ce53">
            <text:p>2,220</text:p>
          </table:table-cell>
          <table:table-cell office:value-type="float" office:value="97060" table:style-name="ce53">
            <text:p>97,060</text:p>
          </table:table-cell>
          <table:table-cell office:value-type="float" office:value="99810" table:style-name="ce57">
            <text:p>99,8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8</text:p>
          </table:table-cell>
          <table:table-cell office:value-type="float" office:value="92150" table:style-name="ce53">
            <text:p>92,150</text:p>
          </table:table-cell>
          <table:table-cell office:value-type="float" office:value="9260" table:style-name="ce53">
            <text:p>9,260</text:p>
          </table:table-cell>
          <table:table-cell office:value-type="float" office:value="5050" table:style-name="ce53">
            <text:p>5,050</text:p>
          </table:table-cell>
          <table:table-cell office:value-type="float" office:value="2560" table:style-name="ce53">
            <text:p>2,560</text:p>
          </table:table-cell>
          <table:table-cell office:value-type="float" office:value="109020" table:style-name="ce53">
            <text:p>109,020</text:p>
          </table:table-cell>
          <table:table-cell office:value-type="float" office:value="99580" table:style-name="ce57">
            <text:p>99,5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8</text:p>
          </table:table-cell>
          <table:table-cell office:value-type="float" office:value="97010" table:style-name="ce53">
            <text:p>97,010</text:p>
          </table:table-cell>
          <table:table-cell office:value-type="float" office:value="10170" table:style-name="ce53">
            <text:p>10,170</text:p>
          </table:table-cell>
          <table:table-cell office:value-type="float" office:value="5790" table:style-name="ce53">
            <text:p>5,790</text:p>
          </table:table-cell>
          <table:table-cell office:value-type="float" office:value="2820" table:style-name="ce53">
            <text:p>2,820</text:p>
          </table:table-cell>
          <table:table-cell office:value-type="float" office:value="115790" table:style-name="ce53">
            <text:p>115,790</text:p>
          </table:table-cell>
          <table:table-cell office:value-type="float" office:value="100900" table:style-name="ce57">
            <text:p>100,9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8</text:p>
          </table:table-cell>
          <table:table-cell office:value-type="float" office:value="83880" table:style-name="ce53">
            <text:p>83,880</text:p>
          </table:table-cell>
          <table:table-cell office:value-type="float" office:value="7630" table:style-name="ce53">
            <text:p>7,630</text:p>
          </table:table-cell>
          <table:table-cell office:value-type="float" office:value="4940" table:style-name="ce53">
            <text:p>4,940</text:p>
          </table:table-cell>
          <table:table-cell office:value-type="float" office:value="2320" table:style-name="ce53">
            <text:p>2,320</text:p>
          </table:table-cell>
          <table:table-cell office:value-type="float" office:value="98770" table:style-name="ce53">
            <text:p>98,770</text:p>
          </table:table-cell>
          <table:table-cell office:value-type="float" office:value="98500" table:style-name="ce57">
            <text:p>98,5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9</text:p>
          </table:table-cell>
          <table:table-cell office:value-type="float" office:value="66680" table:style-name="ce53">
            <text:p>66,680</text:p>
          </table:table-cell>
          <table:table-cell office:value-type="float" office:value="6830" table:style-name="ce53">
            <text:p>6,830</text:p>
          </table:table-cell>
          <table:table-cell office:value-type="float" office:value="3590" table:style-name="ce53">
            <text:p>3,590</text:p>
          </table:table-cell>
          <table:table-cell office:value-type="float" office:value="1730" table:style-name="ce53">
            <text:p>1,730</text:p>
          </table:table-cell>
          <table:table-cell office:value-type="float" office:value="78830" table:style-name="ce53">
            <text:p>78,830</text:p>
          </table:table-cell>
          <table:table-cell office:value-type="float" office:value="97540" table:style-name="ce57">
            <text:p>97,5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9</text:p>
          </table:table-cell>
          <table:table-cell office:value-type="float" office:value="70140" table:style-name="ce53">
            <text:p>70,140</text:p>
          </table:table-cell>
          <table:table-cell office:value-type="float" office:value="5500" table:style-name="ce53">
            <text:p>5,500</text:p>
          </table:table-cell>
          <table:table-cell office:value-type="float" office:value="3870" table:style-name="ce53">
            <text:p>3,870</text:p>
          </table:table-cell>
          <table:table-cell office:value-type="float" office:value="2070" table:style-name="ce53">
            <text:p>2,070</text:p>
          </table:table-cell>
          <table:table-cell office:value-type="float" office:value="81580" table:style-name="ce53">
            <text:p>81,580</text:p>
          </table:table-cell>
          <table:table-cell office:value-type="float" office:value="96980" table:style-name="ce57">
            <text:p>96,9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9</text:p>
          </table:table-cell>
          <table:table-cell office:value-type="float" office:value="80490" table:style-name="ce53">
            <text:p>80,490</text:p>
          </table:table-cell>
          <table:table-cell office:value-type="float" office:value="8520" table:style-name="ce53">
            <text:p>8,520</text:p>
          </table:table-cell>
          <table:table-cell office:value-type="float" office:value="4420" table:style-name="ce53">
            <text:p>4,420</text:p>
          </table:table-cell>
          <table:table-cell office:value-type="float" office:value="2240" table:style-name="ce53">
            <text:p>2,240</text:p>
          </table:table-cell>
          <table:table-cell office:value-type="float" office:value="95670" table:style-name="ce53">
            <text:p>95,670</text:p>
          </table:table-cell>
          <table:table-cell office:value-type="float" office:value="97640" table:style-name="ce57">
            <text:p>97,6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9</text:p>
          </table:table-cell>
          <table:table-cell office:value-type="float" office:value="73790" table:style-name="ce53">
            <text:p>73,790</text:p>
          </table:table-cell>
          <table:table-cell office:value-type="float" office:value="8030" table:style-name="ce53">
            <text:p>8,030</text:p>
          </table:table-cell>
          <table:table-cell office:value-type="float" office:value="4020" table:style-name="ce53">
            <text:p>4,020</text:p>
          </table:table-cell>
          <table:table-cell office:value-type="float" office:value="2020" table:style-name="ce53">
            <text:p>2,020</text:p>
          </table:table-cell>
          <table:table-cell office:value-type="float" office:value="87860" table:style-name="ce53">
            <text:p>87,860</text:p>
          </table:table-cell>
          <table:table-cell office:value-type="float" office:value="98280" table:style-name="ce57">
            <text:p>98,2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9</text:p>
          </table:table-cell>
          <table:table-cell office:value-type="float" office:value="80220" table:style-name="ce53">
            <text:p>80,220</text:p>
          </table:table-cell>
          <table:table-cell office:value-type="float" office:value="9810" table:style-name="ce53">
            <text:p>9,810</text:p>
          </table:table-cell>
          <table:table-cell office:value-type="float" office:value="4570" table:style-name="ce53">
            <text:p>4,570</text:p>
          </table:table-cell>
          <table:table-cell office:value-type="float" office:value="2450" table:style-name="ce53">
            <text:p>2,450</text:p>
          </table:table-cell>
          <table:table-cell office:value-type="float" office:value="97050" table:style-name="ce53">
            <text:p>97,050</text:p>
          </table:table-cell>
          <table:table-cell office:value-type="float" office:value="96120" table:style-name="ce57">
            <text:p>96,1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9</text:p>
          </table:table-cell>
          <table:table-cell office:value-type="float" office:value="83860" table:style-name="ce53">
            <text:p>83,860</text:p>
          </table:table-cell>
          <table:table-cell office:value-type="float" office:value="9520" table:style-name="ce53">
            <text:p>9,520</text:p>
          </table:table-cell>
          <table:table-cell office:value-type="float" office:value="4670" table:style-name="ce53">
            <text:p>4,670</text:p>
          </table:table-cell>
          <table:table-cell office:value-type="float" office:value="2290" table:style-name="ce53">
            <text:p>2,290</text:p>
          </table:table-cell>
          <table:table-cell office:value-type="float" office:value="100340" table:style-name="ce53">
            <text:p>100,340</text:p>
          </table:table-cell>
          <table:table-cell office:value-type="float" office:value="100540" table:style-name="ce57">
            <text:p>100,5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9</text:p>
          </table:table-cell>
          <table:table-cell office:value-type="float" office:value="88560" table:style-name="ce53">
            <text:p>88,560</text:p>
          </table:table-cell>
          <table:table-cell office:value-type="float" office:value="9030" table:style-name="ce53">
            <text:p>9,030</text:p>
          </table:table-cell>
          <table:table-cell office:value-type="float" office:value="5020" table:style-name="ce53">
            <text:p>5,020</text:p>
          </table:table-cell>
          <table:table-cell office:value-type="float" office:value="2170" table:style-name="ce53">
            <text:p>2,170</text:p>
          </table:table-cell>
          <table:table-cell office:value-type="float" office:value="104780" table:style-name="ce53">
            <text:p>104,780</text:p>
          </table:table-cell>
          <table:table-cell office:value-type="float" office:value="98040" table:style-name="ce57">
            <text:p>98,0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9</text:p>
          </table:table-cell>
          <table:table-cell office:value-type="float" office:value="93360" table:style-name="ce53">
            <text:p>93,360</text:p>
          </table:table-cell>
          <table:table-cell office:value-type="float" office:value="10280" table:style-name="ce53">
            <text:p>10,280</text:p>
          </table:table-cell>
          <table:table-cell office:value-type="float" office:value="5280" table:style-name="ce53">
            <text:p>5,280</text:p>
          </table:table-cell>
          <table:table-cell office:value-type="float" office:value="2690" table:style-name="ce53">
            <text:p>2,690</text:p>
          </table:table-cell>
          <table:table-cell office:value-type="float" office:value="111610" table:style-name="ce53">
            <text:p>111,610</text:p>
          </table:table-cell>
          <table:table-cell office:value-type="float" office:value="97640" table:style-name="ce57">
            <text:p>97,6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9</text:p>
          </table:table-cell>
          <table:table-cell office:value-type="float" office:value="83570" table:style-name="ce53">
            <text:p>83,570</text:p>
          </table:table-cell>
          <table:table-cell office:value-type="float" office:value="8940" table:style-name="ce53">
            <text:p>8,940</text:p>
          </table:table-cell>
          <table:table-cell office:value-type="float" office:value="4650" table:style-name="ce53">
            <text:p>4,650</text:p>
          </table:table-cell>
          <table:table-cell office:value-type="float" office:value="2410" table:style-name="ce53">
            <text:p>2,410</text:p>
          </table:table-cell>
          <table:table-cell office:value-type="float" office:value="99570" table:style-name="ce53">
            <text:p>99,570</text:p>
          </table:table-cell>
          <table:table-cell office:value-type="float" office:value="98940" table:style-name="ce57">
            <text:p>98,9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9</text:p>
          </table:table-cell>
          <table:table-cell office:value-type="float" office:value="90010" table:style-name="ce53">
            <text:p>90,010</text:p>
          </table:table-cell>
          <table:table-cell office:value-type="float" office:value="9480" table:style-name="ce53">
            <text:p>9,480</text:p>
          </table:table-cell>
          <table:table-cell office:value-type="float" office:value="5060" table:style-name="ce53">
            <text:p>5,060</text:p>
          </table:table-cell>
          <table:table-cell office:value-type="float" office:value="2550" table:style-name="ce53">
            <text:p>2,550</text:p>
          </table:table-cell>
          <table:table-cell office:value-type="float" office:value="107100" table:style-name="ce53">
            <text:p>107,100</text:p>
          </table:table-cell>
          <table:table-cell office:value-type="float" office:value="98120" table:style-name="ce57">
            <text:p>98,1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9</text:p>
          </table:table-cell>
          <table:table-cell office:value-type="float" office:value="92080" table:style-name="ce53">
            <text:p>92,080</text:p>
          </table:table-cell>
          <table:table-cell office:value-type="float" office:value="10200" table:style-name="ce53">
            <text:p>10,200</text:p>
          </table:table-cell>
          <table:table-cell office:value-type="float" office:value="5230" table:style-name="ce53">
            <text:p>5,230</text:p>
          </table:table-cell>
          <table:table-cell office:value-type="float" office:value="2700" table:style-name="ce53">
            <text:p>2,700</text:p>
          </table:table-cell>
          <table:table-cell office:value-type="float" office:value="110210" table:style-name="ce53">
            <text:p>110,210</text:p>
          </table:table-cell>
          <table:table-cell office:value-type="float" office:value="97840" table:style-name="ce57">
            <text:p>97,8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9</text:p>
          </table:table-cell>
          <table:table-cell office:value-type="float" office:value="87040" table:style-name="ce53">
            <text:p>87,040</text:p>
          </table:table-cell>
          <table:table-cell office:value-type="float" office:value="8200" table:style-name="ce53">
            <text:p>8,200</text:p>
          </table:table-cell>
          <table:table-cell office:value-type="float" office:value="4900" table:style-name="ce53">
            <text:p>4,900</text:p>
          </table:table-cell>
          <table:table-cell office:value-type="float" office:value="2130" table:style-name="ce53">
            <text:p>2,130</text:p>
          </table:table-cell>
          <table:table-cell office:value-type="float" office:value="102270" table:style-name="ce53">
            <text:p>102,270</text:p>
          </table:table-cell>
          <table:table-cell office:value-type="float" office:value="98990" table:style-name="ce57">
            <text:p>98,9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20</text:p>
          </table:table-cell>
          <table:table-cell office:value-type="float" office:value="71030" table:style-name="ce53">
            <text:p>71,030</text:p>
          </table:table-cell>
          <table:table-cell office:value-type="float" office:value="7050" table:style-name="ce53">
            <text:p>7,050</text:p>
          </table:table-cell>
          <table:table-cell office:value-type="float" office:value="3850" table:style-name="ce53">
            <text:p>3,850</text:p>
          </table:table-cell>
          <table:table-cell office:value-type="float" office:value="1910" table:style-name="ce53">
            <text:p>1,910</text:p>
          </table:table-cell>
          <table:table-cell office:value-type="float" office:value="83840" table:style-name="ce53">
            <text:p>83,840</text:p>
          </table:table-cell>
          <table:table-cell office:value-type="float" office:value="97170" table:style-name="ce57">
            <text:p>97,1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20</text:p>
          </table:table-cell>
          <table:table-cell office:value-type="float" office:value="70960" table:style-name="ce53">
            <text:p>70,960</text:p>
          </table:table-cell>
          <table:table-cell office:value-type="float" office:value="5920" table:style-name="ce53">
            <text:p>5,920</text:p>
          </table:table-cell>
          <table:table-cell office:value-type="float" office:value="3940" table:style-name="ce53">
            <text:p>3,940</text:p>
          </table:table-cell>
          <table:table-cell office:value-type="float" office:value="2010" table:style-name="ce53">
            <text:p>2,010</text:p>
          </table:table-cell>
          <table:table-cell office:value-type="float" office:value="82830" table:style-name="ce53">
            <text:p>82,830</text:p>
          </table:table-cell>
          <table:table-cell office:value-type="float" office:value="97530" table:style-name="ce57">
            <text:p>97,5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20</text:p>
          </table:table-cell>
          <table:table-cell office:value-type="float" office:value="74490" table:style-name="ce53">
            <text:p>74,490</text:p>
          </table:table-cell>
          <table:table-cell office:value-type="float" office:value="6320" table:style-name="ce53">
            <text:p>6,320</text:p>
          </table:table-cell>
          <table:table-cell office:value-type="float" office:value="4120" table:style-name="ce53">
            <text:p>4,120</text:p>
          </table:table-cell>
          <table:table-cell office:value-type="float" office:value="1990" table:style-name="ce53">
            <text:p>1,990</text:p>
          </table:table-cell>
          <table:table-cell office:value-type="float" office:value="86920" table:style-name="ce53">
            <text:p>86,920</text:p>
          </table:table-cell>
          <table:table-cell office:value-type="float" office:value="90880" table:style-name="ce57">
            <text:p>90,8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20</text:p>
          </table:table-cell>
          <table:table-cell office:value-type="float" office:value="32440" table:style-name="ce53">
            <text:p>32,440</text:p>
          </table:table-cell>
          <table:table-cell office:value-type="float" office:value="2740" table:style-name="ce53">
            <text:p>2,740</text:p>
          </table:table-cell>
          <table:table-cell office:value-type="float" office:value="1760" table:style-name="ce53">
            <text:p>1,760</text:p>
          </table:table-cell>
          <table:table-cell office:value-type="float" office:value="410" table:style-name="ce53">
            <text:p>410</text:p>
          </table:table-cell>
          <table:table-cell office:value-type="float" office:value="37350" table:style-name="ce53">
            <text:p>37,350</text:p>
          </table:table-cell>
          <table:table-cell office:value-type="float" office:value="42920" table:style-name="ce57">
            <text:p>42,9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20</text:p>
          </table:table-cell>
          <table:table-cell office:value-type="float" office:value="40290" table:style-name="ce53">
            <text:p>40,290</text:p>
          </table:table-cell>
          <table:table-cell office:value-type="float" office:value="3380" table:style-name="ce53">
            <text:p>3,380</text:p>
          </table:table-cell>
          <table:table-cell office:value-type="float" office:value="1950" table:style-name="ce53">
            <text:p>1,950</text:p>
          </table:table-cell>
          <table:table-cell office:value-type="float" office:value="540" table:style-name="ce53">
            <text:p>540</text:p>
          </table:table-cell>
          <table:table-cell office:value-type="float" office:value="46160" table:style-name="ce53">
            <text:p>46,160</text:p>
          </table:table-cell>
          <table:table-cell office:value-type="float" office:value="48370" table:style-name="ce57">
            <text:p>48,3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20</text:p>
          </table:table-cell>
          <table:table-cell office:value-type="float" office:value="59480" table:style-name="ce53">
            <text:p>59,480</text:p>
          </table:table-cell>
          <table:table-cell office:value-type="float" office:value="4090" table:style-name="ce53">
            <text:p>4,090</text:p>
          </table:table-cell>
          <table:table-cell office:value-type="float" office:value="2580" table:style-name="ce53">
            <text:p>2,580</text:p>
          </table:table-cell>
          <table:table-cell office:value-type="float" office:value="1280" table:style-name="ce53">
            <text:p>1,280</text:p>
          </table:table-cell>
          <table:table-cell office:value-type="float" office:value="67430" table:style-name="ce53">
            <text:p>67,430</text:p>
          </table:table-cell>
          <table:table-cell office:value-type="float" office:value="63380" table:style-name="ce57">
            <text:p>63,3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20</text:p>
          </table:table-cell>
          <table:table-cell office:value-type="float" office:value="70600" table:style-name="ce53">
            <text:p>70,600</text:p>
          </table:table-cell>
          <table:table-cell office:value-type="float" office:value="5300" table:style-name="ce53">
            <text:p>5,300</text:p>
          </table:table-cell>
          <table:table-cell office:value-type="float" office:value="3040" table:style-name="ce53">
            <text:p>3,040</text:p>
          </table:table-cell>
          <table:table-cell office:value-type="float" office:value="1720" table:style-name="ce53">
            <text:p>1,720</text:p>
          </table:table-cell>
          <table:table-cell office:value-type="float" office:value="80660" table:style-name="ce53">
            <text:p>80,660</text:p>
          </table:table-cell>
          <table:table-cell office:value-type="float" office:value="71870" table:style-name="ce57">
            <text:p>71,8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20</text:p>
          </table:table-cell>
          <table:table-cell office:value-type="float" office:value="73260" table:style-name="ce53">
            <text:p>73,260</text:p>
          </table:table-cell>
          <table:table-cell office:value-type="float" office:value="6860" table:style-name="ce53">
            <text:p>6,860</text:p>
          </table:table-cell>
          <table:table-cell office:value-type="float" office:value="3240" table:style-name="ce53">
            <text:p>3,240</text:p>
          </table:table-cell>
          <table:table-cell office:value-type="float" office:value="1690" table:style-name="ce53">
            <text:p>1,690</text:p>
          </table:table-cell>
          <table:table-cell office:value-type="float" office:value="85050" table:style-name="ce53">
            <text:p>85,050</text:p>
          </table:table-cell>
          <table:table-cell office:value-type="float" office:value="81900" table:style-name="ce57">
            <text:p>81,9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20</text:p>
          </table:table-cell>
          <table:table-cell office:value-type="float" office:value="82430" table:style-name="ce53">
            <text:p>82,430</text:p>
          </table:table-cell>
          <table:table-cell office:value-type="float" office:value="10650" table:style-name="ce53">
            <text:p>10,650</text:p>
          </table:table-cell>
          <table:table-cell office:value-type="float" office:value="3710" table:style-name="ce53">
            <text:p>3,710</text:p>
          </table:table-cell>
          <table:table-cell office:value-type="float" office:value="2280" table:style-name="ce53">
            <text:p>2,280</text:p>
          </table:table-cell>
          <table:table-cell office:value-type="float" office:value="99070" table:style-name="ce53">
            <text:p>99,070</text:p>
          </table:table-cell>
          <table:table-cell office:value-type="float" office:value="95310" table:style-name="ce57">
            <text:p>95,3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20</text:p>
          </table:table-cell>
          <table:table-cell office:value-type="float" office:value="100390" table:style-name="ce53">
            <text:p>100,390</text:p>
          </table:table-cell>
          <table:table-cell office:value-type="float" office:value="12960" table:style-name="ce53">
            <text:p>12,960</text:p>
          </table:table-cell>
          <table:table-cell office:value-type="float" office:value="5310" table:style-name="ce53">
            <text:p>5,310</text:p>
          </table:table-cell>
          <table:table-cell office:value-type="float" office:value="3080" table:style-name="ce53">
            <text:p>3,080</text:p>
          </table:table-cell>
          <table:table-cell office:value-type="float" office:value="121740" table:style-name="ce53">
            <text:p>121,740</text:p>
          </table:table-cell>
          <table:table-cell office:value-type="float" office:value="106420" table:style-name="ce57">
            <text:p>106,4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20</text:p>
          </table:table-cell>
          <table:table-cell office:value-type="float" office:value="100440" table:style-name="ce53">
            <text:p>100,440</text:p>
          </table:table-cell>
          <table:table-cell office:value-type="float" office:value="12500" table:style-name="ce53">
            <text:p>12,500</text:p>
          </table:table-cell>
          <table:table-cell office:value-type="float" office:value="5310" table:style-name="ce53">
            <text:p>5,310</text:p>
          </table:table-cell>
          <table:table-cell office:value-type="float" office:value="2930" table:style-name="ce53">
            <text:p>2,930</text:p>
          </table:table-cell>
          <table:table-cell office:value-type="float" office:value="121180" table:style-name="ce53">
            <text:p>121,180</text:p>
          </table:table-cell>
          <table:table-cell office:value-type="float" office:value="114870" table:style-name="ce57">
            <text:p>114,8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20</text:p>
          </table:table-cell>
          <table:table-cell office:value-type="float" office:value="112480" table:style-name="ce53">
            <text:p>112,480</text:p>
          </table:table-cell>
          <table:table-cell office:value-type="float" office:value="11150" table:style-name="ce53">
            <text:p>11,150</text:p>
          </table:table-cell>
          <table:table-cell office:value-type="float" office:value="6200" table:style-name="ce53">
            <text:p>6,200</text:p>
          </table:table-cell>
          <table:table-cell office:value-type="float" office:value="3070" table:style-name="ce53">
            <text:p>3,070</text:p>
          </table:table-cell>
          <table:table-cell office:value-type="float" office:value="132900" table:style-name="ce53">
            <text:p>132,900</text:p>
          </table:table-cell>
          <table:table-cell office:value-type="float" office:value="126900" table:style-name="ce57">
            <text:p>126,9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21</text:p>
          </table:table-cell>
          <table:table-cell office:value-type="float" office:value="83790" table:style-name="ce53">
            <text:p>83,790</text:p>
          </table:table-cell>
          <table:table-cell office:value-type="float" office:value="7820" table:style-name="ce53">
            <text:p>7,820</text:p>
          </table:table-cell>
          <table:table-cell office:value-type="float" office:value="3910" table:style-name="ce53">
            <text:p>3,910</text:p>
          </table:table-cell>
          <table:table-cell office:value-type="float" office:value="2290" table:style-name="ce53">
            <text:p>2,290</text:p>
          </table:table-cell>
          <table:table-cell office:value-type="float" office:value="97810" table:style-name="ce53">
            <text:p>97,810</text:p>
          </table:table-cell>
          <table:table-cell office:value-type="float" office:value="118940" table:style-name="ce57">
            <text:p>118,9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21</text:p>
          </table:table-cell>
          <table:table-cell office:value-type="float" office:value="106620" table:style-name="ce53">
            <text:p>106,620</text:p>
          </table:table-cell>
          <table:table-cell office:value-type="float" office:value="7270" table:style-name="ce53">
            <text:p>7,270</text:p>
          </table:table-cell>
          <table:table-cell office:value-type="float" office:value="4790" table:style-name="ce53">
            <text:p>4,790</text:p>
          </table:table-cell>
          <table:table-cell office:value-type="float" office:value="2580" table:style-name="ce53">
            <text:p>2,580</text:p>
          </table:table-cell>
          <table:table-cell office:value-type="float" office:value="121260" table:style-name="ce53">
            <text:p>121,260</text:p>
          </table:table-cell>
          <table:table-cell office:value-type="float" office:value="142690" table:style-name="ce57">
            <text:p>142,6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21</text:p>
          </table:table-cell>
          <table:table-cell office:value-type="float" office:value="151850" table:style-name="ce53">
            <text:p>151,850</text:p>
          </table:table-cell>
          <table:table-cell office:value-type="float" office:value="12270" table:style-name="ce53">
            <text:p>12,270</text:p>
          </table:table-cell>
          <table:table-cell office:value-type="float" office:value="6450" table:style-name="ce53">
            <text:p>6,450</text:p>
          </table:table-cell>
          <table:table-cell office:value-type="float" office:value="3510" table:style-name="ce53">
            <text:p>3,510</text:p>
          </table:table-cell>
          <table:table-cell office:value-type="float" office:value="174080" table:style-name="ce53">
            <text:p>174,080</text:p>
          </table:table-cell>
          <table:table-cell office:value-type="float" office:value="176410" table:style-name="ce57">
            <text:p>176,4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21</text:p>
          </table:table-cell>
          <table:table-cell office:value-type="float" office:value="98940" table:style-name="ce53">
            <text:p>98,940</text:p>
          </table:table-cell>
          <table:table-cell office:value-type="float" office:value="7160" table:style-name="ce53">
            <text:p>7,160</text:p>
          </table:table-cell>
          <table:table-cell office:value-type="float" office:value="5130" table:style-name="ce53">
            <text:p>5,130</text:p>
          </table:table-cell>
          <table:table-cell office:value-type="float" office:value="2570" table:style-name="ce53">
            <text:p>2,570</text:p>
          </table:table-cell>
          <table:table-cell office:value-type="float" office:value="113800" table:style-name="ce53">
            <text:p>113,800</text:p>
          </table:table-cell>
          <table:table-cell office:value-type="float" office:value="122150" table:style-name="ce57">
            <text:p>122,1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21</text:p>
          </table:table-cell>
          <table:table-cell office:value-type="float" office:value="87040" table:style-name="ce72">
            <text:p>87,040</text:p>
          </table:table-cell>
          <table:table-cell office:value-type="float" office:value="8680" table:style-name="ce72">
            <text:p>8,680</text:p>
          </table:table-cell>
          <table:table-cell office:value-type="float" office:value="4710" table:style-name="ce53">
            <text:p>4,710</text:p>
          </table:table-cell>
          <table:table-cell office:value-type="float" office:value="2550" table:style-name="ce53">
            <text:p>2,550</text:p>
          </table:table-cell>
          <table:table-cell office:value-type="float" office:value="102980" table:style-name="ce53">
            <text:p>102,980</text:p>
          </table:table-cell>
          <table:table-cell office:value-type="float" office:value="115090" table:style-name="ce57">
            <text:p>115,0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21</text:p>
          </table:table-cell>
          <table:table-cell office:value-type="float" office:value="191300" table:style-name="ce71">
            <text:p>191,300</text:p>
          </table:table-cell>
          <table:table-cell office:value-type="float" office:value="11230" table:style-name="ce72">
            <text:p>11,230</text:p>
          </table:table-cell>
          <table:table-cell office:value-type="float" office:value="8110" table:style-name="ce71">
            <text:p>8,110</text:p>
          </table:table-cell>
          <table:table-cell office:value-type="float" office:value="3900" table:style-name="ce71">
            <text:p>3,900</text:p>
          </table:table-cell>
          <table:table-cell office:value-type="float" office:value="214540" table:style-name="ce71">
            <text:p>214,540</text:p>
          </table:table-cell>
          <table:table-cell office:value-type="float" office:value="204730" table:style-name="ce74">
            <text:p>204,7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21</text:p>
          </table:table-cell>
          <table:table-cell office:value-type="float" office:value="65460" table:style-name="ce71">
            <text:p>65,460</text:p>
          </table:table-cell>
          <table:table-cell office:value-type="float" office:value="10960" table:style-name="ce71">
            <text:p>10,960</text:p>
          </table:table-cell>
          <table:table-cell office:value-type="float" office:value="4590" table:style-name="ce71">
            <text:p>4,590</text:p>
          </table:table-cell>
          <table:table-cell office:value-type="float" office:value="2510" table:style-name="ce71">
            <text:p>2,510</text:p>
          </table:table-cell>
          <table:table-cell office:value-type="float" office:value="83520" table:style-name="ce71">
            <text:p>83,520</text:p>
          </table:table-cell>
          <table:table-cell office:value-type="float" office:value="76080" table:style-name="ce74">
            <text:p>76,0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21</text:p>
          </table:table-cell>
          <table:table-cell office:value-type="float" office:value="86550" table:style-name="ce71">
            <text:p>86,550</text:p>
          </table:table-cell>
          <table:table-cell office:value-type="float" office:value="9990" table:style-name="ce71">
            <text:p>9,990</text:p>
          </table:table-cell>
          <table:table-cell office:value-type="float" office:value="5000" table:style-name="ce71">
            <text:p>5,000</text:p>
          </table:table-cell>
          <table:table-cell office:value-type="float" office:value="2780" table:style-name="ce71">
            <text:p>2,780</text:p>
          </table:table-cell>
          <table:table-cell office:value-type="float" office:value="104320" table:style-name="ce71">
            <text:p>104,320</text:p>
          </table:table-cell>
          <table:table-cell office:value-type="float" office:value="97200" table:style-name="ce74">
            <text:p>97,2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21</text:p>
          </table:table-cell>
          <table:table-cell office:value-type="float" office:value="146610" table:style-name="ce71">
            <text:p>146,610</text:p>
          </table:table-cell>
          <table:table-cell office:value-type="float" office:value="9610" table:style-name="ce53">
            <text:p>9,610</text:p>
          </table:table-cell>
          <table:table-cell office:value-type="float" office:value="5540" table:style-name="ce71">
            <text:p>5,540</text:p>
          </table:table-cell>
          <table:table-cell office:value-type="float" office:value="3970" table:style-name="ce71">
            <text:p>3,970</text:p>
          </table:table-cell>
          <table:table-cell office:value-type="float" office:value="165730" table:style-name="ce71">
            <text:p>165,730</text:p>
          </table:table-cell>
          <table:table-cell office:value-type="float" office:value="160690" table:style-name="ce74">
            <text:p>160,6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21</text:p>
          </table:table-cell>
          <table:table-cell office:value-type="float" office:value="67790" table:style-name="ce71">
            <text:p>67,790</text:p>
          </table:table-cell>
          <table:table-cell office:value-type="float" office:value="10480" table:style-name="ce71">
            <text:p>10,480</text:p>
          </table:table-cell>
          <table:table-cell office:value-type="float" office:value="5320" table:style-name="ce71">
            <text:p>5,320</text:p>
          </table:table-cell>
          <table:table-cell office:value-type="float" office:value="2310" table:style-name="ce71">
            <text:p>2,310</text:p>
          </table:table-cell>
          <table:table-cell office:value-type="float" office:value="85900" table:style-name="ce71">
            <text:p>85,900</text:p>
          </table:table-cell>
          <table:table-cell office:value-type="float" office:value="76700" table:style-name="ce74">
            <text:p>76,7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21</text:p>
          </table:table-cell>
          <table:table-cell office:value-type="float" office:value="84120" table:style-name="ce71">
            <text:p>84,120</text:p>
          </table:table-cell>
          <table:table-cell office:value-type="float" office:value="9700" table:style-name="ce71">
            <text:p>9,700</text:p>
          </table:table-cell>
          <table:table-cell office:value-type="float" office:value="5430" table:style-name="ce71">
            <text:p>5,430</text:p>
          </table:table-cell>
          <table:table-cell office:value-type="float" office:value="2640" table:style-name="ce71">
            <text:p>2,640</text:p>
          </table:table-cell>
          <table:table-cell office:value-type="float" office:value="101890" table:style-name="ce71">
            <text:p>101,890</text:p>
          </table:table-cell>
          <table:table-cell office:value-type="float" office:value="92710" table:style-name="ce74">
            <text:p>92,7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21</text:p>
          </table:table-cell>
          <table:table-cell office:value-type="float" office:value="93370" table:style-name="ce71">
            <text:p>93,370</text:p>
          </table:table-cell>
          <table:table-cell office:value-type="float" office:value="9020" table:style-name="ce71">
            <text:p>9,020</text:p>
          </table:table-cell>
          <table:table-cell office:value-type="float" office:value="5260" table:style-name="ce71">
            <text:p>5,260</text:p>
          </table:table-cell>
          <table:table-cell office:value-type="float" office:value="2570" table:style-name="ce71">
            <text:p>2,570</text:p>
          </table:table-cell>
          <table:table-cell office:value-type="float" office:value="110220" table:style-name="ce71">
            <text:p>110,220</text:p>
          </table:table-cell>
          <table:table-cell office:value-type="float" office:value="99150" table:style-name="ce74">
            <text:p>99,150</text:p>
          </table:table-cell>
          <table:table-cell table:number-columns-repeated="16377"/>
        </table:table-row>
        <table:table-row table:style-name="ro5">
          <table:table-cell office:value-type="string" table:style-name="ce69">
            <text:p>January 2022</text:p>
          </table:table-cell>
          <table:table-cell office:value-type="float" office:value="70460" table:style-name="ce53">
            <text:p>70,460</text:p>
          </table:table-cell>
          <table:table-cell office:value-type="float" office:value="7350" table:style-name="ce53">
            <text:p>7,350</text:p>
          </table:table-cell>
          <table:table-cell office:value-type="float" office:value="3830" table:style-name="ce53">
            <text:p>3,830</text:p>
          </table:table-cell>
          <table:table-cell office:value-type="float" office:value="1980" table:style-name="ce53">
            <text:p>1,980</text:p>
          </table:table-cell>
          <table:table-cell office:value-type="float" office:value="83620" table:style-name="ce71">
            <text:p>83,620</text:p>
          </table:table-cell>
          <table:table-cell office:value-type="float" office:value="108590" table:style-name="ce74">
            <text:p>108,590</text:p>
          </table:table-cell>
          <table:table-cell table:number-columns-repeated="16377"/>
        </table:table-row>
        <table:table-row table:style-name="ro5">
          <table:table-cell office:value-type="string" table:style-name="ce70">
            <text:p>February 2022</text:p>
          </table:table-cell>
          <table:table-cell office:value-type="float" office:value="80790" table:style-name="ce71">
            <text:p>80,790</text:p>
          </table:table-cell>
          <table:table-cell office:value-type="float" office:value="6600" table:style-name="ce71">
            <text:p>6,600</text:p>
          </table:table-cell>
          <table:table-cell office:value-type="float" office:value="4450" table:style-name="ce71">
            <text:p>4,450</text:p>
          </table:table-cell>
          <table:table-cell office:value-type="float" office:value="2250" table:style-name="ce71">
            <text:p>2,250</text:p>
          </table:table-cell>
          <table:table-cell office:value-type="float" office:value="94090" table:style-name="ce71">
            <text:p>94,090</text:p>
          </table:table-cell>
          <table:table-cell office:value-type="float" office:value="110920" table:style-name="ce74">
            <text:p>110,920</text:p>
          </table:table-cell>
          <table:table-cell table:number-columns-repeated="16377"/>
        </table:table-row>
        <table:table-row table:style-name="ro5">
          <table:table-cell office:value-type="string" table:style-name="ce70">
            <text:p>March 2022</text:p>
          </table:table-cell>
          <table:table-cell office:value-type="float" office:value="94080" table:style-name="ce71">
            <text:p>94,080</text:p>
          </table:table-cell>
          <table:table-cell office:value-type="float" office:value="8300" table:style-name="ce71">
            <text:p>8,300</text:p>
          </table:table-cell>
          <table:table-cell office:value-type="float" office:value="4940" table:style-name="ce71">
            <text:p>4,940</text:p>
          </table:table-cell>
          <table:table-cell office:value-type="float" office:value="2440" table:style-name="ce71">
            <text:p>2,440</text:p>
          </table:table-cell>
          <table:table-cell office:value-type="float" office:value="109760" table:style-name="ce71">
            <text:p>109,760</text:p>
          </table:table-cell>
          <table:table-cell office:value-type="float" office:value="111750" table:style-name="ce74">
            <text:p>111,750</text:p>
          </table:table-cell>
          <table:table-cell table:number-columns-repeated="16377"/>
        </table:table-row>
        <table:table-row table:style-name="ro5">
          <table:table-cell office:value-type="string" table:style-name="ce70">
            <text:p>April 2022</text:p>
          </table:table-cell>
          <table:table-cell office:value-type="float" office:value="83920" table:style-name="ce71">
            <text:p>83,920</text:p>
          </table:table-cell>
          <table:table-cell office:value-type="float" office:value="8790" table:style-name="ce71">
            <text:p>8,790</text:p>
          </table:table-cell>
          <table:table-cell office:value-type="float" office:value="4440" table:style-name="ce71">
            <text:p>4,440</text:p>
          </table:table-cell>
          <table:table-cell office:value-type="float" office:value="2360" table:style-name="ce71">
            <text:p>2,360</text:p>
          </table:table-cell>
          <table:table-cell office:value-type="float" office:value="99510" table:style-name="ce71">
            <text:p>99,510</text:p>
          </table:table-cell>
          <table:table-cell office:value-type="float" office:value="109470" table:style-name="ce74">
            <text:p>109,470</text:p>
          </table:table-cell>
          <table:table-cell table:number-columns-repeated="16377"/>
        </table:table-row>
        <table:table-row table:style-name="ro5">
          <table:table-cell office:value-type="string" table:style-name="ce70">
            <text:p>May 2022</text:p>
          </table:table-cell>
          <table:table-cell office:value-type="float" office:value="84320" table:style-name="ce71">
            <text:p>84,320</text:p>
          </table:table-cell>
          <table:table-cell office:value-type="float" office:value="8610" table:style-name="ce71">
            <text:p>8,610</text:p>
          </table:table-cell>
          <table:table-cell office:value-type="float" office:value="4530" table:style-name="ce71">
            <text:p>4,530</text:p>
          </table:table-cell>
          <table:table-cell office:value-type="float" office:value="2320" table:style-name="ce71">
            <text:p>2,320</text:p>
          </table:table-cell>
          <table:table-cell office:value-type="float" office:value="99780" table:style-name="ce71">
            <text:p>99,780</text:p>
          </table:table-cell>
          <table:table-cell office:value-type="float" office:value="107920" table:style-name="ce74">
            <text:p>107,920</text:p>
          </table:table-cell>
          <table:table-cell table:number-columns-repeated="16377"/>
        </table:table-row>
        <table:table-row table:style-name="ro5">
          <table:table-cell office:value-type="string" table:style-name="ce70">
            <text:p>June 2022</text:p>
          </table:table-cell>
          <table:table-cell office:value-type="float" office:value="88330" table:style-name="ce71">
            <text:p>88,330</text:p>
          </table:table-cell>
          <table:table-cell office:value-type="float" office:value="8750" table:style-name="ce71">
            <text:p>8,750</text:p>
          </table:table-cell>
          <table:table-cell office:value-type="float" office:value="4300" table:style-name="ce71">
            <text:p>4,300</text:p>
          </table:table-cell>
          <table:table-cell office:value-type="float" office:value="2460" table:style-name="ce71">
            <text:p>2,460</text:p>
          </table:table-cell>
          <table:table-cell office:value-type="float" office:value="103840" table:style-name="ce71">
            <text:p>103,840</text:p>
          </table:table-cell>
          <table:table-cell office:value-type="float" office:value="100380" table:style-name="ce74">
            <text:p>100,380</text:p>
          </table:table-cell>
          <table:table-cell table:number-columns-repeated="16377"/>
        </table:table-row>
        <table:table-row table:style-name="ro5">
          <table:table-cell office:value-type="string" table:style-name="ce70">
            <text:p>July 2022</text:p>
          </table:table-cell>
          <table:table-cell office:value-type="float" office:value="93100" table:style-name="ce71">
            <text:p>93,100</text:p>
          </table:table-cell>
          <table:table-cell office:value-type="float" office:value="9750" table:style-name="ce71">
            <text:p>9,750</text:p>
          </table:table-cell>
          <table:table-cell office:value-type="float" office:value="4900" table:style-name="ce71">
            <text:p>4,900</text:p>
          </table:table-cell>
          <table:table-cell office:value-type="float" office:value="2280" table:style-name="ce71">
            <text:p>2,280</text:p>
          </table:table-cell>
          <table:table-cell office:value-type="float" office:value="110030" table:style-name="ce71">
            <text:p>110,030</text:p>
          </table:table-cell>
          <table:table-cell office:value-type="float" office:value="103380" table:style-name="ce74">
            <text:p>103,380</text:p>
          </table:table-cell>
          <table:table-cell table:number-columns-repeated="16377"/>
        </table:table-row>
        <table:table-row table:style-name="ro5">
          <table:table-cell office:value-type="string" table:style-name="ce70">
            <text:p>August 2022</text:p>
          </table:table-cell>
          <table:table-cell office:value-type="float" office:value="95830" table:style-name="ce71">
            <text:p>95,830</text:p>
          </table:table-cell>
          <table:table-cell office:value-type="float" office:value="9680" table:style-name="ce71">
            <text:p>9,680</text:p>
          </table:table-cell>
          <table:table-cell office:value-type="float" office:value="4950" table:style-name="ce71">
            <text:p>4,950</text:p>
          </table:table-cell>
          <table:table-cell office:value-type="float" office:value="2500" table:style-name="ce71">
            <text:p>2,500</text:p>
          </table:table-cell>
          <table:table-cell office:value-type="float" office:value="112960" table:style-name="ce71">
            <text:p>112,960</text:p>
          </table:table-cell>
          <table:table-cell office:value-type="float" office:value="102770" table:style-name="ce74">
            <text:p>102,770</text:p>
          </table:table-cell>
          <table:table-cell table:number-columns-repeated="16377"/>
        </table:table-row>
        <table:table-row table:style-name="ro5">
          <table:table-cell office:value-type="string" table:style-name="ce70">
            <text:p>September 2022</text:p>
          </table:table-cell>
          <table:table-cell office:value-type="float" office:value="96900" table:style-name="ce71">
            <text:p>96,900</text:p>
          </table:table-cell>
          <table:table-cell office:value-type="float" office:value="10230" table:style-name="ce71">
            <text:p>10,230</text:p>
          </table:table-cell>
          <table:table-cell office:value-type="float" office:value="4870" table:style-name="ce71">
            <text:p>4,870</text:p>
          </table:table-cell>
          <table:table-cell office:value-type="float" office:value="2740" table:style-name="ce71">
            <text:p>2,740</text:p>
          </table:table-cell>
          <table:table-cell office:value-type="float" office:value="114740" table:style-name="ce71">
            <text:p>114,740</text:p>
          </table:table-cell>
          <table:table-cell office:value-type="float" office:value="102910" table:style-name="ce74">
            <text:p>102,9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22</text:p>
          </table:table-cell>
          <table:table-cell office:value-type="float" office:value="93090" table:style-name="ce53">
            <text:p>93,090</text:p>
          </table:table-cell>
          <table:table-cell office:value-type="float" office:value="9350" table:style-name="ce53">
            <text:p>9,350</text:p>
          </table:table-cell>
          <table:table-cell office:value-type="float" office:value="5080" table:style-name="ce53">
            <text:p>5,080</text:p>
          </table:table-cell>
          <table:table-cell office:value-type="float" office:value="2490" table:style-name="ce53">
            <text:p>2,490</text:p>
          </table:table-cell>
          <table:table-cell office:value-type="float" office:value="110010" table:style-name="ce53">
            <text:p>110,010</text:p>
          </table:table-cell>
          <table:table-cell office:value-type="float" office:value="104620" table:style-name="ce57">
            <text:p>104,6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22</text:p>
          </table:table-cell>
          <table:table-cell office:value-type="float" office:value="95720" table:style-name="ce53">
            <text:p>95,720</text:p>
          </table:table-cell>
          <table:table-cell office:value-type="float" office:value="9220" table:style-name="ce53">
            <text:p>9,220</text:p>
          </table:table-cell>
          <table:table-cell office:value-type="float" office:value="5020" table:style-name="ce53">
            <text:p>5,020</text:p>
          </table:table-cell>
          <table:table-cell office:value-type="float" office:value="2440" table:style-name="ce53">
            <text:p>2,440</text:p>
          </table:table-cell>
          <table:table-cell office:value-type="float" office:value="112400" table:style-name="ce53">
            <text:p>112,400</text:p>
          </table:table-cell>
          <table:table-cell office:value-type="float" office:value="103100" table:style-name="ce57">
            <text:p>103,1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22</text:p>
          </table:table-cell>
          <table:table-cell office:value-type="float" office:value="92450" table:style-name="ce53">
            <text:p>92,450</text:p>
          </table:table-cell>
          <table:table-cell office:value-type="float" office:value="8030" table:style-name="ce53">
            <text:p>8,030</text:p>
          </table:table-cell>
          <table:table-cell office:value-type="float" office:value="4740" table:style-name="ce53">
            <text:p>4,740</text:p>
          </table:table-cell>
          <table:table-cell office:value-type="float" office:value="2270" table:style-name="ce53">
            <text:p>2,270</text:p>
          </table:table-cell>
          <table:table-cell office:value-type="float" office:value="107490" table:style-name="ce53">
            <text:p>107,490</text:p>
          </table:table-cell>
          <table:table-cell office:value-type="float" office:value="98990" table:style-name="ce57">
            <text:p>98,9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23</text:p>
          </table:table-cell>
          <table:table-cell office:value-type="float" office:value="65010" table:style-name="ce53">
            <text:p>65,010</text:p>
          </table:table-cell>
          <table:table-cell office:value-type="float" office:value="5960" table:style-name="ce53">
            <text:p>5,960</text:p>
          </table:table-cell>
          <table:table-cell office:value-type="float" office:value="3200" table:style-name="ce53">
            <text:p>3,200</text:p>
          </table:table-cell>
          <table:table-cell office:value-type="float" office:value="1530" table:style-name="ce53">
            <text:p>1,530</text:p>
          </table:table-cell>
          <table:table-cell office:value-type="float" office:value="75700" table:style-name="ce53">
            <text:p>75,700</text:p>
          </table:table-cell>
          <table:table-cell office:value-type="float" office:value="95100" table:style-name="ce57">
            <text:p>95,1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23</text:p>
          </table:table-cell>
          <table:table-cell office:value-type="float" office:value="64800" table:style-name="ce53">
            <text:p>64,800</text:p>
          </table:table-cell>
          <table:table-cell office:value-type="float" office:value="5500" table:style-name="ce53">
            <text:p>5,500</text:p>
          </table:table-cell>
          <table:table-cell office:value-type="float" office:value="3280" table:style-name="ce53">
            <text:p>3,280</text:p>
          </table:table-cell>
          <table:table-cell office:value-type="float" office:value="1720" table:style-name="ce53">
            <text:p>1,720</text:p>
          </table:table-cell>
          <table:table-cell office:value-type="float" office:value="75300" table:style-name="ce53">
            <text:p>75,300</text:p>
          </table:table-cell>
          <table:table-cell office:value-type="float" office:value="88930" table:style-name="ce57">
            <text:p>88,9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23</text:p>
          </table:table-cell>
          <table:table-cell office:value-type="float" office:value="80550" table:style-name="ce53">
            <text:p>80,550</text:p>
          </table:table-cell>
          <table:table-cell office:value-type="float" office:value="8270" table:style-name="ce53">
            <text:p>8,270</text:p>
          </table:table-cell>
          <table:table-cell office:value-type="float" office:value="4200" table:style-name="ce53">
            <text:p>4,200</text:p>
          </table:table-cell>
          <table:table-cell office:value-type="float" office:value="2150" table:style-name="ce53">
            <text:p>2,150</text:p>
          </table:table-cell>
          <table:table-cell office:value-type="float" office:value="95170" table:style-name="ce53">
            <text:p>95,170</text:p>
          </table:table-cell>
          <table:table-cell office:value-type="float" office:value="90850" table:style-name="ce57">
            <text:p>90,8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23</text:p>
          </table:table-cell>
          <table:table-cell office:value-type="float" office:value="56150" table:style-name="ce53">
            <text:p>56,150</text:p>
          </table:table-cell>
          <table:table-cell office:value-type="float" office:value="7140" table:style-name="ce53">
            <text:p>7,140</text:p>
          </table:table-cell>
          <table:table-cell office:value-type="float" office:value="3020" table:style-name="ce53">
            <text:p>3,020</text:p>
          </table:table-cell>
          <table:table-cell office:value-type="float" office:value="1560" table:style-name="ce53">
            <text:p>1,560</text:p>
          </table:table-cell>
          <table:table-cell office:value-type="float" office:value="67870" table:style-name="ce53">
            <text:p>67,870</text:p>
          </table:table-cell>
          <table:table-cell office:value-type="float" office:value="82590" table:style-name="ce57">
            <text:p>82,5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23</text:p>
          </table:table-cell>
          <table:table-cell office:value-type="float" office:value="61190" table:style-name="ce53">
            <text:p>61,190</text:p>
          </table:table-cell>
          <table:table-cell office:value-type="float" office:value="7740" table:style-name="ce53">
            <text:p>7,740</text:p>
          </table:table-cell>
          <table:table-cell office:value-type="float" office:value="3280" table:style-name="ce53">
            <text:p>3,280</text:p>
          </table:table-cell>
          <table:table-cell office:value-type="float" office:value="1820" table:style-name="ce53">
            <text:p>1,820</text:p>
          </table:table-cell>
          <table:table-cell office:value-type="float" office:value="74030" table:style-name="ce53">
            <text:p>74,030</text:p>
          </table:table-cell>
          <table:table-cell office:value-type="float" office:value="78020" table:style-name="ce57">
            <text:p>78,0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23</text:p>
          </table:table-cell>
          <table:table-cell office:value-type="float" office:value="79000" table:style-name="ce53">
            <text:p>79,000</text:p>
          </table:table-cell>
          <table:table-cell office:value-type="float" office:value="9530" table:style-name="ce53">
            <text:p>9,530</text:p>
          </table:table-cell>
          <table:table-cell office:value-type="float" office:value="4140" table:style-name="ce53">
            <text:p>4,140</text:p>
          </table:table-cell>
          <table:table-cell office:value-type="float" office:value="2240" table:style-name="ce53">
            <text:p>2,240</text:p>
          </table:table-cell>
          <table:table-cell office:value-type="float" office:value="94910" table:style-name="ce53">
            <text:p>94,910</text:p>
          </table:table-cell>
          <table:table-cell office:value-type="float" office:value="85180" table:style-name="ce57">
            <text:p>85,1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23</text:p>
          </table:table-cell>
          <table:table-cell office:value-type="float" office:value="71630" table:style-name="ce53">
            <text:p>71,630</text:p>
          </table:table-cell>
          <table:table-cell office:value-type="float" office:value="8350" table:style-name="ce53">
            <text:p>8,350</text:p>
          </table:table-cell>
          <table:table-cell office:value-type="float" office:value="3710" table:style-name="ce53">
            <text:p>3,710</text:p>
          </table:table-cell>
          <table:table-cell office:value-type="float" office:value="1820" table:style-name="ce53">
            <text:p>1,820</text:p>
          </table:table-cell>
          <table:table-cell office:value-type="float" office:value="85510" table:style-name="ce53">
            <text:p>85,510</text:p>
          </table:table-cell>
          <table:table-cell office:value-type="float" office:value="85750" table:style-name="ce57">
            <text:p>85,7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23</text:p>
          </table:table-cell>
          <table:table-cell office:value-type="float" office:value="79720" table:style-name="ce53">
            <text:p>79,720</text:p>
          </table:table-cell>
          <table:table-cell office:value-type="float" office:value="8510" table:style-name="ce53">
            <text:p>8,510</text:p>
          </table:table-cell>
          <table:table-cell office:value-type="float" office:value="4110" table:style-name="ce53">
            <text:p>4,110</text:p>
          </table:table-cell>
          <table:table-cell office:value-type="float" office:value="2270" table:style-name="ce53">
            <text:p>2,270</text:p>
          </table:table-cell>
          <table:table-cell office:value-type="float" office:value="94610" table:style-name="ce53">
            <text:p>94,610</text:p>
          </table:table-cell>
          <table:table-cell office:value-type="float" office:value="86880" table:style-name="ce57">
            <text:p>86,8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23</text:p>
          </table:table-cell>
          <table:table-cell office:value-type="float" office:value="77870" table:style-name="ce53">
            <text:p>77,870</text:p>
          </table:table-cell>
          <table:table-cell office:value-type="float" office:value="8650" table:style-name="ce53">
            <text:p>8,650</text:p>
          </table:table-cell>
          <table:table-cell office:value-type="float" office:value="4130" table:style-name="ce53">
            <text:p>4,130</text:p>
          </table:table-cell>
          <table:table-cell office:value-type="float" office:value="2310" table:style-name="ce53">
            <text:p>2,310</text:p>
          </table:table-cell>
          <table:table-cell office:value-type="float" office:value="92960" table:style-name="ce53">
            <text:p>92,960</text:p>
          </table:table-cell>
          <table:table-cell office:value-type="float" office:value="85250" table:style-name="ce57">
            <text:p>85,2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23</text:p>
          </table:table-cell>
          <table:table-cell office:value-type="float" office:value="76180" table:style-name="ce71">
            <text:p>76,180</text:p>
          </table:table-cell>
          <table:table-cell office:value-type="float" office:value="7920" table:style-name="ce53">
            <text:p>7,920</text:p>
          </table:table-cell>
          <table:table-cell office:value-type="float" office:value="4050" table:style-name="ce53">
            <text:p>4,050</text:p>
          </table:table-cell>
          <table:table-cell office:value-type="float" office:value="2080" table:style-name="ce53">
            <text:p>2,080</text:p>
          </table:table-cell>
          <table:table-cell office:value-type="float" office:value="90230" table:style-name="ce53">
            <text:p>90,230</text:p>
          </table:table-cell>
          <table:table-cell office:value-type="float" office:value="82640" table:style-name="ce57">
            <text:p>82,6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23</text:p>
          </table:table-cell>
          <table:table-cell office:value-type="float" office:value="73950" table:style-name="ce71">
            <text:p>73,950</text:p>
          </table:table-cell>
          <table:table-cell office:value-type="float" office:value="8110" table:style-name="ce53">
            <text:p>8,110</text:p>
          </table:table-cell>
          <table:table-cell office:value-type="float" office:value="3820" table:style-name="ce53">
            <text:p>3,820</text:p>
          </table:table-cell>
          <table:table-cell office:value-type="float" office:value="2070" table:style-name="ce53">
            <text:p>2,070</text:p>
          </table:table-cell>
          <table:table-cell office:value-type="float" office:value="87950" table:style-name="ce53">
            <text:p>87,950</text:p>
          </table:table-cell>
          <table:table-cell office:value-type="float" office:value="81220" table:style-name="ce57">
            <text:p>81,2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23</text:p>
          </table:table-cell>
          <table:table-cell office:value-type="float" office:value="71860" table:style-name="ce71">
            <text:p>71,860</text:p>
          </table:table-cell>
          <table:table-cell office:value-type="float" office:value="7410" table:style-name="ce53">
            <text:p>7,410</text:p>
          </table:table-cell>
          <table:table-cell office:value-type="float" office:value="3900" table:style-name="ce53">
            <text:p>3,900</text:p>
          </table:table-cell>
          <table:table-cell office:value-type="float" office:value="2040" table:style-name="ce53">
            <text:p>2,040</text:p>
          </table:table-cell>
          <table:table-cell office:value-type="float" office:value="85210" table:style-name="ce53">
            <text:p>85,210</text:p>
          </table:table-cell>
          <table:table-cell office:value-type="float" office:value="80830" table:style-name="ce57">
            <text:p>80,8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24</text:p>
          </table:table-cell>
          <table:table-cell office:value-type="float" office:value="56850" table:style-name="ce71">
            <text:p>56,850</text:p>
          </table:table-cell>
          <table:table-cell office:value-type="float" office:value="6220" table:style-name="ce53">
            <text:p>6,220</text:p>
          </table:table-cell>
          <table:table-cell office:value-type="float" office:value="2790" table:style-name="ce53">
            <text:p>2,790</text:p>
          </table:table-cell>
          <table:table-cell office:value-type="float" office:value="1540" table:style-name="ce53">
            <text:p>1,540</text:p>
          </table:table-cell>
          <table:table-cell office:value-type="float" office:value="67400" table:style-name="ce53">
            <text:p>67,400</text:p>
          </table:table-cell>
          <table:table-cell office:value-type="float" office:value="83000" table:style-name="ce57">
            <text:p>83,0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24</text:p>
          </table:table-cell>
          <table:table-cell office:value-type="float" office:value="62270" table:style-name="ce71">
            <text:p>62,270</text:p>
          </table:table-cell>
          <table:table-cell office:value-type="float" office:value="5650" table:style-name="ce53">
            <text:p>5,650</text:p>
          </table:table-cell>
          <table:table-cell office:value-type="float" office:value="3250" table:style-name="ce53">
            <text:p>3,250</text:p>
          </table:table-cell>
          <table:table-cell office:value-type="float" office:value="1660" table:style-name="ce53">
            <text:p>1,660</text:p>
          </table:table-cell>
          <table:table-cell office:value-type="float" office:value="72830" table:style-name="ce53">
            <text:p>72,830</text:p>
          </table:table-cell>
          <table:table-cell office:value-type="float" office:value="83770" table:style-name="ce57">
            <text:p>83,7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24</text:p>
          </table:table-cell>
          <table:table-cell office:value-type="float" office:value="73360" table:style-name="ce71">
            <text:p>73,360</text:p>
          </table:table-cell>
          <table:table-cell office:value-type="float" office:value="7900" table:style-name="ce53">
            <text:p>7,900</text:p>
          </table:table-cell>
          <table:table-cell office:value-type="float" office:value="3850" table:style-name="ce53">
            <text:p>3,850</text:p>
          </table:table-cell>
          <table:table-cell office:value-type="float" office:value="2060" table:style-name="ce53">
            <text:p>2,060</text:p>
          </table:table-cell>
          <table:table-cell office:value-type="float" office:value="87170" table:style-name="ce53">
            <text:p>87,170</text:p>
          </table:table-cell>
          <table:table-cell office:value-type="float" office:value="86070" table:style-name="ce57">
            <text:p>86,0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24</text:p>
          </table:table-cell>
          <table:table-cell office:value-type="float" office:value="64880" table:style-name="ce71">
            <text:p>64,880</text:p>
          </table:table-cell>
          <table:table-cell office:value-type="float" office:value="7900" table:style-name="ce53">
            <text:p>7,900</text:p>
          </table:table-cell>
          <table:table-cell office:value-type="float" office:value="3320" table:style-name="ce53">
            <text:p>3,320</text:p>
          </table:table-cell>
          <table:table-cell office:value-type="float" office:value="1680" table:style-name="ce53">
            <text:p>1,680</text:p>
          </table:table-cell>
          <table:table-cell office:value-type="float" office:value="77780" table:style-name="ce53">
            <text:p>77,780</text:p>
          </table:table-cell>
          <table:table-cell office:value-type="float" office:value="89630" table:style-name="ce57">
            <text:p>89,6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24</text:p>
          </table:table-cell>
          <table:table-cell office:value-type="float" office:value="77600" table:style-name="ce71">
            <text:p>77,600</text:p>
          </table:table-cell>
          <table:table-cell office:value-type="float" office:value="9250" table:style-name="ce53">
            <text:p>9,250</text:p>
          </table:table-cell>
          <table:table-cell office:value-type="float" office:value="3930" table:style-name="ce53">
            <text:p>3,930</text:p>
          </table:table-cell>
          <table:table-cell office:value-type="float" office:value="2180" table:style-name="ce53">
            <text:p>2,180</text:p>
          </table:table-cell>
          <table:table-cell office:value-type="float" office:value="92960" table:style-name="ce53">
            <text:p>92,960</text:p>
          </table:table-cell>
          <table:table-cell office:value-type="float" office:value="92780" table:style-name="ce57">
            <text:p>92,7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24</text:p>
          </table:table-cell>
          <table:table-cell office:value-type="float" office:value="76130" table:style-name="ce71">
            <text:p>76,130</text:p>
          </table:table-cell>
          <table:table-cell office:value-type="float" office:value="8770" table:style-name="ce53">
            <text:p>8,770</text:p>
          </table:table-cell>
          <table:table-cell office:value-type="float" office:value="4010" table:style-name="ce53">
            <text:p>4,010</text:p>
          </table:table-cell>
          <table:table-cell office:value-type="float" office:value="2020" table:style-name="ce53">
            <text:p>2,020</text:p>
          </table:table-cell>
          <table:table-cell office:value-type="float" office:value="90930" table:style-name="ce53">
            <text:p>90,930</text:p>
          </table:table-cell>
          <table:table-cell office:value-type="float" office:value="92450" table:style-name="ce57">
            <text:p>92,4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24</text:p>
          </table:table-cell>
          <table:table-cell office:value-type="float" office:value="82030" table:style-name="ce71">
            <text:p>82,030</text:p>
          </table:table-cell>
          <table:table-cell office:value-type="float" office:value="8960" table:style-name="ce53">
            <text:p>8,960</text:p>
          </table:table-cell>
          <table:table-cell office:value-type="float" office:value="4310" table:style-name="ce53">
            <text:p>4,310</text:p>
          </table:table-cell>
          <table:table-cell office:value-type="float" office:value="2010" table:style-name="ce53">
            <text:p>2,010</text:p>
          </table:table-cell>
          <table:table-cell office:value-type="float" office:value="97310" table:style-name="ce53">
            <text:p>97,310</text:p>
          </table:table-cell>
          <table:table-cell office:value-type="float" office:value="91920" table:style-name="ce57">
            <text:p>91,9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24</text:p>
          </table:table-cell>
          <table:table-cell office:value-type="float" office:value="87820" table:style-name="ce71">
            <text:p>87,820</text:p>
          </table:table-cell>
          <table:table-cell office:value-type="float" office:value="10100" table:style-name="ce53">
            <text:p>10,100</text:p>
          </table:table-cell>
          <table:table-cell office:value-type="float" office:value="4600" table:style-name="ce53">
            <text:p>4,600</text:p>
          </table:table-cell>
          <table:table-cell office:value-type="float" office:value="2540" table:style-name="ce53">
            <text:p>2,540</text:p>
          </table:table-cell>
          <table:table-cell office:value-type="float" office:value="105060" table:style-name="ce53">
            <text:p>105,060</text:p>
          </table:table-cell>
          <table:table-cell office:value-type="float" office:value="92780" table:style-name="ce57">
            <text:p>92,7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24</text:p>
          </table:table-cell>
          <table:table-cell office:value-type="float" office:value="79890" table:style-name="ce71">
            <text:p>79,890</text:p>
          </table:table-cell>
          <table:table-cell office:value-type="float" office:value="8650" table:style-name="ce53">
            <text:p>8,650</text:p>
          </table:table-cell>
          <table:table-cell office:value-type="float" office:value="4000" table:style-name="ce53">
            <text:p>4,000</text:p>
          </table:table-cell>
          <table:table-cell office:value-type="float" office:value="2350" table:style-name="ce53">
            <text:p>2,350</text:p>
          </table:table-cell>
          <table:table-cell office:value-type="float" office:value="94890" table:style-name="ce53">
            <text:p>94,890</text:p>
          </table:table-cell>
          <table:table-cell office:value-type="float" office:value="93110" table:style-name="ce57">
            <text:p>93,1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24</text:p>
          </table:table-cell>
          <table:table-cell office:value-type="float" office:value="94560" table:style-name="ce71">
            <text:p>94,560</text:p>
          </table:table-cell>
          <table:table-cell office:value-type="float" office:value="9490" table:style-name="ce53">
            <text:p>9,490</text:p>
          </table:table-cell>
          <table:table-cell office:value-type="float" office:value="4870" table:style-name="ce53">
            <text:p>4,870</text:p>
          </table:table-cell>
          <table:table-cell office:value-type="float" office:value="2780" table:style-name="ce53">
            <text:p>2,780</text:p>
          </table:table-cell>
          <table:table-cell office:value-type="float" office:value="111700" table:style-name="ce53">
            <text:p>111,700</text:p>
          </table:table-cell>
          <table:table-cell office:value-type="float" office:value="100290" table:style-name="ce57">
            <text:p>100,2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24</text:p>
          </table:table-cell>
          <table:table-cell office:value-type="float" office:value="89170" table:style-name="ce71">
            <text:p>89,170</text:p>
          </table:table-cell>
          <table:table-cell office:value-type="float" office:value="9740" table:style-name="ce53">
            <text:p>9,740</text:p>
          </table:table-cell>
          <table:table-cell office:value-type="float" office:value="4730" table:style-name="ce53">
            <text:p>4,730</text:p>
          </table:table-cell>
          <table:table-cell office:value-type="float" office:value="2430" table:style-name="ce53">
            <text:p>2,430</text:p>
          </table:table-cell>
          <table:table-cell office:value-type="float" office:value="106070" table:style-name="ce53">
            <text:p>106,070</text:p>
          </table:table-cell>
          <table:table-cell office:value-type="float" office:value="92900" table:style-name="ce57">
            <text:p>92,9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24</text:p>
          </table:table-cell>
          <table:table-cell office:value-type="float" office:value="84020" table:style-name="ce71">
            <text:p>84,020</text:p>
          </table:table-cell>
          <table:table-cell office:value-type="float" office:value="7780" table:style-name="ce53">
            <text:p>7,780</text:p>
          </table:table-cell>
          <table:table-cell office:value-type="float" office:value="4340" table:style-name="ce53">
            <text:p>4,340</text:p>
          </table:table-cell>
          <table:table-cell office:value-type="float" office:value="2230" table:style-name="ce53">
            <text:p>2,230</text:p>
          </table:table-cell>
          <table:table-cell office:value-type="float" office:value="98370" table:style-name="ce53">
            <text:p>98,370</text:p>
          </table:table-cell>
          <table:table-cell office:value-type="float" office:value="96120" table:style-name="ce57">
            <text:p>96,1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25</text:p>
          </table:table-cell>
          <table:table-cell office:value-type="float" office:value="70030" table:style-name="ce71">
            <text:p>70,030</text:p>
          </table:table-cell>
          <table:table-cell office:value-type="float" office:value="7030" table:style-name="ce53">
            <text:p>7,030</text:p>
          </table:table-cell>
          <table:table-cell office:value-type="float" office:value="3440" table:style-name="ce53">
            <text:p>3,440</text:p>
          </table:table-cell>
          <table:table-cell office:value-type="float" office:value="1850" table:style-name="ce53">
            <text:p>1,850</text:p>
          </table:table-cell>
          <table:table-cell office:value-type="float" office:value="82350" table:style-name="ce53">
            <text:p>82,350</text:p>
          </table:table-cell>
          <table:table-cell office:value-type="float" office:value="96370" table:style-name="ce57">
            <text:p>96,3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25</text:p>
          </table:table-cell>
          <table:table-cell office:value-type="float" office:value="79240" table:style-name="ce71">
            <text:p>79,240</text:p>
          </table:table-cell>
          <table:table-cell office:value-type="float" office:value="6260" table:style-name="ce53">
            <text:p>6,260</text:p>
          </table:table-cell>
          <table:table-cell office:value-type="float" office:value="3940" table:style-name="ce53">
            <text:p>3,940</text:p>
          </table:table-cell>
          <table:table-cell office:value-type="float" office:value="2140" table:style-name="ce53">
            <text:p>2,140</text:p>
          </table:table-cell>
          <table:table-cell office:value-type="float" office:value="91580" table:style-name="ce53">
            <text:p>91,580</text:p>
          </table:table-cell>
          <table:table-cell office:value-type="float" office:value="108440" table:style-name="ce57">
            <text:p>108,4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25</text:p>
          </table:table-cell>
          <table:table-cell office:value-type="float" office:value="149940" table:style-name="ce71">
            <text:p>149,940</text:p>
          </table:table-cell>
          <table:table-cell office:value-type="float" office:value="7820" table:style-name="ce53">
            <text:p>7,820</text:p>
          </table:table-cell>
          <table:table-cell office:value-type="float" office:value="4760" table:style-name="ce53">
            <text:p>4,760</text:p>
          </table:table-cell>
          <table:table-cell office:value-type="float" office:value="3170" table:style-name="ce53">
            <text:p>3,170</text:p>
          </table:table-cell>
          <table:table-cell office:value-type="float" office:value="165690" table:style-name="ce53">
            <text:p>165,690</text:p>
          </table:table-cell>
          <table:table-cell office:value-type="float" office:value="176530" table:style-name="ce57">
            <text:p>176,5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25</text:p>
          </table:table-cell>
          <table:table-cell office:value-type="float" office:value="44070" table:style-name="ce71">
            <text:p>44,070</text:p>
          </table:table-cell>
          <table:table-cell office:value-type="float" office:value="7780" table:style-name="ce53">
            <text:p>7,780</text:p>
          </table:table-cell>
          <table:table-cell office:value-type="float" office:value="3780" table:style-name="ce53">
            <text:p>3,780</text:p>
          </table:table-cell>
          <table:table-cell office:value-type="float" office:value="1260" table:style-name="ce53">
            <text:p>1,260</text:p>
          </table:table-cell>
          <table:table-cell office:value-type="float" office:value="56890" table:style-name="ce53">
            <text:p>56,890</text:p>
          </table:table-cell>
          <table:table-cell office:value-type="float" office:value="65230" table:style-name="ce57">
            <text:p>65,2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25</text:p>
          </table:table-cell>
          <table:table-cell office:value-type="float" office:value="66640" table:style-name="ce71">
            <text:p>66,640</text:p>
          </table:table-cell>
          <table:table-cell office:value-type="float" office:value="9140" table:style-name="ce53">
            <text:p>9,140</text:p>
          </table:table-cell>
          <table:table-cell office:value-type="float" office:value="4110" table:style-name="ce53">
            <text:p>4,110</text:p>
          </table:table-cell>
          <table:table-cell office:value-type="float" office:value="1890" table:style-name="ce53">
            <text:p>1,890</text:p>
          </table:table-cell>
          <table:table-cell office:value-type="float" office:value="81780" table:style-name="ce53">
            <text:p>81,780</text:p>
          </table:table-cell>
          <table:table-cell office:value-type="float" office:value="83290" table:style-name="ce57">
            <text:p>83,2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25</text:p>
          </table:table-cell>
          <table:table-cell office:value-type="float" office:value="80500" table:style-name="ce71">
            <text:p>80,500</text:p>
          </table:table-cell>
          <table:table-cell office:value-type="float" office:value="9780" table:style-name="ce53">
            <text:p>9,780</text:p>
          </table:table-cell>
          <table:table-cell office:value-type="float" office:value="4480" table:style-name="ce53">
            <text:p>4,480</text:p>
          </table:table-cell>
          <table:table-cell office:value-type="float" office:value="2160" table:style-name="ce53">
            <text:p>2,160</text:p>
          </table:table-cell>
          <table:table-cell office:value-type="float" office:value="96920" table:style-name="ce53">
            <text:p>96,920</text:p>
          </table:table-cell>
          <table:table-cell office:value-type="float" office:value="95390" table:style-name="ce57">
            <text:p>95,3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25</text:p>
          </table:table-cell>
          <table:table-cell office:value-type="float" office:value="85470" table:style-name="ce71">
            <text:p>85,470</text:p>
          </table:table-cell>
          <table:table-cell office:value-type="float" office:value="9380" table:style-name="ce53">
            <text:p>9,380</text:p>
          </table:table-cell>
          <table:table-cell office:value-type="float" office:value="4620" table:style-name="ce53">
            <text:p>4,620</text:p>
          </table:table-cell>
          <table:table-cell office:value-type="float" office:value="2060" table:style-name="ce53">
            <text:p>2,060</text:p>
          </table:table-cell>
          <table:table-cell office:value-type="float" office:value="101530" table:style-name="ce53">
            <text:p>101,530</text:p>
          </table:table-cell>
          <table:table-cell office:value-type="float" office:value="96640" table:style-name="ce57">
            <text:p>96,6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25</text:p>
          </table:table-cell>
          <table:table-cell office:value-type="float" office:value="87670" table:style-name="ce71">
            <text:p>87,670</text:p>
          </table:table-cell>
          <table:table-cell office:value-type="float" office:value="10300" table:style-name="ce53">
            <text:p>10,300</text:p>
          </table:table-cell>
          <table:table-cell office:value-type="float" office:value="4740" table:style-name="ce53">
            <text:p>4,740</text:p>
          </table:table-cell>
          <table:table-cell office:value-type="float" office:value="2450" table:style-name="ce53">
            <text:p>2,450</text:p>
          </table:table-cell>
          <table:table-cell office:value-type="float" office:value="105160" table:style-name="ce53">
            <text:p>105,160</text:p>
          </table:table-cell>
          <table:table-cell office:value-type="float" office:value="95620" table:style-name="ce57">
            <text:p>95,6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25</text:p>
          </table:table-cell>
          <table:table-cell office:value-type="float" office:value="86590" table:style-name="ce71">
            <text:p>86,590</text:p>
          </table:table-cell>
          <table:table-cell office:value-type="float" office:value="9420" table:style-name="ce53">
            <text:p>9,420</text:p>
          </table:table-cell>
          <table:table-cell office:value-type="float" office:value="4570" table:style-name="ce53">
            <text:p>4,570</text:p>
          </table:table-cell>
          <table:table-cell office:value-type="float" office:value="2440" table:style-name="ce53">
            <text:p>2,440</text:p>
          </table:table-cell>
          <table:table-cell office:value-type="float" office:value="103020" table:style-name="ce53">
            <text:p>103,020</text:p>
          </table:table-cell>
          <table:table-cell office:value-type="float" office:value="97290" table:style-name="ce57">
            <text:p>97,2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25</text:p>
          </table:table-cell>
          <table:table-cell office:value-type="float" office:value="99190" table:style-name="ce71">
            <text:p>99,190</text:p>
          </table:table-cell>
          <table:table-cell office:value-type="float" office:value="10350" table:style-name="ce53">
            <text:p>10,350</text:p>
          </table:table-cell>
          <table:table-cell office:value-type="float" office:value="5350" table:style-name="ce53">
            <text:p>5,350</text:p>
          </table:table-cell>
          <table:table-cell office:value-type="float" office:value="2760" table:style-name="ce53">
            <text:p>2,760</text:p>
          </table:table-cell>
          <table:table-cell office:value-type="float" office:value="117650" table:style-name="ce53">
            <text:p>117,650</text:p>
          </table:table-cell>
          <table:table-cell office:value-type="float" office:value="99200" table:style-name="ce57">
            <text:p>99,2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25</text:p>
          </table:table-cell>
          <table:table-cell office:value-type="float" office:value="87980" table:style-name="ce71">
            <text:p>87,980</text:p>
          </table:table-cell>
          <table:table-cell office:value-type="float" office:value="9280" table:style-name="ce53">
            <text:p>9,280</text:p>
          </table:table-cell>
          <table:table-cell office:value-type="float" office:value="4740" table:style-name="ce53">
            <text:p>4,740</text:p>
          </table:table-cell>
          <table:table-cell office:value-type="float" office:value="2470" table:style-name="ce53">
            <text:p>2,470</text:p>
          </table:table-cell>
          <table:table-cell office:value-type="float" office:value="104470" table:style-name="ce53">
            <text:p>104,470</text:p>
          </table:table-cell>
          <table:table-cell office:value-type="float" office:value="100970" table:style-name="ce57">
            <text:p>100,9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25 [provisional]</text:p>
          </table:table-cell>
          <table:table-cell office:value-type="float" office:value="90190" table:style-name="ce71">
            <text:p>90,190</text:p>
          </table:table-cell>
          <table:table-cell office:value-type="float" office:value="8300" table:style-name="ce53">
            <text:p>8,300</text:p>
          </table:table-cell>
          <table:table-cell office:value-type="float" office:value="4910" table:style-name="ce53">
            <text:p>4,910</text:p>
          </table:table-cell>
          <table:table-cell office:value-type="float" office:value="2360" table:style-name="ce53">
            <text:p>2,360</text:p>
          </table:table-cell>
          <table:table-cell office:value-type="float" office:value="105760" table:style-name="ce53">
            <text:p>105,760</text:p>
          </table:table-cell>
          <table:table-cell office:value-type="float" office:value="100580" table:style-name="ce57">
            <text:p>100,5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26 [provisional]</text:p>
          </table:table-cell>
          <table:table-cell office:value-type="float" office:value="68130" table:style-name="ce71">
            <text:p>68,130</text:p>
          </table:table-cell>
          <table:table-cell office:value-type="float" office:value="7100" table:style-name="ce53">
            <text:p>7,100</text:p>
          </table:table-cell>
          <table:table-cell office:value-type="float" office:value="3590" table:style-name="ce53">
            <text:p>3,590</text:p>
          </table:table-cell>
          <table:table-cell office:value-type="float" office:value="1900" table:style-name="ce53">
            <text:p>1,900</text:p>
          </table:table-cell>
          <table:table-cell office:value-type="float" office:value="80720" table:style-name="ce53">
            <text:p>80,720</text:p>
          </table:table-cell>
          <table:table-cell office:value-type="float" office:value="96940" table:style-name="ce57">
            <text:p>96,940</text:p>
          </table:table-cell>
          <table:table-cell table:number-columns-repeated="16377"/>
        </table:table-row>
        <table:table-row table:style-name="ro5">
          <table:table-cell office:value-type="string" table:style-name="ce64">
            <text:p>February 2026 [provisional estimates]</text:p>
          </table:table-cell>
          <table:table-cell office:value-type="float" office:value="74750" table:style-name="ce73">
            <text:p>74,750</text:p>
          </table:table-cell>
          <table:table-cell office:value-type="float" office:value="5660" table:style-name="ce63">
            <text:p>5,660</text:p>
          </table:table-cell>
          <table:table-cell office:value-type="float" office:value="4010" table:style-name="ce63">
            <text:p>4,010</text:p>
          </table:table-cell>
          <table:table-cell office:value-type="float" office:value="2010" table:style-name="ce63">
            <text:p>2,010</text:p>
          </table:table-cell>
          <table:table-cell office:value-type="float" office:value="86430" table:style-name="ce63">
            <text:p>86,430</text:p>
          </table:table-cell>
          <table:table-cell office:value-type="float" office:value="102410" table:style-name="ce65">
            <text:p>102,410</text:p>
          </table:table-cell>
          <table:table-cell table:number-columns-repeated="16377"/>
        </table:table-row>
        <table:table-row table:style-name="ro5">
          <table:table-cell office:value-type="string" table:style-name="ce66">
            <text:p>End of worksheet</text:p>
          </table:table-cell>
          <table:table-cell table:style-name="ce36"/>
          <table:table-cell table:number-columns-repeated="16382" table:style-name="ce1"/>
        </table:table-row>
        <table:table-row table:number-rows-repeated="5" table:style-name="ro5">
          <table:table-cell table:style-name="ce1"/>
          <table:table-cell table:style-name="ce36"/>
          <table:table-cell table:number-columns-repeated="16382" table:style-name="ce1"/>
        </table:table-row>
        <table:table-row table:number-rows-repeated="1048313" table:style-name="ro4">
          <table:table-cell table:number-columns-repeated="16384"/>
        </table:table-row>
        <table:named-expressions>
          <table:named-range table:name="Print_Area" table:cell-range-address="Residential_monthly.$A$1:Residential_monthly.$G$5" table:base-cell-address="Residential_monthly.$A$1"/>
        </table:named-expressions>
      </table:table>
      <table:table table:name="Non-residential_financial_year" table:style-name="ta2">
        <table:table-column table:style-name="co5" table:default-cell-style-name="ce1"/>
        <table:table-column table:style-name="co6" table:number-columns-repeated="6" table:default-cell-style-name="ce1"/>
        <table:table-column table:style-name="co3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10">
            <text:p>Table 4. Non-residential property transactions completed in the UK by financial year.</text:p>
          </table:table-cell>
          <table:table-cell table:number-columns-repeated="5" table:style-name="ce37"/>
          <table:table-cell table:style-name="ce38"/>
          <table:table-cell table:number-columns-repeated="16377"/>
        </table:table-row>
        <table:table-row table:style-name="ro3">
          <table:table-cell office:value-type="string" table:style-name="ce21">
            <text:p>Table 4 includes non-residential transactions statistics by financial year. Columns B to E include statistics for transactions completed in England, Scotland, Wales and Northern Ireland.</text:p>
          </table:table-cell>
          <table:table-cell table:number-columns-repeated="2" table:style-name="ce17"/>
          <table:table-cell table:style-name="ce30"/>
          <table:table-cell table:number-columns-repeated="2" table:style-name="ce17"/>
          <table:table-cell table:style-name="ce39"/>
          <table:table-cell table:number-columns-repeated="16377"/>
        </table:table-row>
        <table:table-row table:style-name="ro3">
          <table:table-cell office:value-type="string" table:style-name="ce21">
            <text:p>UK totals are provided in column F and seasonally adjusted UK totals within column G. All transactions statistics are rounded and reported by thousand transactions.</text:p>
          </table:table-cell>
          <table:table-cell table:number-columns-repeated="5" table:style-name="ce16"/>
          <table:table-cell table:style-name="ce23"/>
          <table:table-cell table:number-columns-repeated="16377"/>
        </table:table-row>
        <table:table-row table:style-name="ro3">
          <table:table-cell office:value-type="string" table:style-name="ce21">
            <text:p>Transactions statistics are reported based upon when transactions were completed and only include those with a value of above £40,000.</text:p>
          </table:table-cell>
          <table:table-cell table:number-columns-repeated="5" table:style-name="ce16"/>
          <table:table-cell table:style-name="ce23"/>
          <table:table-cell table:number-columns-repeated="16377"/>
        </table:table-row>
        <table:table-row table:style-name="ro3">
          <table:table-cell office:value-type="string" table:style-name="ce21">
            <text:p>From July 2021, transactions during the latest month in Wales have been estimated using a monthly data feed supplied by the Welsh Revenue Authority.<text:s/></text:p>
          </table:table-cell>
          <table:table-cell table:number-columns-repeated="5" table:style-name="ce16"/>
          <table:table-cell table:style-name="ce23"/>
          <table:table-cell table:number-columns-repeated="16377"/>
        </table:table-row>
        <table:table-row table:style-name="ro6">
          <table:table-cell office:value-type="string" table:style-name="ce52">
            <text:p>Financial Year</text:p>
          </table:table-cell>
          <table:table-cell office:value-type="string" table:style-name="ce48">
            <text:p>England</text:p>
          </table:table-cell>
          <table:table-cell office:value-type="string" table:style-name="ce48">
            <text:p>Scotland</text:p>
          </table:table-cell>
          <table:table-cell office:value-type="string" table:style-name="ce48">
            <text:p>Wales</text:p>
          </table:table-cell>
          <table:table-cell office:value-type="string" table:style-name="ce48">
            <text:p>Northern Ireland</text:p>
          </table:table-cell>
          <table:table-cell office:value-type="string" table:style-name="ce48">
            <text:p>UK</text:p>
          </table:table-cell>
          <table:table-cell office:value-type="string" table:style-name="ce49">
            <text:p>UK (seasonally adjusted)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5 to 2006</text:p>
          </table:table-cell>
          <table:table-cell office:value-type="float" office:value="112700" table:style-name="ce53">
            <text:p>112,700</text:p>
          </table:table-cell>
          <table:table-cell office:value-type="float" office:value="10190" table:style-name="ce53">
            <text:p>10,190</text:p>
          </table:table-cell>
          <table:table-cell office:value-type="float" office:value="6190" table:style-name="ce53">
            <text:p>6,190</text:p>
          </table:table-cell>
          <table:table-cell office:value-type="float" office:value="5060" table:style-name="ce53">
            <text:p>5,060</text:p>
          </table:table-cell>
          <table:table-cell office:value-type="float" office:value="134140" table:style-name="ce53">
            <text:p>134,140</text:p>
          </table:table-cell>
          <table:table-cell office:value-type="float" office:value="133400" table:style-name="ce57">
            <text:p>133,4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6 to 2007</text:p>
          </table:table-cell>
          <table:table-cell office:value-type="float" office:value="113310" table:style-name="ce53">
            <text:p>113,310</text:p>
          </table:table-cell>
          <table:table-cell office:value-type="float" office:value="11130" table:style-name="ce53">
            <text:p>11,130</text:p>
          </table:table-cell>
          <table:table-cell office:value-type="float" office:value="6440" table:style-name="ce53">
            <text:p>6,440</text:p>
          </table:table-cell>
          <table:table-cell office:value-type="float" office:value="5340" table:style-name="ce53">
            <text:p>5,340</text:p>
          </table:table-cell>
          <table:table-cell office:value-type="float" office:value="136220" table:style-name="ce53">
            <text:p>136,220</text:p>
          </table:table-cell>
          <table:table-cell office:value-type="float" office:value="136820" table:style-name="ce57">
            <text:p>136,8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7 to 2008</text:p>
          </table:table-cell>
          <table:table-cell office:value-type="float" office:value="114570" table:style-name="ce53">
            <text:p>114,570</text:p>
          </table:table-cell>
          <table:table-cell office:value-type="float" office:value="12320" table:style-name="ce53">
            <text:p>12,320</text:p>
          </table:table-cell>
          <table:table-cell office:value-type="float" office:value="6340" table:style-name="ce53">
            <text:p>6,340</text:p>
          </table:table-cell>
          <table:table-cell office:value-type="float" office:value="4610" table:style-name="ce53">
            <text:p>4,610</text:p>
          </table:table-cell>
          <table:table-cell office:value-type="float" office:value="137840" table:style-name="ce53">
            <text:p>137,840</text:p>
          </table:table-cell>
          <table:table-cell office:value-type="float" office:value="138380" table:style-name="ce57">
            <text:p>138,3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8 to 2009</text:p>
          </table:table-cell>
          <table:table-cell office:value-type="float" office:value="86750" table:style-name="ce53">
            <text:p>86,750</text:p>
          </table:table-cell>
          <table:table-cell office:value-type="float" office:value="9430" table:style-name="ce53">
            <text:p>9,430</text:p>
          </table:table-cell>
          <table:table-cell office:value-type="float" office:value="4800" table:style-name="ce53">
            <text:p>4,800</text:p>
          </table:table-cell>
          <table:table-cell office:value-type="float" office:value="2600" table:style-name="ce53">
            <text:p>2,600</text:p>
          </table:table-cell>
          <table:table-cell office:value-type="float" office:value="103580" table:style-name="ce53">
            <text:p>103,580</text:p>
          </table:table-cell>
          <table:table-cell office:value-type="float" office:value="102920" table:style-name="ce57">
            <text:p>102,9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9 to 2010</text:p>
          </table:table-cell>
          <table:table-cell office:value-type="float" office:value="78190" table:style-name="ce53">
            <text:p>78,190</text:p>
          </table:table-cell>
          <table:table-cell office:value-type="float" office:value="7810" table:style-name="ce53">
            <text:p>7,810</text:p>
          </table:table-cell>
          <table:table-cell office:value-type="float" office:value="4140" table:style-name="ce53">
            <text:p>4,140</text:p>
          </table:table-cell>
          <table:table-cell office:value-type="float" office:value="1950" table:style-name="ce53">
            <text:p>1,950</text:p>
          </table:table-cell>
          <table:table-cell office:value-type="float" office:value="92090" table:style-name="ce53">
            <text:p>92,090</text:p>
          </table:table-cell>
          <table:table-cell office:value-type="float" office:value="91990" table:style-name="ce57">
            <text:p>91,9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0 to 2011</text:p>
          </table:table-cell>
          <table:table-cell office:value-type="float" office:value="84110" table:style-name="ce53">
            <text:p>84,110</text:p>
          </table:table-cell>
          <table:table-cell office:value-type="float" office:value="8370" table:style-name="ce53">
            <text:p>8,370</text:p>
          </table:table-cell>
          <table:table-cell office:value-type="float" office:value="4370" table:style-name="ce53">
            <text:p>4,370</text:p>
          </table:table-cell>
          <table:table-cell office:value-type="float" office:value="2040" table:style-name="ce53">
            <text:p>2,040</text:p>
          </table:table-cell>
          <table:table-cell office:value-type="float" office:value="98890" table:style-name="ce53">
            <text:p>98,890</text:p>
          </table:table-cell>
          <table:table-cell office:value-type="float" office:value="98840" table:style-name="ce57">
            <text:p>98,8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1 to 2012</text:p>
          </table:table-cell>
          <table:table-cell office:value-type="float" office:value="84100" table:style-name="ce53">
            <text:p>84,100</text:p>
          </table:table-cell>
          <table:table-cell office:value-type="float" office:value="8010" table:style-name="ce53">
            <text:p>8,010</text:p>
          </table:table-cell>
          <table:table-cell office:value-type="float" office:value="4330" table:style-name="ce53">
            <text:p>4,330</text:p>
          </table:table-cell>
          <table:table-cell office:value-type="float" office:value="1980" table:style-name="ce53">
            <text:p>1,980</text:p>
          </table:table-cell>
          <table:table-cell office:value-type="float" office:value="98420" table:style-name="ce53">
            <text:p>98,420</text:p>
          </table:table-cell>
          <table:table-cell office:value-type="float" office:value="98080" table:style-name="ce57">
            <text:p>98,0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2 to 2013</text:p>
          </table:table-cell>
          <table:table-cell office:value-type="float" office:value="83940" table:style-name="ce53">
            <text:p>83,940</text:p>
          </table:table-cell>
          <table:table-cell office:value-type="float" office:value="8050" table:style-name="ce53">
            <text:p>8,050</text:p>
          </table:table-cell>
          <table:table-cell office:value-type="float" office:value="4130" table:style-name="ce53">
            <text:p>4,130</text:p>
          </table:table-cell>
          <table:table-cell office:value-type="float" office:value="2180" table:style-name="ce53">
            <text:p>2,180</text:p>
          </table:table-cell>
          <table:table-cell office:value-type="float" office:value="98300" table:style-name="ce53">
            <text:p>98,300</text:p>
          </table:table-cell>
          <table:table-cell office:value-type="float" office:value="98670" table:style-name="ce57">
            <text:p>98,6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3 to 2014</text:p>
          </table:table-cell>
          <table:table-cell office:value-type="float" office:value="90830" table:style-name="ce53">
            <text:p>90,830</text:p>
          </table:table-cell>
          <table:table-cell office:value-type="float" office:value="8770" table:style-name="ce53">
            <text:p>8,770</text:p>
          </table:table-cell>
          <table:table-cell office:value-type="float" office:value="4580" table:style-name="ce53">
            <text:p>4,580</text:p>
          </table:table-cell>
          <table:table-cell office:value-type="float" office:value="2590" table:style-name="ce53">
            <text:p>2,590</text:p>
          </table:table-cell>
          <table:table-cell office:value-type="float" office:value="106770" table:style-name="ce53">
            <text:p>106,770</text:p>
          </table:table-cell>
          <table:table-cell office:value-type="float" office:value="106830" table:style-name="ce57">
            <text:p>106,8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4 to 2015</text:p>
          </table:table-cell>
          <table:table-cell office:value-type="float" office:value="97060" table:style-name="ce53">
            <text:p>97,060</text:p>
          </table:table-cell>
          <table:table-cell office:value-type="float" office:value="9610" table:style-name="ce53">
            <text:p>9,610</text:p>
          </table:table-cell>
          <table:table-cell office:value-type="float" office:value="5030" table:style-name="ce53">
            <text:p>5,030</text:p>
          </table:table-cell>
          <table:table-cell office:value-type="float" office:value="2890" table:style-name="ce53">
            <text:p>2,890</text:p>
          </table:table-cell>
          <table:table-cell office:value-type="float" office:value="114590" table:style-name="ce53">
            <text:p>114,590</text:p>
          </table:table-cell>
          <table:table-cell office:value-type="float" office:value="114570" table:style-name="ce57">
            <text:p>114,5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5 to 2016</text:p>
          </table:table-cell>
          <table:table-cell office:value-type="float" office:value="103580" table:style-name="ce53">
            <text:p>103,580</text:p>
          </table:table-cell>
          <table:table-cell office:value-type="float" office:value="7570" table:style-name="ce53">
            <text:p>7,570</text:p>
          </table:table-cell>
          <table:table-cell office:value-type="float" office:value="5370" table:style-name="ce53">
            <text:p>5,370</text:p>
          </table:table-cell>
          <table:table-cell office:value-type="float" office:value="3400" table:style-name="ce53">
            <text:p>3,400</text:p>
          </table:table-cell>
          <table:table-cell office:value-type="float" office:value="119920" table:style-name="ce53">
            <text:p>119,920</text:p>
          </table:table-cell>
          <table:table-cell office:value-type="float" office:value="119400" table:style-name="ce57">
            <text:p>119,4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6 to 2017</text:p>
          </table:table-cell>
          <table:table-cell office:value-type="float" office:value="110730" table:style-name="ce53">
            <text:p>110,730</text:p>
          </table:table-cell>
          <table:table-cell office:value-type="float" office:value="7840" table:style-name="ce53">
            <text:p>7,840</text:p>
          </table:table-cell>
          <table:table-cell office:value-type="float" office:value="5880" table:style-name="ce53">
            <text:p>5,880</text:p>
          </table:table-cell>
          <table:table-cell office:value-type="float" office:value="3720" table:style-name="ce53">
            <text:p>3,720</text:p>
          </table:table-cell>
          <table:table-cell office:value-type="float" office:value="128170" table:style-name="ce53">
            <text:p>128,170</text:p>
          </table:table-cell>
          <table:table-cell office:value-type="float" office:value="127510" table:style-name="ce57">
            <text:p>127,5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7 to 2018</text:p>
          </table:table-cell>
          <table:table-cell office:value-type="float" office:value="109140" table:style-name="ce53">
            <text:p>109,140</text:p>
          </table:table-cell>
          <table:table-cell office:value-type="float" office:value="7730" table:style-name="ce53">
            <text:p>7,730</text:p>
          </table:table-cell>
          <table:table-cell office:value-type="float" office:value="5920" table:style-name="ce53">
            <text:p>5,920</text:p>
          </table:table-cell>
          <table:table-cell office:value-type="float" office:value="3370" table:style-name="ce53">
            <text:p>3,370</text:p>
          </table:table-cell>
          <table:table-cell office:value-type="float" office:value="126160" table:style-name="ce53">
            <text:p>126,160</text:p>
          </table:table-cell>
          <table:table-cell office:value-type="float" office:value="126730" table:style-name="ce57">
            <text:p>126,7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8 to 2019</text:p>
          </table:table-cell>
          <table:table-cell office:value-type="float" office:value="107440" table:style-name="ce53">
            <text:p>107,440</text:p>
          </table:table-cell>
          <table:table-cell office:value-type="float" office:value="8420" table:style-name="ce53">
            <text:p>8,420</text:p>
          </table:table-cell>
          <table:table-cell office:value-type="float" office:value="6210" table:style-name="ce53">
            <text:p>6,210</text:p>
          </table:table-cell>
          <table:table-cell office:value-type="float" office:value="3420" table:style-name="ce53">
            <text:p>3,420</text:p>
          </table:table-cell>
          <table:table-cell office:value-type="float" office:value="125490" table:style-name="ce53">
            <text:p>125,490</text:p>
          </table:table-cell>
          <table:table-cell office:value-type="float" office:value="125910" table:style-name="ce57">
            <text:p>125,9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9 to 2020</text:p>
          </table:table-cell>
          <table:table-cell office:value-type="float" office:value="100870" table:style-name="ce53">
            <text:p>100,870</text:p>
          </table:table-cell>
          <table:table-cell office:value-type="float" office:value="7460" table:style-name="ce53">
            <text:p>7,460</text:p>
          </table:table-cell>
          <table:table-cell office:value-type="float" office:value="6220" table:style-name="ce53">
            <text:p>6,220</text:p>
          </table:table-cell>
          <table:table-cell office:value-type="float" office:value="3230" table:style-name="ce53">
            <text:p>3,230</text:p>
          </table:table-cell>
          <table:table-cell office:value-type="float" office:value="117780" table:style-name="ce53">
            <text:p>117,780</text:p>
          </table:table-cell>
          <table:table-cell office:value-type="float" office:value="117700" table:style-name="ce57">
            <text:p>117,7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0 to 2021</text:p>
          </table:table-cell>
          <table:table-cell office:value-type="float" office:value="87420" table:style-name="ce53">
            <text:p>87,420</text:p>
          </table:table-cell>
          <table:table-cell office:value-type="float" office:value="6760" table:style-name="ce53">
            <text:p>6,760</text:p>
          </table:table-cell>
          <table:table-cell office:value-type="float" office:value="5370" table:style-name="ce53">
            <text:p>5,370</text:p>
          </table:table-cell>
          <table:table-cell office:value-type="float" office:value="2790" table:style-name="ce53">
            <text:p>2,790</text:p>
          </table:table-cell>
          <table:table-cell office:value-type="float" office:value="102340" table:style-name="ce53">
            <text:p>102,340</text:p>
          </table:table-cell>
          <table:table-cell office:value-type="float" office:value="101690" table:style-name="ce57">
            <text:p>101,6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1 to 2022</text:p>
          </table:table-cell>
          <table:table-cell office:value-type="float" office:value="106450" table:style-name="ce53">
            <text:p>106,450</text:p>
          </table:table-cell>
          <table:table-cell office:value-type="float" office:value="8080" table:style-name="ce53">
            <text:p>8,080</text:p>
          </table:table-cell>
          <table:table-cell office:value-type="float" office:value="6750" table:style-name="ce53">
            <text:p>6,750</text:p>
          </table:table-cell>
          <table:table-cell office:value-type="float" office:value="3600" table:style-name="ce53">
            <text:p>3,600</text:p>
          </table:table-cell>
          <table:table-cell office:value-type="float" office:value="124880" table:style-name="ce53">
            <text:p>124,880</text:p>
          </table:table-cell>
          <table:table-cell office:value-type="float" office:value="124880" table:style-name="ce57">
            <text:p>124,8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2 to 2023</text:p>
          </table:table-cell>
          <table:table-cell office:value-type="float" office:value="105570" table:style-name="ce53">
            <text:p>105,570</text:p>
          </table:table-cell>
          <table:table-cell office:value-type="float" office:value="8040" table:style-name="ce53">
            <text:p>8,040</text:p>
          </table:table-cell>
          <table:table-cell office:value-type="float" office:value="6290" table:style-name="ce53">
            <text:p>6,290</text:p>
          </table:table-cell>
          <table:table-cell office:value-type="float" office:value="3570" table:style-name="ce53">
            <text:p>3,570</text:p>
          </table:table-cell>
          <table:table-cell office:value-type="float" office:value="123470" table:style-name="ce53">
            <text:p>123,470</text:p>
          </table:table-cell>
          <table:table-cell office:value-type="float" office:value="122760" table:style-name="ce57">
            <text:p>122,760</text:p>
          </table:table-cell>
          <table:table-cell table:number-columns-repeated="16377"/>
        </table:table-row>
        <table:table-row table:style-name="ro5">
          <table:table-cell office:value-type="string" table:style-name="ce50">
            <text:p>2023 to 2024</text:p>
          </table:table-cell>
          <table:table-cell office:value-type="float" office:value="101390" table:style-name="ce54">
            <text:p>101,390</text:p>
          </table:table-cell>
          <table:table-cell office:value-type="float" office:value="7540" table:style-name="ce54">
            <text:p>7,540</text:p>
          </table:table-cell>
          <table:table-cell office:value-type="float" office:value="6140" table:style-name="ce54">
            <text:p>6,140</text:p>
          </table:table-cell>
          <table:table-cell office:value-type="float" office:value="3320" table:style-name="ce54">
            <text:p>3,320</text:p>
          </table:table-cell>
          <table:table-cell office:value-type="float" office:value="118390" table:style-name="ce54">
            <text:p>118,390</text:p>
          </table:table-cell>
          <table:table-cell office:value-type="float" office:value="118860" table:style-name="ce58">
            <text:p>118,860</text:p>
          </table:table-cell>
          <table:table-cell table:number-columns-repeated="16377"/>
        </table:table-row>
        <table:table-row table:style-name="ro5">
          <table:table-cell office:value-type="string" table:style-name="ce56">
            <text:p>2024 to 2025</text:p>
          </table:table-cell>
          <table:table-cell office:value-type="float" office:value="108470" table:style-name="ce55">
            <text:p>108,470</text:p>
          </table:table-cell>
          <table:table-cell office:value-type="float" office:value="8590" table:style-name="ce55">
            <text:p>8,590</text:p>
          </table:table-cell>
          <table:table-cell office:value-type="float" office:value="6350" table:style-name="ce55">
            <text:p>6,350</text:p>
          </table:table-cell>
          <table:table-cell office:value-type="float" office:value="3530" table:style-name="ce55">
            <text:p>3,530</text:p>
          </table:table-cell>
          <table:table-cell office:value-type="float" office:value="126940" table:style-name="ce55">
            <text:p>126,940</text:p>
          </table:table-cell>
          <table:table-cell office:value-type="float" office:value="126650" table:style-name="ce59">
            <text:p>126,650</text:p>
          </table:table-cell>
          <table:table-cell table:number-columns-repeated="16377"/>
        </table:table-row>
        <table:table-row table:style-name="ro5">
          <table:table-cell office:value-type="string" table:style-name="ce60">
            <text:p>End of worksheet</text:p>
          </table:table-cell>
          <table:table-cell table:number-columns-repeated="6" table:style-name="ce12"/>
          <table:table-cell table:number-columns-repeated="16377"/>
        </table:table-row>
        <table:table-row table:number-rows-repeated="3" table:style-name="ro5">
          <table:table-cell table:number-columns-repeated="7" table:style-name="ce12"/>
          <table:table-cell table:number-columns-repeated="16377"/>
        </table:table-row>
        <table:table-row table:number-rows-repeated="2" table:style-name="ro5">
          <table:table-cell table:number-columns-repeated="7" table:style-name="ce13"/>
          <table:table-cell table:number-columns-repeated="16377"/>
        </table:table-row>
        <table:table-row table:number-rows-repeated="5" table:style-name="ro5">
          <table:table-cell table:style-name="ce14"/>
          <table:table-cell table:number-columns-repeated="6" table:style-name="ce15"/>
          <table:table-cell table:number-columns-repeated="16377"/>
        </table:table-row>
        <table:table-row table:number-rows-repeated="1048539" table:style-name="ro4">
          <table:table-cell table:number-columns-repeated="16384"/>
        </table:table-row>
        <table:named-expressions>
          <table:named-range table:name="Print_Area" table:cell-range-address="Non-residential_financial_year.$A$1:Non-residential_financial_year.$G$5" table:base-cell-address="Non-residential_financial_year.$A$1"/>
        </table:named-expressions>
      </table:table>
      <table:table table:name="Non-residential_quarterly" table:style-name="ta3">
        <table:table-column table:style-name="co7" table:default-cell-style-name="ce1"/>
        <table:table-column table:style-name="co8" table:default-cell-style-name="ce1"/>
        <table:table-column table:style-name="co6" table:number-columns-repeated="5" table:default-cell-style-name="ce1"/>
        <table:table-column table:style-name="co3" table:number-columns-repeated="20" table:default-cell-style-name="ce1"/>
        <table:table-column table:style-name="co4" table:number-columns-repeated="16357" table:default-cell-style-name="ce1"/>
        <table:table-row table:style-name="ro1">
          <table:table-cell office:value-type="string" table:style-name="ce10">
            <text:p>Table 5. Non-residential property transactions completed in the UK by quarter.</text:p>
          </table:table-cell>
          <table:table-cell table:number-columns-repeated="5" table:style-name="ce32"/>
          <table:table-cell table:style-name="ce33"/>
          <table:table-cell table:number-columns-repeated="7" table:style-name="ce41"/>
          <table:table-cell table:number-columns-repeated="3" table:style-name="ce42"/>
          <table:table-cell table:number-columns-repeated="9" table:style-name="ce41"/>
          <table:table-cell table:number-columns-repeated="16358"/>
        </table:table-row>
        <table:table-row table:style-name="ro3">
          <table:table-cell office:value-type="string" table:style-name="ce21">
            <text:p>Table 5 includes non-residential transactions statistics by calendar year quarter. Columns C to F include statistics for transactions completed in England, Scotland, Wales and Northern Ireland.</text:p>
          </table:table-cell>
          <table:table-cell table:style-name="ce30"/>
          <table:table-cell table:number-columns-repeated="4" table:style-name="ce17"/>
          <table:table-cell table:style-name="ce22"/>
          <table:table-cell table:number-columns-repeated="19" table:style-name="ce30"/>
          <table:table-cell table:number-columns-repeated="16358"/>
        </table:table-row>
        <table:table-row table:style-name="ro3">
          <table:table-cell office:value-type="string" table:style-name="ce21">
            <text:p>UK totals are provided in column G and seasonally adjusted UK totals within column H. All transactions statistics are rounded and reported by thousand transactions.</text:p>
          </table:table-cell>
          <table:table-cell table:number-columns-repeated="5" table:style-name="ce16"/>
          <table:table-cell table:style-name="ce23"/>
          <table:table-cell table:number-columns-repeated="19" table:style-name="ce30"/>
          <table:table-cell table:number-columns-repeated="16358"/>
        </table:table-row>
        <table:table-row table:style-name="ro3">
          <table:table-cell office:value-type="string" table:style-name="ce21">
            <text:p>Transactions statistics are reported based upon when transactions were completed and only include those with a value of above £40,000.</text:p>
          </table:table-cell>
          <table:table-cell table:number-columns-repeated="5" table:style-name="ce16"/>
          <table:table-cell table:style-name="ce23"/>
          <table:table-cell table:number-columns-repeated="19" table:style-name="ce30"/>
          <table:table-cell table:number-columns-repeated="16358"/>
        </table:table-row>
        <table:table-row table:style-name="ro3">
          <table:table-cell office:value-type="string" table:style-name="ce21">
            <text:p>From July 2021, transactions during the latest month in Wales have been estimated using a monthly data feed supplied by the Welsh Revenue Authority.<text:s/></text:p>
          </table:table-cell>
          <table:table-cell table:number-columns-repeated="5" table:style-name="ce16"/>
          <table:table-cell table:style-name="ce23"/>
          <table:table-cell table:number-columns-repeated="19" table:style-name="ce30"/>
          <table:table-cell table:number-columns-repeated="16358"/>
        </table:table-row>
        <table:table-row table:style-name="ro6">
          <table:table-cell office:value-type="string" table:style-name="ce77">
            <text:p>Calendar Quarter</text:p>
          </table:table-cell>
          <table:table-cell office:value-type="string" table:style-name="ce67">
            <text:p>England</text:p>
          </table:table-cell>
          <table:table-cell office:value-type="string" table:style-name="ce67">
            <text:p>Scotland</text:p>
          </table:table-cell>
          <table:table-cell office:value-type="string" table:style-name="ce67">
            <text:p>Wales</text:p>
          </table:table-cell>
          <table:table-cell office:value-type="string" table:style-name="ce67">
            <text:p>Northern Ireland</text:p>
          </table:table-cell>
          <table:table-cell office:value-type="string" table:style-name="ce67">
            <text:p>UK</text:p>
          </table:table-cell>
          <table:table-cell office:value-type="string" table:style-name="ce68">
            <text:p>UK (seasonally adjusted)</text:p>
          </table:table-cell>
          <table:table-cell table:number-columns-repeated="3" table:style-name="ce43"/>
          <table:table-cell table:style-name="ce44"/>
          <table:table-cell table:number-columns-repeated="2" table:style-name="ce43"/>
          <table:table-cell table:number-columns-repeated="5" table:style-name="ce30"/>
          <table:table-cell table:number-columns-repeated="16366" table:style-name="ce1"/>
        </table:table-row>
        <table:table-row table:style-name="ro5">
          <table:table-cell office:value-type="string" table:style-name="ce70">
            <text:p>2005 Quarter 2</text:p>
          </table:table-cell>
          <table:table-cell office:value-type="float" office:value="27780" table:style-name="ce71">
            <text:p>27,780</text:p>
          </table:table-cell>
          <table:table-cell office:value-type="float" office:value="2400" table:style-name="ce71">
            <text:p>2,400</text:p>
          </table:table-cell>
          <table:table-cell office:value-type="float" office:value="1520" table:style-name="ce71">
            <text:p>1,520</text:p>
          </table:table-cell>
          <table:table-cell office:value-type="float" office:value="1350" table:style-name="ce71">
            <text:p>1,350</text:p>
          </table:table-cell>
          <table:table-cell office:value-type="float" office:value="33050" table:style-name="ce71">
            <text:p>33,050</text:p>
          </table:table-cell>
          <table:table-cell office:value-type="float" office:value="32870" table:style-name="ce74">
            <text:p>32,87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05 Quarter 3</text:p>
          </table:table-cell>
          <table:table-cell office:value-type="float" office:value="28630" table:style-name="ce71">
            <text:p>28,630</text:p>
          </table:table-cell>
          <table:table-cell office:value-type="float" office:value="2450" table:style-name="ce71">
            <text:p>2,450</text:p>
          </table:table-cell>
          <table:table-cell office:value-type="float" office:value="1590" table:style-name="ce71">
            <text:p>1,590</text:p>
          </table:table-cell>
          <table:table-cell office:value-type="float" office:value="1230" table:style-name="ce71">
            <text:p>1,230</text:p>
          </table:table-cell>
          <table:table-cell office:value-type="float" office:value="33900" table:style-name="ce71">
            <text:p>33,900</text:p>
          </table:table-cell>
          <table:table-cell office:value-type="float" office:value="34170" table:style-name="ce74">
            <text:p>34,17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05 Quarter 4</text:p>
          </table:table-cell>
          <table:table-cell office:value-type="float" office:value="27830" table:style-name="ce71">
            <text:p>27,830</text:p>
          </table:table-cell>
          <table:table-cell office:value-type="float" office:value="2590" table:style-name="ce71">
            <text:p>2,590</text:p>
          </table:table-cell>
          <table:table-cell office:value-type="float" office:value="1560" table:style-name="ce71">
            <text:p>1,560</text:p>
          </table:table-cell>
          <table:table-cell office:value-type="float" office:value="1280" table:style-name="ce71">
            <text:p>1,280</text:p>
          </table:table-cell>
          <table:table-cell office:value-type="float" office:value="33260" table:style-name="ce71">
            <text:p>33,260</text:p>
          </table:table-cell>
          <table:table-cell office:value-type="float" office:value="32810" table:style-name="ce74">
            <text:p>32,81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06 Quarter 1</text:p>
          </table:table-cell>
          <table:table-cell office:value-type="float" office:value="28460" table:style-name="ce71">
            <text:p>28,460</text:p>
          </table:table-cell>
          <table:table-cell office:value-type="float" office:value="2750" table:style-name="ce71">
            <text:p>2,750</text:p>
          </table:table-cell>
          <table:table-cell office:value-type="float" office:value="1520" table:style-name="ce71">
            <text:p>1,520</text:p>
          </table:table-cell>
          <table:table-cell office:value-type="float" office:value="1200" table:style-name="ce71">
            <text:p>1,200</text:p>
          </table:table-cell>
          <table:table-cell office:value-type="float" office:value="33930" table:style-name="ce71">
            <text:p>33,930</text:p>
          </table:table-cell>
          <table:table-cell office:value-type="float" office:value="33550" table:style-name="ce74">
            <text:p>33,55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06 Quarter 2</text:p>
          </table:table-cell>
          <table:table-cell office:value-type="float" office:value="28120" table:style-name="ce71">
            <text:p>28,120</text:p>
          </table:table-cell>
          <table:table-cell office:value-type="float" office:value="2580" table:style-name="ce71">
            <text:p>2,580</text:p>
          </table:table-cell>
          <table:table-cell office:value-type="float" office:value="1630" table:style-name="ce71">
            <text:p>1,630</text:p>
          </table:table-cell>
          <table:table-cell office:value-type="float" office:value="1390" table:style-name="ce71">
            <text:p>1,390</text:p>
          </table:table-cell>
          <table:table-cell office:value-type="float" office:value="33720" table:style-name="ce71">
            <text:p>33,720</text:p>
          </table:table-cell>
          <table:table-cell office:value-type="float" office:value="33780" table:style-name="ce74">
            <text:p>33,78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06 Quarter 3</text:p>
          </table:table-cell>
          <table:table-cell office:value-type="float" office:value="27250" table:style-name="ce71">
            <text:p>27,250</text:p>
          </table:table-cell>
          <table:table-cell office:value-type="float" office:value="2530" table:style-name="ce71">
            <text:p>2,530</text:p>
          </table:table-cell>
          <table:table-cell office:value-type="float" office:value="1470" table:style-name="ce71">
            <text:p>1,470</text:p>
          </table:table-cell>
          <table:table-cell office:value-type="float" office:value="1150" table:style-name="ce71">
            <text:p>1,150</text:p>
          </table:table-cell>
          <table:table-cell office:value-type="float" office:value="32400" table:style-name="ce71">
            <text:p>32,400</text:p>
          </table:table-cell>
          <table:table-cell office:value-type="float" office:value="33530" table:style-name="ce74">
            <text:p>33,53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06 Quarter 4</text:p>
          </table:table-cell>
          <table:table-cell office:value-type="float" office:value="29190" table:style-name="ce71">
            <text:p>29,190</text:p>
          </table:table-cell>
          <table:table-cell office:value-type="float" office:value="3020" table:style-name="ce71">
            <text:p>3,020</text:p>
          </table:table-cell>
          <table:table-cell office:value-type="float" office:value="1700" table:style-name="ce71">
            <text:p>1,700</text:p>
          </table:table-cell>
          <table:table-cell office:value-type="float" office:value="1460" table:style-name="ce71">
            <text:p>1,460</text:p>
          </table:table-cell>
          <table:table-cell office:value-type="float" office:value="35370" table:style-name="ce71">
            <text:p>35,370</text:p>
          </table:table-cell>
          <table:table-cell office:value-type="float" office:value="34700" table:style-name="ce74">
            <text:p>34,70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07 Quarter 1</text:p>
          </table:table-cell>
          <table:table-cell office:value-type="float" office:value="28750" table:style-name="ce71">
            <text:p>28,750</text:p>
          </table:table-cell>
          <table:table-cell office:value-type="float" office:value="3000" table:style-name="ce71">
            <text:p>3,000</text:p>
          </table:table-cell>
          <table:table-cell office:value-type="float" office:value="1640" table:style-name="ce71">
            <text:p>1,640</text:p>
          </table:table-cell>
          <table:table-cell office:value-type="float" office:value="1340" table:style-name="ce71">
            <text:p>1,340</text:p>
          </table:table-cell>
          <table:table-cell office:value-type="float" office:value="34730" table:style-name="ce71">
            <text:p>34,730</text:p>
          </table:table-cell>
          <table:table-cell office:value-type="float" office:value="34810" table:style-name="ce74">
            <text:p>34,81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07 Quarter 2</text:p>
          </table:table-cell>
          <table:table-cell office:value-type="float" office:value="28490" table:style-name="ce71">
            <text:p>28,490</text:p>
          </table:table-cell>
          <table:table-cell office:value-type="float" office:value="3180" table:style-name="ce71">
            <text:p>3,180</text:p>
          </table:table-cell>
          <table:table-cell office:value-type="float" office:value="1590" table:style-name="ce71">
            <text:p>1,590</text:p>
          </table:table-cell>
          <table:table-cell office:value-type="float" office:value="1450" table:style-name="ce71">
            <text:p>1,450</text:p>
          </table:table-cell>
          <table:table-cell office:value-type="float" office:value="34710" table:style-name="ce71">
            <text:p>34,710</text:p>
          </table:table-cell>
          <table:table-cell office:value-type="float" office:value="34830" table:style-name="ce74">
            <text:p>34,83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07 Quarter 3</text:p>
          </table:table-cell>
          <table:table-cell office:value-type="float" office:value="28640" table:style-name="ce71">
            <text:p>28,640</text:p>
          </table:table-cell>
          <table:table-cell office:value-type="float" office:value="2930" table:style-name="ce71">
            <text:p>2,930</text:p>
          </table:table-cell>
          <table:table-cell office:value-type="float" office:value="1540" table:style-name="ce71">
            <text:p>1,540</text:p>
          </table:table-cell>
          <table:table-cell office:value-type="float" office:value="1190" table:style-name="ce71">
            <text:p>1,190</text:p>
          </table:table-cell>
          <table:table-cell office:value-type="float" office:value="34300" table:style-name="ce71">
            <text:p>34,300</text:p>
          </table:table-cell>
          <table:table-cell office:value-type="float" office:value="35180" table:style-name="ce74">
            <text:p>35,18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07 Quarter 4</text:p>
          </table:table-cell>
          <table:table-cell office:value-type="float" office:value="29410" table:style-name="ce71">
            <text:p>29,410</text:p>
          </table:table-cell>
          <table:table-cell office:value-type="float" office:value="3190" table:style-name="ce71">
            <text:p>3,190</text:p>
          </table:table-cell>
          <table:table-cell office:value-type="float" office:value="1650" table:style-name="ce71">
            <text:p>1,650</text:p>
          </table:table-cell>
          <table:table-cell office:value-type="float" office:value="1030" table:style-name="ce71">
            <text:p>1,030</text:p>
          </table:table-cell>
          <table:table-cell office:value-type="float" office:value="35280" table:style-name="ce71">
            <text:p>35,280</text:p>
          </table:table-cell>
          <table:table-cell office:value-type="float" office:value="34290" table:style-name="ce74">
            <text:p>34,29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08 Quarter 1</text:p>
          </table:table-cell>
          <table:table-cell office:value-type="float" office:value="28030" table:style-name="ce71">
            <text:p>28,030</text:p>
          </table:table-cell>
          <table:table-cell office:value-type="float" office:value="3020" table:style-name="ce71">
            <text:p>3,020</text:p>
          </table:table-cell>
          <table:table-cell office:value-type="float" office:value="1560" table:style-name="ce71">
            <text:p>1,560</text:p>
          </table:table-cell>
          <table:table-cell office:value-type="float" office:value="940" table:style-name="ce71">
            <text:p>940</text:p>
          </table:table-cell>
          <table:table-cell office:value-type="float" office:value="33550" table:style-name="ce71">
            <text:p>33,550</text:p>
          </table:table-cell>
          <table:table-cell office:value-type="float" office:value="34080" table:style-name="ce74">
            <text:p>34,08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08 Quarter 2</text:p>
          </table:table-cell>
          <table:table-cell office:value-type="float" office:value="27560" table:style-name="ce71">
            <text:p>27,560</text:p>
          </table:table-cell>
          <table:table-cell office:value-type="float" office:value="3090" table:style-name="ce71">
            <text:p>3,090</text:p>
          </table:table-cell>
          <table:table-cell office:value-type="float" office:value="1670" table:style-name="ce71">
            <text:p>1,670</text:p>
          </table:table-cell>
          <table:table-cell office:value-type="float" office:value="1000" table:style-name="ce71">
            <text:p>1,000</text:p>
          </table:table-cell>
          <table:table-cell office:value-type="float" office:value="33320" table:style-name="ce71">
            <text:p>33,320</text:p>
          </table:table-cell>
          <table:table-cell office:value-type="float" office:value="33170" table:style-name="ce74">
            <text:p>33,17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08 Quarter 3</text:p>
          </table:table-cell>
          <table:table-cell office:value-type="float" office:value="22860" table:style-name="ce71">
            <text:p>22,860</text:p>
          </table:table-cell>
          <table:table-cell office:value-type="float" office:value="2290" table:style-name="ce71">
            <text:p>2,290</text:p>
          </table:table-cell>
          <table:table-cell office:value-type="float" office:value="1250" table:style-name="ce71">
            <text:p>1,250</text:p>
          </table:table-cell>
          <table:table-cell office:value-type="float" office:value="620" table:style-name="ce71">
            <text:p>620</text:p>
          </table:table-cell>
          <table:table-cell office:value-type="float" office:value="27020" table:style-name="ce71">
            <text:p>27,020</text:p>
          </table:table-cell>
          <table:table-cell office:value-type="float" office:value="27000" table:style-name="ce74">
            <text:p>27,00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08 Quarter 4</text:p>
          </table:table-cell>
          <table:table-cell office:value-type="float" office:value="19480" table:style-name="ce71">
            <text:p>19,480</text:p>
          </table:table-cell>
          <table:table-cell office:value-type="float" office:value="2160" table:style-name="ce71">
            <text:p>2,160</text:p>
          </table:table-cell>
          <table:table-cell office:value-type="float" office:value="1020" table:style-name="ce71">
            <text:p>1,020</text:p>
          </table:table-cell>
          <table:table-cell office:value-type="float" office:value="540" table:style-name="ce71">
            <text:p>540</text:p>
          </table:table-cell>
          <table:table-cell office:value-type="float" office:value="23200" table:style-name="ce71">
            <text:p>23,200</text:p>
          </table:table-cell>
          <table:table-cell office:value-type="float" office:value="22370" table:style-name="ce74">
            <text:p>22,37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09 Quarter 1</text:p>
          </table:table-cell>
          <table:table-cell office:value-type="float" office:value="16850" table:style-name="ce71">
            <text:p>16,850</text:p>
          </table:table-cell>
          <table:table-cell office:value-type="float" office:value="1890" table:style-name="ce71">
            <text:p>1,890</text:p>
          </table:table-cell>
          <table:table-cell office:value-type="float" office:value="860" table:style-name="ce71">
            <text:p>860</text:p>
          </table:table-cell>
          <table:table-cell office:value-type="float" office:value="440" table:style-name="ce71">
            <text:p>440</text:p>
          </table:table-cell>
          <table:table-cell office:value-type="float" office:value="20040" table:style-name="ce71">
            <text:p>20,040</text:p>
          </table:table-cell>
          <table:table-cell office:value-type="float" office:value="20380" table:style-name="ce74">
            <text:p>20,38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09 Quarter 2</text:p>
          </table:table-cell>
          <table:table-cell office:value-type="float" office:value="17150" table:style-name="ce71">
            <text:p>17,150</text:p>
          </table:table-cell>
          <table:table-cell office:value-type="float" office:value="1900" table:style-name="ce71">
            <text:p>1,900</text:p>
          </table:table-cell>
          <table:table-cell office:value-type="float" office:value="950" table:style-name="ce71">
            <text:p>950</text:p>
          </table:table-cell>
          <table:table-cell office:value-type="float" office:value="450" table:style-name="ce71">
            <text:p>450</text:p>
          </table:table-cell>
          <table:table-cell office:value-type="float" office:value="20450" table:style-name="ce71">
            <text:p>20,450</text:p>
          </table:table-cell>
          <table:table-cell office:value-type="float" office:value="20600" table:style-name="ce74">
            <text:p>20,60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09 Quarter 3</text:p>
          </table:table-cell>
          <table:table-cell office:value-type="float" office:value="19360" table:style-name="ce71">
            <text:p>19,360</text:p>
          </table:table-cell>
          <table:table-cell office:value-type="float" office:value="1900" table:style-name="ce71">
            <text:p>1,900</text:p>
          </table:table-cell>
          <table:table-cell office:value-type="float" office:value="1000" table:style-name="ce71">
            <text:p>1,000</text:p>
          </table:table-cell>
          <table:table-cell office:value-type="float" office:value="480" table:style-name="ce71">
            <text:p>480</text:p>
          </table:table-cell>
          <table:table-cell office:value-type="float" office:value="22740" table:style-name="ce71">
            <text:p>22,740</text:p>
          </table:table-cell>
          <table:table-cell office:value-type="float" office:value="22860" table:style-name="ce74">
            <text:p>22,86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09 Quarter 4</text:p>
          </table:table-cell>
          <table:table-cell office:value-type="float" office:value="21250" table:style-name="ce71">
            <text:p>21,250</text:p>
          </table:table-cell>
          <table:table-cell office:value-type="float" office:value="2090" table:style-name="ce71">
            <text:p>2,090</text:p>
          </table:table-cell>
          <table:table-cell office:value-type="float" office:value="1130" table:style-name="ce71">
            <text:p>1,130</text:p>
          </table:table-cell>
          <table:table-cell office:value-type="float" office:value="510" table:style-name="ce71">
            <text:p>510</text:p>
          </table:table-cell>
          <table:table-cell office:value-type="float" office:value="24980" table:style-name="ce71">
            <text:p>24,980</text:p>
          </table:table-cell>
          <table:table-cell office:value-type="float" office:value="24110" table:style-name="ce74">
            <text:p>24,11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0 Quarter 1</text:p>
          </table:table-cell>
          <table:table-cell office:value-type="float" office:value="20430" table:style-name="ce71">
            <text:p>20,430</text:p>
          </table:table-cell>
          <table:table-cell office:value-type="float" office:value="1920" table:style-name="ce71">
            <text:p>1,920</text:p>
          </table:table-cell>
          <table:table-cell office:value-type="float" office:value="1060" table:style-name="ce71">
            <text:p>1,060</text:p>
          </table:table-cell>
          <table:table-cell office:value-type="float" office:value="510" table:style-name="ce71">
            <text:p>510</text:p>
          </table:table-cell>
          <table:table-cell office:value-type="float" office:value="23920" table:style-name="ce71">
            <text:p>23,920</text:p>
          </table:table-cell>
          <table:table-cell office:value-type="float" office:value="24420" table:style-name="ce74">
            <text:p>24,42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0 Quarter 2</text:p>
          </table:table-cell>
          <table:table-cell office:value-type="float" office:value="21670" table:style-name="ce71">
            <text:p>21,670</text:p>
          </table:table-cell>
          <table:table-cell office:value-type="float" office:value="2250" table:style-name="ce71">
            <text:p>2,250</text:p>
          </table:table-cell>
          <table:table-cell office:value-type="float" office:value="1150" table:style-name="ce71">
            <text:p>1,150</text:p>
          </table:table-cell>
          <table:table-cell office:value-type="float" office:value="550" table:style-name="ce71">
            <text:p>550</text:p>
          </table:table-cell>
          <table:table-cell office:value-type="float" office:value="25620" table:style-name="ce71">
            <text:p>25,620</text:p>
          </table:table-cell>
          <table:table-cell office:value-type="float" office:value="26050" table:style-name="ce74">
            <text:p>26,05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0 Quarter 3</text:p>
          </table:table-cell>
          <table:table-cell office:value-type="float" office:value="21140" table:style-name="ce71">
            <text:p>21,140</text:p>
          </table:table-cell>
          <table:table-cell office:value-type="float" office:value="2100" table:style-name="ce71">
            <text:p>2,100</text:p>
          </table:table-cell>
          <table:table-cell office:value-type="float" office:value="1110" table:style-name="ce71">
            <text:p>1,110</text:p>
          </table:table-cell>
          <table:table-cell office:value-type="float" office:value="470" table:style-name="ce71">
            <text:p>470</text:p>
          </table:table-cell>
          <table:table-cell office:value-type="float" office:value="24820" table:style-name="ce71">
            <text:p>24,820</text:p>
          </table:table-cell>
          <table:table-cell office:value-type="float" office:value="24720" table:style-name="ce74">
            <text:p>24,72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0 Quarter 4</text:p>
          </table:table-cell>
          <table:table-cell office:value-type="float" office:value="21620" table:style-name="ce71">
            <text:p>21,620</text:p>
          </table:table-cell>
          <table:table-cell office:value-type="float" office:value="2090" table:style-name="ce71">
            <text:p>2,090</text:p>
          </table:table-cell>
          <table:table-cell office:value-type="float" office:value="1090" table:style-name="ce71">
            <text:p>1,090</text:p>
          </table:table-cell>
          <table:table-cell office:value-type="float" office:value="550" table:style-name="ce71">
            <text:p>550</text:p>
          </table:table-cell>
          <table:table-cell office:value-type="float" office:value="25350" table:style-name="ce71">
            <text:p>25,350</text:p>
          </table:table-cell>
          <table:table-cell office:value-type="float" office:value="23860" table:style-name="ce74">
            <text:p>23,86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1 Quarter 1</text:p>
          </table:table-cell>
          <table:table-cell office:value-type="float" office:value="19680" table:style-name="ce71">
            <text:p>19,680</text:p>
          </table:table-cell>
          <table:table-cell office:value-type="float" office:value="1930" table:style-name="ce71">
            <text:p>1,930</text:p>
          </table:table-cell>
          <table:table-cell office:value-type="float" office:value="1020" table:style-name="ce71">
            <text:p>1,020</text:p>
          </table:table-cell>
          <table:table-cell office:value-type="float" office:value="470" table:style-name="ce71">
            <text:p>470</text:p>
          </table:table-cell>
          <table:table-cell office:value-type="float" office:value="23100" table:style-name="ce71">
            <text:p>23,100</text:p>
          </table:table-cell>
          <table:table-cell office:value-type="float" office:value="24210" table:style-name="ce74">
            <text:p>24,21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1 Quarter 2</text:p>
          </table:table-cell>
          <table:table-cell office:value-type="float" office:value="20090" table:style-name="ce71">
            <text:p>20,090</text:p>
          </table:table-cell>
          <table:table-cell office:value-type="float" office:value="1980" table:style-name="ce71">
            <text:p>1,980</text:p>
          </table:table-cell>
          <table:table-cell office:value-type="float" office:value="1120" table:style-name="ce71">
            <text:p>1,120</text:p>
          </table:table-cell>
          <table:table-cell office:value-type="float" office:value="480" table:style-name="ce71">
            <text:p>480</text:p>
          </table:table-cell>
          <table:table-cell office:value-type="float" office:value="23670" table:style-name="ce71">
            <text:p>23,670</text:p>
          </table:table-cell>
          <table:table-cell office:value-type="float" office:value="24150" table:style-name="ce74">
            <text:p>24,15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1 Quarter 3</text:p>
          </table:table-cell>
          <table:table-cell office:value-type="float" office:value="21560" table:style-name="ce71">
            <text:p>21,560</text:p>
          </table:table-cell>
          <table:table-cell office:value-type="float" office:value="2040" table:style-name="ce71">
            <text:p>2,040</text:p>
          </table:table-cell>
          <table:table-cell office:value-type="float" office:value="1110" table:style-name="ce71">
            <text:p>1,110</text:p>
          </table:table-cell>
          <table:table-cell office:value-type="float" office:value="480" table:style-name="ce71">
            <text:p>480</text:p>
          </table:table-cell>
          <table:table-cell office:value-type="float" office:value="25190" table:style-name="ce71">
            <text:p>25,190</text:p>
          </table:table-cell>
          <table:table-cell office:value-type="float" office:value="24690" table:style-name="ce74">
            <text:p>24,69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1 Quarter 4</text:p>
          </table:table-cell>
          <table:table-cell office:value-type="float" office:value="21850" table:style-name="ce71">
            <text:p>21,850</text:p>
          </table:table-cell>
          <table:table-cell office:value-type="float" office:value="2030" table:style-name="ce71">
            <text:p>2,030</text:p>
          </table:table-cell>
          <table:table-cell office:value-type="float" office:value="1120" table:style-name="ce71">
            <text:p>1,120</text:p>
          </table:table-cell>
          <table:table-cell office:value-type="float" office:value="500" table:style-name="ce71">
            <text:p>500</text:p>
          </table:table-cell>
          <table:table-cell office:value-type="float" office:value="25500" table:style-name="ce71">
            <text:p>25,500</text:p>
          </table:table-cell>
          <table:table-cell office:value-type="float" office:value="24590" table:style-name="ce74">
            <text:p>24,59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2 Quarter 1</text:p>
          </table:table-cell>
          <table:table-cell office:value-type="float" office:value="20600" table:style-name="ce71">
            <text:p>20,600</text:p>
          </table:table-cell>
          <table:table-cell office:value-type="float" office:value="1960" table:style-name="ce71">
            <text:p>1,960</text:p>
          </table:table-cell>
          <table:table-cell office:value-type="float" office:value="980" table:style-name="ce71">
            <text:p>980</text:p>
          </table:table-cell>
          <table:table-cell office:value-type="float" office:value="520" table:style-name="ce71">
            <text:p>520</text:p>
          </table:table-cell>
          <table:table-cell office:value-type="float" office:value="24060" table:style-name="ce71">
            <text:p>24,060</text:p>
          </table:table-cell>
          <table:table-cell office:value-type="float" office:value="24650" table:style-name="ce74">
            <text:p>24,65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2 Quarter 2</text:p>
          </table:table-cell>
          <table:table-cell office:value-type="float" office:value="20510" table:style-name="ce71">
            <text:p>20,510</text:p>
          </table:table-cell>
          <table:table-cell office:value-type="float" office:value="2030" table:style-name="ce71">
            <text:p>2,030</text:p>
          </table:table-cell>
          <table:table-cell office:value-type="float" office:value="1020" table:style-name="ce71">
            <text:p>1,020</text:p>
          </table:table-cell>
          <table:table-cell office:value-type="float" office:value="560" table:style-name="ce71">
            <text:p>560</text:p>
          </table:table-cell>
          <table:table-cell office:value-type="float" office:value="24120" table:style-name="ce71">
            <text:p>24,120</text:p>
          </table:table-cell>
          <table:table-cell office:value-type="float" office:value="24670" table:style-name="ce74">
            <text:p>24,67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2 Quarter 3</text:p>
          </table:table-cell>
          <table:table-cell office:value-type="float" office:value="20590" table:style-name="ce71">
            <text:p>20,590</text:p>
          </table:table-cell>
          <table:table-cell office:value-type="float" office:value="1960" table:style-name="ce71">
            <text:p>1,960</text:p>
          </table:table-cell>
          <table:table-cell office:value-type="float" office:value="1000" table:style-name="ce71">
            <text:p>1,000</text:p>
          </table:table-cell>
          <table:table-cell office:value-type="float" office:value="540" table:style-name="ce71">
            <text:p>540</text:p>
          </table:table-cell>
          <table:table-cell office:value-type="float" office:value="24090" table:style-name="ce71">
            <text:p>24,090</text:p>
          </table:table-cell>
          <table:table-cell office:value-type="float" office:value="24270" table:style-name="ce74">
            <text:p>24,27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2 Quarter 4</text:p>
          </table:table-cell>
          <table:table-cell office:value-type="float" office:value="21940" table:style-name="ce71">
            <text:p>21,940</text:p>
          </table:table-cell>
          <table:table-cell office:value-type="float" office:value="2100" table:style-name="ce71">
            <text:p>2,100</text:p>
          </table:table-cell>
          <table:table-cell office:value-type="float" office:value="1130" table:style-name="ce71">
            <text:p>1,130</text:p>
          </table:table-cell>
          <table:table-cell office:value-type="float" office:value="530" table:style-name="ce71">
            <text:p>530</text:p>
          </table:table-cell>
          <table:table-cell office:value-type="float" office:value="25700" table:style-name="ce71">
            <text:p>25,700</text:p>
          </table:table-cell>
          <table:table-cell office:value-type="float" office:value="24450" table:style-name="ce74">
            <text:p>24,45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3 Quarter 1</text:p>
          </table:table-cell>
          <table:table-cell office:value-type="float" office:value="20900" table:style-name="ce71">
            <text:p>20,900</text:p>
          </table:table-cell>
          <table:table-cell office:value-type="float" office:value="1960" table:style-name="ce71">
            <text:p>1,960</text:p>
          </table:table-cell>
          <table:table-cell office:value-type="float" office:value="980" table:style-name="ce71">
            <text:p>980</text:p>
          </table:table-cell>
          <table:table-cell office:value-type="float" office:value="550" table:style-name="ce71">
            <text:p>550</text:p>
          </table:table-cell>
          <table:table-cell office:value-type="float" office:value="24390" table:style-name="ce71">
            <text:p>24,390</text:p>
          </table:table-cell>
          <table:table-cell office:value-type="float" office:value="25280" table:style-name="ce74">
            <text:p>25,28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3 Quarter 2</text:p>
          </table:table-cell>
          <table:table-cell office:value-type="float" office:value="21150" table:style-name="ce71">
            <text:p>21,150</text:p>
          </table:table-cell>
          <table:table-cell office:value-type="float" office:value="2070" table:style-name="ce71">
            <text:p>2,070</text:p>
          </table:table-cell>
          <table:table-cell office:value-type="float" office:value="1100" table:style-name="ce71">
            <text:p>1,100</text:p>
          </table:table-cell>
          <table:table-cell office:value-type="float" office:value="670" table:style-name="ce71">
            <text:p>670</text:p>
          </table:table-cell>
          <table:table-cell office:value-type="float" office:value="24990" table:style-name="ce71">
            <text:p>24,990</text:p>
          </table:table-cell>
          <table:table-cell office:value-type="float" office:value="25460" table:style-name="ce74">
            <text:p>25,46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3 Quarter 3</text:p>
          </table:table-cell>
          <table:table-cell office:value-type="float" office:value="22540" table:style-name="ce71">
            <text:p>22,540</text:p>
          </table:table-cell>
          <table:table-cell office:value-type="float" office:value="2130" table:style-name="ce71">
            <text:p>2,130</text:p>
          </table:table-cell>
          <table:table-cell office:value-type="float" office:value="1140" table:style-name="ce71">
            <text:p>1,140</text:p>
          </table:table-cell>
          <table:table-cell office:value-type="float" office:value="600" table:style-name="ce71">
            <text:p>600</text:p>
          </table:table-cell>
          <table:table-cell office:value-type="float" office:value="26410" table:style-name="ce71">
            <text:p>26,410</text:p>
          </table:table-cell>
          <table:table-cell office:value-type="float" office:value="26320" table:style-name="ce74">
            <text:p>26,32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3 Quarter 4</text:p>
          </table:table-cell>
          <table:table-cell office:value-type="float" office:value="24760" table:style-name="ce71">
            <text:p>24,760</text:p>
          </table:table-cell>
          <table:table-cell office:value-type="float" office:value="2370" table:style-name="ce71">
            <text:p>2,370</text:p>
          </table:table-cell>
          <table:table-cell office:value-type="float" office:value="1220" table:style-name="ce71">
            <text:p>1,220</text:p>
          </table:table-cell>
          <table:table-cell office:value-type="float" office:value="670" table:style-name="ce71">
            <text:p>670</text:p>
          </table:table-cell>
          <table:table-cell office:value-type="float" office:value="29020" table:style-name="ce71">
            <text:p>29,020</text:p>
          </table:table-cell>
          <table:table-cell office:value-type="float" office:value="27540" table:style-name="ce74">
            <text:p>27,54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4 Quarter 1</text:p>
          </table:table-cell>
          <table:table-cell office:value-type="float" office:value="22380" table:style-name="ce71">
            <text:p>22,380</text:p>
          </table:table-cell>
          <table:table-cell office:value-type="float" office:value="2200" table:style-name="ce71">
            <text:p>2,200</text:p>
          </table:table-cell>
          <table:table-cell office:value-type="float" office:value="1120" table:style-name="ce71">
            <text:p>1,120</text:p>
          </table:table-cell>
          <table:table-cell office:value-type="float" office:value="650" table:style-name="ce71">
            <text:p>650</text:p>
          </table:table-cell>
          <table:table-cell office:value-type="float" office:value="26350" table:style-name="ce71">
            <text:p>26,350</text:p>
          </table:table-cell>
          <table:table-cell office:value-type="float" office:value="27510" table:style-name="ce74">
            <text:p>27,51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4 Quarter 2</text:p>
          </table:table-cell>
          <table:table-cell office:value-type="float" office:value="23350" table:style-name="ce71">
            <text:p>23,350</text:p>
          </table:table-cell>
          <table:table-cell office:value-type="float" office:value="2290" table:style-name="ce71">
            <text:p>2,290</text:p>
          </table:table-cell>
          <table:table-cell office:value-type="float" office:value="1200" table:style-name="ce71">
            <text:p>1,200</text:p>
          </table:table-cell>
          <table:table-cell office:value-type="float" office:value="750" table:style-name="ce71">
            <text:p>750</text:p>
          </table:table-cell>
          <table:table-cell office:value-type="float" office:value="27590" table:style-name="ce71">
            <text:p>27,590</text:p>
          </table:table-cell>
          <table:table-cell office:value-type="float" office:value="28150" table:style-name="ce74">
            <text:p>28,15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4 Quarter 3</text:p>
          </table:table-cell>
          <table:table-cell office:value-type="float" office:value="24500" table:style-name="ce71">
            <text:p>24,500</text:p>
          </table:table-cell>
          <table:table-cell office:value-type="float" office:value="2440" table:style-name="ce71">
            <text:p>2,440</text:p>
          </table:table-cell>
          <table:table-cell office:value-type="float" office:value="1270" table:style-name="ce71">
            <text:p>1,270</text:p>
          </table:table-cell>
          <table:table-cell office:value-type="float" office:value="640" table:style-name="ce71">
            <text:p>640</text:p>
          </table:table-cell>
          <table:table-cell office:value-type="float" office:value="28850" table:style-name="ce71">
            <text:p>28,850</text:p>
          </table:table-cell>
          <table:table-cell office:value-type="float" office:value="28720" table:style-name="ce74">
            <text:p>28,72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4 Quarter 4</text:p>
          </table:table-cell>
          <table:table-cell office:value-type="float" office:value="25620" table:style-name="ce71">
            <text:p>25,620</text:p>
          </table:table-cell>
          <table:table-cell office:value-type="float" office:value="2560" table:style-name="ce71">
            <text:p>2,560</text:p>
          </table:table-cell>
          <table:table-cell office:value-type="float" office:value="1330" table:style-name="ce71">
            <text:p>1,330</text:p>
          </table:table-cell>
          <table:table-cell office:value-type="float" office:value="810" table:style-name="ce71">
            <text:p>810</text:p>
          </table:table-cell>
          <table:table-cell office:value-type="float" office:value="30320" table:style-name="ce71">
            <text:p>30,320</text:p>
          </table:table-cell>
          <table:table-cell office:value-type="float" office:value="28670" table:style-name="ce74">
            <text:p>28,67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5 Quarter 1</text:p>
          </table:table-cell>
          <table:table-cell office:value-type="float" office:value="23590" table:style-name="ce71">
            <text:p>23,590</text:p>
          </table:table-cell>
          <table:table-cell office:value-type="float" office:value="2320" table:style-name="ce71">
            <text:p>2,320</text:p>
          </table:table-cell>
          <table:table-cell office:value-type="float" office:value="1230" table:style-name="ce71">
            <text:p>1,230</text:p>
          </table:table-cell>
          <table:table-cell office:value-type="float" office:value="690" table:style-name="ce71">
            <text:p>690</text:p>
          </table:table-cell>
          <table:table-cell office:value-type="float" office:value="27830" table:style-name="ce71">
            <text:p>27,830</text:p>
          </table:table-cell>
          <table:table-cell office:value-type="float" office:value="29030" table:style-name="ce74">
            <text:p>29,03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5 Quarter 2</text:p>
          </table:table-cell>
          <table:table-cell office:value-type="float" office:value="24810" table:style-name="ce71">
            <text:p>24,810</text:p>
          </table:table-cell>
          <table:table-cell office:value-type="float" office:value="1820" table:style-name="ce71">
            <text:p>1,820</text:p>
          </table:table-cell>
          <table:table-cell office:value-type="float" office:value="1390" table:style-name="ce71">
            <text:p>1,390</text:p>
          </table:table-cell>
          <table:table-cell office:value-type="float" office:value="920" table:style-name="ce71">
            <text:p>920</text:p>
          </table:table-cell>
          <table:table-cell office:value-type="float" office:value="28940" table:style-name="ce71">
            <text:p>28,940</text:p>
          </table:table-cell>
          <table:table-cell office:value-type="float" office:value="29440" table:style-name="ce74">
            <text:p>29,44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5 Quarter 3</text:p>
          </table:table-cell>
          <table:table-cell office:value-type="float" office:value="26100" table:style-name="ce71">
            <text:p>26,100</text:p>
          </table:table-cell>
          <table:table-cell office:value-type="float" office:value="1810" table:style-name="ce71">
            <text:p>1,810</text:p>
          </table:table-cell>
          <table:table-cell office:value-type="float" office:value="1330" table:style-name="ce71">
            <text:p>1,330</text:p>
          </table:table-cell>
          <table:table-cell office:value-type="float" office:value="830" table:style-name="ce71">
            <text:p>830</text:p>
          </table:table-cell>
          <table:table-cell office:value-type="float" office:value="30070" table:style-name="ce71">
            <text:p>30,070</text:p>
          </table:table-cell>
          <table:table-cell office:value-type="float" office:value="29930" table:style-name="ce74">
            <text:p>29,93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5 Quarter 4</text:p>
          </table:table-cell>
          <table:table-cell office:value-type="float" office:value="27200" table:style-name="ce71">
            <text:p>27,200</text:p>
          </table:table-cell>
          <table:table-cell office:value-type="float" office:value="2070" table:style-name="ce71">
            <text:p>2,070</text:p>
          </table:table-cell>
          <table:table-cell office:value-type="float" office:value="1390" table:style-name="ce71">
            <text:p>1,390</text:p>
          </table:table-cell>
          <table:table-cell office:value-type="float" office:value="870" table:style-name="ce71">
            <text:p>870</text:p>
          </table:table-cell>
          <table:table-cell office:value-type="float" office:value="31530" table:style-name="ce71">
            <text:p>31,530</text:p>
          </table:table-cell>
          <table:table-cell office:value-type="float" office:value="29890" table:style-name="ce74">
            <text:p>29,89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6 Quarter 1</text:p>
          </table:table-cell>
          <table:table-cell office:value-type="float" office:value="25470" table:style-name="ce71">
            <text:p>25,470</text:p>
          </table:table-cell>
          <table:table-cell office:value-type="float" office:value="1870" table:style-name="ce71">
            <text:p>1,870</text:p>
          </table:table-cell>
          <table:table-cell office:value-type="float" office:value="1260" table:style-name="ce71">
            <text:p>1,260</text:p>
          </table:table-cell>
          <table:table-cell office:value-type="float" office:value="780" table:style-name="ce71">
            <text:p>780</text:p>
          </table:table-cell>
          <table:table-cell office:value-type="float" office:value="29380" table:style-name="ce71">
            <text:p>29,380</text:p>
          </table:table-cell>
          <table:table-cell office:value-type="float" office:value="30140" table:style-name="ce74">
            <text:p>30,14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6 Quarter 2</text:p>
          </table:table-cell>
          <table:table-cell office:value-type="float" office:value="27030" table:style-name="ce71">
            <text:p>27,030</text:p>
          </table:table-cell>
          <table:table-cell office:value-type="float" office:value="1930" table:style-name="ce71">
            <text:p>1,930</text:p>
          </table:table-cell>
          <table:table-cell office:value-type="float" office:value="1450" table:style-name="ce71">
            <text:p>1,450</text:p>
          </table:table-cell>
          <table:table-cell office:value-type="float" office:value="980" table:style-name="ce71">
            <text:p>980</text:p>
          </table:table-cell>
          <table:table-cell office:value-type="float" office:value="31390" table:style-name="ce71">
            <text:p>31,390</text:p>
          </table:table-cell>
          <table:table-cell office:value-type="float" office:value="31850" table:style-name="ce74">
            <text:p>31,85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6 Quarter 3</text:p>
          </table:table-cell>
          <table:table-cell office:value-type="float" office:value="27500" table:style-name="ce71">
            <text:p>27,500</text:p>
          </table:table-cell>
          <table:table-cell office:value-type="float" office:value="1800" table:style-name="ce71">
            <text:p>1,800</text:p>
          </table:table-cell>
          <table:table-cell office:value-type="float" office:value="1600" table:style-name="ce71">
            <text:p>1,600</text:p>
          </table:table-cell>
          <table:table-cell office:value-type="float" office:value="840" table:style-name="ce71">
            <text:p>840</text:p>
          </table:table-cell>
          <table:table-cell office:value-type="float" office:value="31740" table:style-name="ce71">
            <text:p>31,740</text:p>
          </table:table-cell>
          <table:table-cell office:value-type="float" office:value="31330" table:style-name="ce74">
            <text:p>31,33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6 Quarter 4</text:p>
          </table:table-cell>
          <table:table-cell office:value-type="float" office:value="28370" table:style-name="ce71">
            <text:p>28,370</text:p>
          </table:table-cell>
          <table:table-cell office:value-type="float" office:value="2020" table:style-name="ce71">
            <text:p>2,020</text:p>
          </table:table-cell>
          <table:table-cell office:value-type="float" office:value="1440" table:style-name="ce71">
            <text:p>1,440</text:p>
          </table:table-cell>
          <table:table-cell office:value-type="float" office:value="1050" table:style-name="ce71">
            <text:p>1,050</text:p>
          </table:table-cell>
          <table:table-cell office:value-type="float" office:value="32880" table:style-name="ce71">
            <text:p>32,880</text:p>
          </table:table-cell>
          <table:table-cell office:value-type="float" office:value="31470" table:style-name="ce74">
            <text:p>31,47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7 Quarter 1</text:p>
          </table:table-cell>
          <table:table-cell office:value-type="float" office:value="27830" table:style-name="ce71">
            <text:p>27,830</text:p>
          </table:table-cell>
          <table:table-cell office:value-type="float" office:value="2090" table:style-name="ce71">
            <text:p>2,090</text:p>
          </table:table-cell>
          <table:table-cell office:value-type="float" office:value="1390" table:style-name="ce71">
            <text:p>1,390</text:p>
          </table:table-cell>
          <table:table-cell office:value-type="float" office:value="850" table:style-name="ce71">
            <text:p>850</text:p>
          </table:table-cell>
          <table:table-cell office:value-type="float" office:value="32160" table:style-name="ce71">
            <text:p>32,160</text:p>
          </table:table-cell>
          <table:table-cell office:value-type="float" office:value="32860" table:style-name="ce74">
            <text:p>32,86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7 Quarter 2</text:p>
          </table:table-cell>
          <table:table-cell office:value-type="float" office:value="26920" table:style-name="ce71">
            <text:p>26,920</text:p>
          </table:table-cell>
          <table:table-cell office:value-type="float" office:value="2060" table:style-name="ce71">
            <text:p>2,060</text:p>
          </table:table-cell>
          <table:table-cell office:value-type="float" office:value="1500" table:style-name="ce71">
            <text:p>1,500</text:p>
          </table:table-cell>
          <table:table-cell office:value-type="float" office:value="860" table:style-name="ce71">
            <text:p>860</text:p>
          </table:table-cell>
          <table:table-cell office:value-type="float" office:value="31340" table:style-name="ce71">
            <text:p>31,340</text:p>
          </table:table-cell>
          <table:table-cell office:value-type="float" office:value="31830" table:style-name="ce74">
            <text:p>31,83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7 Quarter 3</text:p>
          </table:table-cell>
          <table:table-cell office:value-type="float" office:value="27080" table:style-name="ce71">
            <text:p>27,080</text:p>
          </table:table-cell>
          <table:table-cell office:value-type="float" office:value="1850" table:style-name="ce71">
            <text:p>1,850</text:p>
          </table:table-cell>
          <table:table-cell office:value-type="float" office:value="1500" table:style-name="ce71">
            <text:p>1,500</text:p>
          </table:table-cell>
          <table:table-cell office:value-type="float" office:value="790" table:style-name="ce71">
            <text:p>790</text:p>
          </table:table-cell>
          <table:table-cell office:value-type="float" office:value="31220" table:style-name="ce71">
            <text:p>31,220</text:p>
          </table:table-cell>
          <table:table-cell office:value-type="float" office:value="31710" table:style-name="ce74">
            <text:p>31,71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7 Quarter 4</text:p>
          </table:table-cell>
          <table:table-cell office:value-type="float" office:value="29040" table:style-name="ce71">
            <text:p>29,040</text:p>
          </table:table-cell>
          <table:table-cell office:value-type="float" office:value="2120" table:style-name="ce71">
            <text:p>2,120</text:p>
          </table:table-cell>
          <table:table-cell office:value-type="float" office:value="1480" table:style-name="ce71">
            <text:p>1,480</text:p>
          </table:table-cell>
          <table:table-cell office:value-type="float" office:value="920" table:style-name="ce71">
            <text:p>920</text:p>
          </table:table-cell>
          <table:table-cell office:value-type="float" office:value="33560" table:style-name="ce71">
            <text:p>33,560</text:p>
          </table:table-cell>
          <table:table-cell office:value-type="float" office:value="32160" table:style-name="ce74">
            <text:p>32,16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8 Quarter 1</text:p>
          </table:table-cell>
          <table:table-cell office:value-type="float" office:value="26100" table:style-name="ce71">
            <text:p>26,100</text:p>
          </table:table-cell>
          <table:table-cell office:value-type="float" office:value="1700" table:style-name="ce71">
            <text:p>1,700</text:p>
          </table:table-cell>
          <table:table-cell office:value-type="float" office:value="1440" table:style-name="ce71">
            <text:p>1,440</text:p>
          </table:table-cell>
          <table:table-cell office:value-type="float" office:value="800" table:style-name="ce71">
            <text:p>800</text:p>
          </table:table-cell>
          <table:table-cell office:value-type="float" office:value="30040" table:style-name="ce71">
            <text:p>30,040</text:p>
          </table:table-cell>
          <table:table-cell office:value-type="float" office:value="31030" table:style-name="ce74">
            <text:p>31,03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8 Quarter 2</text:p>
          </table:table-cell>
          <table:table-cell office:value-type="float" office:value="26560" table:style-name="ce71">
            <text:p>26,560</text:p>
          </table:table-cell>
          <table:table-cell office:value-type="float" office:value="2020" table:style-name="ce71">
            <text:p>2,020</text:p>
          </table:table-cell>
          <table:table-cell office:value-type="float" office:value="1440" table:style-name="ce71">
            <text:p>1,440</text:p>
          </table:table-cell>
          <table:table-cell office:value-type="float" office:value="840" table:style-name="ce71">
            <text:p>840</text:p>
          </table:table-cell>
          <table:table-cell office:value-type="float" office:value="30860" table:style-name="ce71">
            <text:p>30,860</text:p>
          </table:table-cell>
          <table:table-cell office:value-type="float" office:value="31320" table:style-name="ce74">
            <text:p>31,32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8 Quarter 3</text:p>
          </table:table-cell>
          <table:table-cell office:value-type="float" office:value="26720" table:style-name="ce71">
            <text:p>26,720</text:p>
          </table:table-cell>
          <table:table-cell office:value-type="float" office:value="2010" table:style-name="ce71">
            <text:p>2,010</text:p>
          </table:table-cell>
          <table:table-cell office:value-type="float" office:value="1500" table:style-name="ce71">
            <text:p>1,500</text:p>
          </table:table-cell>
          <table:table-cell office:value-type="float" office:value="810" table:style-name="ce71">
            <text:p>810</text:p>
          </table:table-cell>
          <table:table-cell office:value-type="float" office:value="31040" table:style-name="ce71">
            <text:p>31,040</text:p>
          </table:table-cell>
          <table:table-cell office:value-type="float" office:value="31510" table:style-name="ce74">
            <text:p>31,51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8 Quarter 4</text:p>
          </table:table-cell>
          <table:table-cell office:value-type="float" office:value="28970" table:style-name="ce71">
            <text:p>28,970</text:p>
          </table:table-cell>
          <table:table-cell office:value-type="float" office:value="2290" table:style-name="ce71">
            <text:p>2,290</text:p>
          </table:table-cell>
          <table:table-cell office:value-type="float" office:value="1700" table:style-name="ce71">
            <text:p>1,700</text:p>
          </table:table-cell>
          <table:table-cell office:value-type="float" office:value="900" table:style-name="ce71">
            <text:p>900</text:p>
          </table:table-cell>
          <table:table-cell office:value-type="float" office:value="33860" table:style-name="ce71">
            <text:p>33,860</text:p>
          </table:table-cell>
          <table:table-cell office:value-type="float" office:value="32040" table:style-name="ce74">
            <text:p>32,04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9 Quarter 1</text:p>
          </table:table-cell>
          <table:table-cell office:value-type="float" office:value="25190" table:style-name="ce71">
            <text:p>25,190</text:p>
          </table:table-cell>
          <table:table-cell office:value-type="float" office:value="2100" table:style-name="ce71">
            <text:p>2,100</text:p>
          </table:table-cell>
          <table:table-cell office:value-type="float" office:value="1570" table:style-name="ce71">
            <text:p>1,570</text:p>
          </table:table-cell>
          <table:table-cell office:value-type="float" office:value="870" table:style-name="ce71">
            <text:p>870</text:p>
          </table:table-cell>
          <table:table-cell office:value-type="float" office:value="29730" table:style-name="ce71">
            <text:p>29,730</text:p>
          </table:table-cell>
          <table:table-cell office:value-type="float" office:value="31040" table:style-name="ce74">
            <text:p>31,04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9 Quarter 2</text:p>
          </table:table-cell>
          <table:table-cell office:value-type="float" office:value="25840" table:style-name="ce71">
            <text:p>25,840</text:p>
          </table:table-cell>
          <table:table-cell office:value-type="float" office:value="1970" table:style-name="ce71">
            <text:p>1,970</text:p>
          </table:table-cell>
          <table:table-cell office:value-type="float" office:value="1540" table:style-name="ce71">
            <text:p>1,540</text:p>
          </table:table-cell>
          <table:table-cell office:value-type="float" office:value="900" table:style-name="ce71">
            <text:p>900</text:p>
          </table:table-cell>
          <table:table-cell office:value-type="float" office:value="30250" table:style-name="ce71">
            <text:p>30,250</text:p>
          </table:table-cell>
          <table:table-cell office:value-type="float" office:value="30690" table:style-name="ce74">
            <text:p>30,69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9 Quarter 3</text:p>
          </table:table-cell>
          <table:table-cell office:value-type="float" office:value="25520" table:style-name="ce71">
            <text:p>25,520</text:p>
          </table:table-cell>
          <table:table-cell office:value-type="float" office:value="1860" table:style-name="ce71">
            <text:p>1,860</text:p>
          </table:table-cell>
          <table:table-cell office:value-type="float" office:value="1580" table:style-name="ce71">
            <text:p>1,580</text:p>
          </table:table-cell>
          <table:table-cell office:value-type="float" office:value="790" table:style-name="ce71">
            <text:p>790</text:p>
          </table:table-cell>
          <table:table-cell office:value-type="float" office:value="29750" table:style-name="ce71">
            <text:p>29,750</text:p>
          </table:table-cell>
          <table:table-cell office:value-type="float" office:value="29790" table:style-name="ce74">
            <text:p>29,79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9 Quarter 4</text:p>
          </table:table-cell>
          <table:table-cell office:value-type="float" office:value="27090" table:style-name="ce71">
            <text:p>27,090</text:p>
          </table:table-cell>
          <table:table-cell office:value-type="float" office:value="2010" table:style-name="ce71">
            <text:p>2,010</text:p>
          </table:table-cell>
          <table:table-cell office:value-type="float" office:value="1540" table:style-name="ce71">
            <text:p>1,540</text:p>
          </table:table-cell>
          <table:table-cell office:value-type="float" office:value="830" table:style-name="ce71">
            <text:p>830</text:p>
          </table:table-cell>
          <table:table-cell office:value-type="float" office:value="31470" table:style-name="ce71">
            <text:p>31,470</text:p>
          </table:table-cell>
          <table:table-cell office:value-type="float" office:value="29750" table:style-name="ce74">
            <text:p>29,75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20 Quarter 1</text:p>
          </table:table-cell>
          <table:table-cell office:value-type="float" office:value="22420" table:style-name="ce71">
            <text:p>22,420</text:p>
          </table:table-cell>
          <table:table-cell office:value-type="float" office:value="1620" table:style-name="ce71">
            <text:p>1,620</text:p>
          </table:table-cell>
          <table:table-cell office:value-type="float" office:value="1560" table:style-name="ce71">
            <text:p>1,560</text:p>
          </table:table-cell>
          <table:table-cell office:value-type="float" office:value="710" table:style-name="ce71">
            <text:p>710</text:p>
          </table:table-cell>
          <table:table-cell office:value-type="float" office:value="26310" table:style-name="ce71">
            <text:p>26,310</text:p>
          </table:table-cell>
          <table:table-cell office:value-type="float" office:value="27470" table:style-name="ce74">
            <text:p>27,47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20 Quarter 2</text:p>
          </table:table-cell>
          <table:table-cell office:value-type="float" office:value="15490" table:style-name="ce71">
            <text:p>15,490</text:p>
          </table:table-cell>
          <table:table-cell office:value-type="float" office:value="1070" table:style-name="ce71">
            <text:p>1,070</text:p>
          </table:table-cell>
          <table:table-cell office:value-type="float" office:value="1010" table:style-name="ce71">
            <text:p>1,010</text:p>
          </table:table-cell>
          <table:table-cell office:value-type="float" office:value="390" table:style-name="ce71">
            <text:p>390</text:p>
          </table:table-cell>
          <table:table-cell office:value-type="float" office:value="17960" table:style-name="ce71">
            <text:p>17,960</text:p>
          </table:table-cell>
          <table:table-cell office:value-type="float" office:value="18140" table:style-name="ce74">
            <text:p>18,14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20 Quarter 3</text:p>
          </table:table-cell>
          <table:table-cell office:value-type="float" office:value="21180" table:style-name="ce71">
            <text:p>21,180</text:p>
          </table:table-cell>
          <table:table-cell office:value-type="float" office:value="1670" table:style-name="ce71">
            <text:p>1,670</text:p>
          </table:table-cell>
          <table:table-cell office:value-type="float" office:value="1220" table:style-name="ce71">
            <text:p>1,220</text:p>
          </table:table-cell>
          <table:table-cell office:value-type="float" office:value="620" table:style-name="ce71">
            <text:p>620</text:p>
          </table:table-cell>
          <table:table-cell office:value-type="float" office:value="24690" table:style-name="ce71">
            <text:p>24,690</text:p>
          </table:table-cell>
          <table:table-cell office:value-type="float" office:value="24660" table:style-name="ce74">
            <text:p>24,66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20 Quarter 4</text:p>
          </table:table-cell>
          <table:table-cell office:value-type="float" office:value="25520" table:style-name="ce71">
            <text:p>25,520</text:p>
          </table:table-cell>
          <table:table-cell office:value-type="float" office:value="2050" table:style-name="ce71">
            <text:p>2,050</text:p>
          </table:table-cell>
          <table:table-cell office:value-type="float" office:value="1570" table:style-name="ce71">
            <text:p>1,570</text:p>
          </table:table-cell>
          <table:table-cell office:value-type="float" office:value="910" table:style-name="ce71">
            <text:p>910</text:p>
          </table:table-cell>
          <table:table-cell office:value-type="float" office:value="30050" table:style-name="ce71">
            <text:p>30,050</text:p>
          </table:table-cell>
          <table:table-cell office:value-type="float" office:value="28460" table:style-name="ce74">
            <text:p>28,460</text:p>
          </table:table-cell>
          <table:table-cell table:number-columns-repeated="11" table:style-name="ce30"/>
          <table:table-cell table:number-columns-repeated="16366" table:style-name="ce1"/>
        </table:table-row>
        <table:table-row table:style-name="ro5">
          <table:table-cell office:value-type="string" table:style-name="ce70">
            <text:p>2021 Quarter 1</text:p>
          </table:table-cell>
          <table:table-cell office:value-type="float" office:value="25230" table:style-name="ce71">
            <text:p>25,230</text:p>
          </table:table-cell>
          <table:table-cell office:value-type="float" office:value="1970" table:style-name="ce71">
            <text:p>1,970</text:p>
          </table:table-cell>
          <table:table-cell office:value-type="float" office:value="1570" table:style-name="ce71">
            <text:p>1,570</text:p>
          </table:table-cell>
          <table:table-cell office:value-type="float" office:value="870" table:style-name="ce71">
            <text:p>870</text:p>
          </table:table-cell>
          <table:table-cell office:value-type="float" office:value="29640" table:style-name="ce71">
            <text:p>29,640</text:p>
          </table:table-cell>
          <table:table-cell office:value-type="float" office:value="30430" table:style-name="ce74">
            <text:p>30,430</text:p>
          </table:table-cell>
          <table:table-cell table:number-columns-repeated="11" table:style-name="ce30"/>
          <table:table-cell table:number-columns-repeated="16366" table:style-name="ce1"/>
        </table:table-row>
        <table:table-row table:style-name="ro5">
          <table:table-cell office:value-type="string" table:style-name="ce76">
            <text:p>2021 Quarter 2</text:p>
          </table:table-cell>
          <table:table-cell office:value-type="float" office:value="27240" table:style-name="ce72">
            <text:p>27,240</text:p>
          </table:table-cell>
          <table:table-cell office:value-type="float" office:value="2040" table:style-name="ce72">
            <text:p>2,040</text:p>
          </table:table-cell>
          <table:table-cell office:value-type="float" office:value="1660" table:style-name="ce72">
            <text:p>1,660</text:p>
          </table:table-cell>
          <table:table-cell office:value-type="float" office:value="940" table:style-name="ce72">
            <text:p>940</text:p>
          </table:table-cell>
          <table:table-cell office:value-type="float" office:value="31880" table:style-name="ce72">
            <text:p>31,880</text:p>
          </table:table-cell>
          <table:table-cell office:value-type="float" office:value="32180" table:style-name="ce80">
            <text:p>32,180</text:p>
          </table:table-cell>
          <table:table-cell table:number-columns-repeated="11" table:style-name="ce3"/>
          <table:table-cell table:number-columns-repeated="16366" table:style-name="ce1"/>
        </table:table-row>
        <table:table-row table:style-name="ro5">
          <table:table-cell office:value-type="string" table:style-name="ce76">
            <text:p>2021 Quarter 3</text:p>
          </table:table-cell>
          <table:table-cell office:value-type="float" office:value="25680" table:style-name="ce72">
            <text:p>25,680</text:p>
          </table:table-cell>
          <table:table-cell office:value-type="float" office:value="1940" table:style-name="ce72">
            <text:p>1,940</text:p>
          </table:table-cell>
          <table:table-cell office:value-type="float" office:value="1650" table:style-name="ce72">
            <text:p>1,650</text:p>
          </table:table-cell>
          <table:table-cell office:value-type="float" office:value="870" table:style-name="ce72">
            <text:p>870</text:p>
          </table:table-cell>
          <table:table-cell office:value-type="float" office:value="30140" table:style-name="ce72">
            <text:p>30,140</text:p>
          </table:table-cell>
          <table:table-cell office:value-type="float" office:value="30300" table:style-name="ce80">
            <text:p>30,300</text:p>
          </table:table-cell>
          <table:table-cell table:number-columns-repeated="11" table:style-name="ce3"/>
          <table:table-cell table:number-columns-repeated="16366" table:style-name="ce1"/>
        </table:table-row>
        <table:table-row table:style-name="ro5">
          <table:table-cell office:value-type="string" table:style-name="ce75">
            <text:p>2021 Quarter 4</text:p>
          </table:table-cell>
          <table:table-cell office:value-type="float" office:value="27740" table:style-name="ce78">
            <text:p>27,740</text:p>
          </table:table-cell>
          <table:table-cell office:value-type="float" office:value="2160" table:style-name="ce78">
            <text:p>2,160</text:p>
          </table:table-cell>
          <table:table-cell office:value-type="float" office:value="1730" table:style-name="ce78">
            <text:p>1,730</text:p>
          </table:table-cell>
          <table:table-cell office:value-type="float" office:value="980" table:style-name="ce78">
            <text:p>980</text:p>
          </table:table-cell>
          <table:table-cell office:value-type="float" office:value="32610" table:style-name="ce78">
            <text:p>32,610</text:p>
          </table:table-cell>
          <table:table-cell office:value-type="float" office:value="30450" table:style-name="ce79">
            <text:p>30,450</text:p>
          </table:table-cell>
          <table:table-cell table:number-columns-repeated="11" table:style-name="ce40"/>
          <table:table-cell table:number-columns-repeated="16366" table:style-name="ce1"/>
        </table:table-row>
        <table:table-row table:style-name="ro5">
          <table:table-cell office:value-type="string" table:style-name="ce51">
            <text:p>2022 Quarter 1</text:p>
          </table:table-cell>
          <table:table-cell office:value-type="float" office:value="25790" table:style-name="ce53">
            <text:p>25,790</text:p>
          </table:table-cell>
          <table:table-cell office:value-type="float" office:value="1940" table:style-name="ce53">
            <text:p>1,940</text:p>
          </table:table-cell>
          <table:table-cell office:value-type="float" office:value="1710" table:style-name="ce53">
            <text:p>1,710</text:p>
          </table:table-cell>
          <table:table-cell office:value-type="float" office:value="810" table:style-name="ce53">
            <text:p>810</text:p>
          </table:table-cell>
          <table:table-cell office:value-type="float" office:value="30250" table:style-name="ce53">
            <text:p>30,250</text:p>
          </table:table-cell>
          <table:table-cell office:value-type="float" office:value="31950" table:style-name="ce57">
            <text:p>31,950</text:p>
          </table:table-cell>
          <table:table-cell table:number-columns-repeated="19" table:style-name="ce40"/>
          <table:table-cell table:number-columns-repeated="16358"/>
        </table:table-row>
        <table:table-row table:style-name="ro5">
          <table:table-cell office:value-type="string" table:style-name="ce50">
            <text:p>2022 Quarter 2</text:p>
          </table:table-cell>
          <table:table-cell office:value-type="float" office:value="26970" table:style-name="ce54">
            <text:p>26,970</text:p>
          </table:table-cell>
          <table:table-cell office:value-type="float" office:value="2060" table:style-name="ce54">
            <text:p>2,060</text:p>
          </table:table-cell>
          <table:table-cell office:value-type="float" office:value="1600" table:style-name="ce54">
            <text:p>1,600</text:p>
          </table:table-cell>
          <table:table-cell office:value-type="float" office:value="900" table:style-name="ce54">
            <text:p>900</text:p>
          </table:table-cell>
          <table:table-cell office:value-type="float" office:value="31530" table:style-name="ce54">
            <text:p>31,530</text:p>
          </table:table-cell>
          <table:table-cell office:value-type="float" office:value="31910" table:style-name="ce58">
            <text:p>31,910</text:p>
          </table:table-cell>
          <table:table-cell table:number-columns-repeated="19" table:style-name="ce40"/>
          <table:table-cell table:number-columns-repeated="16358"/>
        </table:table-row>
        <table:table-row table:style-name="ro5">
          <table:table-cell office:value-type="string" table:style-name="ce50">
            <text:p>2022 Quarter 3</text:p>
          </table:table-cell>
          <table:table-cell office:value-type="float" office:value="26790" table:style-name="ce54">
            <text:p>26,790</text:p>
          </table:table-cell>
          <table:table-cell office:value-type="float" office:value="1990" table:style-name="ce54">
            <text:p>1,990</text:p>
          </table:table-cell>
          <table:table-cell office:value-type="float" office:value="1510" table:style-name="ce54">
            <text:p>1,510</text:p>
          </table:table-cell>
          <table:table-cell office:value-type="float" office:value="770" table:style-name="ce54">
            <text:p>770</text:p>
          </table:table-cell>
          <table:table-cell office:value-type="float" office:value="31060" table:style-name="ce54">
            <text:p>31,060</text:p>
          </table:table-cell>
          <table:table-cell office:value-type="float" office:value="30750" table:style-name="ce58">
            <text:p>30,750</text:p>
          </table:table-cell>
          <table:table-cell table:number-columns-repeated="19" table:style-name="ce40"/>
          <table:table-cell table:number-columns-repeated="16358"/>
        </table:table-row>
        <table:table-row table:style-name="ro5">
          <table:table-cell office:value-type="string" table:style-name="ce50">
            <text:p>2022 Quarter 4</text:p>
          </table:table-cell>
          <table:table-cell office:value-type="float" office:value="26390" table:style-name="ce54">
            <text:p>26,390</text:p>
          </table:table-cell>
          <table:table-cell office:value-type="float" office:value="1980" table:style-name="ce54">
            <text:p>1,980</text:p>
          </table:table-cell>
          <table:table-cell office:value-type="float" office:value="1610" table:style-name="ce54">
            <text:p>1,610</text:p>
          </table:table-cell>
          <table:table-cell office:value-type="float" office:value="950" table:style-name="ce54">
            <text:p>950</text:p>
          </table:table-cell>
          <table:table-cell office:value-type="float" office:value="30930" table:style-name="ce54">
            <text:p>30,930</text:p>
          </table:table-cell>
          <table:table-cell office:value-type="float" office:value="29620" table:style-name="ce58">
            <text:p>29,620</text:p>
          </table:table-cell>
          <table:table-cell table:number-columns-repeated="19" table:style-name="ce40"/>
          <table:table-cell table:number-columns-repeated="16358"/>
        </table:table-row>
        <table:table-row table:style-name="ro5">
          <table:table-cell office:value-type="string" table:style-name="ce50">
            <text:p>2023 Quarter 1</text:p>
          </table:table-cell>
          <table:table-cell office:value-type="float" office:value="25420" table:style-name="ce54">
            <text:p>25,420</text:p>
          </table:table-cell>
          <table:table-cell office:value-type="float" office:value="2010" table:style-name="ce54">
            <text:p>2,010</text:p>
          </table:table-cell>
          <table:table-cell office:value-type="float" office:value="1570" table:style-name="ce54">
            <text:p>1,570</text:p>
          </table:table-cell>
          <table:table-cell office:value-type="float" office:value="950" table:style-name="ce54">
            <text:p>950</text:p>
          </table:table-cell>
          <table:table-cell office:value-type="float" office:value="29950" table:style-name="ce54">
            <text:p>29,950</text:p>
          </table:table-cell>
          <table:table-cell office:value-type="float" office:value="30480" table:style-name="ce58">
            <text:p>30,480</text:p>
          </table:table-cell>
          <table:table-cell table:number-columns-repeated="19" table:style-name="ce40"/>
          <table:table-cell table:number-columns-repeated="16358"/>
        </table:table-row>
        <table:table-row table:style-name="ro5">
          <table:table-cell office:value-type="string" table:style-name="ce50">
            <text:p>2023 Quarter 2</text:p>
          </table:table-cell>
          <table:table-cell office:value-type="float" office:value="24620" table:style-name="ce54">
            <text:p>24,620</text:p>
          </table:table-cell>
          <table:table-cell office:value-type="float" office:value="1940" table:style-name="ce54">
            <text:p>1,940</text:p>
          </table:table-cell>
          <table:table-cell office:value-type="float" office:value="1560" table:style-name="ce54">
            <text:p>1,560</text:p>
          </table:table-cell>
          <table:table-cell office:value-type="float" office:value="890" table:style-name="ce54">
            <text:p>890</text:p>
          </table:table-cell>
          <table:table-cell office:value-type="float" office:value="29010" table:style-name="ce54">
            <text:p>29,010</text:p>
          </table:table-cell>
          <table:table-cell office:value-type="float" office:value="29270" table:style-name="ce58">
            <text:p>29,270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50">
            <text:p>2023 Quarter 3</text:p>
          </table:table-cell>
          <table:table-cell office:value-type="float" office:value="25190" table:style-name="ce54">
            <text:p>25,190</text:p>
          </table:table-cell>
          <table:table-cell office:value-type="float" office:value="1810" table:style-name="ce54">
            <text:p>1,810</text:p>
          </table:table-cell>
          <table:table-cell office:value-type="float" office:value="1540" table:style-name="ce54">
            <text:p>1,540</text:p>
          </table:table-cell>
          <table:table-cell office:value-type="float" office:value="730" table:style-name="ce54">
            <text:p>730</text:p>
          </table:table-cell>
          <table:table-cell office:value-type="float" office:value="29270" table:style-name="ce54">
            <text:p>29,270</text:p>
          </table:table-cell>
          <table:table-cell office:value-type="float" office:value="29730" table:style-name="ce58">
            <text:p>29,730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50">
            <text:p>2023 Quarter 4</text:p>
          </table:table-cell>
          <table:table-cell office:value-type="float" office:value="26770" table:style-name="ce54">
            <text:p>26,770</text:p>
          </table:table-cell>
          <table:table-cell office:value-type="float" office:value="2000" table:style-name="ce54">
            <text:p>2,000</text:p>
          </table:table-cell>
          <table:table-cell office:value-type="float" office:value="1600" table:style-name="ce54">
            <text:p>1,600</text:p>
          </table:table-cell>
          <table:table-cell office:value-type="float" office:value="870" table:style-name="ce54">
            <text:p>870</text:p>
          </table:table-cell>
          <table:table-cell office:value-type="float" office:value="31240" table:style-name="ce54">
            <text:p>31,240</text:p>
          </table:table-cell>
          <table:table-cell office:value-type="float" office:value="29930" table:style-name="ce58">
            <text:p>29,930</text:p>
          </table:table-cell>
          <table:table-cell table:number-columns-repeated="16377"/>
        </table:table-row>
        <table:table-row table:style-name="ro5">
          <table:table-cell office:value-type="string" table:style-name="ce70">
            <text:p>2024 Quarter 1</text:p>
          </table:table-cell>
          <table:table-cell office:value-type="float" office:value="24810" table:style-name="ce71">
            <text:p>24,810</text:p>
          </table:table-cell>
          <table:table-cell office:value-type="float" office:value="1790" table:style-name="ce53">
            <text:p>1,790</text:p>
          </table:table-cell>
          <table:table-cell office:value-type="float" office:value="1440" table:style-name="ce53">
            <text:p>1,440</text:p>
          </table:table-cell>
          <table:table-cell office:value-type="float" office:value="830" table:style-name="ce53">
            <text:p>830</text:p>
          </table:table-cell>
          <table:table-cell office:value-type="float" office:value="28870" table:style-name="ce53">
            <text:p>28,870</text:p>
          </table:table-cell>
          <table:table-cell office:value-type="float" office:value="29930" table:style-name="ce57">
            <text:p>29,9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4 Quarter 2</text:p>
          </table:table-cell>
          <table:table-cell office:value-type="float" office:value="26120" table:style-name="ce53">
            <text:p>26,120</text:p>
          </table:table-cell>
          <table:table-cell office:value-type="float" office:value="2000" table:style-name="ce53">
            <text:p>2,000</text:p>
          </table:table-cell>
          <table:table-cell office:value-type="float" office:value="1510" table:style-name="ce53">
            <text:p>1,510</text:p>
          </table:table-cell>
          <table:table-cell office:value-type="float" office:value="850" table:style-name="ce53">
            <text:p>850</text:p>
          </table:table-cell>
          <table:table-cell office:value-type="float" office:value="30480" table:style-name="ce53">
            <text:p>30,480</text:p>
          </table:table-cell>
          <table:table-cell office:value-type="float" office:value="30720" table:style-name="ce57">
            <text:p>30,7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4 Quarter 3</text:p>
          </table:table-cell>
          <table:table-cell office:value-type="float" office:value="26090" table:style-name="ce53">
            <text:p>26,090</text:p>
          </table:table-cell>
          <table:table-cell office:value-type="float" office:value="2070" table:style-name="ce53">
            <text:p>2,070</text:p>
          </table:table-cell>
          <table:table-cell office:value-type="float" office:value="1570" table:style-name="ce53">
            <text:p>1,570</text:p>
          </table:table-cell>
          <table:table-cell office:value-type="float" office:value="800" table:style-name="ce53">
            <text:p>800</text:p>
          </table:table-cell>
          <table:table-cell office:value-type="float" office:value="30530" table:style-name="ce53">
            <text:p>30,530</text:p>
          </table:table-cell>
          <table:table-cell office:value-type="float" office:value="30600" table:style-name="ce57">
            <text:p>30,6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4 Quarter 4</text:p>
          </table:table-cell>
          <table:table-cell office:value-type="float" office:value="30760" table:style-name="ce53">
            <text:p>30,760</text:p>
          </table:table-cell>
          <table:table-cell office:value-type="float" office:value="2460" table:style-name="ce53">
            <text:p>2,460</text:p>
          </table:table-cell>
          <table:table-cell office:value-type="float" office:value="1790" table:style-name="ce53">
            <text:p>1,790</text:p>
          </table:table-cell>
          <table:table-cell office:value-type="float" office:value="990" table:style-name="ce53">
            <text:p>990</text:p>
          </table:table-cell>
          <table:table-cell office:value-type="float" office:value="36000" table:style-name="ce53">
            <text:p>36,000</text:p>
          </table:table-cell>
          <table:table-cell office:value-type="float" office:value="33950" table:style-name="ce57">
            <text:p>33,9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5 Quarter 1</text:p>
          </table:table-cell>
          <table:table-cell office:value-type="float" office:value="25500" table:style-name="ce53">
            <text:p>25,500</text:p>
          </table:table-cell>
          <table:table-cell office:value-type="float" office:value="2060" table:style-name="ce53">
            <text:p>2,060</text:p>
          </table:table-cell>
          <table:table-cell office:value-type="float" office:value="1480" table:style-name="ce53">
            <text:p>1,480</text:p>
          </table:table-cell>
          <table:table-cell office:value-type="float" office:value="890" table:style-name="ce53">
            <text:p>890</text:p>
          </table:table-cell>
          <table:table-cell office:value-type="float" office:value="29930" table:style-name="ce53">
            <text:p>29,930</text:p>
          </table:table-cell>
          <table:table-cell office:value-type="float" office:value="31380" table:style-name="ce57">
            <text:p>31,3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5 Quarter 2</text:p>
          </table:table-cell>
          <table:table-cell office:value-type="float" office:value="25690" table:style-name="ce53">
            <text:p>25,690</text:p>
          </table:table-cell>
          <table:table-cell office:value-type="float" office:value="2050" table:style-name="ce53">
            <text:p>2,050</text:p>
          </table:table-cell>
          <table:table-cell office:value-type="float" office:value="1480" table:style-name="ce53">
            <text:p>1,480</text:p>
          </table:table-cell>
          <table:table-cell office:value-type="float" office:value="860" table:style-name="ce53">
            <text:p>860</text:p>
          </table:table-cell>
          <table:table-cell office:value-type="float" office:value="30080" table:style-name="ce53">
            <text:p>30,080</text:p>
          </table:table-cell>
          <table:table-cell office:value-type="float" office:value="30370" table:style-name="ce57">
            <text:p>30,3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5 Quarter 3</text:p>
          </table:table-cell>
          <table:table-cell office:value-type="float" office:value="26400" table:style-name="ce53">
            <text:p>26,400</text:p>
          </table:table-cell>
          <table:table-cell office:value-type="float" office:value="2080" table:style-name="ce53">
            <text:p>2,080</text:p>
          </table:table-cell>
          <table:table-cell office:value-type="float" office:value="1490" table:style-name="ce53">
            <text:p>1,490</text:p>
          </table:table-cell>
          <table:table-cell office:value-type="float" office:value="780" table:style-name="ce53">
            <text:p>780</text:p>
          </table:table-cell>
          <table:table-cell office:value-type="float" office:value="30750" table:style-name="ce53">
            <text:p>30,750</text:p>
          </table:table-cell>
          <table:table-cell office:value-type="float" office:value="30710" table:style-name="ce57">
            <text:p>30,710</text:p>
          </table:table-cell>
          <table:table-cell table:number-columns-repeated="16377"/>
        </table:table-row>
        <table:table-row table:style-name="ro5">
          <table:table-cell office:value-type="string" table:style-name="ce64">
            <text:p>2025 Quarter 4 [provisional]</text:p>
          </table:table-cell>
          <table:table-cell office:value-type="float" office:value="30010" table:style-name="ce63">
            <text:p>30,010</text:p>
          </table:table-cell>
          <table:table-cell office:value-type="float" office:value="2260" table:style-name="ce63">
            <text:p>2,260</text:p>
          </table:table-cell>
          <table:table-cell office:value-type="float" office:value="1690" table:style-name="ce63">
            <text:p>1,690</text:p>
          </table:table-cell>
          <table:table-cell office:value-type="float" office:value="980" table:style-name="ce63">
            <text:p>980</text:p>
          </table:table-cell>
          <table:table-cell office:value-type="float" office:value="34940" table:style-name="ce63">
            <text:p>34,940</text:p>
          </table:table-cell>
          <table:table-cell office:value-type="float" office:value="33020" table:style-name="ce65">
            <text:p>33,020</text:p>
          </table:table-cell>
          <table:table-cell table:number-columns-repeated="16377"/>
        </table:table-row>
        <table:table-row table:style-name="ro5">
          <table:table-cell office:value-type="string" table:style-name="ce66">
            <text:p>End of worksheet</text:p>
          </table:table-cell>
          <table:table-cell table:number-columns-repeated="16383" table:style-name="ce1"/>
        </table:table-row>
        <table:table-row table:number-rows-repeated="1048486" table:style-name="ro4">
          <table:table-cell table:number-columns-repeated="16384"/>
        </table:table-row>
        <table:named-expressions>
          <table:named-range table:name="Print_Area" table:cell-range-address="Non-residential_quarterly.$A$1:Non-residential_quarterly.$G$5" table:base-cell-address="Non-residential_quarterly.$A$1"/>
        </table:named-expressions>
      </table:table>
      <table:table table:name="Non-residential_monthly" table:style-name="ta3">
        <table:table-column table:style-name="co9" table:default-cell-style-name="ce1"/>
        <table:table-column table:style-name="co6" table:number-columns-repeated="6" table:default-cell-style-name="ce1"/>
        <table:table-column table:style-name="co3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10">
            <text:p>Table 6. Non-residential property transactions completed in the UK by month.</text:p>
          </table:table-cell>
          <table:table-cell table:number-columns-repeated="5" table:style-name="ce45"/>
          <table:table-cell table:style-name="ce46"/>
          <table:table-cell table:number-columns-repeated="16377"/>
        </table:table-row>
        <table:table-row table:style-name="ro3">
          <table:table-cell office:value-type="string" table:style-name="ce21">
            <text:p>Table 6 includes non-residential transactions statistics by month and year. Columns B to E include statistics for transactions completed in England, Scotland, Wales and Northern Ireland.</text:p>
          </table:table-cell>
          <table:table-cell table:number-columns-repeated="5" table:style-name="ce40"/>
          <table:table-cell table:style-name="ce47"/>
          <table:table-cell table:number-columns-repeated="16377"/>
        </table:table-row>
        <table:table-row table:style-name="ro3">
          <table:table-cell office:value-type="string" table:style-name="ce21">
            <text:p>UK totals are provided in column F and seasonally adjusted UK totals within column G. All transactions statistics are rounded and reported by thousand transactions.</text:p>
          </table:table-cell>
          <table:table-cell table:number-columns-repeated="5" table:style-name="ce40"/>
          <table:table-cell table:style-name="ce47"/>
          <table:table-cell table:number-columns-repeated="16377"/>
        </table:table-row>
        <table:table-row table:style-name="ro3">
          <table:table-cell office:value-type="string" table:style-name="ce21">
            <text:p>Transactions statistics are reported based upon when transactions were completed and only include those with a value of above £40,000.</text:p>
          </table:table-cell>
          <table:table-cell table:number-columns-repeated="5" table:style-name="ce40"/>
          <table:table-cell table:style-name="ce47"/>
          <table:table-cell table:number-columns-repeated="16377"/>
        </table:table-row>
        <table:table-row table:style-name="ro3">
          <table:table-cell office:value-type="string" table:style-name="ce21">
            <text:p>From July 2021, transactions during the latest month in Wales have been estimated using a monthly data feed supplied by the Welsh Revenue Authority.<text:s/></text:p>
          </table:table-cell>
          <table:table-cell table:number-columns-repeated="5" table:style-name="ce40"/>
          <table:table-cell table:style-name="ce47"/>
          <table:table-cell table:number-columns-repeated="16377"/>
        </table:table-row>
        <table:table-row table:style-name="ro6">
          <table:table-cell office:value-type="string" table:style-name="ce52">
            <text:p>Month and year</text:p>
          </table:table-cell>
          <table:table-cell office:value-type="string" table:style-name="ce48">
            <text:p>England</text:p>
          </table:table-cell>
          <table:table-cell office:value-type="string" table:style-name="ce48">
            <text:p>Scotland</text:p>
          </table:table-cell>
          <table:table-cell office:value-type="string" table:style-name="ce48">
            <text:p>Wales</text:p>
          </table:table-cell>
          <table:table-cell office:value-type="string" table:style-name="ce48">
            <text:p>Northern Ireland</text:p>
          </table:table-cell>
          <table:table-cell office:value-type="string" table:style-name="ce48">
            <text:p>UK</text:p>
          </table:table-cell>
          <table:table-cell office:value-type="string" table:style-name="ce49">
            <text:p>UK (seasonally adjusted)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05</text:p>
          </table:table-cell>
          <table:table-cell office:value-type="float" office:value="9200" table:style-name="ce53">
            <text:p>9,200</text:p>
          </table:table-cell>
          <table:table-cell office:value-type="float" office:value="800" table:style-name="ce53">
            <text:p>800</text:p>
          </table:table-cell>
          <table:table-cell office:value-type="float" office:value="510" table:style-name="ce53">
            <text:p>510</text:p>
          </table:table-cell>
          <table:table-cell office:value-type="float" office:value="410" table:style-name="ce53">
            <text:p>410</text:p>
          </table:table-cell>
          <table:table-cell office:value-type="float" office:value="10920" table:style-name="ce53">
            <text:p>10,920</text:p>
          </table:table-cell>
          <table:table-cell office:value-type="float" office:value="10410" table:style-name="ce57">
            <text:p>10,4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05</text:p>
          </table:table-cell>
          <table:table-cell office:value-type="float" office:value="8620" table:style-name="ce53">
            <text:p>8,620</text:p>
          </table:table-cell>
          <table:table-cell office:value-type="float" office:value="810" table:style-name="ce53">
            <text:p>810</text:p>
          </table:table-cell>
          <table:table-cell office:value-type="float" office:value="490" table:style-name="ce53">
            <text:p>490</text:p>
          </table:table-cell>
          <table:table-cell office:value-type="float" office:value="470" table:style-name="ce53">
            <text:p>470</text:p>
          </table:table-cell>
          <table:table-cell office:value-type="float" office:value="10390" table:style-name="ce53">
            <text:p>10,390</text:p>
          </table:table-cell>
          <table:table-cell office:value-type="float" office:value="11160" table:style-name="ce57">
            <text:p>11,1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05</text:p>
          </table:table-cell>
          <table:table-cell office:value-type="float" office:value="9960" table:style-name="ce53">
            <text:p>9,960</text:p>
          </table:table-cell>
          <table:table-cell office:value-type="float" office:value="790" table:style-name="ce53">
            <text:p>790</text:p>
          </table:table-cell>
          <table:table-cell office:value-type="float" office:value="520" table:style-name="ce53">
            <text:p>520</text:p>
          </table:table-cell>
          <table:table-cell office:value-type="float" office:value="470" table:style-name="ce53">
            <text:p>470</text:p>
          </table:table-cell>
          <table:table-cell office:value-type="float" office:value="11740" table:style-name="ce53">
            <text:p>11,740</text:p>
          </table:table-cell>
          <table:table-cell office:value-type="float" office:value="11300" table:style-name="ce57">
            <text:p>11,3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05</text:p>
          </table:table-cell>
          <table:table-cell office:value-type="float" office:value="10120" table:style-name="ce53">
            <text:p>10,120</text:p>
          </table:table-cell>
          <table:table-cell office:value-type="float" office:value="880" table:style-name="ce53">
            <text:p>880</text:p>
          </table:table-cell>
          <table:table-cell office:value-type="float" office:value="550" table:style-name="ce53">
            <text:p>550</text:p>
          </table:table-cell>
          <table:table-cell office:value-type="float" office:value="450" table:style-name="ce53">
            <text:p>450</text:p>
          </table:table-cell>
          <table:table-cell office:value-type="float" office:value="12000" table:style-name="ce53">
            <text:p>12,000</text:p>
          </table:table-cell>
          <table:table-cell office:value-type="float" office:value="12220" table:style-name="ce57">
            <text:p>12,2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05</text:p>
          </table:table-cell>
          <table:table-cell office:value-type="float" office:value="9100" table:style-name="ce53">
            <text:p>9,100</text:p>
          </table:table-cell>
          <table:table-cell office:value-type="float" office:value="770" table:style-name="ce53">
            <text:p>770</text:p>
          </table:table-cell>
          <table:table-cell office:value-type="float" office:value="540" table:style-name="ce53">
            <text:p>540</text:p>
          </table:table-cell>
          <table:table-cell office:value-type="float" office:value="360" table:style-name="ce53">
            <text:p>360</text:p>
          </table:table-cell>
          <table:table-cell office:value-type="float" office:value="10770" table:style-name="ce53">
            <text:p>10,770</text:p>
          </table:table-cell>
          <table:table-cell office:value-type="float" office:value="11090" table:style-name="ce57">
            <text:p>11,0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05</text:p>
          </table:table-cell>
          <table:table-cell office:value-type="float" office:value="9410" table:style-name="ce53">
            <text:p>9,410</text:p>
          </table:table-cell>
          <table:table-cell office:value-type="float" office:value="800" table:style-name="ce53">
            <text:p>800</text:p>
          </table:table-cell>
          <table:table-cell office:value-type="float" office:value="500" table:style-name="ce53">
            <text:p>500</text:p>
          </table:table-cell>
          <table:table-cell office:value-type="float" office:value="420" table:style-name="ce53">
            <text:p>420</text:p>
          </table:table-cell>
          <table:table-cell office:value-type="float" office:value="11130" table:style-name="ce53">
            <text:p>11,130</text:p>
          </table:table-cell>
          <table:table-cell office:value-type="float" office:value="10860" table:style-name="ce57">
            <text:p>10,8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05</text:p>
          </table:table-cell>
          <table:table-cell office:value-type="float" office:value="8710" table:style-name="ce53">
            <text:p>8,710</text:p>
          </table:table-cell>
          <table:table-cell office:value-type="float" office:value="770" table:style-name="ce53">
            <text:p>770</text:p>
          </table:table-cell>
          <table:table-cell office:value-type="float" office:value="490" table:style-name="ce53">
            <text:p>490</text:p>
          </table:table-cell>
          <table:table-cell office:value-type="float" office:value="410" table:style-name="ce53">
            <text:p>410</text:p>
          </table:table-cell>
          <table:table-cell office:value-type="float" office:value="10380" table:style-name="ce53">
            <text:p>10,380</text:p>
          </table:table-cell>
          <table:table-cell office:value-type="float" office:value="10970" table:style-name="ce57">
            <text:p>10,9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05</text:p>
          </table:table-cell>
          <table:table-cell office:value-type="float" office:value="9400" table:style-name="ce53">
            <text:p>9,400</text:p>
          </table:table-cell>
          <table:table-cell office:value-type="float" office:value="900" table:style-name="ce53">
            <text:p>900</text:p>
          </table:table-cell>
          <table:table-cell office:value-type="float" office:value="520" table:style-name="ce53">
            <text:p>520</text:p>
          </table:table-cell>
          <table:table-cell office:value-type="float" office:value="440" table:style-name="ce53">
            <text:p>440</text:p>
          </table:table-cell>
          <table:table-cell office:value-type="float" office:value="11260" table:style-name="ce53">
            <text:p>11,260</text:p>
          </table:table-cell>
          <table:table-cell office:value-type="float" office:value="10700" table:style-name="ce57">
            <text:p>10,7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05</text:p>
          </table:table-cell>
          <table:table-cell office:value-type="float" office:value="9720" table:style-name="ce53">
            <text:p>9,720</text:p>
          </table:table-cell>
          <table:table-cell office:value-type="float" office:value="920" table:style-name="ce53">
            <text:p>920</text:p>
          </table:table-cell>
          <table:table-cell office:value-type="float" office:value="550" table:style-name="ce53">
            <text:p>550</text:p>
          </table:table-cell>
          <table:table-cell office:value-type="float" office:value="430" table:style-name="ce53">
            <text:p>430</text:p>
          </table:table-cell>
          <table:table-cell office:value-type="float" office:value="11620" table:style-name="ce53">
            <text:p>11,620</text:p>
          </table:table-cell>
          <table:table-cell office:value-type="float" office:value="11140" table:style-name="ce57">
            <text:p>11,1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06</text:p>
          </table:table-cell>
          <table:table-cell office:value-type="float" office:value="8610" table:style-name="ce53">
            <text:p>8,610</text:p>
          </table:table-cell>
          <table:table-cell office:value-type="float" office:value="780" table:style-name="ce53">
            <text:p>780</text:p>
          </table:table-cell>
          <table:table-cell office:value-type="float" office:value="450" table:style-name="ce53">
            <text:p>450</text:p>
          </table:table-cell>
          <table:table-cell office:value-type="float" office:value="350" table:style-name="ce53">
            <text:p>350</text:p>
          </table:table-cell>
          <table:table-cell office:value-type="float" office:value="10190" table:style-name="ce53">
            <text:p>10,190</text:p>
          </table:table-cell>
          <table:table-cell office:value-type="float" office:value="11280" table:style-name="ce57">
            <text:p>11,2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06</text:p>
          </table:table-cell>
          <table:table-cell office:value-type="float" office:value="7870" table:style-name="ce53">
            <text:p>7,870</text:p>
          </table:table-cell>
          <table:table-cell office:value-type="float" office:value="750" table:style-name="ce53">
            <text:p>750</text:p>
          </table:table-cell>
          <table:table-cell office:value-type="float" office:value="440" table:style-name="ce53">
            <text:p>440</text:p>
          </table:table-cell>
          <table:table-cell office:value-type="float" office:value="350" table:style-name="ce53">
            <text:p>350</text:p>
          </table:table-cell>
          <table:table-cell office:value-type="float" office:value="9410" table:style-name="ce53">
            <text:p>9,410</text:p>
          </table:table-cell>
          <table:table-cell office:value-type="float" office:value="11120" table:style-name="ce57">
            <text:p>11,1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06</text:p>
          </table:table-cell>
          <table:table-cell office:value-type="float" office:value="11980" table:style-name="ce53">
            <text:p>11,980</text:p>
          </table:table-cell>
          <table:table-cell office:value-type="float" office:value="1220" table:style-name="ce53">
            <text:p>1,220</text:p>
          </table:table-cell>
          <table:table-cell office:value-type="float" office:value="630" table:style-name="ce53">
            <text:p>630</text:p>
          </table:table-cell>
          <table:table-cell office:value-type="float" office:value="500" table:style-name="ce53">
            <text:p>500</text:p>
          </table:table-cell>
          <table:table-cell office:value-type="float" office:value="14330" table:style-name="ce53">
            <text:p>14,330</text:p>
          </table:table-cell>
          <table:table-cell office:value-type="float" office:value="11150" table:style-name="ce57">
            <text:p>11,1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06</text:p>
          </table:table-cell>
          <table:table-cell office:value-type="float" office:value="9270" table:style-name="ce53">
            <text:p>9,270</text:p>
          </table:table-cell>
          <table:table-cell office:value-type="float" office:value="860" table:style-name="ce53">
            <text:p>860</text:p>
          </table:table-cell>
          <table:table-cell office:value-type="float" office:value="530" table:style-name="ce53">
            <text:p>530</text:p>
          </table:table-cell>
          <table:table-cell office:value-type="float" office:value="460" table:style-name="ce53">
            <text:p>460</text:p>
          </table:table-cell>
          <table:table-cell office:value-type="float" office:value="11120" table:style-name="ce53">
            <text:p>11,120</text:p>
          </table:table-cell>
          <table:table-cell office:value-type="float" office:value="11630" table:style-name="ce57">
            <text:p>11,6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06</text:p>
          </table:table-cell>
          <table:table-cell office:value-type="float" office:value="8660" table:style-name="ce53">
            <text:p>8,660</text:p>
          </table:table-cell>
          <table:table-cell office:value-type="float" office:value="820" table:style-name="ce53">
            <text:p>820</text:p>
          </table:table-cell>
          <table:table-cell office:value-type="float" office:value="510" table:style-name="ce53">
            <text:p>510</text:p>
          </table:table-cell>
          <table:table-cell office:value-type="float" office:value="460" table:style-name="ce53">
            <text:p>460</text:p>
          </table:table-cell>
          <table:table-cell office:value-type="float" office:value="10450" table:style-name="ce53">
            <text:p>10,450</text:p>
          </table:table-cell>
          <table:table-cell office:value-type="float" office:value="10940" table:style-name="ce57">
            <text:p>10,9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06</text:p>
          </table:table-cell>
          <table:table-cell office:value-type="float" office:value="10190" table:style-name="ce53">
            <text:p>10,190</text:p>
          </table:table-cell>
          <table:table-cell office:value-type="float" office:value="900" table:style-name="ce53">
            <text:p>900</text:p>
          </table:table-cell>
          <table:table-cell office:value-type="float" office:value="590" table:style-name="ce53">
            <text:p>590</text:p>
          </table:table-cell>
          <table:table-cell office:value-type="float" office:value="470" table:style-name="ce53">
            <text:p>470</text:p>
          </table:table-cell>
          <table:table-cell office:value-type="float" office:value="12150" table:style-name="ce53">
            <text:p>12,150</text:p>
          </table:table-cell>
          <table:table-cell office:value-type="float" office:value="11210" table:style-name="ce57">
            <text:p>11,2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06</text:p>
          </table:table-cell>
          <table:table-cell office:value-type="float" office:value="8720" table:style-name="ce53">
            <text:p>8,720</text:p>
          </table:table-cell>
          <table:table-cell office:value-type="float" office:value="760" table:style-name="ce53">
            <text:p>760</text:p>
          </table:table-cell>
          <table:table-cell office:value-type="float" office:value="510" table:style-name="ce53">
            <text:p>510</text:p>
          </table:table-cell>
          <table:table-cell office:value-type="float" office:value="370" table:style-name="ce53">
            <text:p>370</text:p>
          </table:table-cell>
          <table:table-cell office:value-type="float" office:value="10360" table:style-name="ce53">
            <text:p>10,360</text:p>
          </table:table-cell>
          <table:table-cell office:value-type="float" office:value="11140" table:style-name="ce57">
            <text:p>11,1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06</text:p>
          </table:table-cell>
          <table:table-cell office:value-type="float" office:value="9030" table:style-name="ce53">
            <text:p>9,030</text:p>
          </table:table-cell>
          <table:table-cell office:value-type="float" office:value="930" table:style-name="ce53">
            <text:p>930</text:p>
          </table:table-cell>
          <table:table-cell office:value-type="float" office:value="480" table:style-name="ce53">
            <text:p>480</text:p>
          </table:table-cell>
          <table:table-cell office:value-type="float" office:value="370" table:style-name="ce53">
            <text:p>370</text:p>
          </table:table-cell>
          <table:table-cell office:value-type="float" office:value="10810" table:style-name="ce53">
            <text:p>10,810</text:p>
          </table:table-cell>
          <table:table-cell office:value-type="float" office:value="11050" table:style-name="ce57">
            <text:p>11,0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06</text:p>
          </table:table-cell>
          <table:table-cell office:value-type="float" office:value="9500" table:style-name="ce53">
            <text:p>9,500</text:p>
          </table:table-cell>
          <table:table-cell office:value-type="float" office:value="840" table:style-name="ce53">
            <text:p>840</text:p>
          </table:table-cell>
          <table:table-cell office:value-type="float" office:value="480" table:style-name="ce53">
            <text:p>480</text:p>
          </table:table-cell>
          <table:table-cell office:value-type="float" office:value="410" table:style-name="ce53">
            <text:p>410</text:p>
          </table:table-cell>
          <table:table-cell office:value-type="float" office:value="11230" table:style-name="ce53">
            <text:p>11,230</text:p>
          </table:table-cell>
          <table:table-cell office:value-type="float" office:value="11340" table:style-name="ce57">
            <text:p>11,3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06</text:p>
          </table:table-cell>
          <table:table-cell office:value-type="float" office:value="9420" table:style-name="ce53">
            <text:p>9,420</text:p>
          </table:table-cell>
          <table:table-cell office:value-type="float" office:value="1010" table:style-name="ce53">
            <text:p>1,010</text:p>
          </table:table-cell>
          <table:table-cell office:value-type="float" office:value="590" table:style-name="ce53">
            <text:p>590</text:p>
          </table:table-cell>
          <table:table-cell office:value-type="float" office:value="450" table:style-name="ce53">
            <text:p>450</text:p>
          </table:table-cell>
          <table:table-cell office:value-type="float" office:value="11470" table:style-name="ce53">
            <text:p>11,470</text:p>
          </table:table-cell>
          <table:table-cell office:value-type="float" office:value="11230" table:style-name="ce57">
            <text:p>11,2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06</text:p>
          </table:table-cell>
          <table:table-cell office:value-type="float" office:value="9770" table:style-name="ce53">
            <text:p>9,770</text:p>
          </table:table-cell>
          <table:table-cell office:value-type="float" office:value="1020" table:style-name="ce53">
            <text:p>1,020</text:p>
          </table:table-cell>
          <table:table-cell office:value-type="float" office:value="560" table:style-name="ce53">
            <text:p>560</text:p>
          </table:table-cell>
          <table:table-cell office:value-type="float" office:value="490" table:style-name="ce53">
            <text:p>490</text:p>
          </table:table-cell>
          <table:table-cell office:value-type="float" office:value="11840" table:style-name="ce53">
            <text:p>11,840</text:p>
          </table:table-cell>
          <table:table-cell office:value-type="float" office:value="11680" table:style-name="ce57">
            <text:p>11,6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06</text:p>
          </table:table-cell>
          <table:table-cell office:value-type="float" office:value="10000" table:style-name="ce53">
            <text:p>10,000</text:p>
          </table:table-cell>
          <table:table-cell office:value-type="float" office:value="990" table:style-name="ce53">
            <text:p>990</text:p>
          </table:table-cell>
          <table:table-cell office:value-type="float" office:value="550" table:style-name="ce53">
            <text:p>550</text:p>
          </table:table-cell>
          <table:table-cell office:value-type="float" office:value="520" table:style-name="ce53">
            <text:p>520</text:p>
          </table:table-cell>
          <table:table-cell office:value-type="float" office:value="12060" table:style-name="ce53">
            <text:p>12,060</text:p>
          </table:table-cell>
          <table:table-cell office:value-type="float" office:value="11790" table:style-name="ce57">
            <text:p>11,7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07</text:p>
          </table:table-cell>
          <table:table-cell office:value-type="float" office:value="9020" table:style-name="ce53">
            <text:p>9,020</text:p>
          </table:table-cell>
          <table:table-cell office:value-type="float" office:value="870" table:style-name="ce53">
            <text:p>870</text:p>
          </table:table-cell>
          <table:table-cell office:value-type="float" office:value="520" table:style-name="ce53">
            <text:p>520</text:p>
          </table:table-cell>
          <table:table-cell office:value-type="float" office:value="380" table:style-name="ce53">
            <text:p>380</text:p>
          </table:table-cell>
          <table:table-cell office:value-type="float" office:value="10790" table:style-name="ce53">
            <text:p>10,790</text:p>
          </table:table-cell>
          <table:table-cell office:value-type="float" office:value="11650" table:style-name="ce57">
            <text:p>11,6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07</text:p>
          </table:table-cell>
          <table:table-cell office:value-type="float" office:value="8110" table:style-name="ce53">
            <text:p>8,110</text:p>
          </table:table-cell>
          <table:table-cell office:value-type="float" office:value="860" table:style-name="ce53">
            <text:p>860</text:p>
          </table:table-cell>
          <table:table-cell office:value-type="float" office:value="480" table:style-name="ce53">
            <text:p>480</text:p>
          </table:table-cell>
          <table:table-cell office:value-type="float" office:value="420" table:style-name="ce53">
            <text:p>420</text:p>
          </table:table-cell>
          <table:table-cell office:value-type="float" office:value="9870" table:style-name="ce53">
            <text:p>9,870</text:p>
          </table:table-cell>
          <table:table-cell office:value-type="float" office:value="11670" table:style-name="ce57">
            <text:p>11,6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07</text:p>
          </table:table-cell>
          <table:table-cell office:value-type="float" office:value="11620" table:style-name="ce53">
            <text:p>11,620</text:p>
          </table:table-cell>
          <table:table-cell office:value-type="float" office:value="1270" table:style-name="ce53">
            <text:p>1,270</text:p>
          </table:table-cell>
          <table:table-cell office:value-type="float" office:value="640" table:style-name="ce53">
            <text:p>640</text:p>
          </table:table-cell>
          <table:table-cell office:value-type="float" office:value="540" table:style-name="ce53">
            <text:p>540</text:p>
          </table:table-cell>
          <table:table-cell office:value-type="float" office:value="14070" table:style-name="ce53">
            <text:p>14,070</text:p>
          </table:table-cell>
          <table:table-cell office:value-type="float" office:value="11490" table:style-name="ce57">
            <text:p>11,4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07</text:p>
          </table:table-cell>
          <table:table-cell office:value-type="float" office:value="9220" table:style-name="ce53">
            <text:p>9,220</text:p>
          </table:table-cell>
          <table:table-cell office:value-type="float" office:value="1020" table:style-name="ce53">
            <text:p>1,020</text:p>
          </table:table-cell>
          <table:table-cell office:value-type="float" office:value="530" table:style-name="ce53">
            <text:p>530</text:p>
          </table:table-cell>
          <table:table-cell office:value-type="float" office:value="480" table:style-name="ce53">
            <text:p>480</text:p>
          </table:table-cell>
          <table:table-cell office:value-type="float" office:value="11250" table:style-name="ce53">
            <text:p>11,250</text:p>
          </table:table-cell>
          <table:table-cell office:value-type="float" office:value="11430" table:style-name="ce57">
            <text:p>11,4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07</text:p>
          </table:table-cell>
          <table:table-cell office:value-type="float" office:value="9110" table:style-name="ce53">
            <text:p>9,110</text:p>
          </table:table-cell>
          <table:table-cell office:value-type="float" office:value="1060" table:style-name="ce53">
            <text:p>1,060</text:p>
          </table:table-cell>
          <table:table-cell office:value-type="float" office:value="520" table:style-name="ce53">
            <text:p>520</text:p>
          </table:table-cell>
          <table:table-cell office:value-type="float" office:value="490" table:style-name="ce53">
            <text:p>490</text:p>
          </table:table-cell>
          <table:table-cell office:value-type="float" office:value="11180" table:style-name="ce53">
            <text:p>11,180</text:p>
          </table:table-cell>
          <table:table-cell office:value-type="float" office:value="11650" table:style-name="ce57">
            <text:p>11,6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07</text:p>
          </table:table-cell>
          <table:table-cell office:value-type="float" office:value="10160" table:style-name="ce53">
            <text:p>10,160</text:p>
          </table:table-cell>
          <table:table-cell office:value-type="float" office:value="1100" table:style-name="ce53">
            <text:p>1,100</text:p>
          </table:table-cell>
          <table:table-cell office:value-type="float" office:value="540" table:style-name="ce53">
            <text:p>540</text:p>
          </table:table-cell>
          <table:table-cell office:value-type="float" office:value="480" table:style-name="ce53">
            <text:p>480</text:p>
          </table:table-cell>
          <table:table-cell office:value-type="float" office:value="12280" table:style-name="ce53">
            <text:p>12,280</text:p>
          </table:table-cell>
          <table:table-cell office:value-type="float" office:value="11750" table:style-name="ce57">
            <text:p>11,7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07</text:p>
          </table:table-cell>
          <table:table-cell office:value-type="float" office:value="9840" table:style-name="ce53">
            <text:p>9,840</text:p>
          </table:table-cell>
          <table:table-cell office:value-type="float" office:value="920" table:style-name="ce53">
            <text:p>920</text:p>
          </table:table-cell>
          <table:table-cell office:value-type="float" office:value="530" table:style-name="ce53">
            <text:p>530</text:p>
          </table:table-cell>
          <table:table-cell office:value-type="float" office:value="430" table:style-name="ce53">
            <text:p>430</text:p>
          </table:table-cell>
          <table:table-cell office:value-type="float" office:value="11720" table:style-name="ce53">
            <text:p>11,720</text:p>
          </table:table-cell>
          <table:table-cell office:value-type="float" office:value="11650" table:style-name="ce57">
            <text:p>11,6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07</text:p>
          </table:table-cell>
          <table:table-cell office:value-type="float" office:value="9860" table:style-name="ce53">
            <text:p>9,860</text:p>
          </table:table-cell>
          <table:table-cell office:value-type="float" office:value="1060" table:style-name="ce53">
            <text:p>1,060</text:p>
          </table:table-cell>
          <table:table-cell office:value-type="float" office:value="520" table:style-name="ce53">
            <text:p>520</text:p>
          </table:table-cell>
          <table:table-cell office:value-type="float" office:value="420" table:style-name="ce53">
            <text:p>420</text:p>
          </table:table-cell>
          <table:table-cell office:value-type="float" office:value="11860" table:style-name="ce53">
            <text:p>11,860</text:p>
          </table:table-cell>
          <table:table-cell office:value-type="float" office:value="11980" table:style-name="ce57">
            <text:p>11,9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07</text:p>
          </table:table-cell>
          <table:table-cell office:value-type="float" office:value="8940" table:style-name="ce53">
            <text:p>8,940</text:p>
          </table:table-cell>
          <table:table-cell office:value-type="float" office:value="950" table:style-name="ce53">
            <text:p>950</text:p>
          </table:table-cell>
          <table:table-cell office:value-type="float" office:value="490" table:style-name="ce53">
            <text:p>490</text:p>
          </table:table-cell>
          <table:table-cell office:value-type="float" office:value="340" table:style-name="ce53">
            <text:p>340</text:p>
          </table:table-cell>
          <table:table-cell office:value-type="float" office:value="10720" table:style-name="ce53">
            <text:p>10,720</text:p>
          </table:table-cell>
          <table:table-cell office:value-type="float" office:value="11550" table:style-name="ce57">
            <text:p>11,5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07</text:p>
          </table:table-cell>
          <table:table-cell office:value-type="float" office:value="10040" table:style-name="ce53">
            <text:p>10,040</text:p>
          </table:table-cell>
          <table:table-cell office:value-type="float" office:value="1040" table:style-name="ce53">
            <text:p>1,040</text:p>
          </table:table-cell>
          <table:table-cell office:value-type="float" office:value="600" table:style-name="ce53">
            <text:p>600</text:p>
          </table:table-cell>
          <table:table-cell office:value-type="float" office:value="410" table:style-name="ce53">
            <text:p>410</text:p>
          </table:table-cell>
          <table:table-cell office:value-type="float" office:value="12090" table:style-name="ce53">
            <text:p>12,090</text:p>
          </table:table-cell>
          <table:table-cell office:value-type="float" office:value="11470" table:style-name="ce57">
            <text:p>11,4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07</text:p>
          </table:table-cell>
          <table:table-cell office:value-type="float" office:value="10270" table:style-name="ce53">
            <text:p>10,270</text:p>
          </table:table-cell>
          <table:table-cell office:value-type="float" office:value="1190" table:style-name="ce53">
            <text:p>1,190</text:p>
          </table:table-cell>
          <table:table-cell office:value-type="float" office:value="540" table:style-name="ce53">
            <text:p>540</text:p>
          </table:table-cell>
          <table:table-cell office:value-type="float" office:value="340" table:style-name="ce53">
            <text:p>340</text:p>
          </table:table-cell>
          <table:table-cell office:value-type="float" office:value="12340" table:style-name="ce53">
            <text:p>12,340</text:p>
          </table:table-cell>
          <table:table-cell office:value-type="float" office:value="11610" table:style-name="ce57">
            <text:p>11,6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07</text:p>
          </table:table-cell>
          <table:table-cell office:value-type="float" office:value="9100" table:style-name="ce53">
            <text:p>9,100</text:p>
          </table:table-cell>
          <table:table-cell office:value-type="float" office:value="960" table:style-name="ce53">
            <text:p>960</text:p>
          </table:table-cell>
          <table:table-cell office:value-type="float" office:value="510" table:style-name="ce53">
            <text:p>510</text:p>
          </table:table-cell>
          <table:table-cell office:value-type="float" office:value="280" table:style-name="ce53">
            <text:p>280</text:p>
          </table:table-cell>
          <table:table-cell office:value-type="float" office:value="10850" table:style-name="ce53">
            <text:p>10,850</text:p>
          </table:table-cell>
          <table:table-cell office:value-type="float" office:value="11210" table:style-name="ce57">
            <text:p>11,2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08</text:p>
          </table:table-cell>
          <table:table-cell office:value-type="float" office:value="8910" table:style-name="ce53">
            <text:p>8,910</text:p>
          </table:table-cell>
          <table:table-cell office:value-type="float" office:value="870" table:style-name="ce53">
            <text:p>870</text:p>
          </table:table-cell>
          <table:table-cell office:value-type="float" office:value="490" table:style-name="ce53">
            <text:p>490</text:p>
          </table:table-cell>
          <table:table-cell office:value-type="float" office:value="320" table:style-name="ce53">
            <text:p>320</text:p>
          </table:table-cell>
          <table:table-cell office:value-type="float" office:value="10590" table:style-name="ce53">
            <text:p>10,590</text:p>
          </table:table-cell>
          <table:table-cell office:value-type="float" office:value="11440" table:style-name="ce57">
            <text:p>11,4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08</text:p>
          </table:table-cell>
          <table:table-cell office:value-type="float" office:value="8640" table:style-name="ce53">
            <text:p>8,640</text:p>
          </table:table-cell>
          <table:table-cell office:value-type="float" office:value="940" table:style-name="ce53">
            <text:p>940</text:p>
          </table:table-cell>
          <table:table-cell office:value-type="float" office:value="450" table:style-name="ce53">
            <text:p>450</text:p>
          </table:table-cell>
          <table:table-cell office:value-type="float" office:value="290" table:style-name="ce53">
            <text:p>290</text:p>
          </table:table-cell>
          <table:table-cell office:value-type="float" office:value="10320" table:style-name="ce53">
            <text:p>10,320</text:p>
          </table:table-cell>
          <table:table-cell office:value-type="float" office:value="11250" table:style-name="ce57">
            <text:p>11,2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08</text:p>
          </table:table-cell>
          <table:table-cell office:value-type="float" office:value="10480" table:style-name="ce53">
            <text:p>10,480</text:p>
          </table:table-cell>
          <table:table-cell office:value-type="float" office:value="1210" table:style-name="ce53">
            <text:p>1,210</text:p>
          </table:table-cell>
          <table:table-cell office:value-type="float" office:value="620" table:style-name="ce53">
            <text:p>620</text:p>
          </table:table-cell>
          <table:table-cell office:value-type="float" office:value="330" table:style-name="ce53">
            <text:p>330</text:p>
          </table:table-cell>
          <table:table-cell office:value-type="float" office:value="12640" table:style-name="ce53">
            <text:p>12,640</text:p>
          </table:table-cell>
          <table:table-cell office:value-type="float" office:value="11390" table:style-name="ce57">
            <text:p>11,3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08</text:p>
          </table:table-cell>
          <table:table-cell office:value-type="float" office:value="11460" table:style-name="ce53">
            <text:p>11,460</text:p>
          </table:table-cell>
          <table:table-cell office:value-type="float" office:value="1220" table:style-name="ce53">
            <text:p>1,220</text:p>
          </table:table-cell>
          <table:table-cell office:value-type="float" office:value="720" table:style-name="ce53">
            <text:p>720</text:p>
          </table:table-cell>
          <table:table-cell office:value-type="float" office:value="450" table:style-name="ce53">
            <text:p>450</text:p>
          </table:table-cell>
          <table:table-cell office:value-type="float" office:value="13850" table:style-name="ce53">
            <text:p>13,850</text:p>
          </table:table-cell>
          <table:table-cell office:value-type="float" office:value="13010" table:style-name="ce57">
            <text:p>13,0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08</text:p>
          </table:table-cell>
          <table:table-cell office:value-type="float" office:value="8030" table:style-name="ce53">
            <text:p>8,030</text:p>
          </table:table-cell>
          <table:table-cell office:value-type="float" office:value="950" table:style-name="ce53">
            <text:p>950</text:p>
          </table:table-cell>
          <table:table-cell office:value-type="float" office:value="500" table:style-name="ce53">
            <text:p>500</text:p>
          </table:table-cell>
          <table:table-cell office:value-type="float" office:value="270" table:style-name="ce53">
            <text:p>270</text:p>
          </table:table-cell>
          <table:table-cell office:value-type="float" office:value="9750" table:style-name="ce53">
            <text:p>9,750</text:p>
          </table:table-cell>
          <table:table-cell office:value-type="float" office:value="10470" table:style-name="ce57">
            <text:p>10,4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08</text:p>
          </table:table-cell>
          <table:table-cell office:value-type="float" office:value="8070" table:style-name="ce53">
            <text:p>8,070</text:p>
          </table:table-cell>
          <table:table-cell office:value-type="float" office:value="920" table:style-name="ce53">
            <text:p>920</text:p>
          </table:table-cell>
          <table:table-cell office:value-type="float" office:value="450" table:style-name="ce53">
            <text:p>450</text:p>
          </table:table-cell>
          <table:table-cell office:value-type="float" office:value="280" table:style-name="ce53">
            <text:p>280</text:p>
          </table:table-cell>
          <table:table-cell office:value-type="float" office:value="9720" table:style-name="ce53">
            <text:p>9,720</text:p>
          </table:table-cell>
          <table:table-cell office:value-type="float" office:value="9690" table:style-name="ce57">
            <text:p>9,6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08</text:p>
          </table:table-cell>
          <table:table-cell office:value-type="float" office:value="8090" table:style-name="ce53">
            <text:p>8,090</text:p>
          </table:table-cell>
          <table:table-cell office:value-type="float" office:value="770" table:style-name="ce53">
            <text:p>770</text:p>
          </table:table-cell>
          <table:table-cell office:value-type="float" office:value="440" table:style-name="ce53">
            <text:p>440</text:p>
          </table:table-cell>
          <table:table-cell office:value-type="float" office:value="240" table:style-name="ce53">
            <text:p>240</text:p>
          </table:table-cell>
          <table:table-cell office:value-type="float" office:value="9540" table:style-name="ce53">
            <text:p>9,540</text:p>
          </table:table-cell>
          <table:table-cell office:value-type="float" office:value="9160" table:style-name="ce57">
            <text:p>9,1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08</text:p>
          </table:table-cell>
          <table:table-cell office:value-type="float" office:value="6810" table:style-name="ce53">
            <text:p>6,810</text:p>
          </table:table-cell>
          <table:table-cell office:value-type="float" office:value="710" table:style-name="ce53">
            <text:p>710</text:p>
          </table:table-cell>
          <table:table-cell office:value-type="float" office:value="390" table:style-name="ce53">
            <text:p>390</text:p>
          </table:table-cell>
          <table:table-cell office:value-type="float" office:value="190" table:style-name="ce53">
            <text:p>190</text:p>
          </table:table-cell>
          <table:table-cell office:value-type="float" office:value="8100" table:style-name="ce53">
            <text:p>8,100</text:p>
          </table:table-cell>
          <table:table-cell office:value-type="float" office:value="8680" table:style-name="ce57">
            <text:p>8,6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08</text:p>
          </table:table-cell>
          <table:table-cell office:value-type="float" office:value="7960" table:style-name="ce53">
            <text:p>7,960</text:p>
          </table:table-cell>
          <table:table-cell office:value-type="float" office:value="810" table:style-name="ce53">
            <text:p>810</text:p>
          </table:table-cell>
          <table:table-cell office:value-type="float" office:value="420" table:style-name="ce53">
            <text:p>420</text:p>
          </table:table-cell>
          <table:table-cell office:value-type="float" office:value="190" table:style-name="ce53">
            <text:p>190</text:p>
          </table:table-cell>
          <table:table-cell office:value-type="float" office:value="9380" table:style-name="ce53">
            <text:p>9,380</text:p>
          </table:table-cell>
          <table:table-cell office:value-type="float" office:value="9160" table:style-name="ce57">
            <text:p>9,1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08</text:p>
          </table:table-cell>
          <table:table-cell office:value-type="float" office:value="7360" table:style-name="ce53">
            <text:p>7,360</text:p>
          </table:table-cell>
          <table:table-cell office:value-type="float" office:value="810" table:style-name="ce53">
            <text:p>810</text:p>
          </table:table-cell>
          <table:table-cell office:value-type="float" office:value="370" table:style-name="ce53">
            <text:p>370</text:p>
          </table:table-cell>
          <table:table-cell office:value-type="float" office:value="200" table:style-name="ce53">
            <text:p>200</text:p>
          </table:table-cell>
          <table:table-cell office:value-type="float" office:value="8740" table:style-name="ce53">
            <text:p>8,740</text:p>
          </table:table-cell>
          <table:table-cell office:value-type="float" office:value="8110" table:style-name="ce57">
            <text:p>8,1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08</text:p>
          </table:table-cell>
          <table:table-cell office:value-type="float" office:value="5690" table:style-name="ce53">
            <text:p>5,690</text:p>
          </table:table-cell>
          <table:table-cell office:value-type="float" office:value="660" table:style-name="ce53">
            <text:p>660</text:p>
          </table:table-cell>
          <table:table-cell office:value-type="float" office:value="310" table:style-name="ce53">
            <text:p>310</text:p>
          </table:table-cell>
          <table:table-cell office:value-type="float" office:value="180" table:style-name="ce53">
            <text:p>180</text:p>
          </table:table-cell>
          <table:table-cell office:value-type="float" office:value="6840" table:style-name="ce53">
            <text:p>6,840</text:p>
          </table:table-cell>
          <table:table-cell office:value-type="float" office:value="7160" table:style-name="ce57">
            <text:p>7,1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08</text:p>
          </table:table-cell>
          <table:table-cell office:value-type="float" office:value="6430" table:style-name="ce53">
            <text:p>6,430</text:p>
          </table:table-cell>
          <table:table-cell office:value-type="float" office:value="690" table:style-name="ce53">
            <text:p>690</text:p>
          </table:table-cell>
          <table:table-cell office:value-type="float" office:value="340" table:style-name="ce53">
            <text:p>340</text:p>
          </table:table-cell>
          <table:table-cell office:value-type="float" office:value="160" table:style-name="ce53">
            <text:p>160</text:p>
          </table:table-cell>
          <table:table-cell office:value-type="float" office:value="7620" table:style-name="ce53">
            <text:p>7,620</text:p>
          </table:table-cell>
          <table:table-cell office:value-type="float" office:value="7100" table:style-name="ce57">
            <text:p>7,1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09</text:p>
          </table:table-cell>
          <table:table-cell office:value-type="float" office:value="5100" table:style-name="ce53">
            <text:p>5,100</text:p>
          </table:table-cell>
          <table:table-cell office:value-type="float" office:value="590" table:style-name="ce53">
            <text:p>590</text:p>
          </table:table-cell>
          <table:table-cell office:value-type="float" office:value="280" table:style-name="ce53">
            <text:p>280</text:p>
          </table:table-cell>
          <table:table-cell office:value-type="float" office:value="140" table:style-name="ce53">
            <text:p>140</text:p>
          </table:table-cell>
          <table:table-cell office:value-type="float" office:value="6110" table:style-name="ce53">
            <text:p>6,110</text:p>
          </table:table-cell>
          <table:table-cell office:value-type="float" office:value="6830" table:style-name="ce57">
            <text:p>6,8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09</text:p>
          </table:table-cell>
          <table:table-cell office:value-type="float" office:value="4790" table:style-name="ce53">
            <text:p>4,790</text:p>
          </table:table-cell>
          <table:table-cell office:value-type="float" office:value="540" table:style-name="ce53">
            <text:p>540</text:p>
          </table:table-cell>
          <table:table-cell office:value-type="float" office:value="250" table:style-name="ce53">
            <text:p>250</text:p>
          </table:table-cell>
          <table:table-cell office:value-type="float" office:value="120" table:style-name="ce53">
            <text:p>120</text:p>
          </table:table-cell>
          <table:table-cell office:value-type="float" office:value="5700" table:style-name="ce53">
            <text:p>5,700</text:p>
          </table:table-cell>
          <table:table-cell office:value-type="float" office:value="6740" table:style-name="ce57">
            <text:p>6,7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09</text:p>
          </table:table-cell>
          <table:table-cell office:value-type="float" office:value="6960" table:style-name="ce53">
            <text:p>6,960</text:p>
          </table:table-cell>
          <table:table-cell office:value-type="float" office:value="760" table:style-name="ce53">
            <text:p>760</text:p>
          </table:table-cell>
          <table:table-cell office:value-type="float" office:value="330" table:style-name="ce53">
            <text:p>330</text:p>
          </table:table-cell>
          <table:table-cell office:value-type="float" office:value="180" table:style-name="ce53">
            <text:p>180</text:p>
          </table:table-cell>
          <table:table-cell office:value-type="float" office:value="8230" table:style-name="ce53">
            <text:p>8,230</text:p>
          </table:table-cell>
          <table:table-cell office:value-type="float" office:value="6810" table:style-name="ce57">
            <text:p>6,8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09</text:p>
          </table:table-cell>
          <table:table-cell office:value-type="float" office:value="5650" table:style-name="ce53">
            <text:p>5,650</text:p>
          </table:table-cell>
          <table:table-cell office:value-type="float" office:value="600" table:style-name="ce53">
            <text:p>600</text:p>
          </table:table-cell>
          <table:table-cell office:value-type="float" office:value="300" table:style-name="ce53">
            <text:p>300</text:p>
          </table:table-cell>
          <table:table-cell office:value-type="float" office:value="140" table:style-name="ce53">
            <text:p>140</text:p>
          </table:table-cell>
          <table:table-cell office:value-type="float" office:value="6690" table:style-name="ce53">
            <text:p>6,690</text:p>
          </table:table-cell>
          <table:table-cell office:value-type="float" office:value="6710" table:style-name="ce57">
            <text:p>6,7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09</text:p>
          </table:table-cell>
          <table:table-cell office:value-type="float" office:value="5120" table:style-name="ce53">
            <text:p>5,120</text:p>
          </table:table-cell>
          <table:table-cell office:value-type="float" office:value="640" table:style-name="ce53">
            <text:p>640</text:p>
          </table:table-cell>
          <table:table-cell office:value-type="float" office:value="310" table:style-name="ce53">
            <text:p>310</text:p>
          </table:table-cell>
          <table:table-cell office:value-type="float" office:value="150" table:style-name="ce53">
            <text:p>150</text:p>
          </table:table-cell>
          <table:table-cell office:value-type="float" office:value="6220" table:style-name="ce53">
            <text:p>6,220</text:p>
          </table:table-cell>
          <table:table-cell office:value-type="float" office:value="6800" table:style-name="ce57">
            <text:p>6,8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09</text:p>
          </table:table-cell>
          <table:table-cell office:value-type="float" office:value="6380" table:style-name="ce53">
            <text:p>6,380</text:p>
          </table:table-cell>
          <table:table-cell office:value-type="float" office:value="660" table:style-name="ce53">
            <text:p>660</text:p>
          </table:table-cell>
          <table:table-cell office:value-type="float" office:value="340" table:style-name="ce53">
            <text:p>340</text:p>
          </table:table-cell>
          <table:table-cell office:value-type="float" office:value="160" table:style-name="ce53">
            <text:p>160</text:p>
          </table:table-cell>
          <table:table-cell office:value-type="float" office:value="7540" table:style-name="ce53">
            <text:p>7,540</text:p>
          </table:table-cell>
          <table:table-cell office:value-type="float" office:value="7090" table:style-name="ce57">
            <text:p>7,0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09</text:p>
          </table:table-cell>
          <table:table-cell office:value-type="float" office:value="6730" table:style-name="ce53">
            <text:p>6,730</text:p>
          </table:table-cell>
          <table:table-cell office:value-type="float" office:value="600" table:style-name="ce53">
            <text:p>600</text:p>
          </table:table-cell>
          <table:table-cell office:value-type="float" office:value="360" table:style-name="ce53">
            <text:p>360</text:p>
          </table:table-cell>
          <table:table-cell office:value-type="float" office:value="160" table:style-name="ce53">
            <text:p>160</text:p>
          </table:table-cell>
          <table:table-cell office:value-type="float" office:value="7850" table:style-name="ce53">
            <text:p>7,850</text:p>
          </table:table-cell>
          <table:table-cell office:value-type="float" office:value="7430" table:style-name="ce57">
            <text:p>7,4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09</text:p>
          </table:table-cell>
          <table:table-cell office:value-type="float" office:value="5870" table:style-name="ce53">
            <text:p>5,870</text:p>
          </table:table-cell>
          <table:table-cell office:value-type="float" office:value="590" table:style-name="ce53">
            <text:p>590</text:p>
          </table:table-cell>
          <table:table-cell office:value-type="float" office:value="300" table:style-name="ce53">
            <text:p>300</text:p>
          </table:table-cell>
          <table:table-cell office:value-type="float" office:value="120" table:style-name="ce53">
            <text:p>120</text:p>
          </table:table-cell>
          <table:table-cell office:value-type="float" office:value="6880" table:style-name="ce53">
            <text:p>6,880</text:p>
          </table:table-cell>
          <table:table-cell office:value-type="float" office:value="7780" table:style-name="ce57">
            <text:p>7,7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09</text:p>
          </table:table-cell>
          <table:table-cell office:value-type="float" office:value="6760" table:style-name="ce53">
            <text:p>6,760</text:p>
          </table:table-cell>
          <table:table-cell office:value-type="float" office:value="710" table:style-name="ce53">
            <text:p>710</text:p>
          </table:table-cell>
          <table:table-cell office:value-type="float" office:value="340" table:style-name="ce53">
            <text:p>340</text:p>
          </table:table-cell>
          <table:table-cell office:value-type="float" office:value="200" table:style-name="ce53">
            <text:p>200</text:p>
          </table:table-cell>
          <table:table-cell office:value-type="float" office:value="8010" table:style-name="ce53">
            <text:p>8,010</text:p>
          </table:table-cell>
          <table:table-cell office:value-type="float" office:value="7650" table:style-name="ce57">
            <text:p>7,6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09</text:p>
          </table:table-cell>
          <table:table-cell office:value-type="float" office:value="6920" table:style-name="ce53">
            <text:p>6,920</text:p>
          </table:table-cell>
          <table:table-cell office:value-type="float" office:value="680" table:style-name="ce53">
            <text:p>680</text:p>
          </table:table-cell>
          <table:table-cell office:value-type="float" office:value="350" table:style-name="ce53">
            <text:p>350</text:p>
          </table:table-cell>
          <table:table-cell office:value-type="float" office:value="180" table:style-name="ce53">
            <text:p>180</text:p>
          </table:table-cell>
          <table:table-cell office:value-type="float" office:value="8130" table:style-name="ce53">
            <text:p>8,130</text:p>
          </table:table-cell>
          <table:table-cell office:value-type="float" office:value="7850" table:style-name="ce57">
            <text:p>7,8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09</text:p>
          </table:table-cell>
          <table:table-cell office:value-type="float" office:value="6720" table:style-name="ce53">
            <text:p>6,720</text:p>
          </table:table-cell>
          <table:table-cell office:value-type="float" office:value="720" table:style-name="ce53">
            <text:p>720</text:p>
          </table:table-cell>
          <table:table-cell office:value-type="float" office:value="350" table:style-name="ce53">
            <text:p>350</text:p>
          </table:table-cell>
          <table:table-cell office:value-type="float" office:value="160" table:style-name="ce53">
            <text:p>160</text:p>
          </table:table-cell>
          <table:table-cell office:value-type="float" office:value="7950" table:style-name="ce53">
            <text:p>7,950</text:p>
          </table:table-cell>
          <table:table-cell office:value-type="float" office:value="8040" table:style-name="ce57">
            <text:p>8,0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09</text:p>
          </table:table-cell>
          <table:table-cell office:value-type="float" office:value="7610" table:style-name="ce53">
            <text:p>7,610</text:p>
          </table:table-cell>
          <table:table-cell office:value-type="float" office:value="690" table:style-name="ce53">
            <text:p>690</text:p>
          </table:table-cell>
          <table:table-cell office:value-type="float" office:value="430" table:style-name="ce53">
            <text:p>430</text:p>
          </table:table-cell>
          <table:table-cell office:value-type="float" office:value="170" table:style-name="ce53">
            <text:p>170</text:p>
          </table:table-cell>
          <table:table-cell office:value-type="float" office:value="8900" table:style-name="ce53">
            <text:p>8,900</text:p>
          </table:table-cell>
          <table:table-cell office:value-type="float" office:value="8220" table:style-name="ce57">
            <text:p>8,2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0</text:p>
          </table:table-cell>
          <table:table-cell office:value-type="float" office:value="5670" table:style-name="ce53">
            <text:p>5,670</text:p>
          </table:table-cell>
          <table:table-cell office:value-type="float" office:value="530" table:style-name="ce53">
            <text:p>530</text:p>
          </table:table-cell>
          <table:table-cell office:value-type="float" office:value="280" table:style-name="ce53">
            <text:p>280</text:p>
          </table:table-cell>
          <table:table-cell office:value-type="float" office:value="150" table:style-name="ce53">
            <text:p>150</text:p>
          </table:table-cell>
          <table:table-cell office:value-type="float" office:value="6630" table:style-name="ce53">
            <text:p>6,630</text:p>
          </table:table-cell>
          <table:table-cell office:value-type="float" office:value="7630" table:style-name="ce57">
            <text:p>7,6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0</text:p>
          </table:table-cell>
          <table:table-cell office:value-type="float" office:value="6070" table:style-name="ce53">
            <text:p>6,070</text:p>
          </table:table-cell>
          <table:table-cell office:value-type="float" office:value="560" table:style-name="ce53">
            <text:p>560</text:p>
          </table:table-cell>
          <table:table-cell office:value-type="float" office:value="320" table:style-name="ce53">
            <text:p>320</text:p>
          </table:table-cell>
          <table:table-cell office:value-type="float" office:value="150" table:style-name="ce53">
            <text:p>150</text:p>
          </table:table-cell>
          <table:table-cell office:value-type="float" office:value="7100" table:style-name="ce53">
            <text:p>7,100</text:p>
          </table:table-cell>
          <table:table-cell office:value-type="float" office:value="8400" table:style-name="ce57">
            <text:p>8,4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0</text:p>
          </table:table-cell>
          <table:table-cell office:value-type="float" office:value="8690" table:style-name="ce53">
            <text:p>8,690</text:p>
          </table:table-cell>
          <table:table-cell office:value-type="float" office:value="830" table:style-name="ce53">
            <text:p>830</text:p>
          </table:table-cell>
          <table:table-cell office:value-type="float" office:value="460" table:style-name="ce53">
            <text:p>460</text:p>
          </table:table-cell>
          <table:table-cell office:value-type="float" office:value="210" table:style-name="ce53">
            <text:p>210</text:p>
          </table:table-cell>
          <table:table-cell office:value-type="float" office:value="10190" table:style-name="ce53">
            <text:p>10,190</text:p>
          </table:table-cell>
          <table:table-cell office:value-type="float" office:value="8390" table:style-name="ce57">
            <text:p>8,3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0</text:p>
          </table:table-cell>
          <table:table-cell office:value-type="float" office:value="7050" table:style-name="ce53">
            <text:p>7,050</text:p>
          </table:table-cell>
          <table:table-cell office:value-type="float" office:value="720" table:style-name="ce53">
            <text:p>720</text:p>
          </table:table-cell>
          <table:table-cell office:value-type="float" office:value="360" table:style-name="ce53">
            <text:p>360</text:p>
          </table:table-cell>
          <table:table-cell office:value-type="float" office:value="190" table:style-name="ce53">
            <text:p>190</text:p>
          </table:table-cell>
          <table:table-cell office:value-type="float" office:value="8320" table:style-name="ce53">
            <text:p>8,320</text:p>
          </table:table-cell>
          <table:table-cell office:value-type="float" office:value="8260" table:style-name="ce57">
            <text:p>8,2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0</text:p>
          </table:table-cell>
          <table:table-cell office:value-type="float" office:value="6260" table:style-name="ce53">
            <text:p>6,260</text:p>
          </table:table-cell>
          <table:table-cell office:value-type="float" office:value="710" table:style-name="ce53">
            <text:p>710</text:p>
          </table:table-cell>
          <table:table-cell office:value-type="float" office:value="350" table:style-name="ce53">
            <text:p>350</text:p>
          </table:table-cell>
          <table:table-cell office:value-type="float" office:value="170" table:style-name="ce53">
            <text:p>170</text:p>
          </table:table-cell>
          <table:table-cell office:value-type="float" office:value="7490" table:style-name="ce53">
            <text:p>7,490</text:p>
          </table:table-cell>
          <table:table-cell office:value-type="float" office:value="8430" table:style-name="ce57">
            <text:p>8,4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0</text:p>
          </table:table-cell>
          <table:table-cell office:value-type="float" office:value="8360" table:style-name="ce53">
            <text:p>8,360</text:p>
          </table:table-cell>
          <table:table-cell office:value-type="float" office:value="820" table:style-name="ce53">
            <text:p>820</text:p>
          </table:table-cell>
          <table:table-cell office:value-type="float" office:value="440" table:style-name="ce53">
            <text:p>440</text:p>
          </table:table-cell>
          <table:table-cell office:value-type="float" office:value="190" table:style-name="ce53">
            <text:p>190</text:p>
          </table:table-cell>
          <table:table-cell office:value-type="float" office:value="9810" table:style-name="ce53">
            <text:p>9,810</text:p>
          </table:table-cell>
          <table:table-cell office:value-type="float" office:value="9360" table:style-name="ce57">
            <text:p>9,3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0</text:p>
          </table:table-cell>
          <table:table-cell office:value-type="float" office:value="7410" table:style-name="ce53">
            <text:p>7,410</text:p>
          </table:table-cell>
          <table:table-cell office:value-type="float" office:value="750" table:style-name="ce53">
            <text:p>750</text:p>
          </table:table-cell>
          <table:table-cell office:value-type="float" office:value="400" table:style-name="ce53">
            <text:p>400</text:p>
          </table:table-cell>
          <table:table-cell office:value-type="float" office:value="160" table:style-name="ce53">
            <text:p>160</text:p>
          </table:table-cell>
          <table:table-cell office:value-type="float" office:value="8720" table:style-name="ce53">
            <text:p>8,720</text:p>
          </table:table-cell>
          <table:table-cell office:value-type="float" office:value="8470" table:style-name="ce57">
            <text:p>8,4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0</text:p>
          </table:table-cell>
          <table:table-cell office:value-type="float" office:value="6540" table:style-name="ce53">
            <text:p>6,540</text:p>
          </table:table-cell>
          <table:table-cell office:value-type="float" office:value="670" table:style-name="ce53">
            <text:p>670</text:p>
          </table:table-cell>
          <table:table-cell office:value-type="float" office:value="350" table:style-name="ce53">
            <text:p>350</text:p>
          </table:table-cell>
          <table:table-cell office:value-type="float" office:value="160" table:style-name="ce53">
            <text:p>160</text:p>
          </table:table-cell>
          <table:table-cell office:value-type="float" office:value="7720" table:style-name="ce53">
            <text:p>7,720</text:p>
          </table:table-cell>
          <table:table-cell office:value-type="float" office:value="8180" table:style-name="ce57">
            <text:p>8,1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0</text:p>
          </table:table-cell>
          <table:table-cell office:value-type="float" office:value="7190" table:style-name="ce53">
            <text:p>7,190</text:p>
          </table:table-cell>
          <table:table-cell office:value-type="float" office:value="680" table:style-name="ce53">
            <text:p>680</text:p>
          </table:table-cell>
          <table:table-cell office:value-type="float" office:value="360" table:style-name="ce53">
            <text:p>360</text:p>
          </table:table-cell>
          <table:table-cell office:value-type="float" office:value="150" table:style-name="ce53">
            <text:p>150</text:p>
          </table:table-cell>
          <table:table-cell office:value-type="float" office:value="8380" table:style-name="ce53">
            <text:p>8,380</text:p>
          </table:table-cell>
          <table:table-cell office:value-type="float" office:value="8070" table:style-name="ce57">
            <text:p>8,0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0</text:p>
          </table:table-cell>
          <table:table-cell office:value-type="float" office:value="7050" table:style-name="ce53">
            <text:p>7,050</text:p>
          </table:table-cell>
          <table:table-cell office:value-type="float" office:value="740" table:style-name="ce53">
            <text:p>740</text:p>
          </table:table-cell>
          <table:table-cell office:value-type="float" office:value="390" table:style-name="ce53">
            <text:p>390</text:p>
          </table:table-cell>
          <table:table-cell office:value-type="float" office:value="170" table:style-name="ce53">
            <text:p>170</text:p>
          </table:table-cell>
          <table:table-cell office:value-type="float" office:value="8350" table:style-name="ce53">
            <text:p>8,350</text:p>
          </table:table-cell>
          <table:table-cell office:value-type="float" office:value="8240" table:style-name="ce57">
            <text:p>8,2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0</text:p>
          </table:table-cell>
          <table:table-cell office:value-type="float" office:value="7340" table:style-name="ce53">
            <text:p>7,340</text:p>
          </table:table-cell>
          <table:table-cell office:value-type="float" office:value="690" table:style-name="ce53">
            <text:p>690</text:p>
          </table:table-cell>
          <table:table-cell office:value-type="float" office:value="380" table:style-name="ce53">
            <text:p>380</text:p>
          </table:table-cell>
          <table:table-cell office:value-type="float" office:value="190" table:style-name="ce53">
            <text:p>190</text:p>
          </table:table-cell>
          <table:table-cell office:value-type="float" office:value="8600" table:style-name="ce53">
            <text:p>8,600</text:p>
          </table:table-cell>
          <table:table-cell office:value-type="float" office:value="8180" table:style-name="ce57">
            <text:p>8,1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0</text:p>
          </table:table-cell>
          <table:table-cell office:value-type="float" office:value="7230" table:style-name="ce53">
            <text:p>7,230</text:p>
          </table:table-cell>
          <table:table-cell office:value-type="float" office:value="660" table:style-name="ce53">
            <text:p>660</text:p>
          </table:table-cell>
          <table:table-cell office:value-type="float" office:value="320" table:style-name="ce53">
            <text:p>320</text:p>
          </table:table-cell>
          <table:table-cell office:value-type="float" office:value="190" table:style-name="ce53">
            <text:p>190</text:p>
          </table:table-cell>
          <table:table-cell office:value-type="float" office:value="8400" table:style-name="ce53">
            <text:p>8,400</text:p>
          </table:table-cell>
          <table:table-cell office:value-type="float" office:value="7440" table:style-name="ce57">
            <text:p>7,4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1</text:p>
          </table:table-cell>
          <table:table-cell office:value-type="float" office:value="5730" table:style-name="ce53">
            <text:p>5,730</text:p>
          </table:table-cell>
          <table:table-cell office:value-type="float" office:value="510" table:style-name="ce53">
            <text:p>510</text:p>
          </table:table-cell>
          <table:table-cell office:value-type="float" office:value="260" table:style-name="ce53">
            <text:p>260</text:p>
          </table:table-cell>
          <table:table-cell office:value-type="float" office:value="120" table:style-name="ce53">
            <text:p>120</text:p>
          </table:table-cell>
          <table:table-cell office:value-type="float" office:value="6620" table:style-name="ce53">
            <text:p>6,620</text:p>
          </table:table-cell>
          <table:table-cell office:value-type="float" office:value="7990" table:style-name="ce57">
            <text:p>7,9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1</text:p>
          </table:table-cell>
          <table:table-cell office:value-type="float" office:value="5860" table:style-name="ce53">
            <text:p>5,860</text:p>
          </table:table-cell>
          <table:table-cell office:value-type="float" office:value="600" table:style-name="ce53">
            <text:p>600</text:p>
          </table:table-cell>
          <table:table-cell office:value-type="float" office:value="320" table:style-name="ce53">
            <text:p>320</text:p>
          </table:table-cell>
          <table:table-cell office:value-type="float" office:value="180" table:style-name="ce53">
            <text:p>180</text:p>
          </table:table-cell>
          <table:table-cell office:value-type="float" office:value="6960" table:style-name="ce53">
            <text:p>6,960</text:p>
          </table:table-cell>
          <table:table-cell office:value-type="float" office:value="8200" table:style-name="ce57">
            <text:p>8,2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1</text:p>
          </table:table-cell>
          <table:table-cell office:value-type="float" office:value="8090" table:style-name="ce53">
            <text:p>8,090</text:p>
          </table:table-cell>
          <table:table-cell office:value-type="float" office:value="820" table:style-name="ce53">
            <text:p>820</text:p>
          </table:table-cell>
          <table:table-cell office:value-type="float" office:value="440" table:style-name="ce53">
            <text:p>440</text:p>
          </table:table-cell>
          <table:table-cell office:value-type="float" office:value="170" table:style-name="ce53">
            <text:p>170</text:p>
          </table:table-cell>
          <table:table-cell office:value-type="float" office:value="9520" table:style-name="ce53">
            <text:p>9,520</text:p>
          </table:table-cell>
          <table:table-cell office:value-type="float" office:value="8020" table:style-name="ce57">
            <text:p>8,0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1</text:p>
          </table:table-cell>
          <table:table-cell office:value-type="float" office:value="6640" table:style-name="ce53">
            <text:p>6,640</text:p>
          </table:table-cell>
          <table:table-cell office:value-type="float" office:value="620" table:style-name="ce53">
            <text:p>620</text:p>
          </table:table-cell>
          <table:table-cell office:value-type="float" office:value="390" table:style-name="ce53">
            <text:p>390</text:p>
          </table:table-cell>
          <table:table-cell office:value-type="float" office:value="160" table:style-name="ce53">
            <text:p>160</text:p>
          </table:table-cell>
          <table:table-cell office:value-type="float" office:value="7810" table:style-name="ce53">
            <text:p>7,810</text:p>
          </table:table-cell>
          <table:table-cell office:value-type="float" office:value="8010" table:style-name="ce57">
            <text:p>8,0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1</text:p>
          </table:table-cell>
          <table:table-cell office:value-type="float" office:value="6310" table:style-name="ce53">
            <text:p>6,310</text:p>
          </table:table-cell>
          <table:table-cell office:value-type="float" office:value="670" table:style-name="ce53">
            <text:p>670</text:p>
          </table:table-cell>
          <table:table-cell office:value-type="float" office:value="310" table:style-name="ce53">
            <text:p>310</text:p>
          </table:table-cell>
          <table:table-cell office:value-type="float" office:value="160" table:style-name="ce53">
            <text:p>160</text:p>
          </table:table-cell>
          <table:table-cell office:value-type="float" office:value="7450" table:style-name="ce53">
            <text:p>7,450</text:p>
          </table:table-cell>
          <table:table-cell office:value-type="float" office:value="8020" table:style-name="ce57">
            <text:p>8,0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1</text:p>
          </table:table-cell>
          <table:table-cell office:value-type="float" office:value="7140" table:style-name="ce53">
            <text:p>7,140</text:p>
          </table:table-cell>
          <table:table-cell office:value-type="float" office:value="690" table:style-name="ce53">
            <text:p>690</text:p>
          </table:table-cell>
          <table:table-cell office:value-type="float" office:value="420" table:style-name="ce53">
            <text:p>420</text:p>
          </table:table-cell>
          <table:table-cell office:value-type="float" office:value="160" table:style-name="ce53">
            <text:p>160</text:p>
          </table:table-cell>
          <table:table-cell office:value-type="float" office:value="8410" table:style-name="ce53">
            <text:p>8,410</text:p>
          </table:table-cell>
          <table:table-cell office:value-type="float" office:value="8120" table:style-name="ce57">
            <text:p>8,1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1</text:p>
          </table:table-cell>
          <table:table-cell office:value-type="float" office:value="6870" table:style-name="ce53">
            <text:p>6,870</text:p>
          </table:table-cell>
          <table:table-cell office:value-type="float" office:value="640" table:style-name="ce53">
            <text:p>640</text:p>
          </table:table-cell>
          <table:table-cell office:value-type="float" office:value="390" table:style-name="ce53">
            <text:p>390</text:p>
          </table:table-cell>
          <table:table-cell office:value-type="float" office:value="150" table:style-name="ce53">
            <text:p>150</text:p>
          </table:table-cell>
          <table:table-cell office:value-type="float" office:value="8050" table:style-name="ce53">
            <text:p>8,050</text:p>
          </table:table-cell>
          <table:table-cell office:value-type="float" office:value="8070" table:style-name="ce57">
            <text:p>8,0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1</text:p>
          </table:table-cell>
          <table:table-cell office:value-type="float" office:value="6930" table:style-name="ce53">
            <text:p>6,930</text:p>
          </table:table-cell>
          <table:table-cell office:value-type="float" office:value="680" table:style-name="ce53">
            <text:p>680</text:p>
          </table:table-cell>
          <table:table-cell office:value-type="float" office:value="340" table:style-name="ce53">
            <text:p>340</text:p>
          </table:table-cell>
          <table:table-cell office:value-type="float" office:value="140" table:style-name="ce53">
            <text:p>140</text:p>
          </table:table-cell>
          <table:table-cell office:value-type="float" office:value="8090" table:style-name="ce53">
            <text:p>8,090</text:p>
          </table:table-cell>
          <table:table-cell office:value-type="float" office:value="8210" table:style-name="ce57">
            <text:p>8,2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1</text:p>
          </table:table-cell>
          <table:table-cell office:value-type="float" office:value="7760" table:style-name="ce53">
            <text:p>7,760</text:p>
          </table:table-cell>
          <table:table-cell office:value-type="float" office:value="720" table:style-name="ce53">
            <text:p>720</text:p>
          </table:table-cell>
          <table:table-cell office:value-type="float" office:value="380" table:style-name="ce53">
            <text:p>380</text:p>
          </table:table-cell>
          <table:table-cell office:value-type="float" office:value="190" table:style-name="ce53">
            <text:p>190</text:p>
          </table:table-cell>
          <table:table-cell office:value-type="float" office:value="9050" table:style-name="ce53">
            <text:p>9,050</text:p>
          </table:table-cell>
          <table:table-cell office:value-type="float" office:value="8410" table:style-name="ce57">
            <text:p>8,4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1</text:p>
          </table:table-cell>
          <table:table-cell office:value-type="float" office:value="6890" table:style-name="ce53">
            <text:p>6,890</text:p>
          </table:table-cell>
          <table:table-cell office:value-type="float" office:value="650" table:style-name="ce53">
            <text:p>650</text:p>
          </table:table-cell>
          <table:table-cell office:value-type="float" office:value="360" table:style-name="ce53">
            <text:p>360</text:p>
          </table:table-cell>
          <table:table-cell office:value-type="float" office:value="150" table:style-name="ce53">
            <text:p>150</text:p>
          </table:table-cell>
          <table:table-cell office:value-type="float" office:value="8050" table:style-name="ce53">
            <text:p>8,050</text:p>
          </table:table-cell>
          <table:table-cell office:value-type="float" office:value="8250" table:style-name="ce57">
            <text:p>8,2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1</text:p>
          </table:table-cell>
          <table:table-cell office:value-type="float" office:value="7290" table:style-name="ce53">
            <text:p>7,290</text:p>
          </table:table-cell>
          <table:table-cell office:value-type="float" office:value="720" table:style-name="ce53">
            <text:p>720</text:p>
          </table:table-cell>
          <table:table-cell office:value-type="float" office:value="400" table:style-name="ce53">
            <text:p>400</text:p>
          </table:table-cell>
          <table:table-cell office:value-type="float" office:value="160" table:style-name="ce53">
            <text:p>160</text:p>
          </table:table-cell>
          <table:table-cell office:value-type="float" office:value="8570" table:style-name="ce53">
            <text:p>8,570</text:p>
          </table:table-cell>
          <table:table-cell office:value-type="float" office:value="8120" table:style-name="ce57">
            <text:p>8,1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1</text:p>
          </table:table-cell>
          <table:table-cell office:value-type="float" office:value="7670" table:style-name="ce53">
            <text:p>7,670</text:p>
          </table:table-cell>
          <table:table-cell office:value-type="float" office:value="660" table:style-name="ce53">
            <text:p>660</text:p>
          </table:table-cell>
          <table:table-cell office:value-type="float" office:value="360" table:style-name="ce53">
            <text:p>360</text:p>
          </table:table-cell>
          <table:table-cell office:value-type="float" office:value="190" table:style-name="ce53">
            <text:p>190</text:p>
          </table:table-cell>
          <table:table-cell office:value-type="float" office:value="8880" table:style-name="ce53">
            <text:p>8,880</text:p>
          </table:table-cell>
          <table:table-cell office:value-type="float" office:value="8220" table:style-name="ce57">
            <text:p>8,2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2</text:p>
          </table:table-cell>
          <table:table-cell office:value-type="float" office:value="6370" table:style-name="ce53">
            <text:p>6,370</text:p>
          </table:table-cell>
          <table:table-cell office:value-type="float" office:value="590" table:style-name="ce53">
            <text:p>590</text:p>
          </table:table-cell>
          <table:table-cell office:value-type="float" office:value="290" table:style-name="ce53">
            <text:p>290</text:p>
          </table:table-cell>
          <table:table-cell office:value-type="float" office:value="150" table:style-name="ce53">
            <text:p>150</text:p>
          </table:table-cell>
          <table:table-cell office:value-type="float" office:value="7400" table:style-name="ce53">
            <text:p>7,400</text:p>
          </table:table-cell>
          <table:table-cell office:value-type="float" office:value="8540" table:style-name="ce57">
            <text:p>8,5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2</text:p>
          </table:table-cell>
          <table:table-cell office:value-type="float" office:value="5920" table:style-name="ce53">
            <text:p>5,920</text:p>
          </table:table-cell>
          <table:table-cell office:value-type="float" office:value="600" table:style-name="ce53">
            <text:p>600</text:p>
          </table:table-cell>
          <table:table-cell office:value-type="float" office:value="280" table:style-name="ce53">
            <text:p>280</text:p>
          </table:table-cell>
          <table:table-cell office:value-type="float" office:value="170" table:style-name="ce53">
            <text:p>170</text:p>
          </table:table-cell>
          <table:table-cell office:value-type="float" office:value="6970" table:style-name="ce53">
            <text:p>6,970</text:p>
          </table:table-cell>
          <table:table-cell office:value-type="float" office:value="7840" table:style-name="ce57">
            <text:p>7,8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2</text:p>
          </table:table-cell>
          <table:table-cell office:value-type="float" office:value="8310" table:style-name="ce53">
            <text:p>8,310</text:p>
          </table:table-cell>
          <table:table-cell office:value-type="float" office:value="770" table:style-name="ce53">
            <text:p>770</text:p>
          </table:table-cell>
          <table:table-cell office:value-type="float" office:value="410" table:style-name="ce53">
            <text:p>410</text:p>
          </table:table-cell>
          <table:table-cell office:value-type="float" office:value="200" table:style-name="ce53">
            <text:p>200</text:p>
          </table:table-cell>
          <table:table-cell office:value-type="float" office:value="9690" table:style-name="ce53">
            <text:p>9,690</text:p>
          </table:table-cell>
          <table:table-cell office:value-type="float" office:value="8270" table:style-name="ce57">
            <text:p>8,2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2</text:p>
          </table:table-cell>
          <table:table-cell office:value-type="float" office:value="6910" table:style-name="ce53">
            <text:p>6,910</text:p>
          </table:table-cell>
          <table:table-cell office:value-type="float" office:value="620" table:style-name="ce53">
            <text:p>620</text:p>
          </table:table-cell>
          <table:table-cell office:value-type="float" office:value="380" table:style-name="ce53">
            <text:p>380</text:p>
          </table:table-cell>
          <table:table-cell office:value-type="float" office:value="160" table:style-name="ce53">
            <text:p>160</text:p>
          </table:table-cell>
          <table:table-cell office:value-type="float" office:value="8070" table:style-name="ce53">
            <text:p>8,070</text:p>
          </table:table-cell>
          <table:table-cell office:value-type="float" office:value="8560" table:style-name="ce57">
            <text:p>8,5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2</text:p>
          </table:table-cell>
          <table:table-cell office:value-type="float" office:value="6880" table:style-name="ce53">
            <text:p>6,880</text:p>
          </table:table-cell>
          <table:table-cell office:value-type="float" office:value="790" table:style-name="ce53">
            <text:p>790</text:p>
          </table:table-cell>
          <table:table-cell office:value-type="float" office:value="320" table:style-name="ce53">
            <text:p>320</text:p>
          </table:table-cell>
          <table:table-cell office:value-type="float" office:value="210" table:style-name="ce53">
            <text:p>210</text:p>
          </table:table-cell>
          <table:table-cell office:value-type="float" office:value="8200" table:style-name="ce53">
            <text:p>8,200</text:p>
          </table:table-cell>
          <table:table-cell office:value-type="float" office:value="8530" table:style-name="ce57">
            <text:p>8,5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2</text:p>
          </table:table-cell>
          <table:table-cell office:value-type="float" office:value="6720" table:style-name="ce53">
            <text:p>6,720</text:p>
          </table:table-cell>
          <table:table-cell office:value-type="float" office:value="620" table:style-name="ce53">
            <text:p>620</text:p>
          </table:table-cell>
          <table:table-cell office:value-type="float" office:value="320" table:style-name="ce53">
            <text:p>320</text:p>
          </table:table-cell>
          <table:table-cell office:value-type="float" office:value="190" table:style-name="ce53">
            <text:p>190</text:p>
          </table:table-cell>
          <table:table-cell office:value-type="float" office:value="7850" table:style-name="ce53">
            <text:p>7,850</text:p>
          </table:table-cell>
          <table:table-cell office:value-type="float" office:value="7580" table:style-name="ce57">
            <text:p>7,5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2</text:p>
          </table:table-cell>
          <table:table-cell office:value-type="float" office:value="7040" table:style-name="ce53">
            <text:p>7,040</text:p>
          </table:table-cell>
          <table:table-cell office:value-type="float" office:value="650" table:style-name="ce53">
            <text:p>650</text:p>
          </table:table-cell>
          <table:table-cell office:value-type="float" office:value="320" table:style-name="ce53">
            <text:p>320</text:p>
          </table:table-cell>
          <table:table-cell office:value-type="float" office:value="180" table:style-name="ce53">
            <text:p>180</text:p>
          </table:table-cell>
          <table:table-cell office:value-type="float" office:value="8190" table:style-name="ce53">
            <text:p>8,190</text:p>
          </table:table-cell>
          <table:table-cell office:value-type="float" office:value="8160" table:style-name="ce57">
            <text:p>8,1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2</text:p>
          </table:table-cell>
          <table:table-cell office:value-type="float" office:value="6910" table:style-name="ce53">
            <text:p>6,910</text:p>
          </table:table-cell>
          <table:table-cell office:value-type="float" office:value="680" table:style-name="ce53">
            <text:p>680</text:p>
          </table:table-cell>
          <table:table-cell office:value-type="float" office:value="330" table:style-name="ce53">
            <text:p>330</text:p>
          </table:table-cell>
          <table:table-cell office:value-type="float" office:value="170" table:style-name="ce53">
            <text:p>170</text:p>
          </table:table-cell>
          <table:table-cell office:value-type="float" office:value="8090" table:style-name="ce53">
            <text:p>8,090</text:p>
          </table:table-cell>
          <table:table-cell office:value-type="float" office:value="8010" table:style-name="ce57">
            <text:p>8,0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2</text:p>
          </table:table-cell>
          <table:table-cell office:value-type="float" office:value="6640" table:style-name="ce53">
            <text:p>6,640</text:p>
          </table:table-cell>
          <table:table-cell office:value-type="float" office:value="630" table:style-name="ce53">
            <text:p>630</text:p>
          </table:table-cell>
          <table:table-cell office:value-type="float" office:value="350" table:style-name="ce53">
            <text:p>350</text:p>
          </table:table-cell>
          <table:table-cell office:value-type="float" office:value="190" table:style-name="ce53">
            <text:p>190</text:p>
          </table:table-cell>
          <table:table-cell office:value-type="float" office:value="7810" table:style-name="ce53">
            <text:p>7,810</text:p>
          </table:table-cell>
          <table:table-cell office:value-type="float" office:value="8100" table:style-name="ce57">
            <text:p>8,1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2</text:p>
          </table:table-cell>
          <table:table-cell office:value-type="float" office:value="7190" table:style-name="ce53">
            <text:p>7,190</text:p>
          </table:table-cell>
          <table:table-cell office:value-type="float" office:value="710" table:style-name="ce53">
            <text:p>710</text:p>
          </table:table-cell>
          <table:table-cell office:value-type="float" office:value="390" table:style-name="ce53">
            <text:p>390</text:p>
          </table:table-cell>
          <table:table-cell office:value-type="float" office:value="190" table:style-name="ce53">
            <text:p>190</text:p>
          </table:table-cell>
          <table:table-cell office:value-type="float" office:value="8480" table:style-name="ce53">
            <text:p>8,480</text:p>
          </table:table-cell>
          <table:table-cell office:value-type="float" office:value="7970" table:style-name="ce57">
            <text:p>7,9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2</text:p>
          </table:table-cell>
          <table:table-cell office:value-type="float" office:value="7620" table:style-name="ce53">
            <text:p>7,620</text:p>
          </table:table-cell>
          <table:table-cell office:value-type="float" office:value="750" table:style-name="ce53">
            <text:p>750</text:p>
          </table:table-cell>
          <table:table-cell office:value-type="float" office:value="430" table:style-name="ce53">
            <text:p>430</text:p>
          </table:table-cell>
          <table:table-cell office:value-type="float" office:value="170" table:style-name="ce53">
            <text:p>170</text:p>
          </table:table-cell>
          <table:table-cell office:value-type="float" office:value="8970" table:style-name="ce53">
            <text:p>8,970</text:p>
          </table:table-cell>
          <table:table-cell office:value-type="float" office:value="8310" table:style-name="ce57">
            <text:p>8,3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2</text:p>
          </table:table-cell>
          <table:table-cell office:value-type="float" office:value="7130" table:style-name="ce53">
            <text:p>7,130</text:p>
          </table:table-cell>
          <table:table-cell office:value-type="float" office:value="640" table:style-name="ce53">
            <text:p>640</text:p>
          </table:table-cell>
          <table:table-cell office:value-type="float" office:value="310" table:style-name="ce53">
            <text:p>310</text:p>
          </table:table-cell>
          <table:table-cell office:value-type="float" office:value="170" table:style-name="ce53">
            <text:p>170</text:p>
          </table:table-cell>
          <table:table-cell office:value-type="float" office:value="8250" table:style-name="ce53">
            <text:p>8,250</text:p>
          </table:table-cell>
          <table:table-cell office:value-type="float" office:value="8170" table:style-name="ce57">
            <text:p>8,1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3</text:p>
          </table:table-cell>
          <table:table-cell office:value-type="float" office:value="6380" table:style-name="ce53">
            <text:p>6,380</text:p>
          </table:table-cell>
          <table:table-cell office:value-type="float" office:value="550" table:style-name="ce53">
            <text:p>550</text:p>
          </table:table-cell>
          <table:table-cell office:value-type="float" office:value="300" table:style-name="ce53">
            <text:p>300</text:p>
          </table:table-cell>
          <table:table-cell office:value-type="float" office:value="170" table:style-name="ce53">
            <text:p>170</text:p>
          </table:table-cell>
          <table:table-cell office:value-type="float" office:value="7400" table:style-name="ce53">
            <text:p>7,400</text:p>
          </table:table-cell>
          <table:table-cell office:value-type="float" office:value="8250" table:style-name="ce57">
            <text:p>8,2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3</text:p>
          </table:table-cell>
          <table:table-cell office:value-type="float" office:value="5910" table:style-name="ce53">
            <text:p>5,910</text:p>
          </table:table-cell>
          <table:table-cell office:value-type="float" office:value="590" table:style-name="ce53">
            <text:p>590</text:p>
          </table:table-cell>
          <table:table-cell office:value-type="float" office:value="280" table:style-name="ce53">
            <text:p>280</text:p>
          </table:table-cell>
          <table:table-cell office:value-type="float" office:value="180" table:style-name="ce53">
            <text:p>180</text:p>
          </table:table-cell>
          <table:table-cell office:value-type="float" office:value="6960" table:style-name="ce53">
            <text:p>6,960</text:p>
          </table:table-cell>
          <table:table-cell office:value-type="float" office:value="8170" table:style-name="ce57">
            <text:p>8,1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3</text:p>
          </table:table-cell>
          <table:table-cell office:value-type="float" office:value="8610" table:style-name="ce53">
            <text:p>8,610</text:p>
          </table:table-cell>
          <table:table-cell office:value-type="float" office:value="820" table:style-name="ce53">
            <text:p>820</text:p>
          </table:table-cell>
          <table:table-cell office:value-type="float" office:value="400" table:style-name="ce53">
            <text:p>400</text:p>
          </table:table-cell>
          <table:table-cell office:value-type="float" office:value="200" table:style-name="ce53">
            <text:p>200</text:p>
          </table:table-cell>
          <table:table-cell office:value-type="float" office:value="10030" table:style-name="ce53">
            <text:p>10,030</text:p>
          </table:table-cell>
          <table:table-cell office:value-type="float" office:value="8860" table:style-name="ce57">
            <text:p>8,8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3</text:p>
          </table:table-cell>
          <table:table-cell office:value-type="float" office:value="7080" table:style-name="ce53">
            <text:p>7,080</text:p>
          </table:table-cell>
          <table:table-cell office:value-type="float" office:value="690" table:style-name="ce53">
            <text:p>690</text:p>
          </table:table-cell>
          <table:table-cell office:value-type="float" office:value="370" table:style-name="ce53">
            <text:p>370</text:p>
          </table:table-cell>
          <table:table-cell office:value-type="float" office:value="230" table:style-name="ce53">
            <text:p>230</text:p>
          </table:table-cell>
          <table:table-cell office:value-type="float" office:value="8370" table:style-name="ce53">
            <text:p>8,370</text:p>
          </table:table-cell>
          <table:table-cell office:value-type="float" office:value="8430" table:style-name="ce57">
            <text:p>8,4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3</text:p>
          </table:table-cell>
          <table:table-cell office:value-type="float" office:value="7170" table:style-name="ce53">
            <text:p>7,170</text:p>
          </table:table-cell>
          <table:table-cell office:value-type="float" office:value="750" table:style-name="ce53">
            <text:p>750</text:p>
          </table:table-cell>
          <table:table-cell office:value-type="float" office:value="370" table:style-name="ce53">
            <text:p>370</text:p>
          </table:table-cell>
          <table:table-cell office:value-type="float" office:value="240" table:style-name="ce53">
            <text:p>240</text:p>
          </table:table-cell>
          <table:table-cell office:value-type="float" office:value="8530" table:style-name="ce53">
            <text:p>8,530</text:p>
          </table:table-cell>
          <table:table-cell office:value-type="float" office:value="8590" table:style-name="ce57">
            <text:p>8,5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3</text:p>
          </table:table-cell>
          <table:table-cell office:value-type="float" office:value="6900" table:style-name="ce53">
            <text:p>6,900</text:p>
          </table:table-cell>
          <table:table-cell office:value-type="float" office:value="630" table:style-name="ce53">
            <text:p>630</text:p>
          </table:table-cell>
          <table:table-cell office:value-type="float" office:value="360" table:style-name="ce53">
            <text:p>360</text:p>
          </table:table-cell>
          <table:table-cell office:value-type="float" office:value="200" table:style-name="ce53">
            <text:p>200</text:p>
          </table:table-cell>
          <table:table-cell office:value-type="float" office:value="8090" table:style-name="ce53">
            <text:p>8,090</text:p>
          </table:table-cell>
          <table:table-cell office:value-type="float" office:value="8440" table:style-name="ce57">
            <text:p>8,4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3</text:p>
          </table:table-cell>
          <table:table-cell office:value-type="float" office:value="7750" table:style-name="ce53">
            <text:p>7,750</text:p>
          </table:table-cell>
          <table:table-cell office:value-type="float" office:value="720" table:style-name="ce53">
            <text:p>720</text:p>
          </table:table-cell>
          <table:table-cell office:value-type="float" office:value="390" table:style-name="ce53">
            <text:p>390</text:p>
          </table:table-cell>
          <table:table-cell office:value-type="float" office:value="220" table:style-name="ce53">
            <text:p>220</text:p>
          </table:table-cell>
          <table:table-cell office:value-type="float" office:value="9080" table:style-name="ce53">
            <text:p>9,080</text:p>
          </table:table-cell>
          <table:table-cell office:value-type="float" office:value="8700" table:style-name="ce57">
            <text:p>8,7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3</text:p>
          </table:table-cell>
          <table:table-cell office:value-type="float" office:value="7360" table:style-name="ce53">
            <text:p>7,360</text:p>
          </table:table-cell>
          <table:table-cell office:value-type="float" office:value="710" table:style-name="ce53">
            <text:p>710</text:p>
          </table:table-cell>
          <table:table-cell office:value-type="float" office:value="360" table:style-name="ce53">
            <text:p>360</text:p>
          </table:table-cell>
          <table:table-cell office:value-type="float" office:value="190" table:style-name="ce53">
            <text:p>190</text:p>
          </table:table-cell>
          <table:table-cell office:value-type="float" office:value="8620" table:style-name="ce53">
            <text:p>8,620</text:p>
          </table:table-cell>
          <table:table-cell office:value-type="float" office:value="8940" table:style-name="ce57">
            <text:p>8,9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3</text:p>
          </table:table-cell>
          <table:table-cell office:value-type="float" office:value="7430" table:style-name="ce53">
            <text:p>7,430</text:p>
          </table:table-cell>
          <table:table-cell office:value-type="float" office:value="700" table:style-name="ce53">
            <text:p>700</text:p>
          </table:table-cell>
          <table:table-cell office:value-type="float" office:value="390" table:style-name="ce53">
            <text:p>390</text:p>
          </table:table-cell>
          <table:table-cell office:value-type="float" office:value="190" table:style-name="ce53">
            <text:p>190</text:p>
          </table:table-cell>
          <table:table-cell office:value-type="float" office:value="8710" table:style-name="ce53">
            <text:p>8,710</text:p>
          </table:table-cell>
          <table:table-cell office:value-type="float" office:value="8680" table:style-name="ce57">
            <text:p>8,6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3</text:p>
          </table:table-cell>
          <table:table-cell office:value-type="float" office:value="7960" table:style-name="ce53">
            <text:p>7,960</text:p>
          </table:table-cell>
          <table:table-cell office:value-type="float" office:value="730" table:style-name="ce53">
            <text:p>730</text:p>
          </table:table-cell>
          <table:table-cell office:value-type="float" office:value="430" table:style-name="ce53">
            <text:p>430</text:p>
          </table:table-cell>
          <table:table-cell office:value-type="float" office:value="200" table:style-name="ce53">
            <text:p>200</text:p>
          </table:table-cell>
          <table:table-cell office:value-type="float" office:value="9320" table:style-name="ce53">
            <text:p>9,320</text:p>
          </table:table-cell>
          <table:table-cell office:value-type="float" office:value="8830" table:style-name="ce57">
            <text:p>8,8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3</text:p>
          </table:table-cell>
          <table:table-cell office:value-type="float" office:value="8410" table:style-name="ce53">
            <text:p>8,410</text:p>
          </table:table-cell>
          <table:table-cell office:value-type="float" office:value="850" table:style-name="ce53">
            <text:p>850</text:p>
          </table:table-cell>
          <table:table-cell office:value-type="float" office:value="390" table:style-name="ce53">
            <text:p>390</text:p>
          </table:table-cell>
          <table:table-cell office:value-type="float" office:value="240" table:style-name="ce53">
            <text:p>240</text:p>
          </table:table-cell>
          <table:table-cell office:value-type="float" office:value="9890" table:style-name="ce53">
            <text:p>9,890</text:p>
          </table:table-cell>
          <table:table-cell office:value-type="float" office:value="9460" table:style-name="ce57">
            <text:p>9,4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3</text:p>
          </table:table-cell>
          <table:table-cell office:value-type="float" office:value="8390" table:style-name="ce53">
            <text:p>8,390</text:p>
          </table:table-cell>
          <table:table-cell office:value-type="float" office:value="790" table:style-name="ce53">
            <text:p>790</text:p>
          </table:table-cell>
          <table:table-cell office:value-type="float" office:value="400" table:style-name="ce53">
            <text:p>400</text:p>
          </table:table-cell>
          <table:table-cell office:value-type="float" office:value="230" table:style-name="ce53">
            <text:p>230</text:p>
          </table:table-cell>
          <table:table-cell office:value-type="float" office:value="9810" table:style-name="ce53">
            <text:p>9,810</text:p>
          </table:table-cell>
          <table:table-cell office:value-type="float" office:value="9250" table:style-name="ce57">
            <text:p>9,2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4</text:p>
          </table:table-cell>
          <table:table-cell office:value-type="float" office:value="7100" table:style-name="ce53">
            <text:p>7,100</text:p>
          </table:table-cell>
          <table:table-cell office:value-type="float" office:value="690" table:style-name="ce53">
            <text:p>690</text:p>
          </table:table-cell>
          <table:table-cell office:value-type="float" office:value="330" table:style-name="ce53">
            <text:p>330</text:p>
          </table:table-cell>
          <table:table-cell office:value-type="float" office:value="240" table:style-name="ce53">
            <text:p>240</text:p>
          </table:table-cell>
          <table:table-cell office:value-type="float" office:value="8360" table:style-name="ce53">
            <text:p>8,360</text:p>
          </table:table-cell>
          <table:table-cell office:value-type="float" office:value="9050" table:style-name="ce57">
            <text:p>9,0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4</text:p>
          </table:table-cell>
          <table:table-cell office:value-type="float" office:value="6590" table:style-name="ce53">
            <text:p>6,590</text:p>
          </table:table-cell>
          <table:table-cell office:value-type="float" office:value="700" table:style-name="ce53">
            <text:p>700</text:p>
          </table:table-cell>
          <table:table-cell office:value-type="float" office:value="330" table:style-name="ce53">
            <text:p>330</text:p>
          </table:table-cell>
          <table:table-cell office:value-type="float" office:value="170" table:style-name="ce53">
            <text:p>170</text:p>
          </table:table-cell>
          <table:table-cell office:value-type="float" office:value="7790" table:style-name="ce53">
            <text:p>7,790</text:p>
          </table:table-cell>
          <table:table-cell office:value-type="float" office:value="9140" table:style-name="ce57">
            <text:p>9,1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4</text:p>
          </table:table-cell>
          <table:table-cell office:value-type="float" office:value="8690" table:style-name="ce53">
            <text:p>8,690</text:p>
          </table:table-cell>
          <table:table-cell office:value-type="float" office:value="810" table:style-name="ce53">
            <text:p>810</text:p>
          </table:table-cell>
          <table:table-cell office:value-type="float" office:value="460" table:style-name="ce53">
            <text:p>460</text:p>
          </table:table-cell>
          <table:table-cell office:value-type="float" office:value="240" table:style-name="ce53">
            <text:p>240</text:p>
          </table:table-cell>
          <table:table-cell office:value-type="float" office:value="10200" table:style-name="ce53">
            <text:p>10,200</text:p>
          </table:table-cell>
          <table:table-cell office:value-type="float" office:value="9320" table:style-name="ce57">
            <text:p>9,3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4</text:p>
          </table:table-cell>
          <table:table-cell office:value-type="float" office:value="7860" table:style-name="ce53">
            <text:p>7,860</text:p>
          </table:table-cell>
          <table:table-cell office:value-type="float" office:value="730" table:style-name="ce53">
            <text:p>730</text:p>
          </table:table-cell>
          <table:table-cell office:value-type="float" office:value="410" table:style-name="ce53">
            <text:p>410</text:p>
          </table:table-cell>
          <table:table-cell office:value-type="float" office:value="260" table:style-name="ce53">
            <text:p>260</text:p>
          </table:table-cell>
          <table:table-cell office:value-type="float" office:value="9260" table:style-name="ce53">
            <text:p>9,260</text:p>
          </table:table-cell>
          <table:table-cell office:value-type="float" office:value="9310" table:style-name="ce57">
            <text:p>9,3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4</text:p>
          </table:table-cell>
          <table:table-cell office:value-type="float" office:value="7380" table:style-name="ce53">
            <text:p>7,380</text:p>
          </table:table-cell>
          <table:table-cell office:value-type="float" office:value="760" table:style-name="ce53">
            <text:p>760</text:p>
          </table:table-cell>
          <table:table-cell office:value-type="float" office:value="390" table:style-name="ce53">
            <text:p>390</text:p>
          </table:table-cell>
          <table:table-cell office:value-type="float" office:value="250" table:style-name="ce53">
            <text:p>250</text:p>
          </table:table-cell>
          <table:table-cell office:value-type="float" office:value="8780" table:style-name="ce53">
            <text:p>8,780</text:p>
          </table:table-cell>
          <table:table-cell office:value-type="float" office:value="9260" table:style-name="ce57">
            <text:p>9,2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4</text:p>
          </table:table-cell>
          <table:table-cell office:value-type="float" office:value="8110" table:style-name="ce53">
            <text:p>8,110</text:p>
          </table:table-cell>
          <table:table-cell office:value-type="float" office:value="800" table:style-name="ce53">
            <text:p>800</text:p>
          </table:table-cell>
          <table:table-cell office:value-type="float" office:value="400" table:style-name="ce53">
            <text:p>400</text:p>
          </table:table-cell>
          <table:table-cell office:value-type="float" office:value="240" table:style-name="ce53">
            <text:p>240</text:p>
          </table:table-cell>
          <table:table-cell office:value-type="float" office:value="9550" table:style-name="ce53">
            <text:p>9,550</text:p>
          </table:table-cell>
          <table:table-cell office:value-type="float" office:value="9580" table:style-name="ce57">
            <text:p>9,5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4</text:p>
          </table:table-cell>
          <table:table-cell office:value-type="float" office:value="8310" table:style-name="ce53">
            <text:p>8,310</text:p>
          </table:table-cell>
          <table:table-cell office:value-type="float" office:value="840" table:style-name="ce53">
            <text:p>840</text:p>
          </table:table-cell>
          <table:table-cell office:value-type="float" office:value="420" table:style-name="ce53">
            <text:p>420</text:p>
          </table:table-cell>
          <table:table-cell office:value-type="float" office:value="200" table:style-name="ce53">
            <text:p>200</text:p>
          </table:table-cell>
          <table:table-cell office:value-type="float" office:value="9770" table:style-name="ce53">
            <text:p>9,770</text:p>
          </table:table-cell>
          <table:table-cell office:value-type="float" office:value="9450" table:style-name="ce57">
            <text:p>9,4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4</text:p>
          </table:table-cell>
          <table:table-cell office:value-type="float" office:value="7670" table:style-name="ce53">
            <text:p>7,670</text:p>
          </table:table-cell>
          <table:table-cell office:value-type="float" office:value="740" table:style-name="ce53">
            <text:p>740</text:p>
          </table:table-cell>
          <table:table-cell office:value-type="float" office:value="390" table:style-name="ce53">
            <text:p>390</text:p>
          </table:table-cell>
          <table:table-cell office:value-type="float" office:value="230" table:style-name="ce53">
            <text:p>230</text:p>
          </table:table-cell>
          <table:table-cell office:value-type="float" office:value="9030" table:style-name="ce53">
            <text:p>9,030</text:p>
          </table:table-cell>
          <table:table-cell office:value-type="float" office:value="9660" table:style-name="ce57">
            <text:p>9,6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4</text:p>
          </table:table-cell>
          <table:table-cell office:value-type="float" office:value="8520" table:style-name="ce53">
            <text:p>8,520</text:p>
          </table:table-cell>
          <table:table-cell office:value-type="float" office:value="860" table:style-name="ce53">
            <text:p>860</text:p>
          </table:table-cell>
          <table:table-cell office:value-type="float" office:value="460" table:style-name="ce53">
            <text:p>460</text:p>
          </table:table-cell>
          <table:table-cell office:value-type="float" office:value="210" table:style-name="ce53">
            <text:p>210</text:p>
          </table:table-cell>
          <table:table-cell office:value-type="float" office:value="10050" table:style-name="ce53">
            <text:p>10,050</text:p>
          </table:table-cell>
          <table:table-cell office:value-type="float" office:value="9610" table:style-name="ce57">
            <text:p>9,6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4</text:p>
          </table:table-cell>
          <table:table-cell office:value-type="float" office:value="8830" table:style-name="ce53">
            <text:p>8,830</text:p>
          </table:table-cell>
          <table:table-cell office:value-type="float" office:value="920" table:style-name="ce53">
            <text:p>920</text:p>
          </table:table-cell>
          <table:table-cell office:value-type="float" office:value="460" table:style-name="ce53">
            <text:p>460</text:p>
          </table:table-cell>
          <table:table-cell office:value-type="float" office:value="290" table:style-name="ce53">
            <text:p>290</text:p>
          </table:table-cell>
          <table:table-cell office:value-type="float" office:value="10500" table:style-name="ce53">
            <text:p>10,500</text:p>
          </table:table-cell>
          <table:table-cell office:value-type="float" office:value="9620" table:style-name="ce57">
            <text:p>9,6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4</text:p>
          </table:table-cell>
          <table:table-cell office:value-type="float" office:value="7740" table:style-name="ce53">
            <text:p>7,740</text:p>
          </table:table-cell>
          <table:table-cell office:value-type="float" office:value="810" table:style-name="ce53">
            <text:p>810</text:p>
          </table:table-cell>
          <table:table-cell office:value-type="float" office:value="420" table:style-name="ce53">
            <text:p>420</text:p>
          </table:table-cell>
          <table:table-cell office:value-type="float" office:value="240" table:style-name="ce53">
            <text:p>240</text:p>
          </table:table-cell>
          <table:table-cell office:value-type="float" office:value="9210" table:style-name="ce53">
            <text:p>9,210</text:p>
          </table:table-cell>
          <table:table-cell office:value-type="float" office:value="9500" table:style-name="ce57">
            <text:p>9,5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4</text:p>
          </table:table-cell>
          <table:table-cell office:value-type="float" office:value="9050" table:style-name="ce53">
            <text:p>9,050</text:p>
          </table:table-cell>
          <table:table-cell office:value-type="float" office:value="830" table:style-name="ce53">
            <text:p>830</text:p>
          </table:table-cell>
          <table:table-cell office:value-type="float" office:value="450" table:style-name="ce53">
            <text:p>450</text:p>
          </table:table-cell>
          <table:table-cell office:value-type="float" office:value="280" table:style-name="ce53">
            <text:p>280</text:p>
          </table:table-cell>
          <table:table-cell office:value-type="float" office:value="10610" table:style-name="ce53">
            <text:p>10,610</text:p>
          </table:table-cell>
          <table:table-cell office:value-type="float" office:value="9550" table:style-name="ce57">
            <text:p>9,5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5</text:p>
          </table:table-cell>
          <table:table-cell office:value-type="float" office:value="7310" table:style-name="ce53">
            <text:p>7,310</text:p>
          </table:table-cell>
          <table:table-cell office:value-type="float" office:value="640" table:style-name="ce53">
            <text:p>640</text:p>
          </table:table-cell>
          <table:table-cell office:value-type="float" office:value="370" table:style-name="ce53">
            <text:p>370</text:p>
          </table:table-cell>
          <table:table-cell office:value-type="float" office:value="190" table:style-name="ce53">
            <text:p>190</text:p>
          </table:table-cell>
          <table:table-cell office:value-type="float" office:value="8510" table:style-name="ce53">
            <text:p>8,510</text:p>
          </table:table-cell>
          <table:table-cell office:value-type="float" office:value="9650" table:style-name="ce57">
            <text:p>9,6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5</text:p>
          </table:table-cell>
          <table:table-cell office:value-type="float" office:value="7070" table:style-name="ce53">
            <text:p>7,070</text:p>
          </table:table-cell>
          <table:table-cell office:value-type="float" office:value="680" table:style-name="ce53">
            <text:p>680</text:p>
          </table:table-cell>
          <table:table-cell office:value-type="float" office:value="380" table:style-name="ce53">
            <text:p>380</text:p>
          </table:table-cell>
          <table:table-cell office:value-type="float" office:value="250" table:style-name="ce53">
            <text:p>250</text:p>
          </table:table-cell>
          <table:table-cell office:value-type="float" office:value="8380" table:style-name="ce53">
            <text:p>8,380</text:p>
          </table:table-cell>
          <table:table-cell office:value-type="float" office:value="9830" table:style-name="ce57">
            <text:p>9,8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5</text:p>
          </table:table-cell>
          <table:table-cell office:value-type="float" office:value="9210" table:style-name="ce53">
            <text:p>9,210</text:p>
          </table:table-cell>
          <table:table-cell office:value-type="float" office:value="1000" table:style-name="ce53">
            <text:p>1,000</text:p>
          </table:table-cell>
          <table:table-cell office:value-type="float" office:value="480" table:style-name="ce53">
            <text:p>480</text:p>
          </table:table-cell>
          <table:table-cell office:value-type="float" office:value="250" table:style-name="ce53">
            <text:p>250</text:p>
          </table:table-cell>
          <table:table-cell office:value-type="float" office:value="10940" table:style-name="ce53">
            <text:p>10,940</text:p>
          </table:table-cell>
          <table:table-cell office:value-type="float" office:value="9550" table:style-name="ce57">
            <text:p>9,5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5</text:p>
          </table:table-cell>
          <table:table-cell office:value-type="float" office:value="8150" table:style-name="ce53">
            <text:p>8,150</text:p>
          </table:table-cell>
          <table:table-cell office:value-type="float" office:value="640" table:style-name="ce53">
            <text:p>640</text:p>
          </table:table-cell>
          <table:table-cell office:value-type="float" office:value="480" table:style-name="ce53">
            <text:p>480</text:p>
          </table:table-cell>
          <table:table-cell office:value-type="float" office:value="290" table:style-name="ce53">
            <text:p>290</text:p>
          </table:table-cell>
          <table:table-cell office:value-type="float" office:value="9560" table:style-name="ce53">
            <text:p>9,560</text:p>
          </table:table-cell>
          <table:table-cell office:value-type="float" office:value="9700" table:style-name="ce57">
            <text:p>9,7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5</text:p>
          </table:table-cell>
          <table:table-cell office:value-type="float" office:value="7670" table:style-name="ce53">
            <text:p>7,670</text:p>
          </table:table-cell>
          <table:table-cell office:value-type="float" office:value="570" table:style-name="ce53">
            <text:p>570</text:p>
          </table:table-cell>
          <table:table-cell office:value-type="float" office:value="420" table:style-name="ce53">
            <text:p>420</text:p>
          </table:table-cell>
          <table:table-cell office:value-type="float" office:value="310" table:style-name="ce53">
            <text:p>310</text:p>
          </table:table-cell>
          <table:table-cell office:value-type="float" office:value="8970" table:style-name="ce53">
            <text:p>8,970</text:p>
          </table:table-cell>
          <table:table-cell office:value-type="float" office:value="9770" table:style-name="ce57">
            <text:p>9,7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5</text:p>
          </table:table-cell>
          <table:table-cell office:value-type="float" office:value="8990" table:style-name="ce53">
            <text:p>8,990</text:p>
          </table:table-cell>
          <table:table-cell office:value-type="float" office:value="610" table:style-name="ce53">
            <text:p>610</text:p>
          </table:table-cell>
          <table:table-cell office:value-type="float" office:value="490" table:style-name="ce53">
            <text:p>490</text:p>
          </table:table-cell>
          <table:table-cell office:value-type="float" office:value="320" table:style-name="ce53">
            <text:p>320</text:p>
          </table:table-cell>
          <table:table-cell office:value-type="float" office:value="10410" table:style-name="ce53">
            <text:p>10,410</text:p>
          </table:table-cell>
          <table:table-cell office:value-type="float" office:value="9970" table:style-name="ce57">
            <text:p>9,9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5</text:p>
          </table:table-cell>
          <table:table-cell office:value-type="float" office:value="9160" table:style-name="ce53">
            <text:p>9,160</text:p>
          </table:table-cell>
          <table:table-cell office:value-type="float" office:value="600" table:style-name="ce53">
            <text:p>600</text:p>
          </table:table-cell>
          <table:table-cell office:value-type="float" office:value="480" table:style-name="ce53">
            <text:p>480</text:p>
          </table:table-cell>
          <table:table-cell office:value-type="float" office:value="310" table:style-name="ce53">
            <text:p>310</text:p>
          </table:table-cell>
          <table:table-cell office:value-type="float" office:value="10550" table:style-name="ce53">
            <text:p>10,550</text:p>
          </table:table-cell>
          <table:table-cell office:value-type="float" office:value="9900" table:style-name="ce57">
            <text:p>9,9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5</text:p>
          </table:table-cell>
          <table:table-cell office:value-type="float" office:value="7700" table:style-name="ce53">
            <text:p>7,700</text:p>
          </table:table-cell>
          <table:table-cell office:value-type="float" office:value="590" table:style-name="ce53">
            <text:p>590</text:p>
          </table:table-cell>
          <table:table-cell office:value-type="float" office:value="420" table:style-name="ce53">
            <text:p>420</text:p>
          </table:table-cell>
          <table:table-cell office:value-type="float" office:value="210" table:style-name="ce53">
            <text:p>210</text:p>
          </table:table-cell>
          <table:table-cell office:value-type="float" office:value="8920" table:style-name="ce53">
            <text:p>8,920</text:p>
          </table:table-cell>
          <table:table-cell office:value-type="float" office:value="9920" table:style-name="ce57">
            <text:p>9,9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5</text:p>
          </table:table-cell>
          <table:table-cell office:value-type="float" office:value="9240" table:style-name="ce53">
            <text:p>9,240</text:p>
          </table:table-cell>
          <table:table-cell office:value-type="float" office:value="620" table:style-name="ce53">
            <text:p>620</text:p>
          </table:table-cell>
          <table:table-cell office:value-type="float" office:value="430" table:style-name="ce53">
            <text:p>430</text:p>
          </table:table-cell>
          <table:table-cell office:value-type="float" office:value="310" table:style-name="ce53">
            <text:p>310</text:p>
          </table:table-cell>
          <table:table-cell office:value-type="float" office:value="10600" table:style-name="ce53">
            <text:p>10,600</text:p>
          </table:table-cell>
          <table:table-cell office:value-type="float" office:value="10110" table:style-name="ce57">
            <text:p>10,1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5</text:p>
          </table:table-cell>
          <table:table-cell office:value-type="float" office:value="9310" table:style-name="ce53">
            <text:p>9,310</text:p>
          </table:table-cell>
          <table:table-cell office:value-type="float" office:value="650" table:style-name="ce53">
            <text:p>650</text:p>
          </table:table-cell>
          <table:table-cell office:value-type="float" office:value="500" table:style-name="ce53">
            <text:p>500</text:p>
          </table:table-cell>
          <table:table-cell office:value-type="float" office:value="260" table:style-name="ce53">
            <text:p>260</text:p>
          </table:table-cell>
          <table:table-cell office:value-type="float" office:value="10720" table:style-name="ce53">
            <text:p>10,720</text:p>
          </table:table-cell>
          <table:table-cell office:value-type="float" office:value="10250" table:style-name="ce57">
            <text:p>10,2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5</text:p>
          </table:table-cell>
          <table:table-cell office:value-type="float" office:value="8410" table:style-name="ce53">
            <text:p>8,410</text:p>
          </table:table-cell>
          <table:table-cell office:value-type="float" office:value="670" table:style-name="ce53">
            <text:p>670</text:p>
          </table:table-cell>
          <table:table-cell office:value-type="float" office:value="410" table:style-name="ce53">
            <text:p>410</text:p>
          </table:table-cell>
          <table:table-cell office:value-type="float" office:value="250" table:style-name="ce53">
            <text:p>250</text:p>
          </table:table-cell>
          <table:table-cell office:value-type="float" office:value="9740" table:style-name="ce53">
            <text:p>9,740</text:p>
          </table:table-cell>
          <table:table-cell office:value-type="float" office:value="9640" table:style-name="ce57">
            <text:p>9,6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5</text:p>
          </table:table-cell>
          <table:table-cell office:value-type="float" office:value="9480" table:style-name="ce53">
            <text:p>9,480</text:p>
          </table:table-cell>
          <table:table-cell office:value-type="float" office:value="750" table:style-name="ce53">
            <text:p>750</text:p>
          </table:table-cell>
          <table:table-cell office:value-type="float" office:value="480" table:style-name="ce53">
            <text:p>480</text:p>
          </table:table-cell>
          <table:table-cell office:value-type="float" office:value="360" table:style-name="ce53">
            <text:p>360</text:p>
          </table:table-cell>
          <table:table-cell office:value-type="float" office:value="11070" table:style-name="ce53">
            <text:p>11,070</text:p>
          </table:table-cell>
          <table:table-cell office:value-type="float" office:value="10000" table:style-name="ce57">
            <text:p>10,0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6</text:p>
          </table:table-cell>
          <table:table-cell office:value-type="float" office:value="7440" table:style-name="ce53">
            <text:p>7,440</text:p>
          </table:table-cell>
          <table:table-cell office:value-type="float" office:value="520" table:style-name="ce53">
            <text:p>520</text:p>
          </table:table-cell>
          <table:table-cell office:value-type="float" office:value="340" table:style-name="ce53">
            <text:p>340</text:p>
          </table:table-cell>
          <table:table-cell office:value-type="float" office:value="220" table:style-name="ce53">
            <text:p>220</text:p>
          </table:table-cell>
          <table:table-cell office:value-type="float" office:value="8520" table:style-name="ce53">
            <text:p>8,520</text:p>
          </table:table-cell>
          <table:table-cell office:value-type="float" office:value="9990" table:style-name="ce57">
            <text:p>9,9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6</text:p>
          </table:table-cell>
          <table:table-cell office:value-type="float" office:value="7720" table:style-name="ce53">
            <text:p>7,720</text:p>
          </table:table-cell>
          <table:table-cell office:value-type="float" office:value="510" table:style-name="ce53">
            <text:p>510</text:p>
          </table:table-cell>
          <table:table-cell office:value-type="float" office:value="350" table:style-name="ce53">
            <text:p>350</text:p>
          </table:table-cell>
          <table:table-cell office:value-type="float" office:value="240" table:style-name="ce53">
            <text:p>240</text:p>
          </table:table-cell>
          <table:table-cell office:value-type="float" office:value="8820" table:style-name="ce53">
            <text:p>8,820</text:p>
          </table:table-cell>
          <table:table-cell office:value-type="float" office:value="9910" table:style-name="ce57">
            <text:p>9,9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6</text:p>
          </table:table-cell>
          <table:table-cell office:value-type="float" office:value="10310" table:style-name="ce53">
            <text:p>10,310</text:p>
          </table:table-cell>
          <table:table-cell office:value-type="float" office:value="840" table:style-name="ce53">
            <text:p>840</text:p>
          </table:table-cell>
          <table:table-cell office:value-type="float" office:value="570" table:style-name="ce53">
            <text:p>570</text:p>
          </table:table-cell>
          <table:table-cell office:value-type="float" office:value="320" table:style-name="ce53">
            <text:p>320</text:p>
          </table:table-cell>
          <table:table-cell office:value-type="float" office:value="12040" table:style-name="ce53">
            <text:p>12,040</text:p>
          </table:table-cell>
          <table:table-cell office:value-type="float" office:value="10240" table:style-name="ce57">
            <text:p>10,2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6</text:p>
          </table:table-cell>
          <table:table-cell office:value-type="float" office:value="9060" table:style-name="ce53">
            <text:p>9,060</text:p>
          </table:table-cell>
          <table:table-cell office:value-type="float" office:value="650" table:style-name="ce53">
            <text:p>650</text:p>
          </table:table-cell>
          <table:table-cell office:value-type="float" office:value="490" table:style-name="ce53">
            <text:p>490</text:p>
          </table:table-cell>
          <table:table-cell office:value-type="float" office:value="330" table:style-name="ce53">
            <text:p>330</text:p>
          </table:table-cell>
          <table:table-cell office:value-type="float" office:value="10530" table:style-name="ce53">
            <text:p>10,530</text:p>
          </table:table-cell>
          <table:table-cell office:value-type="float" office:value="10600" table:style-name="ce57">
            <text:p>10,6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6</text:p>
          </table:table-cell>
          <table:table-cell office:value-type="float" office:value="8170" table:style-name="ce53">
            <text:p>8,170</text:p>
          </table:table-cell>
          <table:table-cell office:value-type="float" office:value="610" table:style-name="ce53">
            <text:p>610</text:p>
          </table:table-cell>
          <table:table-cell office:value-type="float" office:value="430" table:style-name="ce53">
            <text:p>430</text:p>
          </table:table-cell>
          <table:table-cell office:value-type="float" office:value="340" table:style-name="ce53">
            <text:p>340</text:p>
          </table:table-cell>
          <table:table-cell office:value-type="float" office:value="9550" table:style-name="ce53">
            <text:p>9,550</text:p>
          </table:table-cell>
          <table:table-cell office:value-type="float" office:value="10340" table:style-name="ce57">
            <text:p>10,3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6</text:p>
          </table:table-cell>
          <table:table-cell office:value-type="float" office:value="9800" table:style-name="ce53">
            <text:p>9,800</text:p>
          </table:table-cell>
          <table:table-cell office:value-type="float" office:value="670" table:style-name="ce53">
            <text:p>670</text:p>
          </table:table-cell>
          <table:table-cell office:value-type="float" office:value="530" table:style-name="ce53">
            <text:p>530</text:p>
          </table:table-cell>
          <table:table-cell office:value-type="float" office:value="310" table:style-name="ce53">
            <text:p>310</text:p>
          </table:table-cell>
          <table:table-cell office:value-type="float" office:value="11310" table:style-name="ce53">
            <text:p>11,310</text:p>
          </table:table-cell>
          <table:table-cell office:value-type="float" office:value="10910" table:style-name="ce57">
            <text:p>10,9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6</text:p>
          </table:table-cell>
          <table:table-cell office:value-type="float" office:value="8850" table:style-name="ce53">
            <text:p>8,850</text:p>
          </table:table-cell>
          <table:table-cell office:value-type="float" office:value="570" table:style-name="ce53">
            <text:p>570</text:p>
          </table:table-cell>
          <table:table-cell office:value-type="float" office:value="480" table:style-name="ce53">
            <text:p>480</text:p>
          </table:table-cell>
          <table:table-cell office:value-type="float" office:value="250" table:style-name="ce53">
            <text:p>250</text:p>
          </table:table-cell>
          <table:table-cell office:value-type="float" office:value="10150" table:style-name="ce53">
            <text:p>10,150</text:p>
          </table:table-cell>
          <table:table-cell office:value-type="float" office:value="10290" table:style-name="ce57">
            <text:p>10,2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6</text:p>
          </table:table-cell>
          <table:table-cell office:value-type="float" office:value="8840" table:style-name="ce53">
            <text:p>8,840</text:p>
          </table:table-cell>
          <table:table-cell office:value-type="float" office:value="600" table:style-name="ce53">
            <text:p>600</text:p>
          </table:table-cell>
          <table:table-cell office:value-type="float" office:value="570" table:style-name="ce53">
            <text:p>570</text:p>
          </table:table-cell>
          <table:table-cell office:value-type="float" office:value="310" table:style-name="ce53">
            <text:p>310</text:p>
          </table:table-cell>
          <table:table-cell office:value-type="float" office:value="10320" table:style-name="ce53">
            <text:p>10,320</text:p>
          </table:table-cell>
          <table:table-cell office:value-type="float" office:value="10500" table:style-name="ce57">
            <text:p>10,5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6</text:p>
          </table:table-cell>
          <table:table-cell office:value-type="float" office:value="9810" table:style-name="ce53">
            <text:p>9,810</text:p>
          </table:table-cell>
          <table:table-cell office:value-type="float" office:value="630" table:style-name="ce53">
            <text:p>630</text:p>
          </table:table-cell>
          <table:table-cell office:value-type="float" office:value="550" table:style-name="ce53">
            <text:p>550</text:p>
          </table:table-cell>
          <table:table-cell office:value-type="float" office:value="280" table:style-name="ce53">
            <text:p>280</text:p>
          </table:table-cell>
          <table:table-cell office:value-type="float" office:value="11270" table:style-name="ce53">
            <text:p>11,270</text:p>
          </table:table-cell>
          <table:table-cell office:value-type="float" office:value="10540" table:style-name="ce57">
            <text:p>10,5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6</text:p>
          </table:table-cell>
          <table:table-cell office:value-type="float" office:value="8650" table:style-name="ce53">
            <text:p>8,650</text:p>
          </table:table-cell>
          <table:table-cell office:value-type="float" office:value="570" table:style-name="ce53">
            <text:p>570</text:p>
          </table:table-cell>
          <table:table-cell office:value-type="float" office:value="430" table:style-name="ce53">
            <text:p>430</text:p>
          </table:table-cell>
          <table:table-cell office:value-type="float" office:value="330" table:style-name="ce53">
            <text:p>330</text:p>
          </table:table-cell>
          <table:table-cell office:value-type="float" office:value="9980" table:style-name="ce53">
            <text:p>9,980</text:p>
          </table:table-cell>
          <table:table-cell office:value-type="float" office:value="10210" table:style-name="ce57">
            <text:p>10,2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6</text:p>
          </table:table-cell>
          <table:table-cell office:value-type="float" office:value="9680" table:style-name="ce53">
            <text:p>9,680</text:p>
          </table:table-cell>
          <table:table-cell office:value-type="float" office:value="700" table:style-name="ce53">
            <text:p>700</text:p>
          </table:table-cell>
          <table:table-cell office:value-type="float" office:value="500" table:style-name="ce53">
            <text:p>500</text:p>
          </table:table-cell>
          <table:table-cell office:value-type="float" office:value="380" table:style-name="ce53">
            <text:p>380</text:p>
          </table:table-cell>
          <table:table-cell office:value-type="float" office:value="11260" table:style-name="ce53">
            <text:p>11,260</text:p>
          </table:table-cell>
          <table:table-cell office:value-type="float" office:value="10650" table:style-name="ce57">
            <text:p>10,6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6</text:p>
          </table:table-cell>
          <table:table-cell office:value-type="float" office:value="10040" table:style-name="ce53">
            <text:p>10,040</text:p>
          </table:table-cell>
          <table:table-cell office:value-type="float" office:value="750" table:style-name="ce53">
            <text:p>750</text:p>
          </table:table-cell>
          <table:table-cell office:value-type="float" office:value="510" table:style-name="ce53">
            <text:p>510</text:p>
          </table:table-cell>
          <table:table-cell office:value-type="float" office:value="340" table:style-name="ce53">
            <text:p>340</text:p>
          </table:table-cell>
          <table:table-cell office:value-type="float" office:value="11640" table:style-name="ce53">
            <text:p>11,640</text:p>
          </table:table-cell>
          <table:table-cell office:value-type="float" office:value="10610" table:style-name="ce57">
            <text:p>10,6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7</text:p>
          </table:table-cell>
          <table:table-cell office:value-type="float" office:value="8270" table:style-name="ce53">
            <text:p>8,270</text:p>
          </table:table-cell>
          <table:table-cell office:value-type="float" office:value="520" table:style-name="ce53">
            <text:p>520</text:p>
          </table:table-cell>
          <table:table-cell office:value-type="float" office:value="370" table:style-name="ce53">
            <text:p>370</text:p>
          </table:table-cell>
          <table:table-cell office:value-type="float" office:value="260" table:style-name="ce53">
            <text:p>260</text:p>
          </table:table-cell>
          <table:table-cell office:value-type="float" office:value="9420" table:style-name="ce53">
            <text:p>9,420</text:p>
          </table:table-cell>
          <table:table-cell office:value-type="float" office:value="10990" table:style-name="ce57">
            <text:p>10,9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7</text:p>
          </table:table-cell>
          <table:table-cell office:value-type="float" office:value="8040" table:style-name="ce53">
            <text:p>8,040</text:p>
          </table:table-cell>
          <table:table-cell office:value-type="float" office:value="570" table:style-name="ce53">
            <text:p>570</text:p>
          </table:table-cell>
          <table:table-cell office:value-type="float" office:value="410" table:style-name="ce53">
            <text:p>410</text:p>
          </table:table-cell>
          <table:table-cell office:value-type="float" office:value="260" table:style-name="ce53">
            <text:p>260</text:p>
          </table:table-cell>
          <table:table-cell office:value-type="float" office:value="9280" table:style-name="ce53">
            <text:p>9,280</text:p>
          </table:table-cell>
          <table:table-cell office:value-type="float" office:value="10830" table:style-name="ce57">
            <text:p>10,8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7</text:p>
          </table:table-cell>
          <table:table-cell office:value-type="float" office:value="11520" table:style-name="ce53">
            <text:p>11,520</text:p>
          </table:table-cell>
          <table:table-cell office:value-type="float" office:value="1000" table:style-name="ce53">
            <text:p>1,000</text:p>
          </table:table-cell>
          <table:table-cell office:value-type="float" office:value="610" table:style-name="ce53">
            <text:p>610</text:p>
          </table:table-cell>
          <table:table-cell office:value-type="float" office:value="330" table:style-name="ce53">
            <text:p>330</text:p>
          </table:table-cell>
          <table:table-cell office:value-type="float" office:value="13460" table:style-name="ce53">
            <text:p>13,460</text:p>
          </table:table-cell>
          <table:table-cell office:value-type="float" office:value="11040" table:style-name="ce57">
            <text:p>11,0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7</text:p>
          </table:table-cell>
          <table:table-cell office:value-type="float" office:value="8390" table:style-name="ce53">
            <text:p>8,390</text:p>
          </table:table-cell>
          <table:table-cell office:value-type="float" office:value="670" table:style-name="ce53">
            <text:p>670</text:p>
          </table:table-cell>
          <table:table-cell office:value-type="float" office:value="490" table:style-name="ce53">
            <text:p>490</text:p>
          </table:table-cell>
          <table:table-cell office:value-type="float" office:value="260" table:style-name="ce53">
            <text:p>260</text:p>
          </table:table-cell>
          <table:table-cell office:value-type="float" office:value="9810" table:style-name="ce53">
            <text:p>9,810</text:p>
          </table:table-cell>
          <table:table-cell office:value-type="float" office:value="10670" table:style-name="ce57">
            <text:p>10,6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7</text:p>
          </table:table-cell>
          <table:table-cell office:value-type="float" office:value="8790" table:style-name="ce53">
            <text:p>8,790</text:p>
          </table:table-cell>
          <table:table-cell office:value-type="float" office:value="670" table:style-name="ce53">
            <text:p>670</text:p>
          </table:table-cell>
          <table:table-cell office:value-type="float" office:value="470" table:style-name="ce53">
            <text:p>470</text:p>
          </table:table-cell>
          <table:table-cell office:value-type="float" office:value="280" table:style-name="ce53">
            <text:p>280</text:p>
          </table:table-cell>
          <table:table-cell office:value-type="float" office:value="10210" table:style-name="ce53">
            <text:p>10,210</text:p>
          </table:table-cell>
          <table:table-cell office:value-type="float" office:value="10600" table:style-name="ce57">
            <text:p>10,6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7</text:p>
          </table:table-cell>
          <table:table-cell office:value-type="float" office:value="9740" table:style-name="ce53">
            <text:p>9,740</text:p>
          </table:table-cell>
          <table:table-cell office:value-type="float" office:value="720" table:style-name="ce53">
            <text:p>720</text:p>
          </table:table-cell>
          <table:table-cell office:value-type="float" office:value="540" table:style-name="ce53">
            <text:p>540</text:p>
          </table:table-cell>
          <table:table-cell office:value-type="float" office:value="320" table:style-name="ce53">
            <text:p>320</text:p>
          </table:table-cell>
          <table:table-cell office:value-type="float" office:value="11320" table:style-name="ce53">
            <text:p>11,320</text:p>
          </table:table-cell>
          <table:table-cell office:value-type="float" office:value="10560" table:style-name="ce57">
            <text:p>10,5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7</text:p>
          </table:table-cell>
          <table:table-cell office:value-type="float" office:value="9070" table:style-name="ce53">
            <text:p>9,070</text:p>
          </table:table-cell>
          <table:table-cell office:value-type="float" office:value="590" table:style-name="ce53">
            <text:p>590</text:p>
          </table:table-cell>
          <table:table-cell office:value-type="float" office:value="500" table:style-name="ce53">
            <text:p>500</text:p>
          </table:table-cell>
          <table:table-cell office:value-type="float" office:value="230" table:style-name="ce53">
            <text:p>230</text:p>
          </table:table-cell>
          <table:table-cell office:value-type="float" office:value="10390" table:style-name="ce53">
            <text:p>10,390</text:p>
          </table:table-cell>
          <table:table-cell office:value-type="float" office:value="10940" table:style-name="ce57">
            <text:p>10,9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7</text:p>
          </table:table-cell>
          <table:table-cell office:value-type="float" office:value="8890" table:style-name="ce53">
            <text:p>8,890</text:p>
          </table:table-cell>
          <table:table-cell office:value-type="float" office:value="640" table:style-name="ce53">
            <text:p>640</text:p>
          </table:table-cell>
          <table:table-cell office:value-type="float" office:value="500" table:style-name="ce53">
            <text:p>500</text:p>
          </table:table-cell>
          <table:table-cell office:value-type="float" office:value="250" table:style-name="ce53">
            <text:p>250</text:p>
          </table:table-cell>
          <table:table-cell office:value-type="float" office:value="10280" table:style-name="ce53">
            <text:p>10,280</text:p>
          </table:table-cell>
          <table:table-cell office:value-type="float" office:value="10560" table:style-name="ce57">
            <text:p>10,5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7</text:p>
          </table:table-cell>
          <table:table-cell office:value-type="float" office:value="9120" table:style-name="ce53">
            <text:p>9,120</text:p>
          </table:table-cell>
          <table:table-cell office:value-type="float" office:value="620" table:style-name="ce53">
            <text:p>620</text:p>
          </table:table-cell>
          <table:table-cell office:value-type="float" office:value="500" table:style-name="ce53">
            <text:p>500</text:p>
          </table:table-cell>
          <table:table-cell office:value-type="float" office:value="310" table:style-name="ce53">
            <text:p>310</text:p>
          </table:table-cell>
          <table:table-cell office:value-type="float" office:value="10550" table:style-name="ce53">
            <text:p>10,550</text:p>
          </table:table-cell>
          <table:table-cell office:value-type="float" office:value="10210" table:style-name="ce57">
            <text:p>10,2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7</text:p>
          </table:table-cell>
          <table:table-cell office:value-type="float" office:value="9380" table:style-name="ce53">
            <text:p>9,380</text:p>
          </table:table-cell>
          <table:table-cell office:value-type="float" office:value="690" table:style-name="ce53">
            <text:p>690</text:p>
          </table:table-cell>
          <table:table-cell office:value-type="float" office:value="480" table:style-name="ce53">
            <text:p>480</text:p>
          </table:table-cell>
          <table:table-cell office:value-type="float" office:value="310" table:style-name="ce53">
            <text:p>310</text:p>
          </table:table-cell>
          <table:table-cell office:value-type="float" office:value="10860" table:style-name="ce53">
            <text:p>10,860</text:p>
          </table:table-cell>
          <table:table-cell office:value-type="float" office:value="10600" table:style-name="ce57">
            <text:p>10,6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7</text:p>
          </table:table-cell>
          <table:table-cell office:value-type="float" office:value="9790" table:style-name="ce53">
            <text:p>9,790</text:p>
          </table:table-cell>
          <table:table-cell office:value-type="float" office:value="730" table:style-name="ce53">
            <text:p>730</text:p>
          </table:table-cell>
          <table:table-cell office:value-type="float" office:value="550" table:style-name="ce53">
            <text:p>550</text:p>
          </table:table-cell>
          <table:table-cell office:value-type="float" office:value="310" table:style-name="ce53">
            <text:p>310</text:p>
          </table:table-cell>
          <table:table-cell office:value-type="float" office:value="11380" table:style-name="ce53">
            <text:p>11,380</text:p>
          </table:table-cell>
          <table:table-cell office:value-type="float" office:value="10920" table:style-name="ce57">
            <text:p>10,9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7</text:p>
          </table:table-cell>
          <table:table-cell office:value-type="float" office:value="9870" table:style-name="ce53">
            <text:p>9,870</text:p>
          </table:table-cell>
          <table:table-cell office:value-type="float" office:value="700" table:style-name="ce53">
            <text:p>700</text:p>
          </table:table-cell>
          <table:table-cell office:value-type="float" office:value="450" table:style-name="ce53">
            <text:p>450</text:p>
          </table:table-cell>
          <table:table-cell office:value-type="float" office:value="300" table:style-name="ce53">
            <text:p>300</text:p>
          </table:table-cell>
          <table:table-cell office:value-type="float" office:value="11320" table:style-name="ce53">
            <text:p>11,320</text:p>
          </table:table-cell>
          <table:table-cell office:value-type="float" office:value="10640" table:style-name="ce57">
            <text:p>10,6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8</text:p>
          </table:table-cell>
          <table:table-cell office:value-type="float" office:value="8150" table:style-name="ce53">
            <text:p>8,150</text:p>
          </table:table-cell>
          <table:table-cell office:value-type="float" office:value="540" table:style-name="ce53">
            <text:p>540</text:p>
          </table:table-cell>
          <table:table-cell office:value-type="float" office:value="390" table:style-name="ce53">
            <text:p>390</text:p>
          </table:table-cell>
          <table:table-cell office:value-type="float" office:value="270" table:style-name="ce53">
            <text:p>270</text:p>
          </table:table-cell>
          <table:table-cell office:value-type="float" office:value="9350" table:style-name="ce53">
            <text:p>9,350</text:p>
          </table:table-cell>
          <table:table-cell office:value-type="float" office:value="10480" table:style-name="ce57">
            <text:p>10,4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8</text:p>
          </table:table-cell>
          <table:table-cell office:value-type="float" office:value="7680" table:style-name="ce53">
            <text:p>7,680</text:p>
          </table:table-cell>
          <table:table-cell office:value-type="float" office:value="570" table:style-name="ce53">
            <text:p>570</text:p>
          </table:table-cell>
          <table:table-cell office:value-type="float" office:value="430" table:style-name="ce53">
            <text:p>430</text:p>
          </table:table-cell>
          <table:table-cell office:value-type="float" office:value="250" table:style-name="ce53">
            <text:p>250</text:p>
          </table:table-cell>
          <table:table-cell office:value-type="float" office:value="8930" table:style-name="ce53">
            <text:p>8,930</text:p>
          </table:table-cell>
          <table:table-cell office:value-type="float" office:value="10390" table:style-name="ce57">
            <text:p>10,3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8</text:p>
          </table:table-cell>
          <table:table-cell office:value-type="float" office:value="10270" table:style-name="ce53">
            <text:p>10,270</text:p>
          </table:table-cell>
          <table:table-cell office:value-type="float" office:value="590" table:style-name="ce53">
            <text:p>590</text:p>
          </table:table-cell>
          <table:table-cell office:value-type="float" office:value="620" table:style-name="ce53">
            <text:p>620</text:p>
          </table:table-cell>
          <table:table-cell office:value-type="float" office:value="280" table:style-name="ce53">
            <text:p>280</text:p>
          </table:table-cell>
          <table:table-cell office:value-type="float" office:value="11760" table:style-name="ce53">
            <text:p>11,760</text:p>
          </table:table-cell>
          <table:table-cell office:value-type="float" office:value="10160" table:style-name="ce57">
            <text:p>10,1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8</text:p>
          </table:table-cell>
          <table:table-cell office:value-type="float" office:value="8720" table:style-name="ce53">
            <text:p>8,720</text:p>
          </table:table-cell>
          <table:table-cell office:value-type="float" office:value="670" table:style-name="ce53">
            <text:p>670</text:p>
          </table:table-cell>
          <table:table-cell office:value-type="float" office:value="500" table:style-name="ce53">
            <text:p>500</text:p>
          </table:table-cell>
          <table:table-cell office:value-type="float" office:value="280" table:style-name="ce53">
            <text:p>280</text:p>
          </table:table-cell>
          <table:table-cell office:value-type="float" office:value="10170" table:style-name="ce53">
            <text:p>10,170</text:p>
          </table:table-cell>
          <table:table-cell office:value-type="float" office:value="10550" table:style-name="ce57">
            <text:p>10,5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8</text:p>
          </table:table-cell>
          <table:table-cell office:value-type="float" office:value="8680" table:style-name="ce53">
            <text:p>8,680</text:p>
          </table:table-cell>
          <table:table-cell office:value-type="float" office:value="640" table:style-name="ce53">
            <text:p>640</text:p>
          </table:table-cell>
          <table:table-cell office:value-type="float" office:value="460" table:style-name="ce53">
            <text:p>460</text:p>
          </table:table-cell>
          <table:table-cell office:value-type="float" office:value="280" table:style-name="ce53">
            <text:p>280</text:p>
          </table:table-cell>
          <table:table-cell office:value-type="float" office:value="10060" table:style-name="ce53">
            <text:p>10,060</text:p>
          </table:table-cell>
          <table:table-cell office:value-type="float" office:value="10500" table:style-name="ce57">
            <text:p>10,5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8</text:p>
          </table:table-cell>
          <table:table-cell office:value-type="float" office:value="9160" table:style-name="ce53">
            <text:p>9,160</text:p>
          </table:table-cell>
          <table:table-cell office:value-type="float" office:value="710" table:style-name="ce53">
            <text:p>710</text:p>
          </table:table-cell>
          <table:table-cell office:value-type="float" office:value="480" table:style-name="ce53">
            <text:p>480</text:p>
          </table:table-cell>
          <table:table-cell office:value-type="float" office:value="280" table:style-name="ce53">
            <text:p>280</text:p>
          </table:table-cell>
          <table:table-cell office:value-type="float" office:value="10630" table:style-name="ce53">
            <text:p>10,630</text:p>
          </table:table-cell>
          <table:table-cell office:value-type="float" office:value="10270" table:style-name="ce57">
            <text:p>10,2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8</text:p>
          </table:table-cell>
          <table:table-cell office:value-type="float" office:value="8900" table:style-name="ce53">
            <text:p>8,900</text:p>
          </table:table-cell>
          <table:table-cell office:value-type="float" office:value="670" table:style-name="ce53">
            <text:p>670</text:p>
          </table:table-cell>
          <table:table-cell office:value-type="float" office:value="490" table:style-name="ce53">
            <text:p>490</text:p>
          </table:table-cell>
          <table:table-cell office:value-type="float" office:value="230" table:style-name="ce53">
            <text:p>230</text:p>
          </table:table-cell>
          <table:table-cell office:value-type="float" office:value="10290" table:style-name="ce53">
            <text:p>10,290</text:p>
          </table:table-cell>
          <table:table-cell office:value-type="float" office:value="10350" table:style-name="ce57">
            <text:p>10,3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8</text:p>
          </table:table-cell>
          <table:table-cell office:value-type="float" office:value="9070" table:style-name="ce53">
            <text:p>9,070</text:p>
          </table:table-cell>
          <table:table-cell office:value-type="float" office:value="710" table:style-name="ce53">
            <text:p>710</text:p>
          </table:table-cell>
          <table:table-cell office:value-type="float" office:value="540" table:style-name="ce53">
            <text:p>540</text:p>
          </table:table-cell>
          <table:table-cell office:value-type="float" office:value="300" table:style-name="ce53">
            <text:p>300</text:p>
          </table:table-cell>
          <table:table-cell office:value-type="float" office:value="10620" table:style-name="ce53">
            <text:p>10,620</text:p>
          </table:table-cell>
          <table:table-cell office:value-type="float" office:value="10570" table:style-name="ce57">
            <text:p>10,5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8</text:p>
          </table:table-cell>
          <table:table-cell office:value-type="float" office:value="8750" table:style-name="ce53">
            <text:p>8,750</text:p>
          </table:table-cell>
          <table:table-cell office:value-type="float" office:value="630" table:style-name="ce53">
            <text:p>630</text:p>
          </table:table-cell>
          <table:table-cell office:value-type="float" office:value="470" table:style-name="ce53">
            <text:p>470</text:p>
          </table:table-cell>
          <table:table-cell office:value-type="float" office:value="280" table:style-name="ce53">
            <text:p>280</text:p>
          </table:table-cell>
          <table:table-cell office:value-type="float" office:value="10130" table:style-name="ce53">
            <text:p>10,130</text:p>
          </table:table-cell>
          <table:table-cell office:value-type="float" office:value="10590" table:style-name="ce57">
            <text:p>10,5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8</text:p>
          </table:table-cell>
          <table:table-cell office:value-type="float" office:value="9710" table:style-name="ce53">
            <text:p>9,710</text:p>
          </table:table-cell>
          <table:table-cell office:value-type="float" office:value="690" table:style-name="ce53">
            <text:p>690</text:p>
          </table:table-cell>
          <table:table-cell office:value-type="float" office:value="610" table:style-name="ce53">
            <text:p>610</text:p>
          </table:table-cell>
          <table:table-cell office:value-type="float" office:value="280" table:style-name="ce53">
            <text:p>280</text:p>
          </table:table-cell>
          <table:table-cell office:value-type="float" office:value="11290" table:style-name="ce53">
            <text:p>11,290</text:p>
          </table:table-cell>
          <table:table-cell office:value-type="float" office:value="10550" table:style-name="ce57">
            <text:p>10,5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8</text:p>
          </table:table-cell>
          <table:table-cell office:value-type="float" office:value="9950" table:style-name="ce53">
            <text:p>9,950</text:p>
          </table:table-cell>
          <table:table-cell office:value-type="float" office:value="860" table:style-name="ce53">
            <text:p>860</text:p>
          </table:table-cell>
          <table:table-cell office:value-type="float" office:value="560" table:style-name="ce53">
            <text:p>560</text:p>
          </table:table-cell>
          <table:table-cell office:value-type="float" office:value="290" table:style-name="ce53">
            <text:p>290</text:p>
          </table:table-cell>
          <table:table-cell office:value-type="float" office:value="11660" table:style-name="ce53">
            <text:p>11,660</text:p>
          </table:table-cell>
          <table:table-cell office:value-type="float" office:value="10820" table:style-name="ce57">
            <text:p>10,8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8</text:p>
          </table:table-cell>
          <table:table-cell office:value-type="float" office:value="9310" table:style-name="ce53">
            <text:p>9,310</text:p>
          </table:table-cell>
          <table:table-cell office:value-type="float" office:value="740" table:style-name="ce53">
            <text:p>740</text:p>
          </table:table-cell>
          <table:table-cell office:value-type="float" office:value="530" table:style-name="ce53">
            <text:p>530</text:p>
          </table:table-cell>
          <table:table-cell office:value-type="float" office:value="330" table:style-name="ce53">
            <text:p>330</text:p>
          </table:table-cell>
          <table:table-cell office:value-type="float" office:value="10910" table:style-name="ce53">
            <text:p>10,910</text:p>
          </table:table-cell>
          <table:table-cell office:value-type="float" office:value="10670" table:style-name="ce57">
            <text:p>10,6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9</text:p>
          </table:table-cell>
          <table:table-cell office:value-type="float" office:value="7840" table:style-name="ce53">
            <text:p>7,840</text:p>
          </table:table-cell>
          <table:table-cell office:value-type="float" office:value="600" table:style-name="ce53">
            <text:p>600</text:p>
          </table:table-cell>
          <table:table-cell office:value-type="float" office:value="440" table:style-name="ce53">
            <text:p>440</text:p>
          </table:table-cell>
          <table:table-cell office:value-type="float" office:value="230" table:style-name="ce53">
            <text:p>230</text:p>
          </table:table-cell>
          <table:table-cell office:value-type="float" office:value="9110" table:style-name="ce53">
            <text:p>9,110</text:p>
          </table:table-cell>
          <table:table-cell office:value-type="float" office:value="10310" table:style-name="ce57">
            <text:p>10,3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9</text:p>
          </table:table-cell>
          <table:table-cell office:value-type="float" office:value="7580" table:style-name="ce53">
            <text:p>7,580</text:p>
          </table:table-cell>
          <table:table-cell office:value-type="float" office:value="590" table:style-name="ce53">
            <text:p>590</text:p>
          </table:table-cell>
          <table:table-cell office:value-type="float" office:value="460" table:style-name="ce53">
            <text:p>460</text:p>
          </table:table-cell>
          <table:table-cell office:value-type="float" office:value="260" table:style-name="ce53">
            <text:p>260</text:p>
          </table:table-cell>
          <table:table-cell office:value-type="float" office:value="8890" table:style-name="ce53">
            <text:p>8,890</text:p>
          </table:table-cell>
          <table:table-cell office:value-type="float" office:value="10320" table:style-name="ce57">
            <text:p>10,3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9</text:p>
          </table:table-cell>
          <table:table-cell office:value-type="float" office:value="9770" table:style-name="ce53">
            <text:p>9,770</text:p>
          </table:table-cell>
          <table:table-cell office:value-type="float" office:value="910" table:style-name="ce53">
            <text:p>910</text:p>
          </table:table-cell>
          <table:table-cell office:value-type="float" office:value="670" table:style-name="ce53">
            <text:p>670</text:p>
          </table:table-cell>
          <table:table-cell office:value-type="float" office:value="380" table:style-name="ce53">
            <text:p>380</text:p>
          </table:table-cell>
          <table:table-cell office:value-type="float" office:value="11730" table:style-name="ce53">
            <text:p>11,730</text:p>
          </table:table-cell>
          <table:table-cell office:value-type="float" office:value="10410" table:style-name="ce57">
            <text:p>10,4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9</text:p>
          </table:table-cell>
          <table:table-cell office:value-type="float" office:value="8780" table:style-name="ce53">
            <text:p>8,780</text:p>
          </table:table-cell>
          <table:table-cell office:value-type="float" office:value="720" table:style-name="ce53">
            <text:p>720</text:p>
          </table:table-cell>
          <table:table-cell office:value-type="float" office:value="540" table:style-name="ce53">
            <text:p>540</text:p>
          </table:table-cell>
          <table:table-cell office:value-type="float" office:value="340" table:style-name="ce53">
            <text:p>340</text:p>
          </table:table-cell>
          <table:table-cell office:value-type="float" office:value="10380" table:style-name="ce53">
            <text:p>10,380</text:p>
          </table:table-cell>
          <table:table-cell office:value-type="float" office:value="10300" table:style-name="ce57">
            <text:p>10,3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9</text:p>
          </table:table-cell>
          <table:table-cell office:value-type="float" office:value="8520" table:style-name="ce53">
            <text:p>8,520</text:p>
          </table:table-cell>
          <table:table-cell office:value-type="float" office:value="660" table:style-name="ce53">
            <text:p>660</text:p>
          </table:table-cell>
          <table:table-cell office:value-type="float" office:value="530" table:style-name="ce53">
            <text:p>530</text:p>
          </table:table-cell>
          <table:table-cell office:value-type="float" office:value="290" table:style-name="ce53">
            <text:p>290</text:p>
          </table:table-cell>
          <table:table-cell office:value-type="float" office:value="10000" table:style-name="ce53">
            <text:p>10,000</text:p>
          </table:table-cell>
          <table:table-cell office:value-type="float" office:value="10060" table:style-name="ce57">
            <text:p>10,0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9</text:p>
          </table:table-cell>
          <table:table-cell office:value-type="float" office:value="8540" table:style-name="ce53">
            <text:p>8,540</text:p>
          </table:table-cell>
          <table:table-cell office:value-type="float" office:value="590" table:style-name="ce53">
            <text:p>590</text:p>
          </table:table-cell>
          <table:table-cell office:value-type="float" office:value="470" table:style-name="ce53">
            <text:p>470</text:p>
          </table:table-cell>
          <table:table-cell office:value-type="float" office:value="270" table:style-name="ce53">
            <text:p>270</text:p>
          </table:table-cell>
          <table:table-cell office:value-type="float" office:value="9870" table:style-name="ce53">
            <text:p>9,870</text:p>
          </table:table-cell>
          <table:table-cell office:value-type="float" office:value="10330" table:style-name="ce57">
            <text:p>10,3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9</text:p>
          </table:table-cell>
          <table:table-cell office:value-type="float" office:value="9010" table:style-name="ce53">
            <text:p>9,010</text:p>
          </table:table-cell>
          <table:table-cell office:value-type="float" office:value="650" table:style-name="ce53">
            <text:p>650</text:p>
          </table:table-cell>
          <table:table-cell office:value-type="float" office:value="600" table:style-name="ce53">
            <text:p>600</text:p>
          </table:table-cell>
          <table:table-cell office:value-type="float" office:value="270" table:style-name="ce53">
            <text:p>270</text:p>
          </table:table-cell>
          <table:table-cell office:value-type="float" office:value="10530" table:style-name="ce53">
            <text:p>10,530</text:p>
          </table:table-cell>
          <table:table-cell office:value-type="float" office:value="10140" table:style-name="ce57">
            <text:p>10,1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9</text:p>
          </table:table-cell>
          <table:table-cell office:value-type="float" office:value="8190" table:style-name="ce53">
            <text:p>8,190</text:p>
          </table:table-cell>
          <table:table-cell office:value-type="float" office:value="610" table:style-name="ce53">
            <text:p>610</text:p>
          </table:table-cell>
          <table:table-cell office:value-type="float" office:value="480" table:style-name="ce53">
            <text:p>480</text:p>
          </table:table-cell>
          <table:table-cell office:value-type="float" office:value="250" table:style-name="ce53">
            <text:p>250</text:p>
          </table:table-cell>
          <table:table-cell office:value-type="float" office:value="9530" table:style-name="ce53">
            <text:p>9,530</text:p>
          </table:table-cell>
          <table:table-cell office:value-type="float" office:value="9930" table:style-name="ce57">
            <text:p>9,9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9</text:p>
          </table:table-cell>
          <table:table-cell office:value-type="float" office:value="8320" table:style-name="ce53">
            <text:p>8,320</text:p>
          </table:table-cell>
          <table:table-cell office:value-type="float" office:value="600" table:style-name="ce53">
            <text:p>600</text:p>
          </table:table-cell>
          <table:table-cell office:value-type="float" office:value="500" table:style-name="ce53">
            <text:p>500</text:p>
          </table:table-cell>
          <table:table-cell office:value-type="float" office:value="270" table:style-name="ce53">
            <text:p>270</text:p>
          </table:table-cell>
          <table:table-cell office:value-type="float" office:value="9690" table:style-name="ce53">
            <text:p>9,690</text:p>
          </table:table-cell>
          <table:table-cell office:value-type="float" office:value="9720" table:style-name="ce57">
            <text:p>9,7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9</text:p>
          </table:table-cell>
          <table:table-cell office:value-type="float" office:value="9020" table:style-name="ce53">
            <text:p>9,020</text:p>
          </table:table-cell>
          <table:table-cell office:value-type="float" office:value="660" table:style-name="ce53">
            <text:p>660</text:p>
          </table:table-cell>
          <table:table-cell office:value-type="float" office:value="540" table:style-name="ce53">
            <text:p>540</text:p>
          </table:table-cell>
          <table:table-cell office:value-type="float" office:value="280" table:style-name="ce53">
            <text:p>280</text:p>
          </table:table-cell>
          <table:table-cell office:value-type="float" office:value="10500" table:style-name="ce53">
            <text:p>10,500</text:p>
          </table:table-cell>
          <table:table-cell office:value-type="float" office:value="9890" table:style-name="ce57">
            <text:p>9,8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9</text:p>
          </table:table-cell>
          <table:table-cell office:value-type="float" office:value="8590" table:style-name="ce53">
            <text:p>8,590</text:p>
          </table:table-cell>
          <table:table-cell office:value-type="float" office:value="670" table:style-name="ce53">
            <text:p>670</text:p>
          </table:table-cell>
          <table:table-cell office:value-type="float" office:value="480" table:style-name="ce53">
            <text:p>480</text:p>
          </table:table-cell>
          <table:table-cell office:value-type="float" office:value="280" table:style-name="ce53">
            <text:p>280</text:p>
          </table:table-cell>
          <table:table-cell office:value-type="float" office:value="10020" table:style-name="ce53">
            <text:p>10,020</text:p>
          </table:table-cell>
          <table:table-cell office:value-type="float" office:value="9620" table:style-name="ce57">
            <text:p>9,6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9</text:p>
          </table:table-cell>
          <table:table-cell office:value-type="float" office:value="9480" table:style-name="ce53">
            <text:p>9,480</text:p>
          </table:table-cell>
          <table:table-cell office:value-type="float" office:value="680" table:style-name="ce53">
            <text:p>680</text:p>
          </table:table-cell>
          <table:table-cell office:value-type="float" office:value="520" table:style-name="ce53">
            <text:p>520</text:p>
          </table:table-cell>
          <table:table-cell office:value-type="float" office:value="270" table:style-name="ce53">
            <text:p>270</text:p>
          </table:table-cell>
          <table:table-cell office:value-type="float" office:value="10950" table:style-name="ce53">
            <text:p>10,950</text:p>
          </table:table-cell>
          <table:table-cell office:value-type="float" office:value="10240" table:style-name="ce57">
            <text:p>10,2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20</text:p>
          </table:table-cell>
          <table:table-cell office:value-type="float" office:value="7690" table:style-name="ce53">
            <text:p>7,690</text:p>
          </table:table-cell>
          <table:table-cell office:value-type="float" office:value="550" table:style-name="ce53">
            <text:p>550</text:p>
          </table:table-cell>
          <table:table-cell office:value-type="float" office:value="540" table:style-name="ce53">
            <text:p>540</text:p>
          </table:table-cell>
          <table:table-cell office:value-type="float" office:value="220" table:style-name="ce53">
            <text:p>220</text:p>
          </table:table-cell>
          <table:table-cell office:value-type="float" office:value="9000" table:style-name="ce53">
            <text:p>9,000</text:p>
          </table:table-cell>
          <table:table-cell office:value-type="float" office:value="9870" table:style-name="ce57">
            <text:p>9,8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20</text:p>
          </table:table-cell>
          <table:table-cell office:value-type="float" office:value="7200" table:style-name="ce53">
            <text:p>7,200</text:p>
          </table:table-cell>
          <table:table-cell office:value-type="float" office:value="550" table:style-name="ce53">
            <text:p>550</text:p>
          </table:table-cell>
          <table:table-cell office:value-type="float" office:value="450" table:style-name="ce53">
            <text:p>450</text:p>
          </table:table-cell>
          <table:table-cell office:value-type="float" office:value="210" table:style-name="ce53">
            <text:p>210</text:p>
          </table:table-cell>
          <table:table-cell office:value-type="float" office:value="8410" table:style-name="ce53">
            <text:p>8,410</text:p>
          </table:table-cell>
          <table:table-cell office:value-type="float" office:value="9740" table:style-name="ce57">
            <text:p>9,7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20</text:p>
          </table:table-cell>
          <table:table-cell office:value-type="float" office:value="7530" table:style-name="ce53">
            <text:p>7,530</text:p>
          </table:table-cell>
          <table:table-cell office:value-type="float" office:value="520" table:style-name="ce53">
            <text:p>520</text:p>
          </table:table-cell>
          <table:table-cell office:value-type="float" office:value="570" table:style-name="ce53">
            <text:p>570</text:p>
          </table:table-cell>
          <table:table-cell office:value-type="float" office:value="280" table:style-name="ce53">
            <text:p>280</text:p>
          </table:table-cell>
          <table:table-cell office:value-type="float" office:value="8900" table:style-name="ce53">
            <text:p>8,900</text:p>
          </table:table-cell>
          <table:table-cell office:value-type="float" office:value="7860" table:style-name="ce57">
            <text:p>7,8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20</text:p>
          </table:table-cell>
          <table:table-cell office:value-type="float" office:value="4650" table:style-name="ce53">
            <text:p>4,650</text:p>
          </table:table-cell>
          <table:table-cell office:value-type="float" office:value="280" table:style-name="ce53">
            <text:p>280</text:p>
          </table:table-cell>
          <table:table-cell office:value-type="float" office:value="380" table:style-name="ce53">
            <text:p>380</text:p>
          </table:table-cell>
          <table:table-cell office:value-type="float" office:value="130" table:style-name="ce53">
            <text:p>130</text:p>
          </table:table-cell>
          <table:table-cell office:value-type="float" office:value="5440" table:style-name="ce53">
            <text:p>5,440</text:p>
          </table:table-cell>
          <table:table-cell office:value-type="float" office:value="5430" table:style-name="ce57">
            <text:p>5,4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20</text:p>
          </table:table-cell>
          <table:table-cell office:value-type="float" office:value="4590" table:style-name="ce53">
            <text:p>4,590</text:p>
          </table:table-cell>
          <table:table-cell office:value-type="float" office:value="350" table:style-name="ce53">
            <text:p>350</text:p>
          </table:table-cell>
          <table:table-cell office:value-type="float" office:value="270" table:style-name="ce53">
            <text:p>270</text:p>
          </table:table-cell>
          <table:table-cell office:value-type="float" office:value="100" table:style-name="ce53">
            <text:p>100</text:p>
          </table:table-cell>
          <table:table-cell office:value-type="float" office:value="5310" table:style-name="ce53">
            <text:p>5,310</text:p>
          </table:table-cell>
          <table:table-cell office:value-type="float" office:value="5750" table:style-name="ce57">
            <text:p>5,7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20</text:p>
          </table:table-cell>
          <table:table-cell office:value-type="float" office:value="6250" table:style-name="ce53">
            <text:p>6,250</text:p>
          </table:table-cell>
          <table:table-cell office:value-type="float" office:value="440" table:style-name="ce53">
            <text:p>440</text:p>
          </table:table-cell>
          <table:table-cell office:value-type="float" office:value="360" table:style-name="ce53">
            <text:p>360</text:p>
          </table:table-cell>
          <table:table-cell office:value-type="float" office:value="160" table:style-name="ce53">
            <text:p>160</text:p>
          </table:table-cell>
          <table:table-cell office:value-type="float" office:value="7210" table:style-name="ce53">
            <text:p>7,210</text:p>
          </table:table-cell>
          <table:table-cell office:value-type="float" office:value="6960" table:style-name="ce57">
            <text:p>6,9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20</text:p>
          </table:table-cell>
          <table:table-cell office:value-type="float" office:value="7270" table:style-name="ce53">
            <text:p>7,270</text:p>
          </table:table-cell>
          <table:table-cell office:value-type="float" office:value="520" table:style-name="ce53">
            <text:p>520</text:p>
          </table:table-cell>
          <table:table-cell office:value-type="float" office:value="450" table:style-name="ce53">
            <text:p>450</text:p>
          </table:table-cell>
          <table:table-cell office:value-type="float" office:value="210" table:style-name="ce53">
            <text:p>210</text:p>
          </table:table-cell>
          <table:table-cell office:value-type="float" office:value="8450" table:style-name="ce53">
            <text:p>8,450</text:p>
          </table:table-cell>
          <table:table-cell office:value-type="float" office:value="7930" table:style-name="ce57">
            <text:p>7,9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20</text:p>
          </table:table-cell>
          <table:table-cell office:value-type="float" office:value="6200" table:style-name="ce53">
            <text:p>6,200</text:p>
          </table:table-cell>
          <table:table-cell office:value-type="float" office:value="480" table:style-name="ce53">
            <text:p>480</text:p>
          </table:table-cell>
          <table:table-cell office:value-type="float" office:value="340" table:style-name="ce53">
            <text:p>340</text:p>
          </table:table-cell>
          <table:table-cell office:value-type="float" office:value="190" table:style-name="ce53">
            <text:p>190</text:p>
          </table:table-cell>
          <table:table-cell office:value-type="float" office:value="7210" table:style-name="ce53">
            <text:p>7,210</text:p>
          </table:table-cell>
          <table:table-cell office:value-type="float" office:value="8070" table:style-name="ce57">
            <text:p>8,0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20</text:p>
          </table:table-cell>
          <table:table-cell office:value-type="float" office:value="7710" table:style-name="ce53">
            <text:p>7,710</text:p>
          </table:table-cell>
          <table:table-cell office:value-type="float" office:value="670" table:style-name="ce53">
            <text:p>670</text:p>
          </table:table-cell>
          <table:table-cell office:value-type="float" office:value="430" table:style-name="ce53">
            <text:p>430</text:p>
          </table:table-cell>
          <table:table-cell office:value-type="float" office:value="220" table:style-name="ce53">
            <text:p>220</text:p>
          </table:table-cell>
          <table:table-cell office:value-type="float" office:value="9030" table:style-name="ce53">
            <text:p>9,030</text:p>
          </table:table-cell>
          <table:table-cell office:value-type="float" office:value="8660" table:style-name="ce57">
            <text:p>8,6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20</text:p>
          </table:table-cell>
          <table:table-cell office:value-type="float" office:value="8250" table:style-name="ce53">
            <text:p>8,250</text:p>
          </table:table-cell>
          <table:table-cell office:value-type="float" office:value="660" table:style-name="ce53">
            <text:p>660</text:p>
          </table:table-cell>
          <table:table-cell office:value-type="float" office:value="540" table:style-name="ce53">
            <text:p>540</text:p>
          </table:table-cell>
          <table:table-cell office:value-type="float" office:value="260" table:style-name="ce53">
            <text:p>260</text:p>
          </table:table-cell>
          <table:table-cell office:value-type="float" office:value="9710" table:style-name="ce53">
            <text:p>9,710</text:p>
          </table:table-cell>
          <table:table-cell office:value-type="float" office:value="9240" table:style-name="ce57">
            <text:p>9,2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20</text:p>
          </table:table-cell>
          <table:table-cell office:value-type="float" office:value="7940" table:style-name="ce53">
            <text:p>7,940</text:p>
          </table:table-cell>
          <table:table-cell office:value-type="float" office:value="650" table:style-name="ce53">
            <text:p>650</text:p>
          </table:table-cell>
          <table:table-cell office:value-type="float" office:value="440" table:style-name="ce53">
            <text:p>440</text:p>
          </table:table-cell>
          <table:table-cell office:value-type="float" office:value="330" table:style-name="ce53">
            <text:p>330</text:p>
          </table:table-cell>
          <table:table-cell office:value-type="float" office:value="9360" table:style-name="ce53">
            <text:p>9,360</text:p>
          </table:table-cell>
          <table:table-cell office:value-type="float" office:value="9330" table:style-name="ce57">
            <text:p>9,3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20</text:p>
          </table:table-cell>
          <table:table-cell office:value-type="float" office:value="9330" table:style-name="ce53">
            <text:p>9,330</text:p>
          </table:table-cell>
          <table:table-cell office:value-type="float" office:value="740" table:style-name="ce53">
            <text:p>740</text:p>
          </table:table-cell>
          <table:table-cell office:value-type="float" office:value="590" table:style-name="ce53">
            <text:p>590</text:p>
          </table:table-cell>
          <table:table-cell office:value-type="float" office:value="320" table:style-name="ce53">
            <text:p>320</text:p>
          </table:table-cell>
          <table:table-cell office:value-type="float" office:value="10980" table:style-name="ce53">
            <text:p>10,980</text:p>
          </table:table-cell>
          <table:table-cell office:value-type="float" office:value="9890" table:style-name="ce57">
            <text:p>9,8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21</text:p>
          </table:table-cell>
          <table:table-cell office:value-type="float" office:value="6450" table:style-name="ce53">
            <text:p>6,450</text:p>
          </table:table-cell>
          <table:table-cell office:value-type="float" office:value="420" table:style-name="ce53">
            <text:p>420</text:p>
          </table:table-cell>
          <table:table-cell office:value-type="float" office:value="390" table:style-name="ce53">
            <text:p>390</text:p>
          </table:table-cell>
          <table:table-cell office:value-type="float" office:value="200" table:style-name="ce53">
            <text:p>200</text:p>
          </table:table-cell>
          <table:table-cell office:value-type="float" office:value="7460" table:style-name="ce53">
            <text:p>7,460</text:p>
          </table:table-cell>
          <table:table-cell office:value-type="float" office:value="8860" table:style-name="ce57">
            <text:p>8,8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21</text:p>
          </table:table-cell>
          <table:table-cell office:value-type="float" office:value="7620" table:style-name="ce53">
            <text:p>7,620</text:p>
          </table:table-cell>
          <table:table-cell office:value-type="float" office:value="590" table:style-name="ce53">
            <text:p>590</text:p>
          </table:table-cell>
          <table:table-cell office:value-type="float" office:value="490" table:style-name="ce53">
            <text:p>490</text:p>
          </table:table-cell>
          <table:table-cell office:value-type="float" office:value="260" table:style-name="ce53">
            <text:p>260</text:p>
          </table:table-cell>
          <table:table-cell office:value-type="float" office:value="8960" table:style-name="ce53">
            <text:p>8,960</text:p>
          </table:table-cell>
          <table:table-cell office:value-type="float" office:value="10370" table:style-name="ce57">
            <text:p>10,3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21</text:p>
          </table:table-cell>
          <table:table-cell office:value-type="float" office:value="11160" table:style-name="ce53">
            <text:p>11,160</text:p>
          </table:table-cell>
          <table:table-cell office:value-type="float" office:value="960" table:style-name="ce53">
            <text:p>960</text:p>
          </table:table-cell>
          <table:table-cell office:value-type="float" office:value="690" table:style-name="ce53">
            <text:p>690</text:p>
          </table:table-cell>
          <table:table-cell office:value-type="float" office:value="410" table:style-name="ce53">
            <text:p>410</text:p>
          </table:table-cell>
          <table:table-cell office:value-type="float" office:value="13220" table:style-name="ce53">
            <text:p>13,220</text:p>
          </table:table-cell>
          <table:table-cell office:value-type="float" office:value="11200" table:style-name="ce57">
            <text:p>11,2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21</text:p>
          </table:table-cell>
          <table:table-cell office:value-type="float" office:value="9170" table:style-name="ce53">
            <text:p>9,170</text:p>
          </table:table-cell>
          <table:table-cell office:value-type="float" office:value="730" table:style-name="ce53">
            <text:p>730</text:p>
          </table:table-cell>
          <table:table-cell office:value-type="float" office:value="590" table:style-name="ce53">
            <text:p>590</text:p>
          </table:table-cell>
          <table:table-cell office:value-type="float" office:value="350" table:style-name="ce53">
            <text:p>350</text:p>
          </table:table-cell>
          <table:table-cell office:value-type="float" office:value="10840" table:style-name="ce53">
            <text:p>10,840</text:p>
          </table:table-cell>
          <table:table-cell office:value-type="float" office:value="10430" table:style-name="ce57">
            <text:p>10,4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21</text:p>
          </table:table-cell>
          <table:table-cell office:value-type="float" office:value="7970" table:style-name="ce53">
            <text:p>7,970</text:p>
          </table:table-cell>
          <table:table-cell office:value-type="float" office:value="630" table:style-name="ce53">
            <text:p>630</text:p>
          </table:table-cell>
          <table:table-cell office:value-type="float" office:value="500" table:style-name="ce53">
            <text:p>500</text:p>
          </table:table-cell>
          <table:table-cell office:value-type="float" office:value="250" table:style-name="ce53">
            <text:p>250</text:p>
          </table:table-cell>
          <table:table-cell office:value-type="float" office:value="9350" table:style-name="ce53">
            <text:p>9,350</text:p>
          </table:table-cell>
          <table:table-cell office:value-type="float" office:value="10480" table:style-name="ce57">
            <text:p>10,4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21</text:p>
          </table:table-cell>
          <table:table-cell office:value-type="float" office:value="10100" table:style-name="ce53">
            <text:p>10,100</text:p>
          </table:table-cell>
          <table:table-cell office:value-type="float" office:value="680" table:style-name="ce71">
            <text:p>680</text:p>
          </table:table-cell>
          <table:table-cell office:value-type="float" office:value="570" table:style-name="ce71">
            <text:p>570</text:p>
          </table:table-cell>
          <table:table-cell office:value-type="float" office:value="340" table:style-name="ce71">
            <text:p>340</text:p>
          </table:table-cell>
          <table:table-cell office:value-type="float" office:value="11690" table:style-name="ce71">
            <text:p>11,690</text:p>
          </table:table-cell>
          <table:table-cell office:value-type="float" office:value="11270" table:style-name="ce74">
            <text:p>11,2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21</text:p>
          </table:table-cell>
          <table:table-cell office:value-type="float" office:value="8490" table:style-name="ce53">
            <text:p>8,490</text:p>
          </table:table-cell>
          <table:table-cell office:value-type="float" office:value="660" table:style-name="ce71">
            <text:p>660</text:p>
          </table:table-cell>
          <table:table-cell office:value-type="float" office:value="550" table:style-name="ce71">
            <text:p>550</text:p>
          </table:table-cell>
          <table:table-cell office:value-type="float" office:value="310" table:style-name="ce71">
            <text:p>310</text:p>
          </table:table-cell>
          <table:table-cell office:value-type="float" office:value="10010" table:style-name="ce71">
            <text:p>10,010</text:p>
          </table:table-cell>
          <table:table-cell office:value-type="float" office:value="9830" table:style-name="ce74">
            <text:p>9,8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21</text:p>
          </table:table-cell>
          <table:table-cell office:value-type="float" office:value="8000" table:style-name="ce53">
            <text:p>8,000</text:p>
          </table:table-cell>
          <table:table-cell office:value-type="float" office:value="630" table:style-name="ce71">
            <text:p>630</text:p>
          </table:table-cell>
          <table:table-cell office:value-type="float" office:value="540" table:style-name="ce71">
            <text:p>540</text:p>
          </table:table-cell>
          <table:table-cell office:value-type="float" office:value="260" table:style-name="ce71">
            <text:p>260</text:p>
          </table:table-cell>
          <table:table-cell office:value-type="float" office:value="9430" table:style-name="ce71">
            <text:p>9,430</text:p>
          </table:table-cell>
          <table:table-cell office:value-type="float" office:value="10080" table:style-name="ce74">
            <text:p>10,0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21</text:p>
          </table:table-cell>
          <table:table-cell office:value-type="float" office:value="9190" table:style-name="ce53">
            <text:p>9,190</text:p>
          </table:table-cell>
          <table:table-cell office:value-type="float" office:value="650" table:style-name="ce71">
            <text:p>650</text:p>
          </table:table-cell>
          <table:table-cell office:value-type="float" office:value="560" table:style-name="ce71">
            <text:p>560</text:p>
          </table:table-cell>
          <table:table-cell office:value-type="float" office:value="300" table:style-name="ce71">
            <text:p>300</text:p>
          </table:table-cell>
          <table:table-cell office:value-type="float" office:value="10700" table:style-name="ce71">
            <text:p>10,700</text:p>
          </table:table-cell>
          <table:table-cell office:value-type="float" office:value="10390" table:style-name="ce74">
            <text:p>10,3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21</text:p>
          </table:table-cell>
          <table:table-cell office:value-type="float" office:value="8940" table:style-name="ce53">
            <text:p>8,940</text:p>
          </table:table-cell>
          <table:table-cell office:value-type="float" office:value="680" table:style-name="ce71">
            <text:p>680</text:p>
          </table:table-cell>
          <table:table-cell office:value-type="float" office:value="590" table:style-name="ce71">
            <text:p>590</text:p>
          </table:table-cell>
          <table:table-cell office:value-type="float" office:value="300" table:style-name="ce71">
            <text:p>300</text:p>
          </table:table-cell>
          <table:table-cell office:value-type="float" office:value="10510" table:style-name="ce71">
            <text:p>10,510</text:p>
          </table:table-cell>
          <table:table-cell office:value-type="float" office:value="10290" table:style-name="ce74">
            <text:p>10,2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21</text:p>
          </table:table-cell>
          <table:table-cell office:value-type="float" office:value="9090" table:style-name="ce53">
            <text:p>9,090</text:p>
          </table:table-cell>
          <table:table-cell office:value-type="float" office:value="760" table:style-name="ce71">
            <text:p>760</text:p>
          </table:table-cell>
          <table:table-cell office:value-type="float" office:value="560" table:style-name="ce71">
            <text:p>560</text:p>
          </table:table-cell>
          <table:table-cell office:value-type="float" office:value="320" table:style-name="ce71">
            <text:p>320</text:p>
          </table:table-cell>
          <table:table-cell office:value-type="float" office:value="10730" table:style-name="ce71">
            <text:p>10,730</text:p>
          </table:table-cell>
          <table:table-cell office:value-type="float" office:value="10250" table:style-name="ce74">
            <text:p>10,2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21</text:p>
          </table:table-cell>
          <table:table-cell office:value-type="float" office:value="9710" table:style-name="ce53">
            <text:p>9,710</text:p>
          </table:table-cell>
          <table:table-cell office:value-type="float" office:value="720" table:style-name="ce71">
            <text:p>720</text:p>
          </table:table-cell>
          <table:table-cell office:value-type="float" office:value="580" table:style-name="ce71">
            <text:p>580</text:p>
          </table:table-cell>
          <table:table-cell office:value-type="float" office:value="360" table:style-name="ce71">
            <text:p>360</text:p>
          </table:table-cell>
          <table:table-cell office:value-type="float" office:value="11370" table:style-name="ce71">
            <text:p>11,370</text:p>
          </table:table-cell>
          <table:table-cell office:value-type="float" office:value="9910" table:style-name="ce74">
            <text:p>9,9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22</text:p>
          </table:table-cell>
          <table:table-cell office:value-type="float" office:value="7400" table:style-name="ce53">
            <text:p>7,400</text:p>
          </table:table-cell>
          <table:table-cell office:value-type="float" office:value="500" table:style-name="ce53">
            <text:p>500</text:p>
          </table:table-cell>
          <table:table-cell office:value-type="float" office:value="470" table:style-name="ce53">
            <text:p>470</text:p>
          </table:table-cell>
          <table:table-cell office:value-type="float" office:value="230" table:style-name="ce53">
            <text:p>230</text:p>
          </table:table-cell>
          <table:table-cell office:value-type="float" office:value="8600" table:style-name="ce71">
            <text:p>8,600</text:p>
          </table:table-cell>
          <table:table-cell office:value-type="float" office:value="10660" table:style-name="ce74">
            <text:p>10,6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22</text:p>
          </table:table-cell>
          <table:table-cell office:value-type="float" office:value="7960" table:style-name="ce53">
            <text:p>7,960</text:p>
          </table:table-cell>
          <table:table-cell office:value-type="float" office:value="590" table:style-name="ce53">
            <text:p>590</text:p>
          </table:table-cell>
          <table:table-cell office:value-type="float" office:value="520" table:style-name="ce53">
            <text:p>520</text:p>
          </table:table-cell>
          <table:table-cell office:value-type="float" office:value="270" table:style-name="ce53">
            <text:p>270</text:p>
          </table:table-cell>
          <table:table-cell office:value-type="float" office:value="9340" table:style-name="ce71">
            <text:p>9,340</text:p>
          </table:table-cell>
          <table:table-cell office:value-type="float" office:value="10780" table:style-name="ce74">
            <text:p>10,7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22</text:p>
          </table:table-cell>
          <table:table-cell office:value-type="float" office:value="10430" table:style-name="ce53">
            <text:p>10,430</text:p>
          </table:table-cell>
          <table:table-cell office:value-type="float" office:value="850" table:style-name="ce53">
            <text:p>850</text:p>
          </table:table-cell>
          <table:table-cell office:value-type="float" office:value="720" table:style-name="ce53">
            <text:p>720</text:p>
          </table:table-cell>
          <table:table-cell office:value-type="float" office:value="310" table:style-name="ce53">
            <text:p>310</text:p>
          </table:table-cell>
          <table:table-cell office:value-type="float" office:value="12310" table:style-name="ce53">
            <text:p>12,310</text:p>
          </table:table-cell>
          <table:table-cell office:value-type="float" office:value="10510" table:style-name="ce57">
            <text:p>10,5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22</text:p>
          </table:table-cell>
          <table:table-cell office:value-type="float" office:value="9170" table:style-name="ce53">
            <text:p>9,170</text:p>
          </table:table-cell>
          <table:table-cell office:value-type="float" office:value="750" table:style-name="ce53">
            <text:p>750</text:p>
          </table:table-cell>
          <table:table-cell office:value-type="float" office:value="540" table:style-name="ce53">
            <text:p>540</text:p>
          </table:table-cell>
          <table:table-cell office:value-type="float" office:value="320" table:style-name="ce53">
            <text:p>320</text:p>
          </table:table-cell>
          <table:table-cell office:value-type="float" office:value="10780" table:style-name="ce53">
            <text:p>10,780</text:p>
          </table:table-cell>
          <table:table-cell office:value-type="float" office:value="10720" table:style-name="ce57">
            <text:p>10,7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22</text:p>
          </table:table-cell>
          <table:table-cell office:value-type="float" office:value="8820" table:style-name="ce53">
            <text:p>8,820</text:p>
          </table:table-cell>
          <table:table-cell office:value-type="float" office:value="650" table:style-name="ce53">
            <text:p>650</text:p>
          </table:table-cell>
          <table:table-cell office:value-type="float" office:value="580" table:style-name="ce53">
            <text:p>580</text:p>
          </table:table-cell>
          <table:table-cell office:value-type="float" office:value="290" table:style-name="ce53">
            <text:p>290</text:p>
          </table:table-cell>
          <table:table-cell office:value-type="float" office:value="10340" table:style-name="ce53">
            <text:p>10,340</text:p>
          </table:table-cell>
          <table:table-cell office:value-type="float" office:value="11040" table:style-name="ce57">
            <text:p>11,0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22</text:p>
          </table:table-cell>
          <table:table-cell office:value-type="float" office:value="8980" table:style-name="ce53">
            <text:p>8,980</text:p>
          </table:table-cell>
          <table:table-cell office:value-type="float" office:value="660" table:style-name="ce53">
            <text:p>660</text:p>
          </table:table-cell>
          <table:table-cell office:value-type="float" office:value="480" table:style-name="ce53">
            <text:p>480</text:p>
          </table:table-cell>
          <table:table-cell office:value-type="float" office:value="290" table:style-name="ce53">
            <text:p>290</text:p>
          </table:table-cell>
          <table:table-cell office:value-type="float" office:value="10410" table:style-name="ce53">
            <text:p>10,410</text:p>
          </table:table-cell>
          <table:table-cell office:value-type="float" office:value="10150" table:style-name="ce57">
            <text:p>10,1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22</text:p>
          </table:table-cell>
          <table:table-cell office:value-type="float" office:value="8920" table:style-name="ce53">
            <text:p>8,920</text:p>
          </table:table-cell>
          <table:table-cell office:value-type="float" office:value="620" table:style-name="ce53">
            <text:p>620</text:p>
          </table:table-cell>
          <table:table-cell office:value-type="float" office:value="520" table:style-name="ce53">
            <text:p>520</text:p>
          </table:table-cell>
          <table:table-cell office:value-type="float" office:value="260" table:style-name="ce53">
            <text:p>260</text:p>
          </table:table-cell>
          <table:table-cell office:value-type="float" office:value="10320" table:style-name="ce53">
            <text:p>10,320</text:p>
          </table:table-cell>
          <table:table-cell office:value-type="float" office:value="10430" table:style-name="ce57">
            <text:p>10,4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22</text:p>
          </table:table-cell>
          <table:table-cell office:value-type="float" office:value="8620" table:style-name="ce53">
            <text:p>8,620</text:p>
          </table:table-cell>
          <table:table-cell office:value-type="float" office:value="680" table:style-name="ce53">
            <text:p>680</text:p>
          </table:table-cell>
          <table:table-cell office:value-type="float" office:value="490" table:style-name="ce53">
            <text:p>490</text:p>
          </table:table-cell>
          <table:table-cell office:value-type="float" office:value="240" table:style-name="ce53">
            <text:p>240</text:p>
          </table:table-cell>
          <table:table-cell office:value-type="float" office:value="10030" table:style-name="ce53">
            <text:p>10,030</text:p>
          </table:table-cell>
          <table:table-cell office:value-type="float" office:value="10270" table:style-name="ce57">
            <text:p>10,2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22</text:p>
          </table:table-cell>
          <table:table-cell office:value-type="float" office:value="9250" table:style-name="ce53">
            <text:p>9,250</text:p>
          </table:table-cell>
          <table:table-cell office:value-type="float" office:value="690" table:style-name="ce53">
            <text:p>690</text:p>
          </table:table-cell>
          <table:table-cell office:value-type="float" office:value="500" table:style-name="ce53">
            <text:p>500</text:p>
          </table:table-cell>
          <table:table-cell office:value-type="float" office:value="270" table:style-name="ce53">
            <text:p>270</text:p>
          </table:table-cell>
          <table:table-cell office:value-type="float" office:value="10710" table:style-name="ce53">
            <text:p>10,710</text:p>
          </table:table-cell>
          <table:table-cell office:value-type="float" office:value="10050" table:style-name="ce57">
            <text:p>10,0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22</text:p>
          </table:table-cell>
          <table:table-cell office:value-type="float" office:value="8390" table:style-name="ce53">
            <text:p>8,390</text:p>
          </table:table-cell>
          <table:table-cell office:value-type="float" office:value="620" table:style-name="ce53">
            <text:p>620</text:p>
          </table:table-cell>
          <table:table-cell office:value-type="float" office:value="520" table:style-name="ce53">
            <text:p>520</text:p>
          </table:table-cell>
          <table:table-cell office:value-type="float" office:value="290" table:style-name="ce53">
            <text:p>290</text:p>
          </table:table-cell>
          <table:table-cell office:value-type="float" office:value="9820" table:style-name="ce53">
            <text:p>9,820</text:p>
          </table:table-cell>
          <table:table-cell office:value-type="float" office:value="9960" table:style-name="ce57">
            <text:p>9,9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22</text:p>
          </table:table-cell>
          <table:table-cell office:value-type="float" office:value="8920" table:style-name="ce53">
            <text:p>8,920</text:p>
          </table:table-cell>
          <table:table-cell office:value-type="float" office:value="660" table:style-name="ce53">
            <text:p>660</text:p>
          </table:table-cell>
          <table:table-cell office:value-type="float" office:value="540" table:style-name="ce53">
            <text:p>540</text:p>
          </table:table-cell>
          <table:table-cell office:value-type="float" office:value="300" table:style-name="ce53">
            <text:p>300</text:p>
          </table:table-cell>
          <table:table-cell office:value-type="float" office:value="10420" table:style-name="ce53">
            <text:p>10,420</text:p>
          </table:table-cell>
          <table:table-cell office:value-type="float" office:value="9920" table:style-name="ce57">
            <text:p>9,9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22</text:p>
          </table:table-cell>
          <table:table-cell office:value-type="float" office:value="9080" table:style-name="ce53">
            <text:p>9,080</text:p>
          </table:table-cell>
          <table:table-cell office:value-type="float" office:value="700" table:style-name="ce53">
            <text:p>700</text:p>
          </table:table-cell>
          <table:table-cell office:value-type="float" office:value="550" table:style-name="ce53">
            <text:p>550</text:p>
          </table:table-cell>
          <table:table-cell office:value-type="float" office:value="360" table:style-name="ce53">
            <text:p>360</text:p>
          </table:table-cell>
          <table:table-cell office:value-type="float" office:value="10690" table:style-name="ce53">
            <text:p>10,690</text:p>
          </table:table-cell>
          <table:table-cell office:value-type="float" office:value="9740" table:style-name="ce57">
            <text:p>9,7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23</text:p>
          </table:table-cell>
          <table:table-cell office:value-type="float" office:value="7180" table:style-name="ce53">
            <text:p>7,180</text:p>
          </table:table-cell>
          <table:table-cell office:value-type="float" office:value="500" table:style-name="ce53">
            <text:p>500</text:p>
          </table:table-cell>
          <table:table-cell office:value-type="float" office:value="390" table:style-name="ce53">
            <text:p>390</text:p>
          </table:table-cell>
          <table:table-cell office:value-type="float" office:value="230" table:style-name="ce53">
            <text:p>230</text:p>
          </table:table-cell>
          <table:table-cell office:value-type="float" office:value="8300" table:style-name="ce53">
            <text:p>8,300</text:p>
          </table:table-cell>
          <table:table-cell office:value-type="float" office:value="9880" table:style-name="ce57">
            <text:p>9,8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23</text:p>
          </table:table-cell>
          <table:table-cell office:value-type="float" office:value="7160" table:style-name="ce53">
            <text:p>7,160</text:p>
          </table:table-cell>
          <table:table-cell office:value-type="float" office:value="570" table:style-name="ce53">
            <text:p>570</text:p>
          </table:table-cell>
          <table:table-cell office:value-type="float" office:value="420" table:style-name="ce53">
            <text:p>420</text:p>
          </table:table-cell>
          <table:table-cell office:value-type="float" office:value="260" table:style-name="ce53">
            <text:p>260</text:p>
          </table:table-cell>
          <table:table-cell office:value-type="float" office:value="8410" table:style-name="ce53">
            <text:p>8,410</text:p>
          </table:table-cell>
          <table:table-cell office:value-type="float" office:value="9680" table:style-name="ce57">
            <text:p>9,6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23</text:p>
          </table:table-cell>
          <table:table-cell office:value-type="float" office:value="11080" table:style-name="ce53">
            <text:p>11,080</text:p>
          </table:table-cell>
          <table:table-cell office:value-type="float" office:value="940" table:style-name="ce53">
            <text:p>940</text:p>
          </table:table-cell>
          <table:table-cell office:value-type="float" office:value="760" table:style-name="ce53">
            <text:p>760</text:p>
          </table:table-cell>
          <table:table-cell office:value-type="float" office:value="460" table:style-name="ce53">
            <text:p>460</text:p>
          </table:table-cell>
          <table:table-cell office:value-type="float" office:value="13240" table:style-name="ce53">
            <text:p>13,240</text:p>
          </table:table-cell>
          <table:table-cell office:value-type="float" office:value="10920" table:style-name="ce57">
            <text:p>10,9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23</text:p>
          </table:table-cell>
          <table:table-cell office:value-type="float" office:value="7790" table:style-name="ce53">
            <text:p>7,790</text:p>
          </table:table-cell>
          <table:table-cell office:value-type="float" office:value="600" table:style-name="ce53">
            <text:p>600</text:p>
          </table:table-cell>
          <table:table-cell office:value-type="float" office:value="530" table:style-name="ce53">
            <text:p>530</text:p>
          </table:table-cell>
          <table:table-cell office:value-type="float" office:value="300" table:style-name="ce53">
            <text:p>300</text:p>
          </table:table-cell>
          <table:table-cell office:value-type="float" office:value="9220" table:style-name="ce53">
            <text:p>9,220</text:p>
          </table:table-cell>
          <table:table-cell office:value-type="float" office:value="9880" table:style-name="ce57">
            <text:p>9,8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23</text:p>
          </table:table-cell>
          <table:table-cell office:value-type="float" office:value="7860" table:style-name="ce53">
            <text:p>7,860</text:p>
          </table:table-cell>
          <table:table-cell office:value-type="float" office:value="620" table:style-name="ce53">
            <text:p>620</text:p>
          </table:table-cell>
          <table:table-cell office:value-type="float" office:value="480" table:style-name="ce53">
            <text:p>480</text:p>
          </table:table-cell>
          <table:table-cell office:value-type="float" office:value="300" table:style-name="ce53">
            <text:p>300</text:p>
          </table:table-cell>
          <table:table-cell office:value-type="float" office:value="9260" table:style-name="ce53">
            <text:p>9,260</text:p>
          </table:table-cell>
          <table:table-cell office:value-type="float" office:value="9460" table:style-name="ce57">
            <text:p>9,4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23</text:p>
          </table:table-cell>
          <table:table-cell office:value-type="float" office:value="8970" table:style-name="ce53">
            <text:p>8,970</text:p>
          </table:table-cell>
          <table:table-cell office:value-type="float" office:value="720" table:style-name="ce53">
            <text:p>720</text:p>
          </table:table-cell>
          <table:table-cell office:value-type="float" office:value="550" table:style-name="ce53">
            <text:p>550</text:p>
          </table:table-cell>
          <table:table-cell office:value-type="float" office:value="290" table:style-name="ce53">
            <text:p>290</text:p>
          </table:table-cell>
          <table:table-cell office:value-type="float" office:value="10530" table:style-name="ce53">
            <text:p>10,530</text:p>
          </table:table-cell>
          <table:table-cell office:value-type="float" office:value="9930" table:style-name="ce57">
            <text:p>9,9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23</text:p>
          </table:table-cell>
          <table:table-cell office:value-type="float" office:value="8090" table:style-name="ce53">
            <text:p>8,090</text:p>
          </table:table-cell>
          <table:table-cell office:value-type="float" office:value="570" table:style-name="ce53">
            <text:p>570</text:p>
          </table:table-cell>
          <table:table-cell office:value-type="float" office:value="480" table:style-name="ce53">
            <text:p>480</text:p>
          </table:table-cell>
          <table:table-cell office:value-type="float" office:value="190" table:style-name="ce53">
            <text:p>190</text:p>
          </table:table-cell>
          <table:table-cell office:value-type="float" office:value="9330" table:style-name="ce53">
            <text:p>9,330</text:p>
          </table:table-cell>
          <table:table-cell office:value-type="float" office:value="9790" table:style-name="ce57">
            <text:p>9,7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23</text:p>
          </table:table-cell>
          <table:table-cell office:value-type="float" office:value="8360" table:style-name="ce53">
            <text:p>8,360</text:p>
          </table:table-cell>
          <table:table-cell office:value-type="float" office:value="610" table:style-name="ce53">
            <text:p>610</text:p>
          </table:table-cell>
          <table:table-cell office:value-type="float" office:value="570" table:style-name="ce53">
            <text:p>570</text:p>
          </table:table-cell>
          <table:table-cell office:value-type="float" office:value="240" table:style-name="ce53">
            <text:p>240</text:p>
          </table:table-cell>
          <table:table-cell office:value-type="float" office:value="9780" table:style-name="ce53">
            <text:p>9,780</text:p>
          </table:table-cell>
          <table:table-cell office:value-type="float" office:value="10090" table:style-name="ce57">
            <text:p>10,0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23</text:p>
          </table:table-cell>
          <table:table-cell office:value-type="float" office:value="8740" table:style-name="ce53">
            <text:p>8,740</text:p>
          </table:table-cell>
          <table:table-cell office:value-type="float" office:value="630" table:style-name="ce53">
            <text:p>630</text:p>
          </table:table-cell>
          <table:table-cell office:value-type="float" office:value="490" table:style-name="ce53">
            <text:p>490</text:p>
          </table:table-cell>
          <table:table-cell office:value-type="float" office:value="300" table:style-name="ce53">
            <text:p>300</text:p>
          </table:table-cell>
          <table:table-cell office:value-type="float" office:value="10160" table:style-name="ce53">
            <text:p>10,160</text:p>
          </table:table-cell>
          <table:table-cell office:value-type="float" office:value="9850" table:style-name="ce57">
            <text:p>9,8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23</text:p>
          </table:table-cell>
          <table:table-cell office:value-type="float" office:value="8750" table:style-name="ce53">
            <text:p>8,750</text:p>
          </table:table-cell>
          <table:table-cell office:value-type="float" office:value="620" table:style-name="ce53">
            <text:p>620</text:p>
          </table:table-cell>
          <table:table-cell office:value-type="float" office:value="540" table:style-name="ce53">
            <text:p>540</text:p>
          </table:table-cell>
          <table:table-cell office:value-type="float" office:value="300" table:style-name="ce53">
            <text:p>300</text:p>
          </table:table-cell>
          <table:table-cell office:value-type="float" office:value="10210" table:style-name="ce53">
            <text:p>10,210</text:p>
          </table:table-cell>
          <table:table-cell office:value-type="float" office:value="9900" table:style-name="ce57">
            <text:p>9,9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23</text:p>
          </table:table-cell>
          <table:table-cell office:value-type="float" office:value="8800" table:style-name="ce53">
            <text:p>8,800</text:p>
          </table:table-cell>
          <table:table-cell office:value-type="float" office:value="640" table:style-name="ce53">
            <text:p>640</text:p>
          </table:table-cell>
          <table:table-cell office:value-type="float" office:value="520" table:style-name="ce53">
            <text:p>520</text:p>
          </table:table-cell>
          <table:table-cell office:value-type="float" office:value="300" table:style-name="ce53">
            <text:p>300</text:p>
          </table:table-cell>
          <table:table-cell office:value-type="float" office:value="10260" table:style-name="ce53">
            <text:p>10,260</text:p>
          </table:table-cell>
          <table:table-cell office:value-type="float" office:value="9910" table:style-name="ce57">
            <text:p>9,9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23</text:p>
          </table:table-cell>
          <table:table-cell office:value-type="float" office:value="9220" table:style-name="ce53">
            <text:p>9,220</text:p>
          </table:table-cell>
          <table:table-cell office:value-type="float" office:value="740" table:style-name="ce53">
            <text:p>740</text:p>
          </table:table-cell>
          <table:table-cell office:value-type="float" office:value="540" table:style-name="ce53">
            <text:p>540</text:p>
          </table:table-cell>
          <table:table-cell office:value-type="float" office:value="270" table:style-name="ce53">
            <text:p>270</text:p>
          </table:table-cell>
          <table:table-cell office:value-type="float" office:value="10770" table:style-name="ce53">
            <text:p>10,770</text:p>
          </table:table-cell>
          <table:table-cell office:value-type="float" office:value="10120" table:style-name="ce57">
            <text:p>10,1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24</text:p>
          </table:table-cell>
          <table:table-cell office:value-type="float" office:value="7570" table:style-name="ce53">
            <text:p>7,570</text:p>
          </table:table-cell>
          <table:table-cell office:value-type="float" office:value="460" table:style-name="ce53">
            <text:p>460</text:p>
          </table:table-cell>
          <table:table-cell office:value-type="float" office:value="400" table:style-name="ce53">
            <text:p>400</text:p>
          </table:table-cell>
          <table:table-cell office:value-type="float" office:value="220" table:style-name="ce53">
            <text:p>220</text:p>
          </table:table-cell>
          <table:table-cell office:value-type="float" office:value="8650" table:style-name="ce53">
            <text:p>8,650</text:p>
          </table:table-cell>
          <table:table-cell office:value-type="float" office:value="9890" table:style-name="ce57">
            <text:p>9,8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24</text:p>
          </table:table-cell>
          <table:table-cell office:value-type="float" office:value="7700" table:style-name="ce53">
            <text:p>7,700</text:p>
          </table:table-cell>
          <table:table-cell office:value-type="float" office:value="550" table:style-name="ce53">
            <text:p>550</text:p>
          </table:table-cell>
          <table:table-cell office:value-type="float" office:value="460" table:style-name="ce53">
            <text:p>460</text:p>
          </table:table-cell>
          <table:table-cell office:value-type="float" office:value="250" table:style-name="ce53">
            <text:p>250</text:p>
          </table:table-cell>
          <table:table-cell office:value-type="float" office:value="8960" table:style-name="ce53">
            <text:p>8,960</text:p>
          </table:table-cell>
          <table:table-cell office:value-type="float" office:value="9980" table:style-name="ce57">
            <text:p>9,9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24</text:p>
          </table:table-cell>
          <table:table-cell office:value-type="float" office:value="9540" table:style-name="ce53">
            <text:p>9,540</text:p>
          </table:table-cell>
          <table:table-cell office:value-type="float" office:value="780" table:style-name="ce53">
            <text:p>780</text:p>
          </table:table-cell>
          <table:table-cell office:value-type="float" office:value="580" table:style-name="ce53">
            <text:p>580</text:p>
          </table:table-cell>
          <table:table-cell office:value-type="float" office:value="360" table:style-name="ce53">
            <text:p>360</text:p>
          </table:table-cell>
          <table:table-cell office:value-type="float" office:value="11260" table:style-name="ce53">
            <text:p>11,260</text:p>
          </table:table-cell>
          <table:table-cell office:value-type="float" office:value="10060" table:style-name="ce57">
            <text:p>10,0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24</text:p>
          </table:table-cell>
          <table:table-cell office:value-type="float" office:value="9010" table:style-name="ce53">
            <text:p>9,010</text:p>
          </table:table-cell>
          <table:table-cell office:value-type="float" office:value="680" table:style-name="ce53">
            <text:p>680</text:p>
          </table:table-cell>
          <table:table-cell office:value-type="float" office:value="580" table:style-name="ce53">
            <text:p>580</text:p>
          </table:table-cell>
          <table:table-cell office:value-type="float" office:value="300" table:style-name="ce53">
            <text:p>300</text:p>
          </table:table-cell>
          <table:table-cell office:value-type="float" office:value="10570" table:style-name="ce53">
            <text:p>10,570</text:p>
          </table:table-cell>
          <table:table-cell office:value-type="float" office:value="10360" table:style-name="ce57">
            <text:p>10,3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24</text:p>
          </table:table-cell>
          <table:table-cell office:value-type="float" office:value="8940" table:style-name="ce53">
            <text:p>8,940</text:p>
          </table:table-cell>
          <table:table-cell office:value-type="float" office:value="720" table:style-name="ce53">
            <text:p>720</text:p>
          </table:table-cell>
          <table:table-cell office:value-type="float" office:value="490" table:style-name="ce53">
            <text:p>490</text:p>
          </table:table-cell>
          <table:table-cell office:value-type="float" office:value="300" table:style-name="ce53">
            <text:p>300</text:p>
          </table:table-cell>
          <table:table-cell office:value-type="float" office:value="10450" table:style-name="ce53">
            <text:p>10,450</text:p>
          </table:table-cell>
          <table:table-cell office:value-type="float" office:value="10400" table:style-name="ce57">
            <text:p>10,4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24</text:p>
          </table:table-cell>
          <table:table-cell office:value-type="float" office:value="8170" table:style-name="ce53">
            <text:p>8,170</text:p>
          </table:table-cell>
          <table:table-cell office:value-type="float" office:value="600" table:style-name="ce53">
            <text:p>600</text:p>
          </table:table-cell>
          <table:table-cell office:value-type="float" office:value="440" table:style-name="ce53">
            <text:p>440</text:p>
          </table:table-cell>
          <table:table-cell office:value-type="float" office:value="250" table:style-name="ce53">
            <text:p>250</text:p>
          </table:table-cell>
          <table:table-cell office:value-type="float" office:value="9460" table:style-name="ce53">
            <text:p>9,460</text:p>
          </table:table-cell>
          <table:table-cell office:value-type="float" office:value="9960" table:style-name="ce57">
            <text:p>9,9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24</text:p>
          </table:table-cell>
          <table:table-cell office:value-type="float" office:value="9110" table:style-name="ce53">
            <text:p>9,110</text:p>
          </table:table-cell>
          <table:table-cell office:value-type="float" office:value="640" table:style-name="ce53">
            <text:p>640</text:p>
          </table:table-cell>
          <table:table-cell office:value-type="float" office:value="560" table:style-name="ce53">
            <text:p>560</text:p>
          </table:table-cell>
          <table:table-cell office:value-type="float" office:value="230" table:style-name="ce53">
            <text:p>230</text:p>
          </table:table-cell>
          <table:table-cell office:value-type="float" office:value="10540" table:style-name="ce53">
            <text:p>10,540</text:p>
          </table:table-cell>
          <table:table-cell office:value-type="float" office:value="10120" table:style-name="ce57">
            <text:p>10,1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24</text:p>
          </table:table-cell>
          <table:table-cell office:value-type="float" office:value="8200" table:style-name="ce53">
            <text:p>8,200</text:p>
          </table:table-cell>
          <table:table-cell office:value-type="float" office:value="710" table:style-name="ce53">
            <text:p>710</text:p>
          </table:table-cell>
          <table:table-cell office:value-type="float" office:value="510" table:style-name="ce53">
            <text:p>510</text:p>
          </table:table-cell>
          <table:table-cell office:value-type="float" office:value="240" table:style-name="ce53">
            <text:p>240</text:p>
          </table:table-cell>
          <table:table-cell office:value-type="float" office:value="9660" table:style-name="ce53">
            <text:p>9,660</text:p>
          </table:table-cell>
          <table:table-cell office:value-type="float" office:value="10090" table:style-name="ce57">
            <text:p>10,0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24</text:p>
          </table:table-cell>
          <table:table-cell office:value-type="float" office:value="8780" table:style-name="ce53">
            <text:p>8,780</text:p>
          </table:table-cell>
          <table:table-cell office:value-type="float" office:value="720" table:style-name="ce53">
            <text:p>720</text:p>
          </table:table-cell>
          <table:table-cell office:value-type="float" office:value="500" table:style-name="ce53">
            <text:p>500</text:p>
          </table:table-cell>
          <table:table-cell office:value-type="float" office:value="330" table:style-name="ce53">
            <text:p>330</text:p>
          </table:table-cell>
          <table:table-cell office:value-type="float" office:value="10330" table:style-name="ce53">
            <text:p>10,330</text:p>
          </table:table-cell>
          <table:table-cell office:value-type="float" office:value="10390" table:style-name="ce57">
            <text:p>10,3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24</text:p>
          </table:table-cell>
          <table:table-cell office:value-type="float" office:value="13040" table:style-name="ce53">
            <text:p>13,040</text:p>
          </table:table-cell>
          <table:table-cell office:value-type="float" office:value="1030" table:style-name="ce53">
            <text:p>1,030</text:p>
          </table:table-cell>
          <table:table-cell office:value-type="float" office:value="790" table:style-name="ce53">
            <text:p>790</text:p>
          </table:table-cell>
          <table:table-cell office:value-type="float" office:value="440" table:style-name="ce53">
            <text:p>440</text:p>
          </table:table-cell>
          <table:table-cell office:value-type="float" office:value="15300" table:style-name="ce53">
            <text:p>15,300</text:p>
          </table:table-cell>
          <table:table-cell office:value-type="float" office:value="14330" table:style-name="ce57">
            <text:p>14,3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24</text:p>
          </table:table-cell>
          <table:table-cell office:value-type="float" office:value="8560" table:style-name="ce53">
            <text:p>8,560</text:p>
          </table:table-cell>
          <table:table-cell office:value-type="float" office:value="750" table:style-name="ce53">
            <text:p>750</text:p>
          </table:table-cell>
          <table:table-cell office:value-type="float" office:value="490" table:style-name="ce53">
            <text:p>490</text:p>
          </table:table-cell>
          <table:table-cell office:value-type="float" office:value="270" table:style-name="ce53">
            <text:p>270</text:p>
          </table:table-cell>
          <table:table-cell office:value-type="float" office:value="10070" table:style-name="ce53">
            <text:p>10,070</text:p>
          </table:table-cell>
          <table:table-cell office:value-type="float" office:value="9710" table:style-name="ce57">
            <text:p>9,7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24</text:p>
          </table:table-cell>
          <table:table-cell office:value-type="float" office:value="9160" table:style-name="ce53">
            <text:p>9,160</text:p>
          </table:table-cell>
          <table:table-cell office:value-type="float" office:value="680" table:style-name="ce53">
            <text:p>680</text:p>
          </table:table-cell>
          <table:table-cell office:value-type="float" office:value="510" table:style-name="ce53">
            <text:p>510</text:p>
          </table:table-cell>
          <table:table-cell office:value-type="float" office:value="280" table:style-name="ce53">
            <text:p>280</text:p>
          </table:table-cell>
          <table:table-cell office:value-type="float" office:value="10630" table:style-name="ce53">
            <text:p>10,630</text:p>
          </table:table-cell>
          <table:table-cell office:value-type="float" office:value="9910" table:style-name="ce57">
            <text:p>9,9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25</text:p>
          </table:table-cell>
          <table:table-cell office:value-type="float" office:value="7390" table:style-name="ce53">
            <text:p>7,390</text:p>
          </table:table-cell>
          <table:table-cell office:value-type="float" office:value="570" table:style-name="ce53">
            <text:p>570</text:p>
          </table:table-cell>
          <table:table-cell office:value-type="float" office:value="410" table:style-name="ce53">
            <text:p>410</text:p>
          </table:table-cell>
          <table:table-cell office:value-type="float" office:value="240" table:style-name="ce53">
            <text:p>240</text:p>
          </table:table-cell>
          <table:table-cell office:value-type="float" office:value="8610" table:style-name="ce53">
            <text:p>8,610</text:p>
          </table:table-cell>
          <table:table-cell office:value-type="float" office:value="9630" table:style-name="ce57">
            <text:p>9,6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25</text:p>
          </table:table-cell>
          <table:table-cell office:value-type="float" office:value="7590" table:style-name="ce53">
            <text:p>7,590</text:p>
          </table:table-cell>
          <table:table-cell office:value-type="float" office:value="630" table:style-name="ce53">
            <text:p>630</text:p>
          </table:table-cell>
          <table:table-cell office:value-type="float" office:value="480" table:style-name="ce53">
            <text:p>480</text:p>
          </table:table-cell>
          <table:table-cell office:value-type="float" office:value="280" table:style-name="ce53">
            <text:p>280</text:p>
          </table:table-cell>
          <table:table-cell office:value-type="float" office:value="8980" table:style-name="ce53">
            <text:p>8,980</text:p>
          </table:table-cell>
          <table:table-cell office:value-type="float" office:value="10330" table:style-name="ce57">
            <text:p>10,3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25</text:p>
          </table:table-cell>
          <table:table-cell office:value-type="float" office:value="10520" table:style-name="ce53">
            <text:p>10,520</text:p>
          </table:table-cell>
          <table:table-cell office:value-type="float" office:value="860" table:style-name="ce53">
            <text:p>860</text:p>
          </table:table-cell>
          <table:table-cell office:value-type="float" office:value="590" table:style-name="ce53">
            <text:p>590</text:p>
          </table:table-cell>
          <table:table-cell office:value-type="float" office:value="370" table:style-name="ce53">
            <text:p>370</text:p>
          </table:table-cell>
          <table:table-cell office:value-type="float" office:value="12340" table:style-name="ce53">
            <text:p>12,340</text:p>
          </table:table-cell>
          <table:table-cell office:value-type="float" office:value="11420" table:style-name="ce57">
            <text:p>11,4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25</text:p>
          </table:table-cell>
          <table:table-cell office:value-type="float" office:value="8360" table:style-name="ce53">
            <text:p>8,360</text:p>
          </table:table-cell>
          <table:table-cell office:value-type="float" office:value="740" table:style-name="ce53">
            <text:p>740</text:p>
          </table:table-cell>
          <table:table-cell office:value-type="float" office:value="500" table:style-name="ce53">
            <text:p>500</text:p>
          </table:table-cell>
          <table:table-cell office:value-type="float" office:value="270" table:style-name="ce53">
            <text:p>270</text:p>
          </table:table-cell>
          <table:table-cell office:value-type="float" office:value="9870" table:style-name="ce53">
            <text:p>9,870</text:p>
          </table:table-cell>
          <table:table-cell office:value-type="float" office:value="9660" table:style-name="ce57">
            <text:p>9,6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25</text:p>
          </table:table-cell>
          <table:table-cell office:value-type="float" office:value="8200" table:style-name="ce53">
            <text:p>8,200</text:p>
          </table:table-cell>
          <table:table-cell office:value-type="float" office:value="670" table:style-name="ce53">
            <text:p>670</text:p>
          </table:table-cell>
          <table:table-cell office:value-type="float" office:value="510" table:style-name="ce53">
            <text:p>510</text:p>
          </table:table-cell>
          <table:table-cell office:value-type="float" office:value="330" table:style-name="ce53">
            <text:p>330</text:p>
          </table:table-cell>
          <table:table-cell office:value-type="float" office:value="9710" table:style-name="ce53">
            <text:p>9,710</text:p>
          </table:table-cell>
          <table:table-cell office:value-type="float" office:value="10070" table:style-name="ce57">
            <text:p>10,0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25</text:p>
          </table:table-cell>
          <table:table-cell office:value-type="float" office:value="9130" table:style-name="ce53">
            <text:p>9,130</text:p>
          </table:table-cell>
          <table:table-cell office:value-type="float" office:value="640" table:style-name="ce53">
            <text:p>640</text:p>
          </table:table-cell>
          <table:table-cell office:value-type="float" office:value="470" table:style-name="ce53">
            <text:p>470</text:p>
          </table:table-cell>
          <table:table-cell office:value-type="float" office:value="260" table:style-name="ce53">
            <text:p>260</text:p>
          </table:table-cell>
          <table:table-cell office:value-type="float" office:value="10500" table:style-name="ce53">
            <text:p>10,500</text:p>
          </table:table-cell>
          <table:table-cell office:value-type="float" office:value="10640" table:style-name="ce57">
            <text:p>10,6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25</text:p>
          </table:table-cell>
          <table:table-cell office:value-type="float" office:value="9280" table:style-name="ce53">
            <text:p>9,280</text:p>
          </table:table-cell>
          <table:table-cell office:value-type="float" office:value="710" table:style-name="ce53">
            <text:p>710</text:p>
          </table:table-cell>
          <table:table-cell office:value-type="float" office:value="550" table:style-name="ce53">
            <text:p>550</text:p>
          </table:table-cell>
          <table:table-cell office:value-type="float" office:value="270" table:style-name="ce53">
            <text:p>270</text:p>
          </table:table-cell>
          <table:table-cell office:value-type="float" office:value="10810" table:style-name="ce53">
            <text:p>10,810</text:p>
          </table:table-cell>
          <table:table-cell office:value-type="float" office:value="10460" table:style-name="ce57">
            <text:p>10,4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25</text:p>
          </table:table-cell>
          <table:table-cell office:value-type="float" office:value="8100" table:style-name="ce53">
            <text:p>8,100</text:p>
          </table:table-cell>
          <table:table-cell office:value-type="float" office:value="650" table:style-name="ce53">
            <text:p>650</text:p>
          </table:table-cell>
          <table:table-cell office:value-type="float" office:value="450" table:style-name="ce53">
            <text:p>450</text:p>
          </table:table-cell>
          <table:table-cell office:value-type="float" office:value="250" table:style-name="ce53">
            <text:p>250</text:p>
          </table:table-cell>
          <table:table-cell office:value-type="float" office:value="9450" table:style-name="ce53">
            <text:p>9,450</text:p>
          </table:table-cell>
          <table:table-cell office:value-type="float" office:value="10170" table:style-name="ce57">
            <text:p>10,1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25</text:p>
          </table:table-cell>
          <table:table-cell office:value-type="float" office:value="9020" table:style-name="ce53">
            <text:p>9,020</text:p>
          </table:table-cell>
          <table:table-cell office:value-type="float" office:value="720" table:style-name="ce53">
            <text:p>720</text:p>
          </table:table-cell>
          <table:table-cell office:value-type="float" office:value="490" table:style-name="ce53">
            <text:p>490</text:p>
          </table:table-cell>
          <table:table-cell office:value-type="float" office:value="260" table:style-name="ce53">
            <text:p>260</text:p>
          </table:table-cell>
          <table:table-cell office:value-type="float" office:value="10490" table:style-name="ce53">
            <text:p>10,490</text:p>
          </table:table-cell>
          <table:table-cell office:value-type="float" office:value="10080" table:style-name="ce57">
            <text:p>10,0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25</text:p>
          </table:table-cell>
          <table:table-cell office:value-type="float" office:value="9930" table:style-name="ce53">
            <text:p>9,930</text:p>
          </table:table-cell>
          <table:table-cell office:value-type="float" office:value="770" table:style-name="ce53">
            <text:p>770</text:p>
          </table:table-cell>
          <table:table-cell office:value-type="float" office:value="560" table:style-name="ce53">
            <text:p>560</text:p>
          </table:table-cell>
          <table:table-cell office:value-type="float" office:value="310" table:style-name="ce53">
            <text:p>310</text:p>
          </table:table-cell>
          <table:table-cell office:value-type="float" office:value="11570" table:style-name="ce53">
            <text:p>11,570</text:p>
          </table:table-cell>
          <table:table-cell office:value-type="float" office:value="10480" table:style-name="ce57">
            <text:p>10,4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25</text:p>
          </table:table-cell>
          <table:table-cell office:value-type="float" office:value="9840" table:style-name="ce53">
            <text:p>9,840</text:p>
          </table:table-cell>
          <table:table-cell office:value-type="float" office:value="740" table:style-name="ce53">
            <text:p>740</text:p>
          </table:table-cell>
          <table:table-cell office:value-type="float" office:value="560" table:style-name="ce53">
            <text:p>560</text:p>
          </table:table-cell>
          <table:table-cell office:value-type="float" office:value="350" table:style-name="ce53">
            <text:p>350</text:p>
          </table:table-cell>
          <table:table-cell office:value-type="float" office:value="11490" table:style-name="ce53">
            <text:p>11,490</text:p>
          </table:table-cell>
          <table:table-cell office:value-type="float" office:value="11930" table:style-name="ce57">
            <text:p>11,9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25 [provisional]</text:p>
          </table:table-cell>
          <table:table-cell office:value-type="float" office:value="10240" table:style-name="ce53">
            <text:p>10,240</text:p>
          </table:table-cell>
          <table:table-cell office:value-type="float" office:value="750" table:style-name="ce53">
            <text:p>750</text:p>
          </table:table-cell>
          <table:table-cell office:value-type="float" office:value="570" table:style-name="ce53">
            <text:p>570</text:p>
          </table:table-cell>
          <table:table-cell office:value-type="float" office:value="320" table:style-name="ce53">
            <text:p>320</text:p>
          </table:table-cell>
          <table:table-cell office:value-type="float" office:value="11880" table:style-name="ce53">
            <text:p>11,880</text:p>
          </table:table-cell>
          <table:table-cell office:value-type="float" office:value="10610" table:style-name="ce57">
            <text:p>10,6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26 [provisional]</text:p>
          </table:table-cell>
          <table:table-cell office:value-type="float" office:value="7310" table:style-name="ce53">
            <text:p>7,310</text:p>
          </table:table-cell>
          <table:table-cell office:value-type="float" office:value="540" table:style-name="ce53">
            <text:p>540</text:p>
          </table:table-cell>
          <table:table-cell office:value-type="float" office:value="400" table:style-name="ce53">
            <text:p>400</text:p>
          </table:table-cell>
          <table:table-cell office:value-type="float" office:value="250" table:style-name="ce53">
            <text:p>250</text:p>
          </table:table-cell>
          <table:table-cell office:value-type="float" office:value="8500" table:style-name="ce53">
            <text:p>8,500</text:p>
          </table:table-cell>
          <table:table-cell office:value-type="float" office:value="9980" table:style-name="ce57">
            <text:p>9,980</text:p>
          </table:table-cell>
          <table:table-cell table:number-columns-repeated="16377"/>
        </table:table-row>
        <table:table-row table:style-name="ro5">
          <table:table-cell office:value-type="string" table:style-name="ce64">
            <text:p>February 2026 [provisional estimates]</text:p>
          </table:table-cell>
          <table:table-cell office:value-type="float" office:value="7620" table:style-name="ce63">
            <text:p>7,620</text:p>
          </table:table-cell>
          <table:table-cell office:value-type="float" office:value="470" table:style-name="ce63">
            <text:p>470</text:p>
          </table:table-cell>
          <table:table-cell office:value-type="float" office:value="460" table:style-name="ce63">
            <text:p>460</text:p>
          </table:table-cell>
          <table:table-cell office:value-type="float" office:value="240" table:style-name="ce63">
            <text:p>240</text:p>
          </table:table-cell>
          <table:table-cell office:value-type="float" office:value="8790" table:style-name="ce63">
            <text:p>8,790</text:p>
          </table:table-cell>
          <table:table-cell office:value-type="float" office:value="10150" table:style-name="ce65">
            <text:p>10,150</text:p>
          </table:table-cell>
          <table:table-cell table:number-columns-repeated="16377"/>
        </table:table-row>
        <table:table-row table:style-name="ro5">
          <table:table-cell office:value-type="string" table:style-name="ce66">
            <text:p>End of worksheet</text:p>
          </table:table-cell>
          <table:table-cell table:number-columns-repeated="6" table:style-name="ce31"/>
          <table:table-cell table:number-columns-repeated="16377"/>
        </table:table-row>
        <table:table-row table:number-rows-repeated="22" table:style-name="ro5">
          <table:table-cell table:number-columns-repeated="7" table:style-name="ce31"/>
          <table:table-cell table:number-columns-repeated="16377"/>
        </table:table-row>
        <table:table-row table:number-rows-repeated="1048296" table:style-name="ro4">
          <table:table-cell table:number-columns-repeated="16384"/>
        </table:table-row>
        <table:named-expressions>
          <table:named-range table:name="Print_Area" table:cell-range-address="Non-residential_monthly.$A$1:Non-residential_monthly.$G$5" table:base-cell-address="Non-residential_monthly.$A$1"/>
        </table:named-expressions>
      </table:table>
      <table:table table:name="'file://fastpkai2/TGI/KAI-Indirect%20Taxes/Stamp%20Taxes%20Cross%20Cutting/NatStats_Published/Monthly_2021/12_Dec21/MPT_Work_File_Dec_21.xlsx'#Stats" table:style-name="ta4">
        <table:table-source xlink:href="file://fastpkai2/TGI/KAI-Indirect%20Taxes/Stamp%20Taxes%20Cross%20Cutting/NatStats_Published/Monthly_2021/12_Dec21/MPT_Work_File_Dec_21.xlsx" table:table-name="Sta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Graphs" table:style-name="ta4">
        <table:table-source xlink:href="file://fastpkai2/TGI/KAI-Indirect%20Taxes/Stamp%20Taxes%20Cross%20Cutting/NatStats_Published/Monthly_2021/12_Dec21/MPT_Work_File_Dec_21.xlsx" table:table-name="Graph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Headlines" table:style-name="ta4">
        <table:table-source xlink:href="file://fastpkai2/TGI/KAI-Indirect%20Taxes/Stamp%20Taxes%20Cross%20Cutting/NatStats_Published/Monthly_2021/12_Dec21/MPT_Work_File_Dec_21.xlsx" table:table-name="Headli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Briefing_Tables" table:style-name="ta4">
        <table:table-source xlink:href="file://fastpkai2/TGI/KAI-Indirect%20Taxes/Stamp%20Taxes%20Cross%20Cutting/NatStats_Published/Monthly_2021/12_Dec21/MPT_Work_File_Dec_21.xlsx" table:table-name="Briefing_Tabl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WF_log" table:style-name="ta4">
        <table:table-source xlink:href="file://fastpkai2/TGI/KAI-Indirect%20Taxes/Stamp%20Taxes%20Cross%20Cutting/NatStats_Published/Monthly_2021/12_Dec21/MPT_Work_File_Dec_21.xlsx" table:table-name="WF_lo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SDLT_Data" table:style-name="ta4">
        <table:table-source xlink:href="file://fastpkai2/TGI/KAI-Indirect%20Taxes/Stamp%20Taxes%20Cross%20Cutting/NatStats_Published/Monthly_2021/12_Dec21/MPT_Work_File_Dec_21.xlsx" table:table-name="SDLT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Totals" table:style-name="ta4">
        <table:table-source xlink:href="file://fastpkai2/TGI/KAI-Indirect%20Taxes/Stamp%20Taxes%20Cross%20Cutting/NatStats_Published/Monthly_2021/12_Dec21/MPT_Work_File_Dec_21.xlsx" table:table-name="Total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LBTT_Data" table:style-name="ta4">
        <table:table-source xlink:href="file://fastpkai2/TGI/KAI-Indirect%20Taxes/Stamp%20Taxes%20Cross%20Cutting/NatStats_Published/Monthly_2021/12_Dec21/MPT_Work_File_Dec_21.xlsx" table:table-name="LBTT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LTT_Data" table:style-name="ta4">
        <table:table-source xlink:href="file://fastpkai2/TGI/KAI-Indirect%20Taxes/Stamp%20Taxes%20Cross%20Cutting/NatStats_Published/Monthly_2021/12_Dec21/MPT_Work_File_Dec_21.xlsx" table:table-name="LTT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GF_CM" table:style-name="ta4">
        <table:table-source xlink:href="file://fastpkai2/TGI/KAI-Indirect%20Taxes/Stamp%20Taxes%20Cross%20Cutting/NatStats_Published/Monthly_2021/12_Dec21/MPT_Work_File_Dec_21.xlsx" table:table-name="GF_C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C&amp;R" table:style-name="ta4">
        <table:table-source xlink:href="file://fastpkai2/TGI/KAI-Indirect%20Taxes/Stamp%20Taxes%20Cross%20Cutting/NatStats_Published/Monthly_2021/12_Dec21/MPT_Work_File_Dec_21.xlsx" table:table-name="C&amp;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X12ARIMA" table:style-name="ta4">
        <table:table-source xlink:href="file://fastpkai2/TGI/KAI-Indirect%20Taxes/Stamp%20Taxes%20Cross%20Cutting/NatStats_Published/Monthly_2021/12_Dec21/MPT_Work_File_Dec_21.xlsx" table:table-name="X12ARIM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Actual_Cir_(Rounded)" table:style-name="ta4">
        <table:table-source xlink:href="file://fastpkai2/TGI/KAI-Indirect%20Taxes/Stamp%20Taxes%20Cross%20Cutting/NatStats_Published/Monthly_2021/12_Dec21/MPT_Work_File_Dec_21.xlsx" table:table-name="Actual_Cir_(Rounded)" table:mode="copy-results-only"/>
        <table:table-column/>
        <table:table-row table:number-rows-repeated="4">
          <table:table-cell table:number-columns-repeated="16384"/>
        </table:table-row>
        <table:table-row>
          <table:table-cell/>
          <table:table-cell office:value-type="float" office:value="88840"/>
          <table:table-cell table:number-columns-repeated="16382"/>
        </table:table-row>
        <table:table-row table:number-rows-repeated="1048571">
          <table:table-cell table:number-columns-repeated="16382"/>
        </table:table-row>
      </table:table>
      <table:table table:name="'file://fastpkai2/TGI/KAI-Indirect%20Taxes/Stamp%20Taxes%20Cross%20Cutting/NatStats_Published/Monthly_2021/12_Dec21/MPT_Work_File_Dec_21.xlsx'#Index" table:style-name="ta4">
        <table:table-source xlink:href="file://fastpkai2/TGI/KAI-Indirect%20Taxes/Stamp%20Taxes%20Cross%20Cutting/NatStats_Published/Monthly_2021/12_Dec21/MPT_Work_File_Dec_21.xlsx" table:table-name="Index" table:mode="copy-results-only"/>
        <table:table-column/>
        <table:table-row table:number-rows-repeated="3">
          <table:table-cell table:number-columns-repeated="16384"/>
        </table:table-row>
        <table:table-row>
          <table:table-cell/>
          <table:table-cell office:value-type="float" office:value="44501"/>
          <table:table-cell table:number-columns-repeated="16382"/>
        </table:table-row>
        <table:table-row table:number-rows-repeated="1048572">
          <table:table-cell table:number-columns-repeated="16382"/>
        </table:table-row>
      </table:table>
      <table:table table:name="'file://fastpkai2/TGI/KAI-Indirect%20Taxes/Stamp%20Taxes%20Cross%20Cutting/NatStats_Published/Monthly_2021/12_Dec21/MPT_Work_File_Dec_21.xlsx'#Document_contents" table:style-name="ta4">
        <table:table-source xlink:href="file://fastpkai2/TGI/KAI-Indirect%20Taxes/Stamp%20Taxes%20Cross%20Cutting/NatStats_Published/Monthly_2021/12_Dec21/MPT_Work_File_Dec_21.xlsx" table:table-name="Document_conten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Residential_financial_year" table:style-name="ta4">
        <table:table-source xlink:href="file://fastpkai2/TGI/KAI-Indirect%20Taxes/Stamp%20Taxes%20Cross%20Cutting/NatStats_Published/Monthly_2021/12_Dec21/MPT_Work_File_Dec_21.xlsx" table:table-name="Residential_financial_ye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Residential_quarterly" table:style-name="ta4">
        <table:table-source xlink:href="file://fastpkai2/TGI/KAI-Indirect%20Taxes/Stamp%20Taxes%20Cross%20Cutting/NatStats_Published/Monthly_2021/12_Dec21/MPT_Work_File_Dec_21.xlsx" table:table-name="Residential_quarterl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Residential_monthly" table:style-name="ta4">
        <table:table-source xlink:href="file://fastpkai2/TGI/KAI-Indirect%20Taxes/Stamp%20Taxes%20Cross%20Cutting/NatStats_Published/Monthly_2021/12_Dec21/MPT_Work_File_Dec_21.xlsx" table:table-name="Residential_monthl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Non-residential_financial_year" table:style-name="ta4">
        <table:table-source xlink:href="file://fastpkai2/TGI/KAI-Indirect%20Taxes/Stamp%20Taxes%20Cross%20Cutting/NatStats_Published/Monthly_2021/12_Dec21/MPT_Work_File_Dec_21.xlsx" table:table-name="Non-residential_financial_ye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Non-residential_quarterly" table:style-name="ta4">
        <table:table-source xlink:href="file://fastpkai2/TGI/KAI-Indirect%20Taxes/Stamp%20Taxes%20Cross%20Cutting/NatStats_Published/Monthly_2021/12_Dec21/MPT_Work_File_Dec_21.xlsx" table:table-name="Non-residential_quarterl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Non-residential_monthly" table:style-name="ta4">
        <table:table-source xlink:href="file://fastpkai2/TGI/KAI-Indirect%20Taxes/Stamp%20Taxes%20Cross%20Cutting/NatStats_Published/Monthly_2021/12_Dec21/MPT_Work_File_Dec_21.xlsx" table:table-name="Non-residential_monthl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R1_Background" table:style-name="ta4">
        <table:table-source xlink:href="file://fastpkai2/TGI/KAI-Indirect%20Taxes/Stamp%20Taxes%20Cross%20Cutting/NatStats_Published/Monthly_2021/12_Dec21/MPT_Work_File_Dec_21.xlsx" table:table-name="R1_Backgroun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R2_Reference" table:style-name="ta4">
        <table:table-source xlink:href="file://fastpkai2/TGI/KAI-Indirect%20Taxes/Stamp%20Taxes%20Cross%20Cutting/NatStats_Published/Monthly_2021/12_Dec21/MPT_Work_File_Dec_21.xlsx" table:table-name="R2_Referen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R3_Duty_Rates" table:style-name="ta4">
        <table:table-source xlink:href="file://fastpkai2/TGI/KAI-Indirect%20Taxes/Stamp%20Taxes%20Cross%20Cutting/NatStats_Published/Monthly_2021/12_Dec21/MPT_Work_File_Dec_21.xlsx" table:table-name="R3_Duty_Ra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WF_edit_(text)" table:style-name="ta4">
        <table:table-source xlink:href="file://fastpkai2/TGI/KAI-Indirect%20Taxes/Stamp%20Taxes%20Cross%20Cutting/NatStats_Published/Monthly_2021/12_Dec21/MPT_Work_File_Dec_21.xlsx" table:table-name="WF_edit_(text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6" table:style-name="ta4">
        <table:table-source xlink:href="file://fastpkai2/TGI/KAI-Indirect%20Taxes/Stamp%20Taxes%20Cross%20Cutting/NatStats_Published/Monthly_2021/12_Dec21/MPT_Work_File_Dec_21.xlsx" table:table-name="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DD_prints" table:style-name="ta4">
        <table:table-source xlink:href="file://Irf50020/KAI-Indirect%20Taxes/Revenue%20monitoring%20general/Bulletins_PG/drafts/Tobacco_Draft_Template.xls" table:table-name="DD_print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2"/>
          <table:table-cell office:value-type="float" office:value="42611"/>
          <table:table-cell table:number-columns-repeated="16381"/>
        </table:table-row>
        <table:table-row table:number-rows-repeated="1048573">
          <table:table-cell table:number-columns-repeated="16381"/>
        </table:table-row>
      </table:table>
      <table:table table:name="'file://Irf50020/KAI-Indirect%20Taxes/Revenue%20monitoring%20general/Bulletins_PG/drafts/Tobacco_Draft_Template.xls'#TP7_Rev&amp;Vol" table:style-name="ta4">
        <table:table-source xlink:href="file://Irf50020/KAI-Indirect%20Taxes/Revenue%20monitoring%20general/Bulletins_PG/drafts/Tobacco_Draft_Template.xls" table:table-name="TP7_Rev&amp;Vol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2"/>
          <table:table-cell office:value-type="string" office:string-value="Jan"/>
          <table:table-cell table:number-columns-repeated="16381"/>
        </table:table-row>
        <table:table-row table:number-rows-repeated="1048573">
          <table:table-cell table:number-columns-repeated="16381"/>
        </table:table-row>
      </table:table>
      <table:table table:name="'file://Irf50020/KAI-Indirect%20Taxes/Revenue%20monitoring%20general/Bulletins_PG/drafts/Tobacco_Draft_Template.xls'#TP7_imports" table:style-name="ta4">
        <table:table-source xlink:href="file://Irf50020/KAI-Indirect%20Taxes/Revenue%20monitoring%20general/Bulletins_PG/drafts/Tobacco_Draft_Template.xls" table:table-name="TP7_import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2"/>
          <table:table-cell office:value-type="float" office:value="2745000"/>
          <table:table-cell table:number-columns-repeated="16381"/>
        </table:table-row>
        <table:table-row table:number-rows-repeated="1048573">
          <table:table-cell table:number-columns-repeated="16381"/>
        </table:table-row>
      </table:table>
      <table:table table:name="'file://Irf50020/KAI-Indirect%20Taxes/Revenue%20monitoring%20general/Bulletins_PG/drafts/Tobacco_Draft_Template.xls'#Home&amp;Import_summary" table:style-name="ta4">
        <table:table-source xlink:href="file://Irf50020/KAI-Indirect%20Taxes/Revenue%20monitoring%20general/Bulletins_PG/drafts/Tobacco_Draft_Template.xls" table:table-name="Home&amp;Import_summary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 000kg'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ecas_R2521_W502_TP7_Input6" table:style-name="ta4">
        <table:table-source xlink:href="file://Irf50020/KAI-Indirect%20Taxes/Revenue%20monitoring%20general/Bulletins_PG/drafts/Tobacco_Draft_Template.xls" table:table-name="Cecas_R2521_W502_TP7_Input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6" table:style-name="ta4">
        <table:table-source xlink:href="file://Irf50020/KAI-Indirect%20Taxes/Revenue%20monitoring%20general/Bulletins_PG/drafts/Tobacco_Draft_Template.xls" table:table-name="COMBO_Clearances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TobBull-Revenue" table:style-name="ta4">
        <table:table-source xlink:href="file://Irf50020/KAI-Indirect%20Taxes/Revenue%20monitoring%20general/Bulletins_PG/drafts/Tobacco_Draft_Template.xls" table:table-name="TobBull-Revenu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s6" table:style-name="ta4">
        <table:table-source xlink:href="file://Irf50020/KAI-Indirect%20Taxes/Revenue%20monitoring%20general/Bulletins_PG/drafts/Tobacco_Draft_Template.xls" table:table-name="Historic_Duty_Rates_&amp;_Comment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6" table:style-name="ta4">
        <table:table-source xlink:href="file://Irf50020/KAI-Indirect%20Taxes/Revenue%20monitoring%20general/Bulletins_PG/drafts/Tobacco_Draft_Template.xls" table:table-name="Known_Tob_Importer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Forestalling-cig-clear" table:style-name="ta4">
        <table:table-source xlink:href="file://Irf50020/KAI-Indirect%20Taxes/Revenue%20monitoring%20general/Bulletins_PG/drafts/Tobacco_Draft_Template.xls" table:table-name="Forestalling-cig-cle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Forestalling-rev" table:style-name="ta4">
        <table:table-source xlink:href="file://Irf50020/KAI-Indirect%20Taxes/Revenue%20monitoring%20general/Bulletins_PG/drafts/Tobacco_Draft_Template.xls" table:table-name="Forestalling-rev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RTG" table:style-name="ta4">
        <table:table-source xlink:href="file://Irf50020/KAI-Indirect%20Taxes/Revenue%20monitoring%20general/Bulletins_PG/drafts/Tobacco_Draft_Template.xls" table:table-name="RT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Graph-Data" table:style-name="ta4">
        <table:table-source xlink:href="file://Irf50020/KAI-Indirect%20Taxes/Revenue%20monitoring%20general/Bulletins_PG/drafts/Tobacco_Draft_Template.xls" table:table-name="Graph-Data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Home Produced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0" table:style-name="ta4">
        <table:table-source xlink:href="file://Irf50020/KAI-Indirect%20Taxes/Revenue%20monitoring%20general/Bulletins_PG/drafts/Tobacco_Draft_Template.xls" table:table-name="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1" table:style-name="ta4">
        <table:table-source xlink:href="file://Irf50020/KAI-Indirect%20Taxes/Revenue%20monitoring%20general/Bulletins_PG/drafts/Tobacco_Draft_Template.xls" table:table-name="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" table:style-name="ta4">
        <table:table-source xlink:href="file://Irf50020/KAI-Indirect%20Taxes/Revenue%20monitoring%20general/Bulletins_PG/drafts/Tobacco_Draft_Template.xls" table:table-name="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" table:style-name="ta4">
        <table:table-source xlink:href="file://Irf50020/KAI-Indirect%20Taxes/Revenue%20monitoring%20general/Bulletins_PG/drafts/Tobacco_Draft_Template.xls" table:table-name="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4" table:style-name="ta4">
        <table:table-source xlink:href="file://Irf50020/KAI-Indirect%20Taxes/Revenue%20monitoring%20general/Bulletins_PG/drafts/Tobacco_Draft_Template.xls" table:table-name="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5" table:style-name="ta4">
        <table:table-source xlink:href="file://Irf50020/KAI-Indirect%20Taxes/Revenue%20monitoring%20general/Bulletins_PG/drafts/Tobacco_Draft_Template.xls" table:table-name="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6" table:style-name="ta4">
        <table:table-source xlink:href="file://Irf50020/KAI-Indirect%20Taxes/Revenue%20monitoring%20general/Bulletins_PG/drafts/Tobacco_Draft_Template.xls" table:table-name="6" table:mode="copy-results-only"/>
        <table:table-column/>
        <table:table-row table:number-rows-repeated="57">
          <table:table-cell table:number-columns-repeated="16384"/>
        </table:table-row>
        <table:table-row>
          <table:table-cell/>
          <table:table-cell office:value-type="float" office:value="33239"/>
          <table:table-cell table:number-columns-repeated="16382"/>
        </table:table-row>
        <table:table-row table:number-rows-repeated="1048518">
          <table:table-cell table:number-columns-repeated="16382"/>
        </table:table-row>
      </table:table>
      <table:table table:name="'file://Irf50020/KAI-Indirect%20Taxes/Revenue%20monitoring%20general/Bulletins_PG/drafts/Tobacco_Draft_Template.xls'#7" table:style-name="ta4">
        <table:table-source xlink:href="file://Irf50020/KAI-Indirect%20Taxes/Revenue%20monitoring%20general/Bulletins_PG/drafts/Tobacco_Draft_Template.xls" table:table-name="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8" table:style-name="ta4">
        <table:table-source xlink:href="file://Irf50020/KAI-Indirect%20Taxes/Revenue%20monitoring%20general/Bulletins_PG/drafts/Tobacco_Draft_Template.xls" table:table-name="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9" table:style-name="ta4">
        <table:table-source xlink:href="file://Irf50020/KAI-Indirect%20Taxes/Revenue%20monitoring%20general/Bulletins_PG/drafts/Tobacco_Draft_Template.xls" table:table-name="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5a" table:style-name="ta4">
        <table:table-source xlink:href="file://Irf50020/KAI-Indirect%20Taxes/Revenue%20monitoring%20general/Bulletins_PG/drafts/Tobacco_Draft_Template.xls" table:table-name="5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5_New" table:style-name="ta4">
        <table:table-source xlink:href="file://Irf50020/KAI-Indirect%20Taxes/Revenue%20monitoring%20general/Bulletins_PG/drafts/Tobacco_Draft_Template.xls" table:table-name="5_New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Stats5" table:style-name="ta4">
        <table:table-source xlink:href="file://Irf50020/KAI-Indirect%20Taxes/Revenue%20monitoring%20general/Bulletins_PG/drafts/Tobacco_Draft_Template.xls" table:table-name="Stat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Stats6" table:style-name="ta4">
        <table:table-source xlink:href="file://Irf50020/KAI-Indirect%20Taxes/Revenue%20monitoring%20general/Bulletins_PG/drafts/Tobacco_Draft_Template.xls" table:table-name="Stat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Rev2" table:style-name="ta4">
        <table:table-source xlink:href="file://Irf50020/KAI-Indirect%20Taxes/Revenue%20monitoring%20general/Bulletins_PG/drafts/Tobacco_Draft_Template.xls" table:table-name="Rev2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float" office:value="33239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Irf50020/KAI-Indirect%20Taxes/Revenue%20monitoring%20general/Bulletins_PG/drafts/Tobacco_Draft_Template.xls'#Rev3" table:style-name="ta4">
        <table:table-source xlink:href="file://Irf50020/KAI-Indirect%20Taxes/Revenue%20monitoring%20general/Bulletins_PG/drafts/Tobacco_Draft_Template.xls" table:table-name="Rev3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float" office:value="33239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Irf50020/KAI-Indirect%20Taxes/Revenue%20monitoring%20general/Bulletins_PG/drafts/Tobacco_Draft_Template.xls'#Other_checks" table:style-name="ta4">
        <table:table-source xlink:href="file://Irf50020/KAI-Indirect%20Taxes/Revenue%20monitoring%20general/Bulletins_PG/drafts/Tobacco_Draft_Template.xls" table:table-name="Other_check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6" table:style-name="ta4">
        <table:table-source xlink:href="file://Irf50020/KAI-Indirect%20Taxes/Revenue%20monitoring%20general/Bulletins_PG/drafts/Tobacco_Draft_Template.xls" table:table-name="2_(qtr)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6" table:style-name="ta4">
        <table:table-source xlink:href="file://Irf50020/KAI-Indirect%20Taxes/Revenue%20monitoring%20general/Bulletins_PG/drafts/Tobacco_Draft_Template.xls" table:table-name="3_(qtr)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REDS" table:style-name="ta4">
        <table:table-source xlink:href="file://Irf50020/KAI-Indirect%20Taxes/Revenue%20monitoring%20general/Bulletins_PG/drafts/Tobacco_Draft_Template.xls" table:table-name="RED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6" table:style-name="ta4">
        <table:table-source xlink:href="file://Irf50020/KAI-Indirect%20Taxes/Revenue%20monitoring%20general/Bulletins_PG/drafts/Tobacco_Draft_Template.xls" table:table-name="CIG_CLRs_&amp;_Revenu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6" table:style-name="ta4">
        <table:table-source xlink:href="file://Irf50020/KAI-Indirect%20Taxes/Revenue%20monitoring%20general/Bulletins_PG/drafts/Tobacco_Draft_Template.xls" table:table-name="Mthly_Imported_Brands_clr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6" table:style-name="ta4">
        <table:table-source xlink:href="file://Irf50020/KAI-Indirect%20Taxes/Revenue%20monitoring%20general/Bulletins_PG/drafts/Tobacco_Draft_Template.xls" table:table-name="New_TOB-Home_&amp;_Impor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" table:style-name="ta4">
        <table:table-source xlink:href="file://Irf50020/KAI-Indirect%20Taxes/Revenue%20monitoring%20general/Bulletins_PG/drafts/Tobacco_Draft_Template.xls" table:table-name="Cecas_R2521_W502_TP7_Input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" table:style-name="ta4">
        <table:table-source xlink:href="file://Irf50020/KAI-Indirect%20Taxes/Revenue%20monitoring%20general/Bulletins_PG/drafts/Tobacco_Draft_Template.xls" table:table-name="COMBO_Clearances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s" table:style-name="ta4">
        <table:table-source xlink:href="file://Irf50020/KAI-Indirect%20Taxes/Revenue%20monitoring%20general/Bulletins_PG/drafts/Tobacco_Draft_Template.xls" table:table-name="Historic_Duty_Rates_&amp;_Commen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" table:style-name="ta4">
        <table:table-source xlink:href="file://Irf50020/KAI-Indirect%20Taxes/Revenue%20monitoring%20general/Bulletins_PG/drafts/Tobacco_Draft_Template.xls" table:table-name="Known_Tob_Importer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" table:style-name="ta4">
        <table:table-source xlink:href="file://Irf50020/KAI-Indirect%20Taxes/Revenue%20monitoring%20general/Bulletins_PG/drafts/Tobacco_Draft_Template.xls" table:table-name="2_(qtr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" table:style-name="ta4">
        <table:table-source xlink:href="file://Irf50020/KAI-Indirect%20Taxes/Revenue%20monitoring%20general/Bulletins_PG/drafts/Tobacco_Draft_Template.xls" table:table-name="3_(qtr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" table:style-name="ta4">
        <table:table-source xlink:href="file://Irf50020/KAI-Indirect%20Taxes/Revenue%20monitoring%20general/Bulletins_PG/drafts/Tobacco_Draft_Template.xls" table:table-name="CIG_CLRs_&amp;_Revenu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" table:style-name="ta4">
        <table:table-source xlink:href="file://Irf50020/KAI-Indirect%20Taxes/Revenue%20monitoring%20general/Bulletins_PG/drafts/Tobacco_Draft_Template.xls" table:table-name="Mthly_Imported_Brands_clr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" table:style-name="ta4">
        <table:table-source xlink:href="file://Irf50020/KAI-Indirect%20Taxes/Revenue%20monitoring%20general/Bulletins_PG/drafts/Tobacco_Draft_Template.xls" table:table-name="New_TOB-Home_&amp;_Impo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1" table:style-name="ta4">
        <table:table-source xlink:href="file://Irf50020/KAI-Indirect%20Taxes/Revenue%20monitoring%20general/Bulletins_PG/drafts/Tobacco_Draft_Template.xls" table:table-name="Cecas_R2521_W502_TP7_Input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1" table:style-name="ta4">
        <table:table-source xlink:href="file://Irf50020/KAI-Indirect%20Taxes/Revenue%20monitoring%20general/Bulletins_PG/drafts/Tobacco_Draft_Template.xls" table:table-name="COMBO_Clearances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s1" table:style-name="ta4">
        <table:table-source xlink:href="file://Irf50020/KAI-Indirect%20Taxes/Revenue%20monitoring%20general/Bulletins_PG/drafts/Tobacco_Draft_Template.xls" table:table-name="Historic_Duty_Rates_&amp;_Comment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1" table:style-name="ta4">
        <table:table-source xlink:href="file://Irf50020/KAI-Indirect%20Taxes/Revenue%20monitoring%20general/Bulletins_PG/drafts/Tobacco_Draft_Template.xls" table:table-name="Known_Tob_Importer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1" table:style-name="ta4">
        <table:table-source xlink:href="file://Irf50020/KAI-Indirect%20Taxes/Revenue%20monitoring%20general/Bulletins_PG/drafts/Tobacco_Draft_Template.xls" table:table-name="2_(qtr)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1" table:style-name="ta4">
        <table:table-source xlink:href="file://Irf50020/KAI-Indirect%20Taxes/Revenue%20monitoring%20general/Bulletins_PG/drafts/Tobacco_Draft_Template.xls" table:table-name="3_(qtr)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1" table:style-name="ta4">
        <table:table-source xlink:href="file://Irf50020/KAI-Indirect%20Taxes/Revenue%20monitoring%20general/Bulletins_PG/drafts/Tobacco_Draft_Template.xls" table:table-name="CIG_CLRs_&amp;_Revenu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1" table:style-name="ta4">
        <table:table-source xlink:href="file://Irf50020/KAI-Indirect%20Taxes/Revenue%20monitoring%20general/Bulletins_PG/drafts/Tobacco_Draft_Template.xls" table:table-name="Mthly_Imported_Brands_clr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1" table:style-name="ta4">
        <table:table-source xlink:href="file://Irf50020/KAI-Indirect%20Taxes/Revenue%20monitoring%20general/Bulletins_PG/drafts/Tobacco_Draft_Template.xls" table:table-name="New_TOB-Home_&amp;_Impo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4" table:style-name="ta4">
        <table:table-source xlink:href="file://Irf50020/KAI-Indirect%20Taxes/Revenue%20monitoring%20general/Bulletins_PG/drafts/Tobacco_Draft_Template.xls" table:table-name="Cecas_R2521_W502_TP7_Input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4" table:style-name="ta4">
        <table:table-source xlink:href="file://Irf50020/KAI-Indirect%20Taxes/Revenue%20monitoring%20general/Bulletins_PG/drafts/Tobacco_Draft_Template.xls" table:table-name="COMBO_Clearances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s4" table:style-name="ta4">
        <table:table-source xlink:href="file://Irf50020/KAI-Indirect%20Taxes/Revenue%20monitoring%20general/Bulletins_PG/drafts/Tobacco_Draft_Template.xls" table:table-name="Historic_Duty_Rates_&amp;_Comment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4" table:style-name="ta4">
        <table:table-source xlink:href="file://Irf50020/KAI-Indirect%20Taxes/Revenue%20monitoring%20general/Bulletins_PG/drafts/Tobacco_Draft_Template.xls" table:table-name="Known_Tob_Importer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4" table:style-name="ta4">
        <table:table-source xlink:href="file://Irf50020/KAI-Indirect%20Taxes/Revenue%20monitoring%20general/Bulletins_PG/drafts/Tobacco_Draft_Template.xls" table:table-name="2_(qtr)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4" table:style-name="ta4">
        <table:table-source xlink:href="file://Irf50020/KAI-Indirect%20Taxes/Revenue%20monitoring%20general/Bulletins_PG/drafts/Tobacco_Draft_Template.xls" table:table-name="3_(qtr)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4" table:style-name="ta4">
        <table:table-source xlink:href="file://Irf50020/KAI-Indirect%20Taxes/Revenue%20monitoring%20general/Bulletins_PG/drafts/Tobacco_Draft_Template.xls" table:table-name="CIG_CLRs_&amp;_Revenu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4" table:style-name="ta4">
        <table:table-source xlink:href="file://Irf50020/KAI-Indirect%20Taxes/Revenue%20monitoring%20general/Bulletins_PG/drafts/Tobacco_Draft_Template.xls" table:table-name="Mthly_Imported_Brands_clr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4" table:style-name="ta4">
        <table:table-source xlink:href="file://Irf50020/KAI-Indirect%20Taxes/Revenue%20monitoring%20general/Bulletins_PG/drafts/Tobacco_Draft_Template.xls" table:table-name="New_TOB-Home_&amp;_Impo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3" table:style-name="ta4">
        <table:table-source xlink:href="file://Irf50020/KAI-Indirect%20Taxes/Revenue%20monitoring%20general/Bulletins_PG/drafts/Tobacco_Draft_Template.xls" table:table-name="Cecas_R2521_W502_TP7_Input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3" table:style-name="ta4">
        <table:table-source xlink:href="file://Irf50020/KAI-Indirect%20Taxes/Revenue%20monitoring%20general/Bulletins_PG/drafts/Tobacco_Draft_Template.xls" table:table-name="COMBO_Clearances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s3" table:style-name="ta4">
        <table:table-source xlink:href="file://Irf50020/KAI-Indirect%20Taxes/Revenue%20monitoring%20general/Bulletins_PG/drafts/Tobacco_Draft_Template.xls" table:table-name="Historic_Duty_Rates_&amp;_Comment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3" table:style-name="ta4">
        <table:table-source xlink:href="file://Irf50020/KAI-Indirect%20Taxes/Revenue%20monitoring%20general/Bulletins_PG/drafts/Tobacco_Draft_Template.xls" table:table-name="Known_Tob_Importer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3" table:style-name="ta4">
        <table:table-source xlink:href="file://Irf50020/KAI-Indirect%20Taxes/Revenue%20monitoring%20general/Bulletins_PG/drafts/Tobacco_Draft_Template.xls" table:table-name="2_(qtr)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3" table:style-name="ta4">
        <table:table-source xlink:href="file://Irf50020/KAI-Indirect%20Taxes/Revenue%20monitoring%20general/Bulletins_PG/drafts/Tobacco_Draft_Template.xls" table:table-name="3_(qtr)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3" table:style-name="ta4">
        <table:table-source xlink:href="file://Irf50020/KAI-Indirect%20Taxes/Revenue%20monitoring%20general/Bulletins_PG/drafts/Tobacco_Draft_Template.xls" table:table-name="CIG_CLRs_&amp;_Revenue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2"/>
          <table:table-cell office:value-type="string" office:string-value="Jan"/>
          <table:table-cell table:number-columns-repeated="16381"/>
        </table:table-row>
        <table:table-row table:number-rows-repeated="1048573">
          <table:table-cell table:number-columns-repeated="16381"/>
        </table:table-row>
      </table:table>
      <table:table table:name="'file://Irf50020/KAI-Indirect%20Taxes/Revenue%20monitoring%20general/Bulletins_PG/drafts/Tobacco_Draft_Template.xls'#Mthly_Imported_Brands_clrs3" table:style-name="ta4">
        <table:table-source xlink:href="file://Irf50020/KAI-Indirect%20Taxes/Revenue%20monitoring%20general/Bulletins_PG/drafts/Tobacco_Draft_Template.xls" table:table-name="Mthly_Imported_Brands_clr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3" table:style-name="ta4">
        <table:table-source xlink:href="file://Irf50020/KAI-Indirect%20Taxes/Revenue%20monitoring%20general/Bulletins_PG/drafts/Tobacco_Draft_Template.xls" table:table-name="New_TOB-Home_&amp;_Impo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2" table:style-name="ta4">
        <table:table-source xlink:href="file://Irf50020/KAI-Indirect%20Taxes/Revenue%20monitoring%20general/Bulletins_PG/drafts/Tobacco_Draft_Template.xls" table:table-name="Cecas_R2521_W502_TP7_Input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2" table:style-name="ta4">
        <table:table-source xlink:href="file://Irf50020/KAI-Indirect%20Taxes/Revenue%20monitoring%20general/Bulletins_PG/drafts/Tobacco_Draft_Template.xls" table:table-name="COMBO_Clearances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s2" table:style-name="ta4">
        <table:table-source xlink:href="file://Irf50020/KAI-Indirect%20Taxes/Revenue%20monitoring%20general/Bulletins_PG/drafts/Tobacco_Draft_Template.xls" table:table-name="Historic_Duty_Rates_&amp;_Comment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2" table:style-name="ta4">
        <table:table-source xlink:href="file://Irf50020/KAI-Indirect%20Taxes/Revenue%20monitoring%20general/Bulletins_PG/drafts/Tobacco_Draft_Template.xls" table:table-name="Known_Tob_Importer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2" table:style-name="ta4">
        <table:table-source xlink:href="file://Irf50020/KAI-Indirect%20Taxes/Revenue%20monitoring%20general/Bulletins_PG/drafts/Tobacco_Draft_Template.xls" table:table-name="2_(qtr)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2" table:style-name="ta4">
        <table:table-source xlink:href="file://Irf50020/KAI-Indirect%20Taxes/Revenue%20monitoring%20general/Bulletins_PG/drafts/Tobacco_Draft_Template.xls" table:table-name="3_(qtr)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2" table:style-name="ta4">
        <table:table-source xlink:href="file://Irf50020/KAI-Indirect%20Taxes/Revenue%20monitoring%20general/Bulletins_PG/drafts/Tobacco_Draft_Template.xls" table:table-name="CIG_CLRs_&amp;_Revenu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2" table:style-name="ta4">
        <table:table-source xlink:href="file://Irf50020/KAI-Indirect%20Taxes/Revenue%20monitoring%20general/Bulletins_PG/drafts/Tobacco_Draft_Template.xls" table:table-name="Mthly_Imported_Brands_clr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2" table:style-name="ta4">
        <table:table-source xlink:href="file://Irf50020/KAI-Indirect%20Taxes/Revenue%20monitoring%20general/Bulletins_PG/drafts/Tobacco_Draft_Template.xls" table:table-name="New_TOB-Home_&amp;_Impo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5" table:style-name="ta4">
        <table:table-source xlink:href="file://Irf50020/KAI-Indirect%20Taxes/Revenue%20monitoring%20general/Bulletins_PG/drafts/Tobacco_Draft_Template.xls" table:table-name="Cecas_R2521_W502_TP7_Input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5" table:style-name="ta4">
        <table:table-source xlink:href="file://Irf50020/KAI-Indirect%20Taxes/Revenue%20monitoring%20general/Bulletins_PG/drafts/Tobacco_Draft_Template.xls" table:table-name="COMBO_Clearances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s5" table:style-name="ta4">
        <table:table-source xlink:href="file://Irf50020/KAI-Indirect%20Taxes/Revenue%20monitoring%20general/Bulletins_PG/drafts/Tobacco_Draft_Template.xls" table:table-name="Historic_Duty_Rates_&amp;_Comment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5" table:style-name="ta4">
        <table:table-source xlink:href="file://Irf50020/KAI-Indirect%20Taxes/Revenue%20monitoring%20general/Bulletins_PG/drafts/Tobacco_Draft_Template.xls" table:table-name="Known_Tob_Importer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5" table:style-name="ta4">
        <table:table-source xlink:href="file://Irf50020/KAI-Indirect%20Taxes/Revenue%20monitoring%20general/Bulletins_PG/drafts/Tobacco_Draft_Template.xls" table:table-name="2_(qtr)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5" table:style-name="ta4">
        <table:table-source xlink:href="file://Irf50020/KAI-Indirect%20Taxes/Revenue%20monitoring%20general/Bulletins_PG/drafts/Tobacco_Draft_Template.xls" table:table-name="3_(qtr)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5" table:style-name="ta4">
        <table:table-source xlink:href="file://Irf50020/KAI-Indirect%20Taxes/Revenue%20monitoring%20general/Bulletins_PG/drafts/Tobacco_Draft_Template.xls" table:table-name="CIG_CLRs_&amp;_Revenu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5" table:style-name="ta4">
        <table:table-source xlink:href="file://Irf50020/KAI-Indirect%20Taxes/Revenue%20monitoring%20general/Bulletins_PG/drafts/Tobacco_Draft_Template.xls" table:table-name="Mthly_Imported_Brands_clr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5" table:style-name="ta4">
        <table:table-source xlink:href="file://Irf50020/KAI-Indirect%20Taxes/Revenue%20monitoring%20general/Bulletins_PG/drafts/Tobacco_Draft_Template.xls" table:table-name="New_TOB-Home_&amp;_Impo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10" table:style-name="ta4">
        <table:table-source xlink:href="file://Irf50020/KAI-Indirect%20Taxes/Revenue%20monitoring%20general/Bulletins_PG/drafts/Tobacco_Draft_Template.xls" table:table-name="Cecas_R2521_W502_TP7_Input1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10" table:style-name="ta4">
        <table:table-source xlink:href="file://Irf50020/KAI-Indirect%20Taxes/Revenue%20monitoring%20general/Bulletins_PG/drafts/Tobacco_Draft_Template.xls" table:table-name="COMBO_Clearances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10" table:style-name="ta4">
        <table:table-source xlink:href="file://Irf50020/KAI-Indirect%20Taxes/Revenue%20monitoring%20general/Bulletins_PG/drafts/Tobacco_Draft_Template.xls" table:table-name="Historic_Duty_Rates_&amp;_Comme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10" table:style-name="ta4">
        <table:table-source xlink:href="file://Irf50020/KAI-Indirect%20Taxes/Revenue%20monitoring%20general/Bulletins_PG/drafts/Tobacco_Draft_Template.xls" table:table-name="Known_Tob_Importer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10" table:style-name="ta4">
        <table:table-source xlink:href="file://Irf50020/KAI-Indirect%20Taxes/Revenue%20monitoring%20general/Bulletins_PG/drafts/Tobacco_Draft_Template.xls" table:table-name="2_(qtr)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10" table:style-name="ta4">
        <table:table-source xlink:href="file://Irf50020/KAI-Indirect%20Taxes/Revenue%20monitoring%20general/Bulletins_PG/drafts/Tobacco_Draft_Template.xls" table:table-name="3_(qtr)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10" table:style-name="ta4">
        <table:table-source xlink:href="file://Irf50020/KAI-Indirect%20Taxes/Revenue%20monitoring%20general/Bulletins_PG/drafts/Tobacco_Draft_Template.xls" table:table-name="CIG_CLRs_&amp;_Revenu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10" table:style-name="ta4">
        <table:table-source xlink:href="file://Irf50020/KAI-Indirect%20Taxes/Revenue%20monitoring%20general/Bulletins_PG/drafts/Tobacco_Draft_Template.xls" table:table-name="Mthly_Imported_Brands_clr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10" table:style-name="ta4">
        <table:table-source xlink:href="file://Irf50020/KAI-Indirect%20Taxes/Revenue%20monitoring%20general/Bulletins_PG/drafts/Tobacco_Draft_Template.xls" table:table-name="New_TOB-Home_&amp;_Impor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8" table:style-name="ta4">
        <table:table-source xlink:href="file://Irf50020/KAI-Indirect%20Taxes/Revenue%20monitoring%20general/Bulletins_PG/drafts/Tobacco_Draft_Template.xls" table:table-name="Cecas_R2521_W502_TP7_Input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8" table:style-name="ta4">
        <table:table-source xlink:href="file://Irf50020/KAI-Indirect%20Taxes/Revenue%20monitoring%20general/Bulletins_PG/drafts/Tobacco_Draft_Template.xls" table:table-name="COMBO_Clearances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s8" table:style-name="ta4">
        <table:table-source xlink:href="file://Irf50020/KAI-Indirect%20Taxes/Revenue%20monitoring%20general/Bulletins_PG/drafts/Tobacco_Draft_Template.xls" table:table-name="Historic_Duty_Rates_&amp;_Comment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8" table:style-name="ta4">
        <table:table-source xlink:href="file://Irf50020/KAI-Indirect%20Taxes/Revenue%20monitoring%20general/Bulletins_PG/drafts/Tobacco_Draft_Template.xls" table:table-name="Known_Tob_Importer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8" table:style-name="ta4">
        <table:table-source xlink:href="file://Irf50020/KAI-Indirect%20Taxes/Revenue%20monitoring%20general/Bulletins_PG/drafts/Tobacco_Draft_Template.xls" table:table-name="2_(qtr)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8" table:style-name="ta4">
        <table:table-source xlink:href="file://Irf50020/KAI-Indirect%20Taxes/Revenue%20monitoring%20general/Bulletins_PG/drafts/Tobacco_Draft_Template.xls" table:table-name="3_(qtr)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8" table:style-name="ta4">
        <table:table-source xlink:href="file://Irf50020/KAI-Indirect%20Taxes/Revenue%20monitoring%20general/Bulletins_PG/drafts/Tobacco_Draft_Template.xls" table:table-name="CIG_CLRs_&amp;_Revenu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8" table:style-name="ta4">
        <table:table-source xlink:href="file://Irf50020/KAI-Indirect%20Taxes/Revenue%20monitoring%20general/Bulletins_PG/drafts/Tobacco_Draft_Template.xls" table:table-name="Mthly_Imported_Brands_clr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8" table:style-name="ta4">
        <table:table-source xlink:href="file://Irf50020/KAI-Indirect%20Taxes/Revenue%20monitoring%20general/Bulletins_PG/drafts/Tobacco_Draft_Template.xls" table:table-name="New_TOB-Home_&amp;_Impor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7" table:style-name="ta4">
        <table:table-source xlink:href="file://Irf50020/KAI-Indirect%20Taxes/Revenue%20monitoring%20general/Bulletins_PG/drafts/Tobacco_Draft_Template.xls" table:table-name="Cecas_R2521_W502_TP7_Input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7" table:style-name="ta4">
        <table:table-source xlink:href="file://Irf50020/KAI-Indirect%20Taxes/Revenue%20monitoring%20general/Bulletins_PG/drafts/Tobacco_Draft_Template.xls" table:table-name="COMBO_Clearances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s7" table:style-name="ta4">
        <table:table-source xlink:href="file://Irf50020/KAI-Indirect%20Taxes/Revenue%20monitoring%20general/Bulletins_PG/drafts/Tobacco_Draft_Template.xls" table:table-name="Historic_Duty_Rates_&amp;_Comment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7" table:style-name="ta4">
        <table:table-source xlink:href="file://Irf50020/KAI-Indirect%20Taxes/Revenue%20monitoring%20general/Bulletins_PG/drafts/Tobacco_Draft_Template.xls" table:table-name="Known_Tob_Importer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7" table:style-name="ta4">
        <table:table-source xlink:href="file://Irf50020/KAI-Indirect%20Taxes/Revenue%20monitoring%20general/Bulletins_PG/drafts/Tobacco_Draft_Template.xls" table:table-name="2_(qtr)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7" table:style-name="ta4">
        <table:table-source xlink:href="file://Irf50020/KAI-Indirect%20Taxes/Revenue%20monitoring%20general/Bulletins_PG/drafts/Tobacco_Draft_Template.xls" table:table-name="3_(qtr)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7" table:style-name="ta4">
        <table:table-source xlink:href="file://Irf50020/KAI-Indirect%20Taxes/Revenue%20monitoring%20general/Bulletins_PG/drafts/Tobacco_Draft_Template.xls" table:table-name="CIG_CLRs_&amp;_Revenu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7" table:style-name="ta4">
        <table:table-source xlink:href="file://Irf50020/KAI-Indirect%20Taxes/Revenue%20monitoring%20general/Bulletins_PG/drafts/Tobacco_Draft_Template.xls" table:table-name="Mthly_Imported_Brands_clr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7" table:style-name="ta4">
        <table:table-source xlink:href="file://Irf50020/KAI-Indirect%20Taxes/Revenue%20monitoring%20general/Bulletins_PG/drafts/Tobacco_Draft_Template.xls" table:table-name="New_TOB-Home_&amp;_Impor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9" table:style-name="ta4">
        <table:table-source xlink:href="file://Irf50020/KAI-Indirect%20Taxes/Revenue%20monitoring%20general/Bulletins_PG/drafts/Tobacco_Draft_Template.xls" table:table-name="Cecas_R2521_W502_TP7_Input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9" table:style-name="ta4">
        <table:table-source xlink:href="file://Irf50020/KAI-Indirect%20Taxes/Revenue%20monitoring%20general/Bulletins_PG/drafts/Tobacco_Draft_Template.xls" table:table-name="COMBO_Clearances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s9" table:style-name="ta4">
        <table:table-source xlink:href="file://Irf50020/KAI-Indirect%20Taxes/Revenue%20monitoring%20general/Bulletins_PG/drafts/Tobacco_Draft_Template.xls" table:table-name="Historic_Duty_Rates_&amp;_Comment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9" table:style-name="ta4">
        <table:table-source xlink:href="file://Irf50020/KAI-Indirect%20Taxes/Revenue%20monitoring%20general/Bulletins_PG/drafts/Tobacco_Draft_Template.xls" table:table-name="Known_Tob_Importer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9" table:style-name="ta4">
        <table:table-source xlink:href="file://Irf50020/KAI-Indirect%20Taxes/Revenue%20monitoring%20general/Bulletins_PG/drafts/Tobacco_Draft_Template.xls" table:table-name="2_(qtr)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9" table:style-name="ta4">
        <table:table-source xlink:href="file://Irf50020/KAI-Indirect%20Taxes/Revenue%20monitoring%20general/Bulletins_PG/drafts/Tobacco_Draft_Template.xls" table:table-name="3_(qtr)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9" table:style-name="ta4">
        <table:table-source xlink:href="file://Irf50020/KAI-Indirect%20Taxes/Revenue%20monitoring%20general/Bulletins_PG/drafts/Tobacco_Draft_Template.xls" table:table-name="CIG_CLRs_&amp;_Revenu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9" table:style-name="ta4">
        <table:table-source xlink:href="file://Irf50020/KAI-Indirect%20Taxes/Revenue%20monitoring%20general/Bulletins_PG/drafts/Tobacco_Draft_Template.xls" table:table-name="Mthly_Imported_Brands_clr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9" table:style-name="ta4">
        <table:table-source xlink:href="file://Irf50020/KAI-Indirect%20Taxes/Revenue%20monitoring%20general/Bulletins_PG/drafts/Tobacco_Draft_Template.xls" table:table-name="New_TOB-Home_&amp;_Impor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11" table:style-name="ta4">
        <table:table-source xlink:href="file://Irf50020/KAI-Indirect%20Taxes/Revenue%20monitoring%20general/Bulletins_PG/drafts/Tobacco_Draft_Template.xls" table:table-name="Cecas_R2521_W502_TP7_Input1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11" table:style-name="ta4">
        <table:table-source xlink:href="file://Irf50020/KAI-Indirect%20Taxes/Revenue%20monitoring%20general/Bulletins_PG/drafts/Tobacco_Draft_Template.xls" table:table-name="COMBO_Clearances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11" table:style-name="ta4">
        <table:table-source xlink:href="file://Irf50020/KAI-Indirect%20Taxes/Revenue%20monitoring%20general/Bulletins_PG/drafts/Tobacco_Draft_Template.xls" table:table-name="Historic_Duty_Rates_&amp;_Comme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11" table:style-name="ta4">
        <table:table-source xlink:href="file://Irf50020/KAI-Indirect%20Taxes/Revenue%20monitoring%20general/Bulletins_PG/drafts/Tobacco_Draft_Template.xls" table:table-name="Known_Tob_Importer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11" table:style-name="ta4">
        <table:table-source xlink:href="file://Irf50020/KAI-Indirect%20Taxes/Revenue%20monitoring%20general/Bulletins_PG/drafts/Tobacco_Draft_Template.xls" table:table-name="2_(qtr)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11" table:style-name="ta4">
        <table:table-source xlink:href="file://Irf50020/KAI-Indirect%20Taxes/Revenue%20monitoring%20general/Bulletins_PG/drafts/Tobacco_Draft_Template.xls" table:table-name="3_(qtr)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11" table:style-name="ta4">
        <table:table-source xlink:href="file://Irf50020/KAI-Indirect%20Taxes/Revenue%20monitoring%20general/Bulletins_PG/drafts/Tobacco_Draft_Template.xls" table:table-name="CIG_CLRs_&amp;_Revenu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11" table:style-name="ta4">
        <table:table-source xlink:href="file://Irf50020/KAI-Indirect%20Taxes/Revenue%20monitoring%20general/Bulletins_PG/drafts/Tobacco_Draft_Template.xls" table:table-name="Mthly_Imported_Brands_clr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11" table:style-name="ta4">
        <table:table-source xlink:href="file://Irf50020/KAI-Indirect%20Taxes/Revenue%20monitoring%20general/Bulletins_PG/drafts/Tobacco_Draft_Template.xls" table:table-name="New_TOB-Home_&amp;_Impor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17" table:style-name="ta4">
        <table:table-source xlink:href="file://Irf50020/KAI-Indirect%20Taxes/Revenue%20monitoring%20general/Bulletins_PG/drafts/Tobacco_Draft_Template.xls" table:table-name="Cecas_R2521_W502_TP7_Input1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17" table:style-name="ta4">
        <table:table-source xlink:href="file://Irf50020/KAI-Indirect%20Taxes/Revenue%20monitoring%20general/Bulletins_PG/drafts/Tobacco_Draft_Template.xls" table:table-name="COMBO_Clearances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17" table:style-name="ta4">
        <table:table-source xlink:href="file://Irf50020/KAI-Indirect%20Taxes/Revenue%20monitoring%20general/Bulletins_PG/drafts/Tobacco_Draft_Template.xls" table:table-name="Historic_Duty_Rates_&amp;_Comme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17" table:style-name="ta4">
        <table:table-source xlink:href="file://Irf50020/KAI-Indirect%20Taxes/Revenue%20monitoring%20general/Bulletins_PG/drafts/Tobacco_Draft_Template.xls" table:table-name="Known_Tob_Importer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17" table:style-name="ta4">
        <table:table-source xlink:href="file://Irf50020/KAI-Indirect%20Taxes/Revenue%20monitoring%20general/Bulletins_PG/drafts/Tobacco_Draft_Template.xls" table:table-name="2_(qtr)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17" table:style-name="ta4">
        <table:table-source xlink:href="file://Irf50020/KAI-Indirect%20Taxes/Revenue%20monitoring%20general/Bulletins_PG/drafts/Tobacco_Draft_Template.xls" table:table-name="3_(qtr)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17" table:style-name="ta4">
        <table:table-source xlink:href="file://Irf50020/KAI-Indirect%20Taxes/Revenue%20monitoring%20general/Bulletins_PG/drafts/Tobacco_Draft_Template.xls" table:table-name="CIG_CLRs_&amp;_Revenu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17" table:style-name="ta4">
        <table:table-source xlink:href="file://Irf50020/KAI-Indirect%20Taxes/Revenue%20monitoring%20general/Bulletins_PG/drafts/Tobacco_Draft_Template.xls" table:table-name="Mthly_Imported_Brands_clr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17" table:style-name="ta4">
        <table:table-source xlink:href="file://Irf50020/KAI-Indirect%20Taxes/Revenue%20monitoring%20general/Bulletins_PG/drafts/Tobacco_Draft_Template.xls" table:table-name="New_TOB-Home_&amp;_Impor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12" table:style-name="ta4">
        <table:table-source xlink:href="file://Irf50020/KAI-Indirect%20Taxes/Revenue%20monitoring%20general/Bulletins_PG/drafts/Tobacco_Draft_Template.xls" table:table-name="Cecas_R2521_W502_TP7_Input1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12" table:style-name="ta4">
        <table:table-source xlink:href="file://Irf50020/KAI-Indirect%20Taxes/Revenue%20monitoring%20general/Bulletins_PG/drafts/Tobacco_Draft_Template.xls" table:table-name="COMBO_Clearances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12" table:style-name="ta4">
        <table:table-source xlink:href="file://Irf50020/KAI-Indirect%20Taxes/Revenue%20monitoring%20general/Bulletins_PG/drafts/Tobacco_Draft_Template.xls" table:table-name="Historic_Duty_Rates_&amp;_Comme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12" table:style-name="ta4">
        <table:table-source xlink:href="file://Irf50020/KAI-Indirect%20Taxes/Revenue%20monitoring%20general/Bulletins_PG/drafts/Tobacco_Draft_Template.xls" table:table-name="Known_Tob_Importer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12" table:style-name="ta4">
        <table:table-source xlink:href="file://Irf50020/KAI-Indirect%20Taxes/Revenue%20monitoring%20general/Bulletins_PG/drafts/Tobacco_Draft_Template.xls" table:table-name="2_(qtr)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12" table:style-name="ta4">
        <table:table-source xlink:href="file://Irf50020/KAI-Indirect%20Taxes/Revenue%20monitoring%20general/Bulletins_PG/drafts/Tobacco_Draft_Template.xls" table:table-name="3_(qtr)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12" table:style-name="ta4">
        <table:table-source xlink:href="file://Irf50020/KAI-Indirect%20Taxes/Revenue%20monitoring%20general/Bulletins_PG/drafts/Tobacco_Draft_Template.xls" table:table-name="CIG_CLRs_&amp;_Revenu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12" table:style-name="ta4">
        <table:table-source xlink:href="file://Irf50020/KAI-Indirect%20Taxes/Revenue%20monitoring%20general/Bulletins_PG/drafts/Tobacco_Draft_Template.xls" table:table-name="Mthly_Imported_Brands_clr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12" table:style-name="ta4">
        <table:table-source xlink:href="file://Irf50020/KAI-Indirect%20Taxes/Revenue%20monitoring%20general/Bulletins_PG/drafts/Tobacco_Draft_Template.xls" table:table-name="New_TOB-Home_&amp;_Impor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13" table:style-name="ta4">
        <table:table-source xlink:href="file://Irf50020/KAI-Indirect%20Taxes/Revenue%20monitoring%20general/Bulletins_PG/drafts/Tobacco_Draft_Template.xls" table:table-name="Cecas_R2521_W502_TP7_Input1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13" table:style-name="ta4">
        <table:table-source xlink:href="file://Irf50020/KAI-Indirect%20Taxes/Revenue%20monitoring%20general/Bulletins_PG/drafts/Tobacco_Draft_Template.xls" table:table-name="COMBO_Clearances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13" table:style-name="ta4">
        <table:table-source xlink:href="file://Irf50020/KAI-Indirect%20Taxes/Revenue%20monitoring%20general/Bulletins_PG/drafts/Tobacco_Draft_Template.xls" table:table-name="Historic_Duty_Rates_&amp;_Comme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13" table:style-name="ta4">
        <table:table-source xlink:href="file://Irf50020/KAI-Indirect%20Taxes/Revenue%20monitoring%20general/Bulletins_PG/drafts/Tobacco_Draft_Template.xls" table:table-name="Known_Tob_Importer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13" table:style-name="ta4">
        <table:table-source xlink:href="file://Irf50020/KAI-Indirect%20Taxes/Revenue%20monitoring%20general/Bulletins_PG/drafts/Tobacco_Draft_Template.xls" table:table-name="2_(qtr)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13" table:style-name="ta4">
        <table:table-source xlink:href="file://Irf50020/KAI-Indirect%20Taxes/Revenue%20monitoring%20general/Bulletins_PG/drafts/Tobacco_Draft_Template.xls" table:table-name="3_(qtr)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13" table:style-name="ta4">
        <table:table-source xlink:href="file://Irf50020/KAI-Indirect%20Taxes/Revenue%20monitoring%20general/Bulletins_PG/drafts/Tobacco_Draft_Template.xls" table:table-name="CIG_CLRs_&amp;_Revenu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13" table:style-name="ta4">
        <table:table-source xlink:href="file://Irf50020/KAI-Indirect%20Taxes/Revenue%20monitoring%20general/Bulletins_PG/drafts/Tobacco_Draft_Template.xls" table:table-name="Mthly_Imported_Brands_clr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13" table:style-name="ta4">
        <table:table-source xlink:href="file://Irf50020/KAI-Indirect%20Taxes/Revenue%20monitoring%20general/Bulletins_PG/drafts/Tobacco_Draft_Template.xls" table:table-name="New_TOB-Home_&amp;_Impor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16" table:style-name="ta4">
        <table:table-source xlink:href="file://Irf50020/KAI-Indirect%20Taxes/Revenue%20monitoring%20general/Bulletins_PG/drafts/Tobacco_Draft_Template.xls" table:table-name="Cecas_R2521_W502_TP7_Input1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16" table:style-name="ta4">
        <table:table-source xlink:href="file://Irf50020/KAI-Indirect%20Taxes/Revenue%20monitoring%20general/Bulletins_PG/drafts/Tobacco_Draft_Template.xls" table:table-name="COMBO_Clearances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16" table:style-name="ta4">
        <table:table-source xlink:href="file://Irf50020/KAI-Indirect%20Taxes/Revenue%20monitoring%20general/Bulletins_PG/drafts/Tobacco_Draft_Template.xls" table:table-name="Historic_Duty_Rates_&amp;_Comme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16" table:style-name="ta4">
        <table:table-source xlink:href="file://Irf50020/KAI-Indirect%20Taxes/Revenue%20monitoring%20general/Bulletins_PG/drafts/Tobacco_Draft_Template.xls" table:table-name="Known_Tob_Importer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16" table:style-name="ta4">
        <table:table-source xlink:href="file://Irf50020/KAI-Indirect%20Taxes/Revenue%20monitoring%20general/Bulletins_PG/drafts/Tobacco_Draft_Template.xls" table:table-name="2_(qtr)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16" table:style-name="ta4">
        <table:table-source xlink:href="file://Irf50020/KAI-Indirect%20Taxes/Revenue%20monitoring%20general/Bulletins_PG/drafts/Tobacco_Draft_Template.xls" table:table-name="3_(qtr)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16" table:style-name="ta4">
        <table:table-source xlink:href="file://Irf50020/KAI-Indirect%20Taxes/Revenue%20monitoring%20general/Bulletins_PG/drafts/Tobacco_Draft_Template.xls" table:table-name="CIG_CLRs_&amp;_Revenu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16" table:style-name="ta4">
        <table:table-source xlink:href="file://Irf50020/KAI-Indirect%20Taxes/Revenue%20monitoring%20general/Bulletins_PG/drafts/Tobacco_Draft_Template.xls" table:table-name="Mthly_Imported_Brands_clr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16" table:style-name="ta4">
        <table:table-source xlink:href="file://Irf50020/KAI-Indirect%20Taxes/Revenue%20monitoring%20general/Bulletins_PG/drafts/Tobacco_Draft_Template.xls" table:table-name="New_TOB-Home_&amp;_Impor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15" table:style-name="ta4">
        <table:table-source xlink:href="file://Irf50020/KAI-Indirect%20Taxes/Revenue%20monitoring%20general/Bulletins_PG/drafts/Tobacco_Draft_Template.xls" table:table-name="Cecas_R2521_W502_TP7_Input1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15" table:style-name="ta4">
        <table:table-source xlink:href="file://Irf50020/KAI-Indirect%20Taxes/Revenue%20monitoring%20general/Bulletins_PG/drafts/Tobacco_Draft_Template.xls" table:table-name="COMBO_Clearances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15" table:style-name="ta4">
        <table:table-source xlink:href="file://Irf50020/KAI-Indirect%20Taxes/Revenue%20monitoring%20general/Bulletins_PG/drafts/Tobacco_Draft_Template.xls" table:table-name="Historic_Duty_Rates_&amp;_Comme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15" table:style-name="ta4">
        <table:table-source xlink:href="file://Irf50020/KAI-Indirect%20Taxes/Revenue%20monitoring%20general/Bulletins_PG/drafts/Tobacco_Draft_Template.xls" table:table-name="Known_Tob_Importer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15" table:style-name="ta4">
        <table:table-source xlink:href="file://Irf50020/KAI-Indirect%20Taxes/Revenue%20monitoring%20general/Bulletins_PG/drafts/Tobacco_Draft_Template.xls" table:table-name="2_(qtr)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15" table:style-name="ta4">
        <table:table-source xlink:href="file://Irf50020/KAI-Indirect%20Taxes/Revenue%20monitoring%20general/Bulletins_PG/drafts/Tobacco_Draft_Template.xls" table:table-name="3_(qtr)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15" table:style-name="ta4">
        <table:table-source xlink:href="file://Irf50020/KAI-Indirect%20Taxes/Revenue%20monitoring%20general/Bulletins_PG/drafts/Tobacco_Draft_Template.xls" table:table-name="CIG_CLRs_&amp;_Revenu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15" table:style-name="ta4">
        <table:table-source xlink:href="file://Irf50020/KAI-Indirect%20Taxes/Revenue%20monitoring%20general/Bulletins_PG/drafts/Tobacco_Draft_Template.xls" table:table-name="Mthly_Imported_Brands_clr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15" table:style-name="ta4">
        <table:table-source xlink:href="file://Irf50020/KAI-Indirect%20Taxes/Revenue%20monitoring%20general/Bulletins_PG/drafts/Tobacco_Draft_Template.xls" table:table-name="New_TOB-Home_&amp;_Impor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14" table:style-name="ta4">
        <table:table-source xlink:href="file://Irf50020/KAI-Indirect%20Taxes/Revenue%20monitoring%20general/Bulletins_PG/drafts/Tobacco_Draft_Template.xls" table:table-name="Cecas_R2521_W502_TP7_Input1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14" table:style-name="ta4">
        <table:table-source xlink:href="file://Irf50020/KAI-Indirect%20Taxes/Revenue%20monitoring%20general/Bulletins_PG/drafts/Tobacco_Draft_Template.xls" table:table-name="COMBO_Clearances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14" table:style-name="ta4">
        <table:table-source xlink:href="file://Irf50020/KAI-Indirect%20Taxes/Revenue%20monitoring%20general/Bulletins_PG/drafts/Tobacco_Draft_Template.xls" table:table-name="Historic_Duty_Rates_&amp;_Comme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14" table:style-name="ta4">
        <table:table-source xlink:href="file://Irf50020/KAI-Indirect%20Taxes/Revenue%20monitoring%20general/Bulletins_PG/drafts/Tobacco_Draft_Template.xls" table:table-name="Known_Tob_Importer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14" table:style-name="ta4">
        <table:table-source xlink:href="file://Irf50020/KAI-Indirect%20Taxes/Revenue%20monitoring%20general/Bulletins_PG/drafts/Tobacco_Draft_Template.xls" table:table-name="2_(qtr)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14" table:style-name="ta4">
        <table:table-source xlink:href="file://Irf50020/KAI-Indirect%20Taxes/Revenue%20monitoring%20general/Bulletins_PG/drafts/Tobacco_Draft_Template.xls" table:table-name="3_(qtr)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14" table:style-name="ta4">
        <table:table-source xlink:href="file://Irf50020/KAI-Indirect%20Taxes/Revenue%20monitoring%20general/Bulletins_PG/drafts/Tobacco_Draft_Template.xls" table:table-name="CIG_CLRs_&amp;_Revenu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14" table:style-name="ta4">
        <table:table-source xlink:href="file://Irf50020/KAI-Indirect%20Taxes/Revenue%20monitoring%20general/Bulletins_PG/drafts/Tobacco_Draft_Template.xls" table:table-name="Mthly_Imported_Brands_clr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14" table:style-name="ta4">
        <table:table-source xlink:href="file://Irf50020/KAI-Indirect%20Taxes/Revenue%20monitoring%20general/Bulletins_PG/drafts/Tobacco_Draft_Template.xls" table:table-name="New_TOB-Home_&amp;_Impor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26" table:style-name="ta4">
        <table:table-source xlink:href="file://Irf50020/KAI-Indirect%20Taxes/Revenue%20monitoring%20general/Bulletins_PG/drafts/Tobacco_Draft_Template.xls" table:table-name="Cecas_R2521_W502_TP7_Input2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26" table:style-name="ta4">
        <table:table-source xlink:href="file://Irf50020/KAI-Indirect%20Taxes/Revenue%20monitoring%20general/Bulletins_PG/drafts/Tobacco_Draft_Template.xls" table:table-name="COMBO_Clearances_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26" table:style-name="ta4">
        <table:table-source xlink:href="file://Irf50020/KAI-Indirect%20Taxes/Revenue%20monitoring%20general/Bulletins_PG/drafts/Tobacco_Draft_Template.xls" table:table-name="Historic_Duty_Rates_&amp;_Commen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26" table:style-name="ta4">
        <table:table-source xlink:href="file://Irf50020/KAI-Indirect%20Taxes/Revenue%20monitoring%20general/Bulletins_PG/drafts/Tobacco_Draft_Template.xls" table:table-name="Known_Tob_Importer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26" table:style-name="ta4">
        <table:table-source xlink:href="file://Irf50020/KAI-Indirect%20Taxes/Revenue%20monitoring%20general/Bulletins_PG/drafts/Tobacco_Draft_Template.xls" table:table-name="2_(qtr)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26" table:style-name="ta4">
        <table:table-source xlink:href="file://Irf50020/KAI-Indirect%20Taxes/Revenue%20monitoring%20general/Bulletins_PG/drafts/Tobacco_Draft_Template.xls" table:table-name="3_(qtr)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26" table:style-name="ta4">
        <table:table-source xlink:href="file://Irf50020/KAI-Indirect%20Taxes/Revenue%20monitoring%20general/Bulletins_PG/drafts/Tobacco_Draft_Template.xls" table:table-name="CIG_CLRs_&amp;_Revenue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26" table:style-name="ta4">
        <table:table-source xlink:href="file://Irf50020/KAI-Indirect%20Taxes/Revenue%20monitoring%20general/Bulletins_PG/drafts/Tobacco_Draft_Template.xls" table:table-name="Mthly_Imported_Brands_clr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26" table:style-name="ta4">
        <table:table-source xlink:href="file://Irf50020/KAI-Indirect%20Taxes/Revenue%20monitoring%20general/Bulletins_PG/drafts/Tobacco_Draft_Template.xls" table:table-name="New_TOB-Home_&amp;_Impor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23" table:style-name="ta4">
        <table:table-source xlink:href="file://Irf50020/KAI-Indirect%20Taxes/Revenue%20monitoring%20general/Bulletins_PG/drafts/Tobacco_Draft_Template.xls" table:table-name="Cecas_R2521_W502_TP7_Input2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23" table:style-name="ta4">
        <table:table-source xlink:href="file://Irf50020/KAI-Indirect%20Taxes/Revenue%20monitoring%20general/Bulletins_PG/drafts/Tobacco_Draft_Template.xls" table:table-name="COMBO_Clearances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23" table:style-name="ta4">
        <table:table-source xlink:href="file://Irf50020/KAI-Indirect%20Taxes/Revenue%20monitoring%20general/Bulletins_PG/drafts/Tobacco_Draft_Template.xls" table:table-name="Historic_Duty_Rates_&amp;_Commen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23" table:style-name="ta4">
        <table:table-source xlink:href="file://Irf50020/KAI-Indirect%20Taxes/Revenue%20monitoring%20general/Bulletins_PG/drafts/Tobacco_Draft_Template.xls" table:table-name="Known_Tob_Importer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23" table:style-name="ta4">
        <table:table-source xlink:href="file://Irf50020/KAI-Indirect%20Taxes/Revenue%20monitoring%20general/Bulletins_PG/drafts/Tobacco_Draft_Template.xls" table:table-name="2_(qtr)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23" table:style-name="ta4">
        <table:table-source xlink:href="file://Irf50020/KAI-Indirect%20Taxes/Revenue%20monitoring%20general/Bulletins_PG/drafts/Tobacco_Draft_Template.xls" table:table-name="3_(qtr)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23" table:style-name="ta4">
        <table:table-source xlink:href="file://Irf50020/KAI-Indirect%20Taxes/Revenue%20monitoring%20general/Bulletins_PG/drafts/Tobacco_Draft_Template.xls" table:table-name="CIG_CLRs_&amp;_Revenue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23" table:style-name="ta4">
        <table:table-source xlink:href="file://Irf50020/KAI-Indirect%20Taxes/Revenue%20monitoring%20general/Bulletins_PG/drafts/Tobacco_Draft_Template.xls" table:table-name="Mthly_Imported_Brands_clr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23" table:style-name="ta4">
        <table:table-source xlink:href="file://Irf50020/KAI-Indirect%20Taxes/Revenue%20monitoring%20general/Bulletins_PG/drafts/Tobacco_Draft_Template.xls" table:table-name="New_TOB-Home_&amp;_Impor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18" table:style-name="ta4">
        <table:table-source xlink:href="file://Irf50020/KAI-Indirect%20Taxes/Revenue%20monitoring%20general/Bulletins_PG/drafts/Tobacco_Draft_Template.xls" table:table-name="Cecas_R2521_W502_TP7_Input1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18" table:style-name="ta4">
        <table:table-source xlink:href="file://Irf50020/KAI-Indirect%20Taxes/Revenue%20monitoring%20general/Bulletins_PG/drafts/Tobacco_Draft_Template.xls" table:table-name="COMBO_Clearances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18" table:style-name="ta4">
        <table:table-source xlink:href="file://Irf50020/KAI-Indirect%20Taxes/Revenue%20monitoring%20general/Bulletins_PG/drafts/Tobacco_Draft_Template.xls" table:table-name="Historic_Duty_Rates_&amp;_Comme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18" table:style-name="ta4">
        <table:table-source xlink:href="file://Irf50020/KAI-Indirect%20Taxes/Revenue%20monitoring%20general/Bulletins_PG/drafts/Tobacco_Draft_Template.xls" table:table-name="Known_Tob_Importer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18" table:style-name="ta4">
        <table:table-source xlink:href="file://Irf50020/KAI-Indirect%20Taxes/Revenue%20monitoring%20general/Bulletins_PG/drafts/Tobacco_Draft_Template.xls" table:table-name="2_(qtr)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18" table:style-name="ta4">
        <table:table-source xlink:href="file://Irf50020/KAI-Indirect%20Taxes/Revenue%20monitoring%20general/Bulletins_PG/drafts/Tobacco_Draft_Template.xls" table:table-name="3_(qtr)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18" table:style-name="ta4">
        <table:table-source xlink:href="file://Irf50020/KAI-Indirect%20Taxes/Revenue%20monitoring%20general/Bulletins_PG/drafts/Tobacco_Draft_Template.xls" table:table-name="CIG_CLRs_&amp;_Revenu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18" table:style-name="ta4">
        <table:table-source xlink:href="file://Irf50020/KAI-Indirect%20Taxes/Revenue%20monitoring%20general/Bulletins_PG/drafts/Tobacco_Draft_Template.xls" table:table-name="Mthly_Imported_Brands_clr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18" table:style-name="ta4">
        <table:table-source xlink:href="file://Irf50020/KAI-Indirect%20Taxes/Revenue%20monitoring%20general/Bulletins_PG/drafts/Tobacco_Draft_Template.xls" table:table-name="New_TOB-Home_&amp;_Impor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19" table:style-name="ta4">
        <table:table-source xlink:href="file://Irf50020/KAI-Indirect%20Taxes/Revenue%20monitoring%20general/Bulletins_PG/drafts/Tobacco_Draft_Template.xls" table:table-name="Cecas_R2521_W502_TP7_Input1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19" table:style-name="ta4">
        <table:table-source xlink:href="file://Irf50020/KAI-Indirect%20Taxes/Revenue%20monitoring%20general/Bulletins_PG/drafts/Tobacco_Draft_Template.xls" table:table-name="COMBO_Clearances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19" table:style-name="ta4">
        <table:table-source xlink:href="file://Irf50020/KAI-Indirect%20Taxes/Revenue%20monitoring%20general/Bulletins_PG/drafts/Tobacco_Draft_Template.xls" table:table-name="Historic_Duty_Rates_&amp;_Comme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19" table:style-name="ta4">
        <table:table-source xlink:href="file://Irf50020/KAI-Indirect%20Taxes/Revenue%20monitoring%20general/Bulletins_PG/drafts/Tobacco_Draft_Template.xls" table:table-name="Known_Tob_Importer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19" table:style-name="ta4">
        <table:table-source xlink:href="file://Irf50020/KAI-Indirect%20Taxes/Revenue%20monitoring%20general/Bulletins_PG/drafts/Tobacco_Draft_Template.xls" table:table-name="2_(qtr)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19" table:style-name="ta4">
        <table:table-source xlink:href="file://Irf50020/KAI-Indirect%20Taxes/Revenue%20monitoring%20general/Bulletins_PG/drafts/Tobacco_Draft_Template.xls" table:table-name="3_(qtr)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19" table:style-name="ta4">
        <table:table-source xlink:href="file://Irf50020/KAI-Indirect%20Taxes/Revenue%20monitoring%20general/Bulletins_PG/drafts/Tobacco_Draft_Template.xls" table:table-name="CIG_CLRs_&amp;_Revenu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19" table:style-name="ta4">
        <table:table-source xlink:href="file://Irf50020/KAI-Indirect%20Taxes/Revenue%20monitoring%20general/Bulletins_PG/drafts/Tobacco_Draft_Template.xls" table:table-name="Mthly_Imported_Brands_clr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19" table:style-name="ta4">
        <table:table-source xlink:href="file://Irf50020/KAI-Indirect%20Taxes/Revenue%20monitoring%20general/Bulletins_PG/drafts/Tobacco_Draft_Template.xls" table:table-name="New_TOB-Home_&amp;_Impor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22" table:style-name="ta4">
        <table:table-source xlink:href="file://Irf50020/KAI-Indirect%20Taxes/Revenue%20monitoring%20general/Bulletins_PG/drafts/Tobacco_Draft_Template.xls" table:table-name="Cecas_R2521_W502_TP7_Input2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22" table:style-name="ta4">
        <table:table-source xlink:href="file://Irf50020/KAI-Indirect%20Taxes/Revenue%20monitoring%20general/Bulletins_PG/drafts/Tobacco_Draft_Template.xls" table:table-name="COMBO_Clearances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22" table:style-name="ta4">
        <table:table-source xlink:href="file://Irf50020/KAI-Indirect%20Taxes/Revenue%20monitoring%20general/Bulletins_PG/drafts/Tobacco_Draft_Template.xls" table:table-name="Historic_Duty_Rates_&amp;_Commen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22" table:style-name="ta4">
        <table:table-source xlink:href="file://Irf50020/KAI-Indirect%20Taxes/Revenue%20monitoring%20general/Bulletins_PG/drafts/Tobacco_Draft_Template.xls" table:table-name="Known_Tob_Importer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22" table:style-name="ta4">
        <table:table-source xlink:href="file://Irf50020/KAI-Indirect%20Taxes/Revenue%20monitoring%20general/Bulletins_PG/drafts/Tobacco_Draft_Template.xls" table:table-name="2_(qtr)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22" table:style-name="ta4">
        <table:table-source xlink:href="file://Irf50020/KAI-Indirect%20Taxes/Revenue%20monitoring%20general/Bulletins_PG/drafts/Tobacco_Draft_Template.xls" table:table-name="3_(qtr)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22" table:style-name="ta4">
        <table:table-source xlink:href="file://Irf50020/KAI-Indirect%20Taxes/Revenue%20monitoring%20general/Bulletins_PG/drafts/Tobacco_Draft_Template.xls" table:table-name="CIG_CLRs_&amp;_Revenue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22" table:style-name="ta4">
        <table:table-source xlink:href="file://Irf50020/KAI-Indirect%20Taxes/Revenue%20monitoring%20general/Bulletins_PG/drafts/Tobacco_Draft_Template.xls" table:table-name="Mthly_Imported_Brands_clr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22" table:style-name="ta4">
        <table:table-source xlink:href="file://Irf50020/KAI-Indirect%20Taxes/Revenue%20monitoring%20general/Bulletins_PG/drafts/Tobacco_Draft_Template.xls" table:table-name="New_TOB-Home_&amp;_Impor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21" table:style-name="ta4">
        <table:table-source xlink:href="file://Irf50020/KAI-Indirect%20Taxes/Revenue%20monitoring%20general/Bulletins_PG/drafts/Tobacco_Draft_Template.xls" table:table-name="Cecas_R2521_W502_TP7_Input2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21" table:style-name="ta4">
        <table:table-source xlink:href="file://Irf50020/KAI-Indirect%20Taxes/Revenue%20monitoring%20general/Bulletins_PG/drafts/Tobacco_Draft_Template.xls" table:table-name="COMBO_Clearances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21" table:style-name="ta4">
        <table:table-source xlink:href="file://Irf50020/KAI-Indirect%20Taxes/Revenue%20monitoring%20general/Bulletins_PG/drafts/Tobacco_Draft_Template.xls" table:table-name="Historic_Duty_Rates_&amp;_Commen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21" table:style-name="ta4">
        <table:table-source xlink:href="file://Irf50020/KAI-Indirect%20Taxes/Revenue%20monitoring%20general/Bulletins_PG/drafts/Tobacco_Draft_Template.xls" table:table-name="Known_Tob_Importer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21" table:style-name="ta4">
        <table:table-source xlink:href="file://Irf50020/KAI-Indirect%20Taxes/Revenue%20monitoring%20general/Bulletins_PG/drafts/Tobacco_Draft_Template.xls" table:table-name="2_(qtr)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21" table:style-name="ta4">
        <table:table-source xlink:href="file://Irf50020/KAI-Indirect%20Taxes/Revenue%20monitoring%20general/Bulletins_PG/drafts/Tobacco_Draft_Template.xls" table:table-name="3_(qtr)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21" table:style-name="ta4">
        <table:table-source xlink:href="file://Irf50020/KAI-Indirect%20Taxes/Revenue%20monitoring%20general/Bulletins_PG/drafts/Tobacco_Draft_Template.xls" table:table-name="CIG_CLRs_&amp;_Revenu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21" table:style-name="ta4">
        <table:table-source xlink:href="file://Irf50020/KAI-Indirect%20Taxes/Revenue%20monitoring%20general/Bulletins_PG/drafts/Tobacco_Draft_Template.xls" table:table-name="Mthly_Imported_Brands_clr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21" table:style-name="ta4">
        <table:table-source xlink:href="file://Irf50020/KAI-Indirect%20Taxes/Revenue%20monitoring%20general/Bulletins_PG/drafts/Tobacco_Draft_Template.xls" table:table-name="New_TOB-Home_&amp;_Impor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20" table:style-name="ta4">
        <table:table-source xlink:href="file://Irf50020/KAI-Indirect%20Taxes/Revenue%20monitoring%20general/Bulletins_PG/drafts/Tobacco_Draft_Template.xls" table:table-name="Cecas_R2521_W502_TP7_Input2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20" table:style-name="ta4">
        <table:table-source xlink:href="file://Irf50020/KAI-Indirect%20Taxes/Revenue%20monitoring%20general/Bulletins_PG/drafts/Tobacco_Draft_Template.xls" table:table-name="COMBO_Clearances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20" table:style-name="ta4">
        <table:table-source xlink:href="file://Irf50020/KAI-Indirect%20Taxes/Revenue%20monitoring%20general/Bulletins_PG/drafts/Tobacco_Draft_Template.xls" table:table-name="Historic_Duty_Rates_&amp;_Commen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20" table:style-name="ta4">
        <table:table-source xlink:href="file://Irf50020/KAI-Indirect%20Taxes/Revenue%20monitoring%20general/Bulletins_PG/drafts/Tobacco_Draft_Template.xls" table:table-name="Known_Tob_Importer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20" table:style-name="ta4">
        <table:table-source xlink:href="file://Irf50020/KAI-Indirect%20Taxes/Revenue%20monitoring%20general/Bulletins_PG/drafts/Tobacco_Draft_Template.xls" table:table-name="2_(qtr)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20" table:style-name="ta4">
        <table:table-source xlink:href="file://Irf50020/KAI-Indirect%20Taxes/Revenue%20monitoring%20general/Bulletins_PG/drafts/Tobacco_Draft_Template.xls" table:table-name="3_(qtr)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20" table:style-name="ta4">
        <table:table-source xlink:href="file://Irf50020/KAI-Indirect%20Taxes/Revenue%20monitoring%20general/Bulletins_PG/drafts/Tobacco_Draft_Template.xls" table:table-name="CIG_CLRs_&amp;_Revenu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20" table:style-name="ta4">
        <table:table-source xlink:href="file://Irf50020/KAI-Indirect%20Taxes/Revenue%20monitoring%20general/Bulletins_PG/drafts/Tobacco_Draft_Template.xls" table:table-name="Mthly_Imported_Brands_clr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20" table:style-name="ta4">
        <table:table-source xlink:href="file://Irf50020/KAI-Indirect%20Taxes/Revenue%20monitoring%20general/Bulletins_PG/drafts/Tobacco_Draft_Template.xls" table:table-name="New_TOB-Home_&amp;_Impor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24" table:style-name="ta4">
        <table:table-source xlink:href="file://Irf50020/KAI-Indirect%20Taxes/Revenue%20monitoring%20general/Bulletins_PG/drafts/Tobacco_Draft_Template.xls" table:table-name="Cecas_R2521_W502_TP7_Input2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24" table:style-name="ta4">
        <table:table-source xlink:href="file://Irf50020/KAI-Indirect%20Taxes/Revenue%20monitoring%20general/Bulletins_PG/drafts/Tobacco_Draft_Template.xls" table:table-name="COMBO_Clearances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24" table:style-name="ta4">
        <table:table-source xlink:href="file://Irf50020/KAI-Indirect%20Taxes/Revenue%20monitoring%20general/Bulletins_PG/drafts/Tobacco_Draft_Template.xls" table:table-name="Historic_Duty_Rates_&amp;_Commen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24" table:style-name="ta4">
        <table:table-source xlink:href="file://Irf50020/KAI-Indirect%20Taxes/Revenue%20monitoring%20general/Bulletins_PG/drafts/Tobacco_Draft_Template.xls" table:table-name="Known_Tob_Importer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24" table:style-name="ta4">
        <table:table-source xlink:href="file://Irf50020/KAI-Indirect%20Taxes/Revenue%20monitoring%20general/Bulletins_PG/drafts/Tobacco_Draft_Template.xls" table:table-name="2_(qtr)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24" table:style-name="ta4">
        <table:table-source xlink:href="file://Irf50020/KAI-Indirect%20Taxes/Revenue%20monitoring%20general/Bulletins_PG/drafts/Tobacco_Draft_Template.xls" table:table-name="3_(qtr)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24" table:style-name="ta4">
        <table:table-source xlink:href="file://Irf50020/KAI-Indirect%20Taxes/Revenue%20monitoring%20general/Bulletins_PG/drafts/Tobacco_Draft_Template.xls" table:table-name="CIG_CLRs_&amp;_Revenue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24" table:style-name="ta4">
        <table:table-source xlink:href="file://Irf50020/KAI-Indirect%20Taxes/Revenue%20monitoring%20general/Bulletins_PG/drafts/Tobacco_Draft_Template.xls" table:table-name="Mthly_Imported_Brands_clr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24" table:style-name="ta4">
        <table:table-source xlink:href="file://Irf50020/KAI-Indirect%20Taxes/Revenue%20monitoring%20general/Bulletins_PG/drafts/Tobacco_Draft_Template.xls" table:table-name="New_TOB-Home_&amp;_Impor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25" table:style-name="ta4">
        <table:table-source xlink:href="file://Irf50020/KAI-Indirect%20Taxes/Revenue%20monitoring%20general/Bulletins_PG/drafts/Tobacco_Draft_Template.xls" table:table-name="Cecas_R2521_W502_TP7_Input2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25" table:style-name="ta4">
        <table:table-source xlink:href="file://Irf50020/KAI-Indirect%20Taxes/Revenue%20monitoring%20general/Bulletins_PG/drafts/Tobacco_Draft_Template.xls" table:table-name="COMBO_Clearances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25" table:style-name="ta4">
        <table:table-source xlink:href="file://Irf50020/KAI-Indirect%20Taxes/Revenue%20monitoring%20general/Bulletins_PG/drafts/Tobacco_Draft_Template.xls" table:table-name="Historic_Duty_Rates_&amp;_Commen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25" table:style-name="ta4">
        <table:table-source xlink:href="file://Irf50020/KAI-Indirect%20Taxes/Revenue%20monitoring%20general/Bulletins_PG/drafts/Tobacco_Draft_Template.xls" table:table-name="Known_Tob_Importer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25" table:style-name="ta4">
        <table:table-source xlink:href="file://Irf50020/KAI-Indirect%20Taxes/Revenue%20monitoring%20general/Bulletins_PG/drafts/Tobacco_Draft_Template.xls" table:table-name="2_(qtr)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25" table:style-name="ta4">
        <table:table-source xlink:href="file://Irf50020/KAI-Indirect%20Taxes/Revenue%20monitoring%20general/Bulletins_PG/drafts/Tobacco_Draft_Template.xls" table:table-name="3_(qtr)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25" table:style-name="ta4">
        <table:table-source xlink:href="file://Irf50020/KAI-Indirect%20Taxes/Revenue%20monitoring%20general/Bulletins_PG/drafts/Tobacco_Draft_Template.xls" table:table-name="CIG_CLRs_&amp;_Revenue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25" table:style-name="ta4">
        <table:table-source xlink:href="file://Irf50020/KAI-Indirect%20Taxes/Revenue%20monitoring%20general/Bulletins_PG/drafts/Tobacco_Draft_Template.xls" table:table-name="Mthly_Imported_Brands_clr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25" table:style-name="ta4">
        <table:table-source xlink:href="file://Irf50020/KAI-Indirect%20Taxes/Revenue%20monitoring%20general/Bulletins_PG/drafts/Tobacco_Draft_Template.xls" table:table-name="New_TOB-Home_&amp;_Impor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27" table:style-name="ta4">
        <table:table-source xlink:href="file://Irf50020/KAI-Indirect%20Taxes/Revenue%20monitoring%20general/Bulletins_PG/drafts/Tobacco_Draft_Template.xls" table:table-name="Cecas_R2521_W502_TP7_Input2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27" table:style-name="ta4">
        <table:table-source xlink:href="file://Irf50020/KAI-Indirect%20Taxes/Revenue%20monitoring%20general/Bulletins_PG/drafts/Tobacco_Draft_Template.xls" table:table-name="COMBO_Clearances_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27" table:style-name="ta4">
        <table:table-source xlink:href="file://Irf50020/KAI-Indirect%20Taxes/Revenue%20monitoring%20general/Bulletins_PG/drafts/Tobacco_Draft_Template.xls" table:table-name="Historic_Duty_Rates_&amp;_Commen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27" table:style-name="ta4">
        <table:table-source xlink:href="file://Irf50020/KAI-Indirect%20Taxes/Revenue%20monitoring%20general/Bulletins_PG/drafts/Tobacco_Draft_Template.xls" table:table-name="Known_Tob_Importer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27" table:style-name="ta4">
        <table:table-source xlink:href="file://Irf50020/KAI-Indirect%20Taxes/Revenue%20monitoring%20general/Bulletins_PG/drafts/Tobacco_Draft_Template.xls" table:table-name="2_(qtr)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27" table:style-name="ta4">
        <table:table-source xlink:href="file://Irf50020/KAI-Indirect%20Taxes/Revenue%20monitoring%20general/Bulletins_PG/drafts/Tobacco_Draft_Template.xls" table:table-name="3_(qtr)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27" table:style-name="ta4">
        <table:table-source xlink:href="file://Irf50020/KAI-Indirect%20Taxes/Revenue%20monitoring%20general/Bulletins_PG/drafts/Tobacco_Draft_Template.xls" table:table-name="CIG_CLRs_&amp;_Revenue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27" table:style-name="ta4">
        <table:table-source xlink:href="file://Irf50020/KAI-Indirect%20Taxes/Revenue%20monitoring%20general/Bulletins_PG/drafts/Tobacco_Draft_Template.xls" table:table-name="Mthly_Imported_Brands_clr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27" table:style-name="ta4">
        <table:table-source xlink:href="file://Irf50020/KAI-Indirect%20Taxes/Revenue%20monitoring%20general/Bulletins_PG/drafts/Tobacco_Draft_Template.xls" table:table-name="New_TOB-Home_&amp;_Impor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30" table:style-name="ta4">
        <table:table-source xlink:href="file://Irf50020/KAI-Indirect%20Taxes/Revenue%20monitoring%20general/Bulletins_PG/drafts/Tobacco_Draft_Template.xls" table:table-name="Cecas_R2521_W502_TP7_Input3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30" table:style-name="ta4">
        <table:table-source xlink:href="file://Irf50020/KAI-Indirect%20Taxes/Revenue%20monitoring%20general/Bulletins_PG/drafts/Tobacco_Draft_Template.xls" table:table-name="COMBO_Clearances_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30" table:style-name="ta4">
        <table:table-source xlink:href="file://Irf50020/KAI-Indirect%20Taxes/Revenue%20monitoring%20general/Bulletins_PG/drafts/Tobacco_Draft_Template.xls" table:table-name="Historic_Duty_Rates_&amp;_Commen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30" table:style-name="ta4">
        <table:table-source xlink:href="file://Irf50020/KAI-Indirect%20Taxes/Revenue%20monitoring%20general/Bulletins_PG/drafts/Tobacco_Draft_Template.xls" table:table-name="Known_Tob_Importer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30" table:style-name="ta4">
        <table:table-source xlink:href="file://Irf50020/KAI-Indirect%20Taxes/Revenue%20monitoring%20general/Bulletins_PG/drafts/Tobacco_Draft_Template.xls" table:table-name="2_(qtr)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30" table:style-name="ta4">
        <table:table-source xlink:href="file://Irf50020/KAI-Indirect%20Taxes/Revenue%20monitoring%20general/Bulletins_PG/drafts/Tobacco_Draft_Template.xls" table:table-name="3_(qtr)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30" table:style-name="ta4">
        <table:table-source xlink:href="file://Irf50020/KAI-Indirect%20Taxes/Revenue%20monitoring%20general/Bulletins_PG/drafts/Tobacco_Draft_Template.xls" table:table-name="CIG_CLRs_&amp;_Revenue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30" table:style-name="ta4">
        <table:table-source xlink:href="file://Irf50020/KAI-Indirect%20Taxes/Revenue%20monitoring%20general/Bulletins_PG/drafts/Tobacco_Draft_Template.xls" table:table-name="Mthly_Imported_Brands_clr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30" table:style-name="ta4">
        <table:table-source xlink:href="file://Irf50020/KAI-Indirect%20Taxes/Revenue%20monitoring%20general/Bulletins_PG/drafts/Tobacco_Draft_Template.xls" table:table-name="New_TOB-Home_&amp;_Impor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28" table:style-name="ta4">
        <table:table-source xlink:href="file://Irf50020/KAI-Indirect%20Taxes/Revenue%20monitoring%20general/Bulletins_PG/drafts/Tobacco_Draft_Template.xls" table:table-name="Cecas_R2521_W502_TP7_Inpu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OMBO_Clearances_28" table:style-name="ta4">
        <table:table-source xlink:href="file://Irf50020/KAI-Indirect%20Taxes/Revenue%20monitoring%20general/Bulletins_PG/drafts/Tobacco_Draft_Template.xls" table:table-name="COMBO_Clearances_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28" table:style-name="ta4">
        <table:table-source xlink:href="file://Irf50020/KAI-Indirect%20Taxes/Revenue%20monitoring%20general/Bulletins_PG/drafts/Tobacco_Draft_Template.xls" table:table-name="Historic_Duty_Rates_&amp;_Commen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28" table:style-name="ta4">
        <table:table-source xlink:href="file://Irf50020/KAI-Indirect%20Taxes/Revenue%20monitoring%20general/Bulletins_PG/drafts/Tobacco_Draft_Template.xls" table:table-name="Known_Tob_Importer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28" table:style-name="ta4">
        <table:table-source xlink:href="file://Irf50020/KAI-Indirect%20Taxes/Revenue%20monitoring%20general/Bulletins_PG/drafts/Tobacco_Draft_Template.xls" table:table-name="2_(qtr)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28" table:style-name="ta4">
        <table:table-source xlink:href="file://Irf50020/KAI-Indirect%20Taxes/Revenue%20monitoring%20general/Bulletins_PG/drafts/Tobacco_Draft_Template.xls" table:table-name="3_(qtr)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28" table:style-name="ta4">
        <table:table-source xlink:href="file://Irf50020/KAI-Indirect%20Taxes/Revenue%20monitoring%20general/Bulletins_PG/drafts/Tobacco_Draft_Template.xls" table:table-name="CIG_CLRs_&amp;_Revenue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28" table:style-name="ta4">
        <table:table-source xlink:href="file://Irf50020/KAI-Indirect%20Taxes/Revenue%20monitoring%20general/Bulletins_PG/drafts/Tobacco_Draft_Template.xls" table:table-name="Mthly_Imported_Brands_clr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28" table:style-name="ta4">
        <table:table-source xlink:href="file://Irf50020/KAI-Indirect%20Taxes/Revenue%20monitoring%20general/Bulletins_PG/drafts/Tobacco_Draft_Template.xls" table:table-name="New_TOB-Home_&amp;_Impor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29" table:style-name="ta4">
        <table:table-source xlink:href="file://Irf50020/KAI-Indirect%20Taxes/Revenue%20monitoring%20general/Bulletins_PG/drafts/Tobacco_Draft_Template.xls" table:table-name="Cecas_R2521_W502_TP7_Inpu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OMBO_Clearances_29" table:style-name="ta4">
        <table:table-source xlink:href="file://Irf50020/KAI-Indirect%20Taxes/Revenue%20monitoring%20general/Bulletins_PG/drafts/Tobacco_Draft_Template.xls" table:table-name="COMBO_Clearances_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29" table:style-name="ta4">
        <table:table-source xlink:href="file://Irf50020/KAI-Indirect%20Taxes/Revenue%20monitoring%20general/Bulletins_PG/drafts/Tobacco_Draft_Template.xls" table:table-name="Historic_Duty_Rates_&amp;_Commen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29" table:style-name="ta4">
        <table:table-source xlink:href="file://Irf50020/KAI-Indirect%20Taxes/Revenue%20monitoring%20general/Bulletins_PG/drafts/Tobacco_Draft_Template.xls" table:table-name="Known_Tob_Importer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29" table:style-name="ta4">
        <table:table-source xlink:href="file://Irf50020/KAI-Indirect%20Taxes/Revenue%20monitoring%20general/Bulletins_PG/drafts/Tobacco_Draft_Template.xls" table:table-name="2_(qtr)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29" table:style-name="ta4">
        <table:table-source xlink:href="file://Irf50020/KAI-Indirect%20Taxes/Revenue%20monitoring%20general/Bulletins_PG/drafts/Tobacco_Draft_Template.xls" table:table-name="3_(qtr)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29" table:style-name="ta4">
        <table:table-source xlink:href="file://Irf50020/KAI-Indirect%20Taxes/Revenue%20monitoring%20general/Bulletins_PG/drafts/Tobacco_Draft_Template.xls" table:table-name="CIG_CLRs_&amp;_Revenue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29" table:style-name="ta4">
        <table:table-source xlink:href="file://Irf50020/KAI-Indirect%20Taxes/Revenue%20monitoring%20general/Bulletins_PG/drafts/Tobacco_Draft_Template.xls" table:table-name="Mthly_Imported_Brands_clr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29" table:style-name="ta4">
        <table:table-source xlink:href="file://Irf50020/KAI-Indirect%20Taxes/Revenue%20monitoring%20general/Bulletins_PG/drafts/Tobacco_Draft_Template.xls" table:table-name="New_TOB-Home_&amp;_Import29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Bull_Date" table:cell-range-address="'file://fastpkai2/TGI/KAI-Indirect%20Taxes/Stamp%20Taxes%20Cross%20Cutting/NatStats_Published/Monthly_2021/12_Dec21/MPT_Work_File_Dec_21.xlsx'#Index.$B$4" table:base-cell-address="Document_contents.$A$1"/>
        <table:named-expression table:name="BULLETIN" table:expression="of:=#N/A" table:base-cell-address="Document_contents.$A$1"/>
        <table:named-expression table:name="copy_as_values_1_0" table:expression="of:=[.#REF!]" table:base-cell-address="Document_contents.$A$1"/>
        <table:named-expression table:name="copy_as_values_1_1" table:expression="of:=[.#REF!]" table:base-cell-address="Document_contents.$A$1"/>
        <table:named-expression table:name="copy_as_values_1_2" table:expression="of:=[.#REF!]" table:base-cell-address="Document_contents.$A$1"/>
        <table:named-expression table:name="copy_as_values_1_3" table:expression="of:=[.#REF!]" table:base-cell-address="Document_contents.$A$1"/>
        <table:named-expression table:name="copy_as_values_1_4" table:expression="of:=[.#REF!]" table:base-cell-address="Document_contents.$A$1"/>
        <table:named-expression table:name="copy_as_values_1_5" table:expression="of:=[.#REF!]" table:base-cell-address="Document_contents.$A$1"/>
        <table:named-expression table:name="copy_as_values_6_0" table:expression="of:=[.#REF!]" table:base-cell-address="Document_contents.$A$1"/>
        <table:named-expression table:name="delete" table:expression="of:=[.#REF!]" table:base-cell-address="Document_contents.$A$1"/>
        <table:named-expression table:name="FileName" table:expression="of:=['file://fastpkai2/TGI/KAI-Indirect%20Taxes/Stamp%20Taxes%20Cross%20Cutting/NatStats_Published/Monthly_2021/12_Dec21/MPT_Work_File_Dec_21.xlsx'#Index.#REF!]" table:base-cell-address="Document_contents.$A$1"/>
        <table:named-expression table:name="FilePath" table:expression="of:=['file://fastpkai2/TGI/KAI-Indirect%20Taxes/Stamp%20Taxes%20Cross%20Cutting/NatStats_Published/Monthly_2021/12_Dec21/MPT_Work_File_Dec_21.xlsx'#Index.#REF!]" table:base-cell-address="Document_contents.$A$1"/>
        <table:named-expression table:name="graph_del_1" table:expression="of:=#N/A" table:base-cell-address="Document_contents.$A$1"/>
        <table:named-expression table:name="graph_del_2" table:expression="of:=#N/A" table:base-cell-address="Document_contents.$A$1"/>
        <table:named-expression table:name="graph_del_3" table:expression="of:=#N/A" table:base-cell-address="Document_contents.$A$1"/>
        <table:named-expression table:name="graph_del_4" table:expression="of:=#N/A" table:base-cell-address="Document_contents.$A$1"/>
        <table:named-expression table:name="graph_del_5" table:expression="of:=#N/A" table:base-cell-address="Document_contents.$A$1"/>
        <table:named-expression table:name="PrevFileName" table:expression="of:=['file://fastpkai2/TGI/KAI-Indirect%20Taxes/Stamp%20Taxes%20Cross%20Cutting/NatStats_Published/Monthly_2021/12_Dec21/MPT_Work_File_Dec_21.xlsx'#Index.#REF!]" table:base-cell-address="Document_contents.$A$1"/>
        <table:named-expression table:name="Rev_month10" table:expression="of:=#N/A" table:base-cell-address="Document_contents.$A$1"/>
        <table:named-expression table:name="Rev_month7" table:expression="of:=#N/A" table:base-cell-address="Document_contents.$A$1"/>
        <table:named-expression table:name="Rev_month8" table:expression="of:=#N/A" table:base-cell-address="Document_contents.$A$1"/>
        <table:named-expression table:name="Rev_month9" table:expression="of:=#N/A" table:base-cell-address="Document_contents.$A$1"/>
        <table:named-expression table:name="Rev_Range10" table:expression="of:=#N/A" table:base-cell-address="Document_contents.$A$1"/>
        <table:named-expression table:name="Rev_Range7" table:expression="of:=#N/A" table:base-cell-address="Document_contents.$A$1"/>
        <table:named-expression table:name="Rev_Range8" table:expression="of:=#N/A" table:base-cell-address="Document_contents.$A$1"/>
        <table:named-expression table:name="Rev_Range9" table:expression="of:=#N/A" table:base-cell-address="Document_contents.$A$1"/>
        <table:named-expression table:name="Start_Month10" table:expression="of:=#N/A" table:base-cell-address="Document_contents.$A$1"/>
        <table:named-expression table:name="Start_Month2" table:expression="of:=[.#REF!]" table:base-cell-address="Document_contents.$A$1"/>
        <table:named-expression table:name="Start_Month3" table:expression="of:=#N/A" table:base-cell-address="Document_contents.$A$1"/>
        <table:named-expression table:name="Start_Month4" table:expression="of:=#N/A" table:base-cell-address="Document_contents.$A$1"/>
        <table:named-expression table:name="Start_Month5" table:expression="of:=#N/A" table:base-cell-address="Document_contents.$A$1"/>
        <table:named-range table:name="Start_Month6" table:cell-range-address="'file://Irf50020/KAI-Indirect%20Taxes/Revenue%20monitoring%20general/Bulletins_PG/drafts/Tobacco_Draft_Template.xls'#6.$B$58" table:base-cell-address="Document_contents.$A$1"/>
        <table:named-expression table:name="Start_Month7" table:expression="of:=[.#REF!]" table:base-cell-address="Document_contents.$A$1"/>
        <table:named-expression table:name="Start_Month8" table:expression="of:=#N/A" table:base-cell-address="Document_contents.$A$1"/>
        <table:named-expression table:name="Start_Month9" table:expression="of:=#N/A" table:base-cell-address="Document_contents.$A$1"/>
      </table:named-expressions>
      <table:database-ranges>
        <table:database-range table:target-range-address="Residential_financial_year.A6:Residential_financial_year.G26" table:name="financial_year_res"/>
        <table:database-range table:target-range-address="Residential_quarterly.A6:Residential_quarterly.G89" table:name="calendar_quarter_res"/>
        <table:database-range table:target-range-address="Residential_monthly.A6:Residential_monthly.G257" table:name="month_res"/>
        <table:database-range table:target-range-address="Non-residential_financial_year.A6:Non-residential_financial_year.G26" table:name="financial_year_non_res"/>
        <table:database-range table:target-range-address="Non-residential_quarterly.A6:Non-residential_quarterly.G89" table:name="calendar_quarter_non_res"/>
        <table:database-range table:target-range-address="Non-residential_monthly.A6:Non-residential_monthly.G257" table:name="month_non_res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50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65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63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pt" style:font-size-asian="1pt" style:font-size-complex="1pt" style:font-family-generic="swiss"/>
    </style:style>
    <style:style style:name="T2" style:family="text">
      <style:text-properties fo:color="#000000" style:font-name="Aptos" style:font-name-asian="Aptos" style:font-name-complex="Aptos" fo:font-size="10pt" style:font-size-asian="10pt" style:font-size-complex="10pt" style:font-family-generic="swiss"/>
    </style:style>
    <style:style style:name="T3" style:family="text">
      <style:text-properties fo:color="#000000" style:font-name="Arial" style:font-name-asian="Arial" style:font-name-complex="Arial" fo:font-size="1pt" style:font-size-asian="1pt" style:font-size-complex="1pt" style:font-family-generic="swiss"/>
    </style:style>
    <style:style style:name="T4" style:family="text">
      <style:text-properties fo:color="#000000" style:font-name="Aptos" style:font-name-asian="Aptos" style:font-name-complex="Aptos" fo:font-size="10pt" style:font-size-asian="10pt" style:font-size-complex="10pt" style:font-family-generic="swiss"/>
    </style:style>
    <style:style style:name="T5" style:family="text">
      <style:text-properties fo:color="#000000" style:font-name="Arial" style:font-name-asian="Arial" style:font-name-complex="Arial" fo:font-size="1pt" style:font-size-asian="1pt" style:font-size-complex="1pt" style:font-family-generic="swiss"/>
    </style:style>
    <style:style style:name="T6" style:family="text">
      <style:text-properties fo:color="#000000" style:font-name="Aptos" style:font-name-asian="Aptos" style:font-name-complex="Aptos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/>
      <style:header-left style:display="false"/>
      <style:header-first/>
      <style:footer>
        <text:p/>
        <text:p><text:span text:style-name="T1">#</text:span><text:span text:style-name="T2"> </text:span><text:span text:style-name="T2">OFFICIAL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/>
        <text:p><text:span text:style-name="T3">#</text:span><text:span text:style-name="T4"> </text:span><text:span text:style-name="T4">OFFICIAL</text:span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/>
        <text:p><text:span text:style-name="T5">#</text:span><text:span text:style-name="T6"> </text:span><text:span text:style-name="T6">OFFICI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530</meta:generator>
    <meta:initial-creator/>
    <dc:creator/>
    <meta:creation-date>2026-03-25T10:49:07Z</meta:creation-date>
    <dc:date>2026-03-25T10:49:33Z</dc:date>
  </office:meta>
</office:document-meta>
</file>